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style:text-autospace="none"/>
      <style:text-properties style:font-name="Times New Roman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 style:text-autospace="none"/>
    </style:style>
    <style:style style:name="P10" style:family="paragraph">
      <style:paragraph-properties fo:text-align="center" style:text-autospace="none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P11" style:family="paragraph">
      <style:paragraph-properties fo:text-align="center" style:text-autospace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style:paragraph-properties fo:text-align="center"/>
      <style:text-properties fo:font-size="8pt" fo:font-weight="normal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Times New Roman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T8" style:family="text">
      <style:text-properties fo:font-size="8pt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0" draw:id="id20" draw:layer="layout" svg:width="2.1cm" svg:height="0.9cm" svg:x="13.15cm" svg:y="43.163cm">
          <text:p text:style-name="P1"><text:span text:style-name="T1">DFF (clk4)</text:span></text:p>
          <text:p text:style-name="P1"><text:span text:style-name="T1">26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1cm" svg:height="0.9cm" svg:x="13.149cm" svg:y="44.163cm">
          <text:p text:style-name="P1"><text:span text:style-name="T1">DFF (clk4)</text:span></text:p>
          <text:p text:style-name="P1"><text:span text:style-name="T1">24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1cm" svg:height="0.9cm" svg:x="13.15cm" svg:y="45.163cm">
          <text:p text:style-name="P1"><text:span text:style-name="T1">DFF (clk4)</text:span></text:p>
          <text:p text:style-name="P1"><text:span text:style-name="T1">2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1cm" svg:height="0.9cm" svg:x="13.15cm" svg:y="46.163cm">
          <text:p text:style-name="P1"><text:span text:style-name="T1">DFF (clk4)</text:span></text:p>
          <text:p text:style-name="P1"><text:span text:style-name="T1">23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1cm" svg:height="0.9cm" svg:x="13.15cm" svg:y="47.163cm">
          <text:p text:style-name="P1"><text:span text:style-name="T1">DFF (clk4)</text:span></text:p>
          <text:p text:style-name="P1"><text:span text:style-name="T1">20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1cm" svg:height="0.9cm" svg:x="13.15cm" svg:y="48.163cm">
          <text:p text:style-name="P1"><text:span text:style-name="T1">DFF (clk4)</text:span></text:p>
          <text:p text:style-name="P1"><text:span text:style-name="T1">16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cm" svg:height="0.9cm" svg:x="18.55cm" svg:y="53.511cm">
          <text:p text:style-name="P1"><text:span text:style-name="T1">IMUX</text:span></text:p>
          <text:p text:style-name="P1"><text:span text:style-name="T1">23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1cm" svg:height="0.9cm" svg:x="13.15cm" svg:y="49.163cm">
          <text:p text:style-name="P1"><text:span text:style-name="T1">DFF (clk4)</text:span></text:p>
          <text:p text:style-name="P1"><text:span text:style-name="T1">20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2.1cm" svg:height="0.9cm" svg:x="13.15cm" svg:y="50.163cm">
          <text:p text:style-name="P1"><text:span text:style-name="T1">DFF (clk4)</text:span></text:p>
          <text:p text:style-name="P1"><text:span text:style-name="T1">17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cm" svg:height="0.9cm" svg:x="18.55cm" svg:y="55.558cm">
          <text:p text:style-name="P1"><text:span text:style-name="T1">IMUX</text:span></text:p>
          <text:p text:style-name="P1"><text:span text:style-name="T1">18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cm" svg:height="0.9cm" svg:x="18.55cm" svg:y="57.558cm">
          <text:p text:style-name="P1"><text:span text:style-name="T1">IMUX</text:span></text:p>
          <text:p text:style-name="P1"><text:span text:style-name="T1">19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1cm" svg:height="0.9cm" svg:x="13.15cm" svg:y="51.163cm">
          <text:p text:style-name="P1"><text:span text:style-name="T1">DFF (clk4)</text:span></text:p>
          <text:p text:style-name="P1"><text:span text:style-name="T1">16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1cm" svg:height="0.9cm" svg:x="13.15cm" svg:y="52.163cm">
          <text:p text:style-name="P1"><text:span text:style-name="T1">DFF (clk4)</text:span></text:p>
          <text:p text:style-name="P1"><text:span text:style-name="T1">15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cm" svg:height="0.9cm" svg:x="18.55cm" svg:y="61.558cm">
          <text:p text:style-name="P1"><text:span text:style-name="T1">IMUX</text:span></text:p>
          <text:p text:style-name="P1"><text:span text:style-name="T1">17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4" draw:id="id34" draw:layer="layout" svg:width="1cm" svg:height="0.9cm" svg:x="18.55cm" svg:y="59.558cm">
          <text:p text:style-name="P1"><text:span text:style-name="T1">IMUX</text:span></text:p>
          <text:p text:style-name="P1"><text:span text:style-name="T1">25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1cm" svg:height="0.9cm" svg:x="13.15cm" svg:y="53.163cm">
          <text:p text:style-name="P1"><text:span text:style-name="T1">DFF (clk4)</text:span></text:p>
          <text:p text:style-name="P1"><text:span text:style-name="T1">2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1cm" svg:height="0.9cm" svg:x="13.15cm" svg:y="54.163cm">
          <text:p text:style-name="P1"><text:span text:style-name="T1">DFF (clk4)</text:span></text:p>
          <text:p text:style-name="P1"><text:span text:style-name="T1">23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1cm" svg:height="0.9cm" svg:x="13.15cm" svg:y="55.163cm">
          <text:p text:style-name="P1"><text:span text:style-name="T1">DFF (clk4)</text:span></text:p>
          <text:p text:style-name="P1"><text:span text:style-name="T1">17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1cm" svg:height="0.9cm" svg:x="13.15cm" svg:y="56.163cm">
          <text:p text:style-name="P1"><text:span text:style-name="T1">DFF (clk4)</text:span></text:p>
          <text:p text:style-name="P1"><text:span text:style-name="T1">18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1cm" svg:height="0.9cm" svg:x="13.15cm" svg:y="57.163cm">
          <text:p text:style-name="P1"><text:span text:style-name="T1">DFF (clk4)</text:span></text:p>
          <text:p text:style-name="P1"><text:span text:style-name="T1">19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2.1cm" svg:height="0.9cm" svg:x="13.15cm" svg:y="58.163cm">
          <text:p text:style-name="P1"><text:span text:style-name="T1">DFF (clk4)</text:span></text:p>
          <text:p text:style-name="P1"><text:span text:style-name="T1">19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1cm" svg:height="0.9cm" svg:x="13.15cm" svg:y="59.163cm">
          <text:p text:style-name="P1"><text:span text:style-name="T1">DFF (clk4)</text:span></text:p>
          <text:p text:style-name="P1"><text:span text:style-name="T1">25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1cm" svg:height="0.9cm" svg:x="13.142cm" svg:y="60.163cm">
          <text:p text:style-name="P1"><text:span text:style-name="T1">DFF (clk4)</text:span></text:p>
          <text:p text:style-name="P1"><text:span text:style-name="T1">25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1cm" svg:height="0.9cm" svg:x="13.15cm" svg:y="61.163cm">
          <text:p text:style-name="P1"><text:span text:style-name="T1">DFF (clk4)</text:span></text:p>
          <text:p text:style-name="P1"><text:span text:style-name="T1">17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1cm" svg:height="0.9cm" svg:x="13.15cm" svg:y="62.163cm">
          <text:p text:style-name="P1"><text:span text:style-name="T1">DFF (clk4)</text:span></text:p>
          <text:p text:style-name="P1"><text:span text:style-name="T1">16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1cm" svg:height="0.9cm" svg:x="13.15cm" svg:y="63.163cm">
          <text:p text:style-name="P1"><text:span text:style-name="T1">DFF (clk4)</text:span></text:p>
          <text:p text:style-name="P1"><text:span text:style-name="T1">15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.1cm" svg:height="0.9cm" svg:x="13.15cm" svg:y="64.163cm">
          <text:p text:style-name="P1"><text:span text:style-name="T1">DFF (clk4)</text:span></text:p>
          <text:p text:style-name="P1"><text:span text:style-name="T1">15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1cm" svg:height="0.9cm" svg:x="13.15cm" svg:y="66.063cm">
          <text:p text:style-name="P1"><text:span text:style-name="T1">DFF (clk4)</text:span></text:p>
          <text:p text:style-name="P1"><text:span text:style-name="T1">22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1cm" svg:height="0.9cm" svg:x="13.15cm" svg:y="65.104cm">
          <text:p text:style-name="P1"><text:span text:style-name="T1">DFF (clk4)</text:span></text:p>
          <text:p text:style-name="P1"><text:span text:style-name="T1">2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972cm" svg:y1="66.598cm" svg:x2="13.15cm" svg:y2="66.513cm" draw:end-shape="id1" draw:end-glue-point="3" svg:d="M10972 66598l2178-85" svg:viewBox="0 0 2179 86">
          <text:p text:style-name="P1"><text:span text:style-name="T2">STMU_01</text:span></text:p>
        </draw:connector>
        <draw:connector draw:style-name="gr3" draw:text-style-name="P3" draw:layer="layout" draw:type="line" svg:x1="10.972cm" svg:y1="65.606cm" svg:x2="13.15cm" svg:y2="65.554cm" draw:end-shape="id2" svg:d="M10972 65606l2178-52" svg:viewBox="0 0 2179 53">
          <text:p text:style-name="P1"><text:span text:style-name="T2">STMU_14</text:span></text:p>
        </draw:connector>
        <draw:connector draw:style-name="gr3" draw:text-style-name="P3" draw:layer="layout" draw:type="line" svg:x1="10.9cm" svg:y1="47.625cm" svg:x2="13.15cm" svg:y2="47.613cm" draw:end-shape="id3" draw:end-glue-point="3" svg:d="M10900 47625l2250-12" svg:viewBox="0 0 2251 13">
          <text:p text:style-name="P1"><text:span text:style-name="T2">STMU_23</text:span></text:p>
        </draw:connector>
        <draw:connector draw:style-name="gr3" draw:text-style-name="P3" draw:layer="layout" draw:type="line" svg:x1="11.005cm" svg:y1="48.604cm" svg:x2="13.15cm" svg:y2="48.613cm" draw:end-shape="id4" svg:d="M11005 48604l2145 9" svg:viewBox="0 0 2146 10">
          <text:p text:style-name="P1"><text:span text:style-name="T2">STMU_10</text:span></text:p>
        </draw:connector>
        <draw:connector draw:style-name="gr3" draw:text-style-name="P3" draw:layer="layout" draw:type="line" svg:x1="10.979cm" svg:y1="52.573cm" svg:x2="13.15cm" svg:y2="52.613cm" draw:end-shape="id5" draw:end-glue-point="3" svg:d="M10979 52573l2171 40" svg:viewBox="0 0 2172 41">
          <text:p text:style-name="P1"><text:span text:style-name="T2">STMU_08</text:span></text:p>
        </draw:connector>
        <draw:connector draw:style-name="gr3" draw:text-style-name="P3" draw:layer="layout" draw:type="line" svg:x1="11.006cm" svg:y1="51.621cm" svg:x2="13.15cm" svg:y2="51.613cm" draw:end-shape="id6" draw:end-glue-point="3" svg:d="M11006 51621l2144-8" svg:viewBox="0 0 2145 9">
          <text:p text:style-name="P1"><text:span text:style-name="T2">STMU_21</text:span></text:p>
        </draw:connector>
        <draw:connector draw:style-name="gr3" draw:text-style-name="P3" draw:layer="layout" draw:type="line" svg:x1="11.032cm" svg:y1="61.623cm" svg:x2="13.15cm" svg:y2="61.613cm" draw:end-shape="id7" draw:end-glue-point="3" svg:d="M11032 61623l2118-10" svg:viewBox="0 0 2119 11">
          <text:p text:style-name="P1"><text:span text:style-name="T2">STMU_16</text:span></text:p>
        </draw:connector>
        <draw:connector draw:style-name="gr3" draw:text-style-name="P3" draw:layer="layout" draw:type="line" svg:x1="11.006cm" svg:y1="62.628cm" svg:x2="13.15cm" svg:y2="62.613cm" draw:end-shape="id8" svg:d="M11006 62628l2144-15" svg:viewBox="0 0 2145 16">
          <text:p text:style-name="P1"><text:span text:style-name="T2">STMU_03</text:span></text:p>
        </draw:connector>
        <draw:connector draw:style-name="gr3" draw:text-style-name="P3" draw:layer="layout" draw:type="line" svg:x1="11.006cm" svg:y1="56.675cm" svg:x2="13.15cm" svg:y2="56.613cm" draw:end-shape="id9" draw:end-glue-point="3" svg:d="M11006 56675l2144-62" svg:viewBox="0 0 2145 63">
          <text:p text:style-name="P1"><text:span text:style-name="T2">STMU_06</text:span></text:p>
        </draw:connector>
        <draw:connector draw:style-name="gr3" draw:text-style-name="P3" draw:layer="layout" draw:type="line" svg:x1="11.032cm" svg:y1="55.643cm" svg:x2="13.15cm" svg:y2="55.613cm" draw:end-shape="id10" draw:end-glue-point="3" svg:d="M11032 55643l2118-30" svg:viewBox="0 0 2119 31">
          <text:p text:style-name="P1"><text:span text:style-name="T2">STMU_19</text:span></text:p>
        </draw:connector>
        <draw:connector draw:style-name="gr3" draw:text-style-name="P3" draw:layer="layout" draw:type="line" svg:x1="11.032cm" svg:y1="60.511cm" svg:x2="13.142cm" svg:y2="60.613cm" draw:end-shape="id11" draw:end-glue-point="3" svg:d="M11032 60511l2110 102" svg:viewBox="0 0 2111 103">
          <text:p text:style-name="P1"><text:span text:style-name="T2">SMTU_04</text:span></text:p>
        </draw:connector>
        <draw:connector draw:style-name="gr3" draw:text-style-name="P3" draw:layer="layout" draw:type="line" svg:x1="11.137cm" svg:y1="59.532cm" svg:x2="13.15cm" svg:y2="59.613cm" draw:end-shape="id12" draw:end-glue-point="3" svg:d="M11137 59532l2013 81" svg:viewBox="0 0 2014 82">
          <text:p text:style-name="P1"><text:span text:style-name="T2">SMTU_17</text:span></text:p>
        </draw:connector>
        <draw:connector draw:style-name="gr3" draw:text-style-name="P3" draw:layer="layout" draw:type="line" svg:x1="10.979cm" svg:y1="45.562cm" svg:x2="13.15cm" svg:y2="45.613cm" draw:end-shape="id13" svg:d="M10979 45562l2171 51" svg:viewBox="0 0 2172 52">
          <text:p text:style-name="P1"><text:span text:style-name="T2">STMU_24</text:span></text:p>
        </draw:connector>
        <draw:connector draw:style-name="gr3" draw:text-style-name="P3" draw:layer="layout" draw:type="line" svg:x1="10.979cm" svg:y1="46.594cm" svg:x2="13.15cm" svg:y2="46.613cm" draw:end-shape="id14" draw:end-glue-point="3" svg:d="M10979 46594l2171 19" svg:viewBox="0 0 2172 20">
          <text:p text:style-name="P1"><text:span text:style-name="T2">STMU_11</text:span></text:p>
        </draw:connector>
        <draw:connector draw:style-name="gr3" draw:text-style-name="P3" draw:layer="layout" draw:type="line" svg:x1="11.059cm" svg:y1="54.611cm" svg:x2="13.15cm" svg:y2="54.613cm" draw:end-shape="id15" draw:end-glue-point="3" svg:d="M11059 54611l2091 2" svg:viewBox="0 0 2092 3">
          <text:p text:style-name="P1"><text:span text:style-name="T2">STMU_07</text:span></text:p>
        </draw:connector>
        <draw:connector draw:style-name="gr3" draw:text-style-name="P3" draw:layer="layout" draw:type="line" svg:x1="11.059cm" svg:y1="53.632cm" svg:x2="13.15cm" svg:y2="53.613cm" draw:end-shape="id16" svg:d="M11059 53632l2091-19" svg:viewBox="0 0 2092 20">
          <text:p text:style-name="P1"><text:span text:style-name="T2">STMU_20</text:span></text:p>
        </draw:connector>
        <draw:connector draw:style-name="gr3" draw:text-style-name="P3" draw:layer="layout" draw:type="line" svg:x1="11.138cm" svg:y1="58.553cm" svg:x2="13.15cm" svg:y2="58.613cm" draw:end-shape="id17" draw:end-glue-point="3" svg:d="M11138 58553l2012 60" svg:viewBox="0 0 2013 61">
          <text:p text:style-name="P1"><text:span text:style-name="T2">STMU_05</text:span></text:p>
        </draw:connector>
        <draw:connector draw:style-name="gr3" draw:text-style-name="P3" draw:layer="layout" draw:type="line" svg:x1="11.165cm" svg:y1="57.6cm" svg:x2="13.15cm" svg:y2="57.613cm" draw:end-shape="id18" draw:end-glue-point="3" svg:d="M11165 57600l1985 13" svg:viewBox="0 0 1986 14">
          <text:p text:style-name="P1"><text:span text:style-name="T2">STMU_18</text:span></text:p>
        </draw:connector>
        <draw:connector draw:style-name="gr3" draw:text-style-name="P3" draw:layer="layout" draw:type="line" svg:x1="10.979cm" svg:y1="44.53cm" svg:x2="13.149cm" svg:y2="44.613cm" draw:end-shape="id19" svg:d="M10979 44530l2170 83" svg:viewBox="0 0 2171 84">
          <text:p text:style-name="P1"><text:span text:style-name="T2">SMTU_12</text:span></text:p>
        </draw:connector>
        <draw:connector draw:style-name="gr3" draw:text-style-name="P3" draw:layer="layout" draw:type="line" svg:x1="10.979cm" svg:y1="43.631cm" svg:x2="13.15cm" svg:y2="43.613cm" draw:end-shape="id20" draw:end-glue-point="3" svg:d="M10979 43631l2171-18" svg:viewBox="0 0 2172 19">
          <text:p text:style-name="P1"><text:span text:style-name="T2">SMTU_25</text:span></text:p>
        </draw:connector>
        <draw:connector draw:style-name="gr3" draw:text-style-name="P3" draw:layer="layout" draw:type="line" svg:x1="11.032cm" svg:y1="63.633cm" svg:x2="13.15cm" svg:y2="63.613cm" draw:end-shape="id21" svg:d="M11032 63633l2118-20" svg:viewBox="0 0 2119 21">
          <text:p text:style-name="P1"><text:span text:style-name="T2">STMU_15</text:span></text:p>
        </draw:connector>
        <draw:connector draw:style-name="gr3" draw:text-style-name="P3" draw:layer="layout" draw:type="line" svg:x1="11.005cm" svg:y1="64.639cm" svg:x2="13.15cm" svg:y2="64.613cm" draw:end-shape="id22" svg:d="M11005 64639l2145-26" svg:viewBox="0 0 2146 27">
          <text:p text:style-name="P1"><text:span text:style-name="T2">STMU_02</text:span></text:p>
        </draw:connector>
        <draw:connector draw:style-name="gr3" draw:text-style-name="P3" draw:layer="layout" draw:type="line" svg:x1="10.953cm" svg:y1="49.637cm" svg:x2="13.15cm" svg:y2="49.613cm" draw:end-shape="id23" svg:d="M10953 49637l2197-24" svg:viewBox="0 0 2198 25">
          <text:p text:style-name="P1"><text:span text:style-name="T2">STMU_22</text:span></text:p>
        </draw:connector>
        <draw:connector draw:style-name="gr3" draw:text-style-name="P3" draw:layer="layout" draw:type="line" svg:x1="11.032cm" svg:y1="50.642cm" svg:x2="13.15cm" svg:y2="50.613cm" draw:end-shape="id24" svg:d="M11032 50642l2118-29" svg:viewBox="0 0 2119 30">
          <text:p text:style-name="P1"><text:span text:style-name="T2">STMU_09</text:span></text:p>
        </draw:connector>
        <draw:custom-shape draw:style-name="gr2" draw:text-style-name="P2" xml:id="id25" draw:id="id25" draw:layer="layout" svg:width="1cm" svg:height="0.9cm" svg:x="18.55cm" svg:y="65.558cm">
          <text:p text:style-name="P1"><text:span text:style-name="T1">IMUX</text:span></text:p>
          <text:p text:style-name="P1"><text:span text:style-name="T1">22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66.513cm" svg:x2="18.55cm" svg:y2="66.008cm" draw:start-shape="id1" draw:start-glue-point="1" draw:end-shape="id25" draw:end-glue-point="3" svg:d="M15250 66513l3300-505" svg:viewBox="0 0 3301 506">
          <text:p text:style-name="P1"><text:span text:style-name="T2">b</text:span></text:p>
        </draw:connector>
        <draw:connector draw:style-name="gr3" draw:text-style-name="P3" draw:layer="layout" draw:type="line" svg:x1="15.25cm" svg:y1="65.554cm" svg:x2="18.55cm" svg:y2="66.008cm" draw:start-shape="id2" draw:start-glue-point="1" draw:end-shape="id25" draw:end-glue-point="3" svg:d="M15250 65554l3300 454" svg:viewBox="0 0 3301 455">
          <text:p text:style-name="P1"><text:span text:style-name="T2">c</text:span></text:p>
        </draw:connector>
        <draw:custom-shape draw:style-name="gr2" draw:text-style-name="P2" xml:id="id26" draw:id="id26" draw:layer="layout" svg:width="1cm" svg:height="0.9cm" svg:x="18.55cm" svg:y="63.558cm">
          <text:p text:style-name="P1"><text:span text:style-name="T1">IMUX</text:span></text:p>
          <text:p text:style-name="P1"><text:span text:style-name="T1">16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64.613cm" svg:x2="18.55cm" svg:y2="64.008cm" draw:start-shape="id22" draw:start-glue-point="1" draw:end-shape="id26" draw:end-glue-point="3" svg:d="M15250 64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63.613cm" svg:x2="18.55cm" svg:y2="64.008cm" draw:start-shape="id21" draw:start-glue-point="1" draw:end-shape="id26" draw:end-glue-point="3" svg:d="M15250 63613l3300 395" svg:viewBox="0 0 3301 396">
          <text:p text:style-name="P1"><text:span text:style-name="T2">c</text:span></text:p>
        </draw:connector>
        <draw:connector draw:style-name="gr3" draw:text-style-name="P3" draw:layer="layout" draw:type="line" svg:x1="16.237cm" svg:y1="65.108cm" svg:x2="18.55cm" svg:y2="66.008cm" draw:end-shape="id25" draw:end-glue-point="3" svg:d="M16237 65108l2313 900" svg:viewBox="0 0 2314 901">
          <text:p text:style-name="P1"><text:span text:style-name="T2">stm_sel2/a</text:span></text:p>
        </draw:connector>
        <draw:connector draw:style-name="gr3" draw:text-style-name="P3" draw:layer="layout" draw:type="line" svg:x1="16.317cm" svg:y1="63.15cm" svg:x2="18.55cm" svg:y2="64.008cm" draw:end-shape="id26" svg:d="M16317 63150l2233 858" svg:viewBox="0 0 2234 859">
          <text:p text:style-name="P1"><text:span text:style-name="T2">stm_sel2/a</text:span></text:p>
        </draw:connector>
        <draw:custom-shape draw:style-name="gr2" draw:text-style-name="P2" xml:id="id27" draw:id="id27" draw:layer="layout" svg:width="1cm" svg:height="0.9cm" svg:x="20.25cm" svg:y="63.558cm">
          <text:p text:style-name="P1"><text:span text:style-name="T1">NOT</text:span></text:p>
          <text:p text:style-name="P1"><text:span text:style-name="T1">20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4.008cm" svg:x2="20.25cm" svg:y2="64.008cm" draw:start-shape="id26" draw:start-glue-point="1" draw:end-shape="id27" draw:end-glue-point="3" svg:d="M19550 64008h700" svg:viewBox="0 0 701 1">
          <text:p/>
        </draw:connector>
        <draw:custom-shape draw:style-name="gr2" draw:text-style-name="P2" xml:id="id28" draw:id="id28" draw:layer="layout" svg:width="1cm" svg:height="0.9cm" svg:x="20.25cm" svg:y="65.558cm">
          <text:p text:style-name="P1"><text:span text:style-name="T1">NOT</text:span></text:p>
          <text:p text:style-name="P1"><text:span text:style-name="T1">24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6.008cm" svg:x2="20.25cm" svg:y2="66.008cm" draw:start-shape="id25" draw:start-glue-point="1" draw:end-shape="id28" draw:end-glue-point="3" svg:d="M19550 66008h700" svg:viewBox="0 0 701 1">
          <text:p/>
        </draw:connector>
        <draw:connector draw:style-name="gr4" draw:text-style-name="P3" draw:layer="layout" draw:type="line" svg:x1="21.25cm" svg:y1="66.008cm" svg:x2="24.75cm" svg:y2="65.274cm" draw:start-shape="id28" draw:start-glue-point="1" draw:end-shape="id29" draw:end-glue-point="3" svg:d="M21250 66008l3500-734" svg:viewBox="0 0 3501 735">
          <text:p/>
        </draw:connector>
        <draw:connector draw:style-name="gr3" draw:text-style-name="P3" draw:layer="layout" draw:type="line" svg:x1="15.25cm" svg:y1="62.613cm" svg:x2="18.55cm" svg:y2="62.008cm" draw:start-shape="id8" draw:end-shape="id30" draw:end-glue-point="3" svg:d="M15250 62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61.613cm" svg:x2="18.55cm" svg:y2="62.008cm" draw:start-shape="id7" draw:start-glue-point="1" draw:end-shape="id30" draw:end-glue-point="3" svg:d="M15250 61613l3300 395" svg:viewBox="0 0 3301 396">
          <text:p text:style-name="P1"><text:span text:style-name="T2">c</text:span></text:p>
        </draw:connector>
        <draw:custom-shape draw:style-name="gr2" draw:text-style-name="P2" xml:id="id31" draw:id="id31" draw:layer="layout" svg:width="1cm" svg:height="0.9cm" svg:x="20.25cm" svg:y="61.558cm">
          <text:p text:style-name="P1"><text:span text:style-name="T1">NOT</text:span></text:p>
          <text:p text:style-name="P1"><text:span text:style-name="T1">24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2.008cm" svg:x2="20.25cm" svg:y2="62.008cm" draw:start-shape="id30" draw:start-glue-point="1" draw:end-shape="id31" draw:end-glue-point="3" svg:d="M19550 62008h700" svg:viewBox="0 0 701 1">
          <text:p/>
        </draw:connector>
        <draw:connector draw:style-name="gr4" draw:text-style-name="P3" draw:layer="layout" draw:type="line" svg:x1="21.25cm" svg:y1="62.008cm" svg:x2="24.75cm" svg:y2="61.274cm" draw:start-shape="id31" draw:start-glue-point="1" draw:end-shape="id32" draw:end-glue-point="3" svg:d="M21250 62008l3500-734" svg:viewBox="0 0 3501 735">
          <text:p/>
        </draw:connector>
        <draw:connector draw:style-name="gr4" draw:text-style-name="P1" draw:layer="layout" draw:type="line" svg:x1="21.25cm" svg:y1="62.008cm" svg:x2="24.75cm" svg:y2="62.308cm" draw:start-shape="id31" draw:start-glue-point="1" draw:end-shape="id33" draw:end-glue-point="3" svg:d="M21250 62008l3500 300" svg:viewBox="0 0 3501 301">
          <text:p/>
        </draw:connector>
        <draw:connector draw:style-name="gr3" draw:text-style-name="P3" draw:layer="layout" draw:type="line" svg:x1="16.396cm" svg:y1="61.14cm" svg:x2="18.55cm" svg:y2="62.008cm" draw:end-shape="id30" draw:end-glue-point="3" svg:d="M16396 61140l2154 868" svg:viewBox="0 0 2155 869">
          <text:p text:style-name="P1"><text:span text:style-name="T2">stm_sel2/a</text:span></text:p>
        </draw:connector>
        <draw:connector draw:style-name="gr3" draw:text-style-name="P3" draw:layer="layout" draw:type="line" svg:x1="15.242cm" svg:y1="60.613cm" svg:x2="18.55cm" svg:y2="60.008cm" draw:start-shape="id11" draw:end-shape="id34" draw:end-glue-point="3" svg:d="M15242 60613l3308-605" svg:viewBox="0 0 3309 606">
          <text:p text:style-name="P1"><text:span text:style-name="T2">b</text:span></text:p>
        </draw:connector>
        <draw:connector draw:style-name="gr3" draw:text-style-name="P3" draw:layer="layout" draw:type="line" svg:x1="15.25cm" svg:y1="59.613cm" svg:x2="18.55cm" svg:y2="60.008cm" draw:start-shape="id12" draw:start-glue-point="1" draw:end-shape="id34" draw:end-glue-point="3" svg:d="M15250 59613l3300 395" svg:viewBox="0 0 3301 396">
          <text:p text:style-name="P1"><text:span text:style-name="T2">c</text:span></text:p>
        </draw:connector>
        <draw:custom-shape draw:style-name="gr2" draw:text-style-name="P2" xml:id="id35" draw:id="id35" draw:layer="layout" svg:width="1cm" svg:height="0.9cm" svg:x="20.35cm" svg:y="59.558cm">
          <text:p text:style-name="P1"><text:span text:style-name="T1">NOT</text:span></text:p>
          <text:p text:style-name="P1"><text:span text:style-name="T1">260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0.008cm" svg:x2="20.35cm" svg:y2="60.008cm" draw:start-shape="id34" draw:start-glue-point="1" draw:end-shape="id35" draw:end-glue-point="3" svg:d="M19550 60008h800" svg:viewBox="0 0 801 1">
          <text:p/>
        </draw:connector>
        <draw:connector draw:style-name="gr4" draw:text-style-name="P3" draw:layer="layout" draw:type="line" svg:x1="21.35cm" svg:y1="60.008cm" svg:x2="24.75cm" svg:y2="58.308cm" draw:start-shape="id35" draw:start-glue-point="1" draw:end-shape="id36" draw:end-glue-point="3" svg:d="M21350 60008l3400-1700" svg:viewBox="0 0 3401 1701">
          <text:p/>
        </draw:connector>
        <draw:connector draw:style-name="gr3" draw:text-style-name="P3" draw:layer="layout" draw:type="line" svg:x1="16.449cm" svg:y1="59.129cm" svg:x2="18.55cm" svg:y2="60.008cm" draw:end-shape="id34" draw:end-glue-point="3" svg:d="M16449 59129l2101 879" svg:viewBox="0 0 2102 880">
          <text:p text:style-name="P1"><text:span text:style-name="T2">stm_sel2/a</text:span></text:p>
        </draw:connector>
        <draw:connector draw:style-name="gr4" draw:text-style-name="P1" draw:layer="layout" draw:type="line" svg:x1="21.25cm" svg:y1="64.008cm" svg:x2="24.75cm" svg:y2="62.308cm" draw:start-shape="id27" draw:start-glue-point="1" draw:end-shape="id33" draw:end-glue-point="3" svg:d="M21250 64008l3500-1700" svg:viewBox="0 0 3501 1701">
          <text:p/>
        </draw:connector>
        <draw:connector draw:style-name="gr4" draw:text-style-name="P3" draw:layer="layout" draw:type="line" svg:x1="21.25cm" svg:y1="64.008cm" svg:x2="24.75cm" svg:y2="65.274cm" draw:start-shape="id27" draw:start-glue-point="1" draw:end-shape="id29" draw:end-glue-point="3" svg:d="M21250 64008l3500 1266" svg:viewBox="0 0 3501 1267">
          <text:p/>
        </draw:connector>
        <draw:connector draw:style-name="gr3" draw:text-style-name="P3" draw:layer="layout" draw:type="line" svg:x1="15.25cm" svg:y1="58.613cm" svg:x2="18.55cm" svg:y2="58.008cm" draw:start-shape="id17" draw:start-glue-point="1" draw:end-shape="id37" draw:end-glue-point="3" svg:d="M15250 58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57.613cm" svg:x2="18.55cm" svg:y2="58.008cm" draw:start-shape="id18" draw:start-glue-point="1" draw:end-shape="id37" draw:end-glue-point="3" svg:d="M15250 57613l3300 395" svg:viewBox="0 0 3301 396">
          <text:p text:style-name="P1"><text:span text:style-name="T2">c</text:span></text:p>
        </draw:connector>
        <draw:custom-shape draw:style-name="gr2" draw:text-style-name="P2" xml:id="id38" draw:id="id38" draw:layer="layout" svg:width="1cm" svg:height="0.9cm" svg:x="20.35cm" svg:y="57.558cm">
          <text:p text:style-name="P1"><text:span text:style-name="T1">NOT</text:span></text:p>
          <text:p text:style-name="P1"><text:span text:style-name="T1">20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8.008cm" svg:x2="20.35cm" svg:y2="58.008cm" draw:start-shape="id37" draw:start-glue-point="1" draw:end-shape="id38" draw:end-glue-point="3" svg:d="M19550 58008h800" svg:viewBox="0 0 801 1">
          <text:p/>
        </draw:connector>
        <draw:connector draw:style-name="gr4" draw:text-style-name="P3" draw:layer="layout" draw:type="line" svg:x1="21.35cm" svg:y1="58.008cm" svg:x2="24.75cm" svg:y2="58.308cm" draw:start-shape="id38" draw:start-glue-point="1" draw:end-shape="id36" draw:end-glue-point="3" svg:d="M21350 58008l3400 300" svg:viewBox="0 0 3401 301">
          <text:p/>
        </draw:connector>
        <draw:connector draw:style-name="gr4" draw:text-style-name="P3" draw:layer="layout" draw:type="line" svg:x1="21.35cm" svg:y1="58.008cm" svg:x2="24.75cm" svg:y2="57.274cm" draw:start-shape="id38" draw:start-glue-point="1" draw:end-shape="id39" draw:end-glue-point="3" svg:d="M21350 58008l3400-734" svg:viewBox="0 0 3401 735">
          <text:p/>
        </draw:connector>
        <draw:connector draw:style-name="gr3" draw:text-style-name="P3" draw:layer="layout" draw:type="line" svg:x1="16.343cm" svg:y1="57.118cm" svg:x2="18.55cm" svg:y2="58.008cm" draw:end-shape="id37" draw:end-glue-point="3" svg:d="M16343 57118l2207 890" svg:viewBox="0 0 2208 891">
          <text:p text:style-name="P1"><text:span text:style-name="T2">stm_sel2/a</text:span></text:p>
        </draw:connector>
        <draw:connector draw:style-name="gr3" draw:text-style-name="P3" draw:layer="layout" draw:type="line" svg:x1="15.25cm" svg:y1="56.613cm" svg:x2="18.55cm" svg:y2="56.008cm" draw:start-shape="id9" draw:start-glue-point="1" draw:end-shape="id40" draw:end-glue-point="3" svg:d="M15250 56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55.613cm" svg:x2="18.55cm" svg:y2="56.008cm" draw:start-shape="id10" draw:start-glue-point="1" draw:end-shape="id40" draw:end-glue-point="3" svg:d="M15250 55613l3300 395" svg:viewBox="0 0 3301 396">
          <text:p text:style-name="P1"><text:span text:style-name="T2">c</text:span></text:p>
        </draw:connector>
        <draw:custom-shape draw:style-name="gr2" draw:text-style-name="P2" xml:id="id41" draw:id="id41" draw:layer="layout" svg:width="1cm" svg:height="0.9cm" svg:x="20.35cm" svg:y="55.558cm">
          <text:p text:style-name="P1"><text:span text:style-name="T1">NOT</text:span></text:p>
          <text:p text:style-name="P1"><text:span text:style-name="T1">18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6.008cm" svg:x2="20.35cm" svg:y2="56.008cm" draw:start-shape="id40" draw:start-glue-point="1" draw:end-shape="id41" draw:end-glue-point="3" svg:d="M19550 56008h800" svg:viewBox="0 0 801 1">
          <text:p/>
        </draw:connector>
        <draw:connector draw:style-name="gr4" draw:text-style-name="P3" draw:layer="layout" draw:type="line" svg:x1="21.35cm" svg:y1="56.008cm" svg:x2="24.75cm" svg:y2="54.308cm" draw:start-shape="id41" draw:start-glue-point="1" draw:end-shape="id42" draw:end-glue-point="3" svg:d="M21350 56008l3400-1700" svg:viewBox="0 0 3401 1701">
          <text:p/>
        </draw:connector>
        <draw:connector draw:style-name="gr3" draw:text-style-name="P3" draw:layer="layout" draw:type="line" svg:x1="16.369cm" svg:y1="55.081cm" svg:x2="18.55cm" svg:y2="56.008cm" draw:end-shape="id40" draw:end-glue-point="3" svg:d="M16369 55081l2181 927" svg:viewBox="0 0 2182 928">
          <text:p text:style-name="P1"><text:span text:style-name="T2">stm_sel2/a</text:span></text:p>
        </draw:connector>
        <draw:connector draw:style-name="gr3" draw:text-style-name="P3" draw:layer="layout" draw:type="line" svg:x1="15.25cm" svg:y1="54.613cm" svg:x2="18.55cm" svg:y2="53.961cm" draw:start-shape="id15" draw:end-shape="id43" draw:end-glue-point="3" svg:d="M15250 54613l3300-652" svg:viewBox="0 0 3301 653">
          <text:p text:style-name="P1"><text:span text:style-name="T2">b</text:span></text:p>
        </draw:connector>
        <draw:connector draw:style-name="gr3" draw:text-style-name="P3" draw:layer="layout" draw:type="line" svg:x1="15.25cm" svg:y1="53.613cm" svg:x2="18.55cm" svg:y2="53.961cm" draw:start-shape="id16" draw:start-glue-point="1" draw:end-shape="id43" draw:end-glue-point="3" svg:d="M15250 53613l3300 348" svg:viewBox="0 0 3301 349">
          <text:p text:style-name="P1"><text:span text:style-name="T2">c</text:span></text:p>
        </draw:connector>
        <draw:custom-shape draw:style-name="gr2" draw:text-style-name="P2" xml:id="id44" draw:id="id44" draw:layer="layout" svg:width="1cm" svg:height="0.9cm" svg:x="20.35cm" svg:y="53.558cm">
          <text:p text:style-name="P1"><text:span text:style-name="T1">NOT</text:span></text:p>
          <text:p text:style-name="P1"><text:span text:style-name="T1">26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3.961cm" svg:x2="20.35cm" svg:y2="54.008cm" draw:start-shape="id43" draw:start-glue-point="1" draw:end-shape="id44" draw:end-glue-point="3" svg:d="M19550 53961l800 47" svg:viewBox="0 0 801 48">
          <text:p/>
        </draw:connector>
        <draw:custom-shape draw:style-name="gr2" draw:text-style-name="P2" xml:id="id45" draw:id="id45" draw:layer="layout" svg:width="1cm" svg:height="0.9cm" svg:x="18.55cm" svg:y="51.558cm">
          <text:p text:style-name="P1"><text:span text:style-name="T1">IMUX</text:span></text:p>
          <text:p text:style-name="P1"><text:span text:style-name="T1">17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52.613cm" svg:x2="18.55cm" svg:y2="52.008cm" draw:start-shape="id5" draw:start-glue-point="1" draw:end-shape="id45" draw:end-glue-point="3" svg:d="M15250 52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51.613cm" svg:x2="18.55cm" svg:y2="52.008cm" draw:start-shape="id6" draw:start-glue-point="1" draw:end-shape="id45" draw:end-glue-point="3" svg:d="M15250 51613l3300 395" svg:viewBox="0 0 3301 396">
          <text:p text:style-name="P1"><text:span text:style-name="T2">c</text:span></text:p>
        </draw:connector>
        <draw:custom-shape draw:style-name="gr2" draw:text-style-name="P2" xml:id="id46" draw:id="id46" draw:layer="layout" svg:width="1cm" svg:height="0.9cm" svg:x="20.35cm" svg:y="51.558cm">
          <text:p text:style-name="P1"><text:span text:style-name="T1">NOT</text:span></text:p>
          <text:p text:style-name="P1"><text:span text:style-name="T1">17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2.008cm" svg:x2="20.35cm" svg:y2="52.008cm" draw:start-shape="id45" draw:start-glue-point="1" draw:end-shape="id46" draw:end-glue-point="3" svg:d="M19550 52008h800" svg:viewBox="0 0 801 1">
          <text:p/>
        </draw:connector>
        <draw:connector draw:style-name="gr3" draw:text-style-name="P3" draw:layer="layout" draw:type="line" svg:x1="16.422cm" svg:y1="53.123cm" svg:x2="18.55cm" svg:y2="53.961cm" draw:end-shape="id43" draw:end-glue-point="3" svg:d="M16422 53123l2128 838" svg:viewBox="0 0 2129 839">
          <text:p text:style-name="P1"><text:span text:style-name="T2">stm_sel2/a</text:span></text:p>
        </draw:connector>
        <draw:connector draw:style-name="gr3" draw:text-style-name="P3" draw:layer="layout" draw:type="line" svg:x1="16.449cm" svg:y1="51.164cm" svg:x2="18.55cm" svg:y2="52.008cm" draw:end-shape="id45" draw:end-glue-point="3" svg:d="M16449 51164l2101 844" svg:viewBox="0 0 2102 845">
          <text:p text:style-name="P1"><text:span text:style-name="T2">stm_sel2/a</text:span></text:p>
        </draw:connector>
        <draw:custom-shape draw:style-name="gr2" draw:text-style-name="P2" xml:id="id47" draw:id="id47" draw:layer="layout" svg:width="1cm" svg:height="0.9cm" svg:x="18.55cm" svg:y="49.558cm">
          <text:p text:style-name="P1"><text:span text:style-name="T1">IMUX</text:span></text:p>
          <text:p text:style-name="P1"><text:span text:style-name="T1">2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50.613cm" svg:x2="18.55cm" svg:y2="50.008cm" draw:start-shape="id24" draw:start-glue-point="1" draw:end-shape="id47" draw:end-glue-point="3" svg:d="M15250 50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49.613cm" svg:x2="18.55cm" svg:y2="50.008cm" draw:start-shape="id23" draw:start-glue-point="1" draw:end-shape="id47" draw:end-glue-point="3" svg:d="M15250 49613l3300 395" svg:viewBox="0 0 3301 396">
          <text:p text:style-name="P1"><text:span text:style-name="T2">c</text:span></text:p>
        </draw:connector>
        <draw:custom-shape draw:style-name="gr2" draw:text-style-name="P2" xml:id="id48" draw:id="id48" draw:layer="layout" svg:width="1cm" svg:height="0.9cm" svg:x="20.35cm" svg:y="49.558cm">
          <text:p text:style-name="P1"><text:span text:style-name="T1">NOT</text:span></text:p>
          <text:p text:style-name="P1"><text:span text:style-name="T1">29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0.008cm" svg:x2="20.35cm" svg:y2="50.008cm" draw:start-shape="id47" draw:start-glue-point="1" draw:end-shape="id48" draw:end-glue-point="3" svg:d="M19550 50008h800" svg:viewBox="0 0 801 1">
          <text:p/>
        </draw:connector>
        <draw:connector draw:style-name="gr3" draw:text-style-name="P3" draw:layer="layout" draw:type="line" svg:x1="16.422cm" svg:y1="49.101cm" svg:x2="18.55cm" svg:y2="50.008cm" draw:end-shape="id47" draw:end-glue-point="3" svg:d="M16422 49101l2128 907" svg:viewBox="0 0 2129 908">
          <text:p text:style-name="P1"><text:span text:style-name="T2">stm_sel2/a</text:span></text:p>
        </draw:connector>
        <draw:custom-shape draw:style-name="gr2" draw:text-style-name="P2" xml:id="id49" draw:id="id49" draw:layer="layout" svg:width="1cm" svg:height="0.9cm" svg:x="18.55cm" svg:y="47.558cm">
          <text:p text:style-name="P1"><text:span text:style-name="T1">IMUX</text:span></text:p>
          <text:p text:style-name="P1"><text:span text:style-name="T1">20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48.613cm" svg:x2="18.55cm" svg:y2="48.008cm" draw:start-shape="id4" draw:end-shape="id49" draw:end-glue-point="3" svg:d="M15250 48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47.613cm" svg:x2="18.55cm" svg:y2="48.008cm" draw:start-shape="id3" draw:start-glue-point="1" draw:end-shape="id49" draw:end-glue-point="3" svg:d="M15250 47613l3300 395" svg:viewBox="0 0 3301 396">
          <text:p text:style-name="P1"><text:span text:style-name="T2">c</text:span></text:p>
        </draw:connector>
        <draw:custom-shape draw:style-name="gr2" draw:text-style-name="P2" xml:id="id50" draw:id="id50" draw:layer="layout" svg:width="1cm" svg:height="0.9cm" svg:x="20.35cm" svg:y="47.558cm">
          <text:p text:style-name="P1"><text:span text:style-name="T1">NOT</text:span></text:p>
          <text:p text:style-name="P1"><text:span text:style-name="T1">25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9.55cm" svg:y1="48.008cm" svg:x2="20.35cm" svg:y2="48.008cm" draw:start-shape="id49" draw:start-glue-point="1" draw:end-shape="id50" draw:end-glue-point="3" svg:d="M19550 48008h800" svg:viewBox="0 0 801 1">
          <text:p/>
        </draw:connector>
        <draw:connector draw:style-name="gr3" draw:text-style-name="P3" draw:layer="layout" draw:type="line" svg:x1="16.502cm" svg:y1="47.169cm" svg:x2="18.55cm" svg:y2="48.008cm" draw:end-shape="id49" draw:end-glue-point="3" svg:d="M16502 47169l2048 839" svg:viewBox="0 0 2049 840">
          <text:p text:style-name="P1"><text:span text:style-name="T2">stm_sel2/a</text:span></text:p>
        </draw:connector>
        <draw:custom-shape draw:style-name="gr2" draw:text-style-name="P2" xml:id="id51" draw:id="id51" draw:layer="layout" svg:width="1cm" svg:height="0.9cm" svg:x="18.55cm" svg:y="45.658cm">
          <text:p text:style-name="P1"><text:span text:style-name="T1">IMUX</text:span></text:p>
          <text:p text:style-name="P1"><text:span text:style-name="T1">23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46.613cm" svg:x2="18.55cm" svg:y2="46.108cm" draw:start-shape="id14" draw:start-glue-point="1" draw:end-shape="id51" draw:end-glue-point="3" svg:d="M15250 46613l3300-505" svg:viewBox="0 0 3301 506">
          <text:p text:style-name="P1"><text:span text:style-name="T2">b</text:span></text:p>
        </draw:connector>
        <draw:connector draw:style-name="gr3" draw:text-style-name="P3" draw:layer="layout" draw:type="line" svg:x1="15.25cm" svg:y1="45.613cm" svg:x2="18.55cm" svg:y2="46.108cm" draw:start-shape="id13" draw:start-glue-point="1" draw:end-shape="id51" draw:end-glue-point="3" svg:d="M15250 45613l3300 495" svg:viewBox="0 0 3301 496">
          <text:p text:style-name="P1"><text:span text:style-name="T2">c</text:span></text:p>
        </draw:connector>
        <draw:custom-shape draw:style-name="gr2" draw:text-style-name="P2" xml:id="id52" draw:id="id52" draw:layer="layout" svg:width="1cm" svg:height="0.9cm" svg:x="20.35cm" svg:y="45.658cm">
          <text:p text:style-name="P1"><text:span text:style-name="T1">NOT</text:span></text:p>
          <text:p text:style-name="P1"><text:span text:style-name="T1">30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46.108cm" svg:x2="20.35cm" svg:y2="46.108cm" draw:start-shape="id51" draw:start-glue-point="1" draw:end-shape="id52" draw:end-glue-point="3" svg:d="M19550 46108h800" svg:viewBox="0 0 801 1">
          <text:p/>
        </draw:connector>
        <draw:custom-shape draw:style-name="gr2" draw:text-style-name="P2" xml:id="id53" draw:id="id53" draw:layer="layout" svg:width="1cm" svg:height="0.9cm" svg:x="18.55cm" svg:y="43.558cm">
          <text:p text:style-name="P1"><text:span text:style-name="T1">IMUX</text:span></text:p>
          <text:p text:style-name="P1"><text:span text:style-name="T1">26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49cm" svg:y1="44.613cm" svg:x2="18.55cm" svg:y2="44.008cm" draw:start-shape="id19" draw:start-glue-point="1" draw:end-shape="id53" draw:end-glue-point="3" svg:d="M15249 44613l3301-605" svg:viewBox="0 0 3302 606">
          <text:p text:style-name="P1"><text:span text:style-name="T2">b</text:span></text:p>
        </draw:connector>
        <draw:connector draw:style-name="gr3" draw:text-style-name="P3" draw:layer="layout" draw:type="line" svg:x1="15.25cm" svg:y1="43.613cm" svg:x2="18.55cm" svg:y2="44.008cm" draw:start-shape="id20" draw:start-glue-point="1" draw:end-shape="id53" draw:end-glue-point="3" svg:d="M15250 43613l3300 395" svg:viewBox="0 0 3301 396">
          <text:p text:style-name="P1"><text:span text:style-name="T2">c</text:span></text:p>
        </draw:connector>
        <draw:custom-shape draw:style-name="gr2" draw:text-style-name="P2" xml:id="id54" draw:id="id54" draw:layer="layout" svg:width="1cm" svg:height="0.9cm" svg:x="20.35cm" svg:y="43.558cm">
          <text:p text:style-name="P1"><text:span text:style-name="T1">NOT</text:span></text:p>
          <text:p text:style-name="P1"><text:span text:style-name="T1">26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44.008cm" svg:x2="20.35cm" svg:y2="44.008cm" draw:start-shape="id53" draw:start-glue-point="1" draw:end-shape="id54" draw:end-glue-point="3" svg:d="M19550 44008h800" svg:viewBox="0 0 801 1">
          <text:p/>
        </draw:connector>
        <draw:custom-shape draw:style-name="gr2" draw:text-style-name="P2" xml:id="id55" draw:id="id55" draw:layer="layout" svg:width="1cm" svg:height="0.9cm" svg:x="58.1cm" svg:y="81.879cm">
          <text:p text:style-name="P1"><text:span text:style-name="T1">BUF2X2</text:span></text:p>
          <text:p text:style-name="P1"><text:span text:style-name="T1">210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6" draw:id="id56" draw:layer="layout" svg:width="14.3cm" svg:height="2.4cm" svg:x="44.75cm" svg:y="78.171cm">
          <draw:glue-point draw:id="4" svg:x="-2.272cm" svg:y="4.966cm"/>
          <draw:glue-point draw:id="5" svg:x="-4.593cm" svg:y="5.004cm"/>
          <draw:glue-point draw:id="6" svg:x="-3.811cm" svg:y="4.966cm"/>
          <draw:glue-point draw:id="7" svg:x="-3.041cm" svg:y="4.966cm"/>
          <draw:glue-point draw:id="8" svg:x="-1.503cm" svg:y="4.966cm"/>
          <draw:glue-point draw:id="9" svg:x="-0.734cm" svg:y="4.966cm"/>
          <draw:glue-point draw:id="10" svg:x="0.034cm" svg:y="4.966cm"/>
          <draw:glue-point draw:id="11" svg:x="0.804cm" svg:y="4.966cm"/>
          <draw:glue-point draw:id="12" svg:x="1.573cm" svg:y="4.966cm"/>
          <draw:glue-point draw:id="13" svg:x="2.342cm" svg:y="4.966cm"/>
          <draw:glue-point draw:id="14" svg:x="3.098cm" svg:y="5.004cm"/>
          <draw:glue-point draw:id="15" svg:x="3.881cm" svg:y="4.966cm"/>
          <draw:glue-point draw:id="16" svg:x="4.643cm" svg:y="5.004cm"/>
          <draw:glue-point draw:id="17" svg:x="-4.65cm" svg:y="-5.004cm"/>
          <draw:glue-point draw:id="18" svg:x="-3.881cm" svg:y="-5.004cm"/>
          <draw:glue-point draw:id="19" svg:x="-3.041cm" svg:y="-5.004cm"/>
          <draw:glue-point draw:id="20" svg:x="-2.342cm" svg:y="-5.004cm"/>
          <draw:glue-point draw:id="21" svg:x="-1.503cm" svg:y="-5.004cm"/>
          <draw:glue-point draw:id="22" svg:x="-0.804cm" svg:y="-5.004cm"/>
          <draw:glue-point draw:id="23" svg:x="0.034cm" svg:y="-5.004cm"/>
          <draw:glue-point draw:id="24" svg:x="0.804cm" svg:y="-5.004cm"/>
          <draw:glue-point draw:id="25" svg:x="1.573cm" svg:y="-5.004cm"/>
          <draw:glue-point draw:id="26" svg:x="2.342cm" svg:y="-5.004cm"/>
          <draw:glue-point draw:id="27" svg:x="3.041cm" svg:y="-5.004cm"/>
          <draw:glue-point draw:id="28" svg:x="3.881cm" svg:y="-5.004cm"/>
          <draw:glue-point draw:id="29" svg:x="4.58cm" svg:y="-5.004cm"/>
          <draw:glue-point draw:id="30" svg:x="-5cm" svg:y="-3.366cm"/>
          <draw:glue-point draw:id="31" svg:x="-5cm" svg:y="-1.283cm"/>
          <draw:glue-point draw:id="32" svg:x="-5cm" svg:y="1.216cm"/>
          <draw:glue-point draw:id="33" svg:x="-5cm" svg:y="3.3cm"/>
          <draw:glue-point draw:id="34" svg:x="5cm" svg:y="3.3cm"/>
          <draw:glue-point draw:id="35" svg:x="5cm" svg:y="1.633cm"/>
          <draw:glue-point draw:id="36" svg:x="5cm" svg:y="-1.283cm"/>
          <draw:glue-point draw:id="37" svg:x="5cm" svg:y="-3.366cm"/>
          <text:p text:style-name="P1">UNIT 01</text:p>
          <text:p text:style-name="P1">RES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8.613cm" svg:y1="84.547cm" svg:x2="58.6cm" svg:y2="82.779cm" draw:end-shape="id55" draw:end-glue-point="2" svg:d="M58613 84547l-13-1768" svg:viewBox="0 0 14 1769">
          <text:p text:style-name="P1"><text:span text:style-name="T2">RES16</text:span></text:p>
        </draw:connector>
        <draw:connector draw:style-name="gr4" draw:text-style-name="P1" draw:layer="layout" draw:type="line" svg:x1="58.6cm" svg:y1="81.879cm" svg:x2="58.539cm" svg:y2="80.571cm" draw:start-shape="id55" draw:start-glue-point="0" draw:end-shape="id56" draw:end-glue-point="16" svg:d="M58600 81879l-61-1308" svg:viewBox="0 0 62 1309">
          <text:p/>
        </draw:connector>
        <draw:custom-shape draw:style-name="gr2" draw:text-style-name="P2" xml:id="id57" draw:id="id57" draw:layer="layout" svg:width="1cm" svg:height="0.9cm" svg:x="57cm" svg:y="81.879cm">
          <text:p text:style-name="P1"><text:span text:style-name="T1">BUF2X2</text:span></text:p>
          <text:p text:style-name="P1"><text:span text:style-name="T1">22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513cm" svg:y1="84.563cm" svg:x2="57.5cm" svg:y2="82.779cm" draw:end-shape="id57" draw:end-glue-point="2" svg:d="M57513 84563l-13-1784" svg:viewBox="0 0 14 1785">
          <text:p text:style-name="P1"><text:span text:style-name="T2">RES15</text:span></text:p>
        </draw:connector>
        <draw:connector draw:style-name="gr4" draw:text-style-name="P1" draw:layer="layout" draw:type="line" svg:x1="57.5cm" svg:y1="81.879cm" svg:x2="57.449cm" svg:y2="80.562cm" draw:start-shape="id57" draw:start-glue-point="0" draw:end-shape="id56" draw:end-glue-point="15" svg:d="M57500 81879l-51-1317" svg:viewBox="0 0 52 1318">
          <text:p/>
        </draw:connector>
        <draw:custom-shape draw:style-name="gr2" draw:text-style-name="P2" xml:id="id58" draw:id="id58" draw:layer="layout" svg:width="1cm" svg:height="0.9cm" svg:x="55.9cm" svg:y="81.879cm">
          <text:p text:style-name="P1"><text:span text:style-name="T1">BUF2X2</text:span></text:p>
          <text:p text:style-name="P1"><text:span text:style-name="T1">2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6.413cm" svg:y1="84.539cm" svg:x2="56.4cm" svg:y2="82.779cm" draw:end-shape="id58" draw:end-glue-point="2" svg:d="M56413 84539l-13-1760" svg:viewBox="0 0 14 1761">
          <text:p text:style-name="P1"><text:span text:style-name="T2">RES14</text:span></text:p>
        </draw:connector>
        <draw:connector draw:style-name="gr4" draw:text-style-name="P1" draw:layer="layout" draw:type="line" svg:x1="56.4cm" svg:y1="81.879cm" svg:x2="56.33cm" svg:y2="80.571cm" draw:start-shape="id58" draw:start-glue-point="0" draw:end-shape="id56" draw:end-glue-point="14" svg:d="M56400 81879l-70-1308" svg:viewBox="0 0 71 1309">
          <text:p/>
        </draw:connector>
        <draw:custom-shape draw:style-name="gr2" draw:text-style-name="P2" xml:id="id59" draw:id="id59" draw:layer="layout" svg:width="1cm" svg:height="0.9cm" svg:x="54.8cm" svg:y="81.879cm">
          <text:p text:style-name="P1"><text:span text:style-name="T1">BUF2X2</text:span></text:p>
          <text:p text:style-name="P1"><text:span text:style-name="T1">19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313cm" svg:y1="84.531cm" svg:x2="55.3cm" svg:y2="82.779cm" draw:end-shape="id59" draw:end-glue-point="2" svg:d="M55313 84531l-13-1752" svg:viewBox="0 0 14 1753">
          <text:p text:style-name="P1"><text:span text:style-name="T2">RES13</text:span></text:p>
        </draw:connector>
        <draw:connector draw:style-name="gr4" draw:text-style-name="P1" draw:layer="layout" draw:type="line" svg:x1="55.3cm" svg:y1="81.879cm" svg:x2="55.249cm" svg:y2="80.562cm" draw:start-shape="id59" draw:start-glue-point="0" draw:end-shape="id56" draw:end-glue-point="13" svg:d="M55300 81879l-51-1317" svg:viewBox="0 0 52 1318">
          <text:p/>
        </draw:connector>
        <draw:custom-shape draw:style-name="gr2" draw:text-style-name="P2" xml:id="id60" draw:id="id60" draw:layer="layout" svg:width="1cm" svg:height="0.9cm" svg:x="53.7cm" svg:y="81.879cm">
          <text:p text:style-name="P1"><text:span text:style-name="T1">BUF2X2</text:span></text:p>
          <text:p text:style-name="P1"><text:span text:style-name="T1">20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213cm" svg:y1="84.523cm" svg:x2="54.2cm" svg:y2="82.779cm" draw:end-shape="id60" draw:end-glue-point="2" svg:d="M54213 84523l-13-1744" svg:viewBox="0 0 14 1745">
          <text:p text:style-name="P1"><text:span text:style-name="T2">RES12</text:span></text:p>
        </draw:connector>
        <draw:connector draw:style-name="gr4" draw:text-style-name="P1" draw:layer="layout" draw:type="line" svg:x1="54.2cm" svg:y1="81.879cm" svg:x2="54.149cm" svg:y2="80.562cm" draw:start-shape="id60" draw:start-glue-point="0" draw:end-shape="id56" draw:end-glue-point="12" svg:d="M54200 81879l-51-1317" svg:viewBox="0 0 52 1318">
          <text:p/>
        </draw:connector>
        <draw:custom-shape draw:style-name="gr2" draw:text-style-name="P2" xml:id="id61" draw:id="id61" draw:layer="layout" svg:width="1cm" svg:height="0.9cm" svg:x="52.6cm" svg:y="81.879cm">
          <text:p text:style-name="P1"><text:span text:style-name="T1">BUF2X2</text:span></text:p>
          <text:p text:style-name="P1"><text:span text:style-name="T1">19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113cm" svg:y1="84.555cm" svg:x2="53.1cm" svg:y2="82.779cm" draw:end-shape="id61" draw:end-glue-point="2" svg:d="M53113 84555l-13-1776" svg:viewBox="0 0 14 1777">
          <text:p text:style-name="P1"><text:span text:style-name="T2">RES11</text:span></text:p>
        </draw:connector>
        <draw:connector draw:style-name="gr4" draw:text-style-name="P1" draw:layer="layout" draw:type="line" svg:x1="53.1cm" svg:y1="81.879cm" svg:x2="53.049cm" svg:y2="80.562cm" draw:start-shape="id61" draw:start-glue-point="0" draw:end-shape="id56" draw:end-glue-point="11" svg:d="M53100 81879l-51-1317" svg:viewBox="0 0 52 1318">
          <text:p/>
        </draw:connector>
        <draw:custom-shape draw:style-name="gr2" draw:text-style-name="P2" xml:id="id62" draw:id="id62" draw:layer="layout" svg:width="1cm" svg:height="0.9cm" svg:x="51.45cm" svg:y="81.879cm">
          <text:p text:style-name="P1"><text:span text:style-name="T1">BUF2X2</text:span></text:p>
          <text:p text:style-name="P1"><text:span text:style-name="T1">18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963cm" svg:y1="84.563cm" svg:x2="51.95cm" svg:y2="82.779cm" draw:end-shape="id62" draw:end-glue-point="2" svg:d="M51963 84563l-13-1784" svg:viewBox="0 0 14 1785">
          <text:p text:style-name="P1"><text:span text:style-name="T2">RES10</text:span></text:p>
        </draw:connector>
        <draw:connector draw:style-name="gr4" draw:text-style-name="P1" draw:layer="layout" draw:type="line" svg:x1="51.95cm" svg:y1="81.879cm" svg:x2="51.948cm" svg:y2="80.562cm" draw:start-shape="id62" draw:start-glue-point="0" draw:end-shape="id56" draw:end-glue-point="10" svg:d="M51950 81879l-2-1317" svg:viewBox="0 0 3 1318">
          <text:p/>
        </draw:connector>
        <draw:custom-shape draw:style-name="gr2" draw:text-style-name="P2" xml:id="id63" draw:id="id63" draw:layer="layout" svg:width="1cm" svg:height="0.9cm" svg:x="50.3cm" svg:y="81.879cm">
          <text:p text:style-name="P1"><text:span text:style-name="T1">BUF2X2</text:span></text:p>
          <text:p text:style-name="P1"><text:span text:style-name="T1">17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813cm" svg:y1="84.547cm" svg:x2="50.8cm" svg:y2="82.779cm" draw:end-shape="id63" draw:end-glue-point="2" svg:d="M50813 84547l-13-1768" svg:viewBox="0 0 14 1769">
          <text:p text:style-name="P1"><text:span text:style-name="T2">RES09</text:span></text:p>
        </draw:connector>
        <draw:connector draw:style-name="gr4" draw:text-style-name="P1" draw:layer="layout" draw:type="line" svg:x1="50.8cm" svg:y1="81.879cm" svg:x2="50.851cm" svg:y2="80.562cm" draw:start-shape="id63" draw:start-glue-point="0" draw:end-shape="id56" draw:end-glue-point="9" svg:d="M50800 81879l51-1317" svg:viewBox="0 0 52 1318">
          <text:p/>
        </draw:connector>
        <draw:custom-shape draw:style-name="gr2" draw:text-style-name="P2" xml:id="id64" draw:id="id64" draw:layer="layout" svg:width="1cm" svg:height="0.9cm" svg:x="49.2cm" svg:y="81.879cm">
          <text:p text:style-name="P1"><text:span text:style-name="T1">BUF2X2</text:span></text:p>
          <text:p text:style-name="P1"><text:span text:style-name="T1">18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713cm" svg:y1="84.539cm" svg:x2="49.7cm" svg:y2="82.779cm" draw:end-shape="id64" draw:end-glue-point="2" svg:d="M49713 84539l-13-1760" svg:viewBox="0 0 14 1761">
          <text:p text:style-name="P1"><text:span text:style-name="T2">RES08</text:span></text:p>
        </draw:connector>
        <draw:connector draw:style-name="gr4" draw:text-style-name="P1" draw:layer="layout" draw:type="line" svg:x1="49.7cm" svg:y1="81.879cm" svg:x2="49.751cm" svg:y2="80.562cm" draw:start-shape="id64" draw:start-glue-point="0" draw:end-shape="id56" draw:end-glue-point="8" svg:d="M49700 81879l51-1317" svg:viewBox="0 0 52 1318">
          <text:p/>
        </draw:connector>
        <draw:custom-shape draw:style-name="gr2" draw:text-style-name="P2" xml:id="id65" draw:id="id65" draw:layer="layout" svg:width="1cm" svg:height="0.9cm" svg:x="48.1cm" svg:y="81.879cm">
          <text:p text:style-name="P1"><text:span text:style-name="T1">BUF2X2</text:span></text:p>
          <text:p text:style-name="P1"><text:span text:style-name="T1">19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613cm" svg:y1="84.531cm" svg:x2="48.6cm" svg:y2="82.779cm" draw:end-shape="id65" draw:end-glue-point="2" svg:d="M48613 84531l-13-1752" svg:viewBox="0 0 14 1753">
          <text:p text:style-name="P1"><text:span text:style-name="T2">RES07</text:span></text:p>
        </draw:connector>
        <draw:connector draw:style-name="gr4" draw:text-style-name="P1" draw:layer="layout" draw:type="line" svg:x1="48.6cm" svg:y1="81.879cm" svg:x2="48.652cm" svg:y2="80.562cm" draw:start-shape="id65" draw:start-glue-point="0" draw:end-shape="id56" draw:end-glue-point="4" svg:d="M48600 81879l52-1317" svg:viewBox="0 0 53 1318">
          <text:p/>
        </draw:connector>
        <draw:custom-shape draw:style-name="gr2" draw:text-style-name="P2" xml:id="id66" draw:id="id66" draw:layer="layout" svg:width="1cm" svg:height="0.9cm" svg:x="47cm" svg:y="81.879cm">
          <text:p text:style-name="P1"><text:span text:style-name="T1">BUF2X2</text:span></text:p>
          <text:p text:style-name="P1"><text:span text:style-name="T1">19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513cm" svg:y1="84.523cm" svg:x2="47.5cm" svg:y2="82.779cm" draw:end-shape="id66" draw:end-glue-point="2" svg:d="M47513 84523l-13-1744" svg:viewBox="0 0 14 1745">
          <text:p text:style-name="P1"><text:span text:style-name="T2">RES06</text:span></text:p>
        </draw:connector>
        <draw:connector draw:style-name="gr4" draw:text-style-name="P1" draw:layer="layout" draw:type="line" svg:x1="47.5cm" svg:y1="81.879cm" svg:x2="47.552cm" svg:y2="80.562cm" draw:start-shape="id66" draw:start-glue-point="0" draw:end-shape="id56" draw:end-glue-point="7" svg:d="M47500 81879l52-1317" svg:viewBox="0 0 53 1318">
          <text:p/>
        </draw:connector>
        <draw:custom-shape draw:style-name="gr2" draw:text-style-name="P2" xml:id="id67" draw:id="id67" draw:layer="layout" svg:width="1cm" svg:height="0.9cm" svg:x="45.9cm" svg:y="81.879cm">
          <text:p text:style-name="P1"><text:span text:style-name="T1">BUF2X2</text:span></text:p>
          <text:p text:style-name="P1"><text:span text:style-name="T1">20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413cm" svg:y1="84.515cm" svg:x2="46.4cm" svg:y2="82.779cm" draw:end-shape="id67" draw:end-glue-point="2" svg:d="M46413 84515l-13-1736" svg:viewBox="0 0 14 1737">
          <text:p text:style-name="P1"><text:span text:style-name="T2">RES05</text:span></text:p>
        </draw:connector>
        <draw:connector draw:style-name="gr4" draw:text-style-name="P1" draw:layer="layout" draw:type="line" svg:x1="46.4cm" svg:y1="81.879cm" svg:x2="46.451cm" svg:y2="80.562cm" draw:start-shape="id67" draw:start-glue-point="0" draw:end-shape="id56" draw:end-glue-point="6" svg:d="M46400 81879l51-1317" svg:viewBox="0 0 52 1318">
          <text:p/>
        </draw:connector>
        <draw:custom-shape draw:style-name="gr2" draw:text-style-name="P2" xml:id="id68" draw:id="id68" draw:layer="layout" svg:width="1cm" svg:height="0.9cm" svg:x="44.8cm" svg:y="81.879cm">
          <text:p text:style-name="P1"><text:span text:style-name="T1">BUF2X2</text:span></text:p>
          <text:p text:style-name="P1"><text:span text:style-name="T1">24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313cm" svg:y1="84.515cm" svg:x2="45.3cm" svg:y2="82.779cm" draw:end-shape="id68" draw:end-glue-point="2" svg:d="M45313 84515l-13-1736" svg:viewBox="0 0 14 1737">
          <text:p text:style-name="P1"><text:span text:style-name="T2">RES04</text:span></text:p>
        </draw:connector>
        <draw:connector draw:style-name="gr4" draw:text-style-name="P1" draw:layer="layout" draw:type="line" svg:x1="45.3cm" svg:y1="81.879cm" svg:x2="45.333cm" svg:y2="80.571cm" draw:start-shape="id68" draw:start-glue-point="0" draw:end-shape="id56" draw:end-glue-point="5" svg:d="M45300 81879l33-1308" svg:viewBox="0 0 34 1309">
          <text:p/>
        </draw:connector>
        <draw:custom-shape draw:style-name="gr2" draw:text-style-name="P2" xml:id="id69" draw:id="id69" draw:layer="controls" svg:width="1cm" svg:height="0.9cm" svg:x="26.55cm" svg:y="63.858cm">
          <text:p text:style-name="P1"><text:span text:style-name="T1">NOT</text:span></text:p>
          <text:p text:style-name="P1"><text:span text:style-name="T1">27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27.55cm" svg:y1="64.308cm" svg:x2="31.344cm" svg:y2="64.325cm" draw:start-shape="id69" draw:start-glue-point="1" svg:d="M27550 64308l3794 17" svg:viewBox="0 0 3795 18">
          <text:p text:style-name="P1"><text:span text:style-name="T3">L6_c2</text:span></text:p>
        </draw:connector>
        <draw:custom-shape draw:style-name="gr2" draw:text-style-name="P2" xml:id="id70" draw:id="id70" draw:layer="controls" svg:width="1cm" svg:height="0.9cm" svg:x="28.35cm" svg:y="62.858cm">
          <text:p text:style-name="P1"><text:span text:style-name="T1">NOT</text:span></text:p>
          <text:p text:style-name="P1"><text:span text:style-name="T1">3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controls" draw:type="line" svg:x1="27.55cm" svg:y1="64.308cm" svg:x2="28.35cm" svg:y2="63.308cm" draw:start-shape="id69" draw:start-glue-point="1" draw:end-shape="id70" draw:end-glue-point="3" svg:d="M27550 64308l800-1000" svg:viewBox="0 0 801 1001">
          <text:p/>
        </draw:connector>
        <draw:connector draw:style-name="gr3" draw:text-style-name="P3" draw:layer="controls" draw:type="line" svg:x1="29.35cm" svg:y1="63.308cm" svg:x2="31.302cm" svg:y2="63.25cm" draw:start-shape="id70" draw:start-glue-point="1" svg:d="M29350 63308l1952-58" svg:viewBox="0 0 1953 59">
          <text:p text:style-name="P1"><text:span text:style-name="T2">L6_c1</text:span></text:p>
        </draw:connector>
        <draw:connector draw:style-name="gr3" draw:text-style-name="P3" draw:layer="controls" draw:type="line" svg:x1="29.35cm" svg:y1="66.308cm" svg:x2="31.276cm" svg:y2="66.313cm" draw:start-shape="id71" draw:start-glue-point="1" svg:d="M29350 66308l1926 5" svg:viewBox="0 0 1927 6">
          <text:p text:style-name="P1"><text:span text:style-name="T2">L6_d1</text:span></text:p>
        </draw:connector>
        <draw:connector draw:style-name="gr3" draw:text-style-name="P3" draw:layer="controls" draw:type="line" svg:x1="29.345cm" svg:y1="65.308cm" svg:x2="31.35cm" svg:y2="65.319cm" draw:start-shape="id72" draw:start-glue-point="1" svg:d="M29345 65308l2005 11" svg:viewBox="0 0 2006 12">
          <text:p text:style-name="P1"><text:span text:style-name="T2">L6_d2</text:span></text:p>
        </draw:connector>
        <draw:connector draw:style-name="gr4" draw:text-style-name="P3" draw:layer="controls" draw:type="line" svg:x1="21.25cm" svg:y1="66.008cm" svg:x2="24.75cm" svg:y2="66.274cm" draw:start-shape="id28" draw:start-glue-point="1" draw:end-shape="id73" draw:end-glue-point="3" svg:d="M21250 66008l3500 266" svg:viewBox="0 0 3501 267">
          <text:p/>
        </draw:connector>
        <draw:custom-shape draw:style-name="gr2" draw:text-style-name="P7" xml:id="id73" draw:id="id73" draw:layer="controls" svg:width="1cm" svg:height="0.9cm" svg:x="24.75cm" svg:y="65.824cm">
          <text:p text:style-name="P5"><text:span text:style-name="T4">XNOR (ground)</text:span></text:p>
          <text:p text:style-name="P6"><text:span text:style-name="T5">26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controls" draw:type="line" svg:x1="25.75cm" svg:y1="66.274cm" svg:x2="26.545cm" svg:y2="65.308cm" draw:start-shape="id73" draw:start-glue-point="1" draw:end-shape="id74" draw:end-glue-point="3" svg:d="M25750 66274l795-966" svg:viewBox="0 0 796 967">
          <text:p/>
        </draw:connector>
        <draw:custom-shape draw:style-name="gr2" draw:text-style-name="P2" xml:id="id29" draw:id="id29" draw:layer="controls" svg:width="1cm" svg:height="0.9cm" svg:x="24.75cm" svg:y="64.824cm">
          <text:p text:style-name="P8"><text:span text:style-name="T6">XOR</text:span></text:p>
          <text:p text:style-name="P1"><text:span text:style-name="T1">25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controls" draw:type="line" svg:x1="25.75cm" svg:y1="65.274cm" svg:x2="26.545cm" svg:y2="65.308cm" draw:start-shape="id29" draw:start-glue-point="1" draw:end-shape="id74" draw:end-glue-point="3" svg:d="M25750 65274l795 34" svg:viewBox="0 0 796 35">
          <text:p/>
        </draw:connector>
        <draw:custom-shape draw:style-name="gr2" draw:text-style-name="P10" xml:id="id74" draw:id="id74" draw:layer="controls" svg:width="1cm" svg:height="0.9cm" svg:x="26.545cm" svg:y="64.858cm">
          <text:p text:style-name="P9"><text:span text:style-name="T4">NAND</text:span></text:p>
          <text:p text:style-name="P9"><text:span text:style-name="T7">26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controls" draw:type="line" svg:x1="27.545cm" svg:y1="65.308cm" svg:x2="28.345cm" svg:y2="65.308cm" draw:start-shape="id74" draw:start-glue-point="1" draw:end-shape="id72" draw:end-glue-point="3" svg:d="M27545 65308h800" svg:viewBox="0 0 801 1">
          <text:p/>
        </draw:connector>
        <draw:custom-shape draw:style-name="gr2" draw:text-style-name="P2" xml:id="id72" draw:id="id72" draw:layer="controls" svg:width="1cm" svg:height="0.9cm" svg:x="28.345cm" svg:y="64.858cm">
          <text:p text:style-name="P1"><text:span text:style-name="T1">NOT</text:span></text:p>
          <text:p text:style-name="P1"><text:span text:style-name="T1">26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1" draw:id="id71" draw:layer="controls" svg:width="1cm" svg:height="0.9cm" svg:x="28.35cm" svg:y="65.858cm">
          <text:p text:style-name="P1"><text:span text:style-name="T1">NOT</text:span></text:p>
          <text:p text:style-name="P1"><text:span text:style-name="T1">26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draw:type="line" svg:x1="25.75cm" svg:y1="66.274cm" svg:x2="28.35cm" svg:y2="66.308cm" draw:start-shape="id73" draw:start-glue-point="1" draw:end-shape="id71" draw:end-glue-point="3" svg:d="M25750 66274l2600 34" svg:viewBox="0 0 2601 35">
          <text:p/>
        </draw:connector>
        <draw:connector draw:style-name="gr4" draw:text-style-name="P1" draw:layer="layout" draw:type="line" svg:x1="21.25cm" svg:y1="64.008cm" svg:x2="26.55cm" svg:y2="64.308cm" draw:start-shape="id27" draw:start-glue-point="1" draw:end-shape="id69" draw:end-glue-point="3" svg:d="M21250 64008l5300 300" svg:viewBox="0 0 5301 301">
          <text:p/>
        </draw:connector>
        <draw:custom-shape draw:style-name="gr2" draw:text-style-name="P2" xml:id="id75" draw:id="id75" draw:layer="layout" svg:width="1cm" svg:height="0.9cm" svg:x="26.55cm" svg:y="59.858cm">
          <text:p text:style-name="P1"><text:span text:style-name="T1">NOT</text:span></text:p>
          <text:p text:style-name="P1"><text:span text:style-name="T1">28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60.308cm" svg:x2="31.344cm" svg:y2="60.325cm" draw:start-shape="id75" draw:start-glue-point="1" svg:d="M27550 60308l3794 17" svg:viewBox="0 0 3795 18">
          <text:p text:style-name="P1"><text:span text:style-name="T3">L7_c2</text:span></text:p>
        </draw:connector>
        <draw:custom-shape draw:style-name="gr2" draw:text-style-name="P2" xml:id="id76" draw:id="id76" draw:layer="layout" svg:width="1cm" svg:height="0.9cm" svg:x="28.35cm" svg:y="58.858cm">
          <text:p text:style-name="P1"><text:span text:style-name="T1">NOT</text:span></text:p>
          <text:p text:style-name="P1"><text:span text:style-name="T1">27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60.308cm" svg:x2="28.35cm" svg:y2="59.308cm" draw:start-shape="id75" draw:start-glue-point="1" draw:end-shape="id76" draw:end-glue-point="3" svg:d="M27550 60308l800-1000" svg:viewBox="0 0 801 1001">
          <text:p/>
        </draw:connector>
        <draw:connector draw:style-name="gr3" draw:text-style-name="P3" draw:layer="layout" draw:type="line" svg:x1="29.35cm" svg:y1="59.308cm" svg:x2="31.302cm" svg:y2="59.25cm" draw:start-shape="id76" draw:start-glue-point="1" svg:d="M29350 59308l1952-58" svg:viewBox="0 0 1953 59">
          <text:p text:style-name="P1"><text:span text:style-name="T2">L7_c1</text:span></text:p>
        </draw:connector>
        <draw:connector draw:style-name="gr3" draw:text-style-name="P3" draw:layer="layout" draw:type="line" svg:x1="29.35cm" svg:y1="62.308cm" svg:x2="31.276cm" svg:y2="62.313cm" draw:start-shape="id77" draw:start-glue-point="1" svg:d="M29350 62308l1926 5" svg:viewBox="0 0 1927 6">
          <text:p text:style-name="P1"><text:span text:style-name="T2">L7_d1</text:span></text:p>
        </draw:connector>
        <draw:connector draw:style-name="gr3" draw:text-style-name="P3" draw:layer="layout" draw:type="line" svg:x1="29.345cm" svg:y1="61.308cm" svg:x2="31.35cm" svg:y2="61.319cm" draw:start-shape="id78" draw:start-glue-point="1" svg:d="M29345 61308l2005 11" svg:viewBox="0 0 2006 12">
          <text:p text:style-name="P1"><text:span text:style-name="T2">L7_d2</text:span></text:p>
        </draw:connector>
        <draw:custom-shape draw:style-name="gr2" draw:text-style-name="P11" xml:id="id33" draw:id="id33" draw:layer="layout" svg:width="1cm" svg:height="0.9cm" svg:x="24.75cm" svg:y="61.858cm">
          <text:p text:style-name="P5"><text:span text:style-name="T4">XNOR</text:span></text:p>
          <text:p text:style-name="P6"><text:span text:style-name="T5">27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62.308cm" svg:x2="26.545cm" svg:y2="61.308cm" draw:start-shape="id33" draw:start-glue-point="1" draw:end-shape="id79" draw:end-glue-point="3" svg:d="M25750 62308l795-1000" svg:viewBox="0 0 796 1001">
          <text:p/>
        </draw:connector>
        <draw:custom-shape draw:style-name="gr2" draw:text-style-name="P12" xml:id="id32" draw:id="id32" draw:layer="layout" svg:width="1cm" svg:height="0.9cm" svg:x="24.75cm" svg:y="60.824cm">
          <text:p text:style-name="P8"><text:span text:style-name="T6">XOR</text:span></text:p>
          <text:p text:style-name="P1"><text:span text:style-name="T1">27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61.274cm" svg:x2="26.545cm" svg:y2="61.308cm" draw:start-shape="id32" draw:start-glue-point="1" draw:end-shape="id79" draw:end-glue-point="3" svg:d="M25750 61274l795 34" svg:viewBox="0 0 796 35">
          <text:p/>
        </draw:connector>
        <draw:custom-shape draw:style-name="gr2" draw:text-style-name="P10" xml:id="id79" draw:id="id79" draw:layer="layout" svg:width="1cm" svg:height="0.9cm" svg:x="26.545cm" svg:y="60.858cm">
          <text:p text:style-name="P9"><text:span text:style-name="T4">NAND</text:span></text:p>
          <text:p text:style-name="P9"><text:span text:style-name="T7">27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61.308cm" svg:x2="28.345cm" svg:y2="61.308cm" draw:start-shape="id79" draw:start-glue-point="1" draw:end-shape="id78" draw:end-glue-point="3" svg:d="M27545 61308h800" svg:viewBox="0 0 801 1">
          <text:p/>
        </draw:connector>
        <draw:custom-shape draw:style-name="gr2" draw:text-style-name="P2" xml:id="id78" draw:id="id78" draw:layer="layout" svg:width="1cm" svg:height="0.9cm" svg:x="28.345cm" svg:y="60.858cm">
          <text:p text:style-name="P1"><text:span text:style-name="T1">NOT</text:span></text:p>
          <text:p text:style-name="P1"><text:span text:style-name="T1">29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layout" svg:width="1cm" svg:height="0.9cm" svg:x="28.35cm" svg:y="61.858cm">
          <text:p text:style-name="P1"><text:span text:style-name="T1">NOT</text:span></text:p>
          <text:p text:style-name="P1"><text:span text:style-name="T1">29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62.308cm" svg:x2="28.35cm" svg:y2="62.308cm" draw:start-shape="id33" draw:start-glue-point="1" draw:end-shape="id77" draw:end-glue-point="3" svg:d="M25750 62308h2600" svg:viewBox="0 0 2601 1">
          <text:p/>
        </draw:connector>
        <draw:connector draw:style-name="gr4" draw:text-style-name="P1" draw:layer="layout" draw:type="line" svg:x1="21.35cm" svg:y1="60.008cm" svg:x2="24.75cm" svg:y2="61.274cm" draw:start-shape="id35" draw:start-glue-point="1" draw:end-shape="id32" draw:end-glue-point="3" svg:d="M21350 60008l3400 1266" svg:viewBox="0 0 3401 1267">
          <text:p/>
        </draw:connector>
        <draw:connector draw:style-name="gr4" draw:text-style-name="P1" draw:layer="layout" draw:type="line" svg:x1="21.35cm" svg:y1="60.008cm" svg:x2="26.55cm" svg:y2="60.308cm" draw:start-shape="id35" draw:start-glue-point="1" draw:end-shape="id75" draw:end-glue-point="3" svg:d="M21350 60008l5200 300" svg:viewBox="0 0 5201 301">
          <text:p/>
        </draw:connector>
        <draw:connector draw:style-name="gr3" draw:text-style-name="P3" draw:layer="layout" draw:type="line" svg:x1="16.422cm" svg:y1="45.238cm" svg:x2="18.55cm" svg:y2="46.108cm" draw:end-shape="id51" svg:d="M16422 45238l2128 870" svg:viewBox="0 0 2129 871">
          <text:p text:style-name="P1"><text:span text:style-name="T2">stm_sel2/a</text:span></text:p>
        </draw:connector>
        <draw:connector draw:style-name="gr3" draw:text-style-name="P3" draw:layer="layout" draw:type="line" svg:x1="16.317cm" svg:y1="43.201cm" svg:x2="18.55cm" svg:y2="44.008cm" draw:end-shape="id53" draw:end-glue-point="3" svg:d="M16317 43201l2233 807" svg:viewBox="0 0 2234 808">
          <text:p text:style-name="P1"><text:span text:style-name="T2">stm_sel2/a</text:span></text:p>
        </draw:connector>
        <draw:custom-shape draw:style-name="gr2" draw:text-style-name="P2" xml:id="id80" draw:id="id80" draw:layer="layout" svg:width="1cm" svg:height="0.9cm" svg:x="26.55cm" svg:y="55.858cm">
          <text:p text:style-name="P1"><text:span text:style-name="T1">NOT</text:span></text:p>
          <text:p text:style-name="P1"><text:span text:style-name="T1">27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56.308cm" svg:x2="31.344cm" svg:y2="56.325cm" draw:start-shape="id80" draw:start-glue-point="1" svg:d="M27550 56308l3794 17" svg:viewBox="0 0 3795 18">
          <text:p text:style-name="P1"><text:span text:style-name="T3">L8_c2</text:span></text:p>
        </draw:connector>
        <draw:custom-shape draw:style-name="gr2" draw:text-style-name="P2" xml:id="id81" draw:id="id81" draw:layer="layout" svg:width="1cm" svg:height="0.9cm" svg:x="28.35cm" svg:y="54.858cm">
          <text:p text:style-name="P1"><text:span text:style-name="T1">NOT</text:span></text:p>
          <text:p text:style-name="P1"><text:span text:style-name="T1">3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56.308cm" svg:x2="28.35cm" svg:y2="55.308cm" draw:start-shape="id80" draw:start-glue-point="1" draw:end-shape="id81" draw:end-glue-point="3" svg:d="M27550 56308l800-1000" svg:viewBox="0 0 801 1001">
          <text:p/>
        </draw:connector>
        <draw:connector draw:style-name="gr3" draw:text-style-name="P3" draw:layer="layout" draw:type="line" svg:x1="29.35cm" svg:y1="55.308cm" svg:x2="31.302cm" svg:y2="55.25cm" draw:start-shape="id81" draw:start-glue-point="1" svg:d="M29350 55308l1952-58" svg:viewBox="0 0 1953 59">
          <text:p text:style-name="P1"><text:span text:style-name="T2">L8_c1</text:span></text:p>
        </draw:connector>
        <draw:connector draw:style-name="gr3" draw:text-style-name="P3" draw:layer="layout" draw:type="line" svg:x1="29.35cm" svg:y1="58.308cm" svg:x2="31.276cm" svg:y2="58.313cm" draw:start-shape="id82" draw:start-glue-point="1" svg:d="M29350 58308l1926 5" svg:viewBox="0 0 1927 6">
          <text:p text:style-name="P1"><text:span text:style-name="T2">L8_d1</text:span></text:p>
        </draw:connector>
        <draw:connector draw:style-name="gr3" draw:text-style-name="P3" draw:layer="layout" draw:type="line" svg:x1="29.345cm" svg:y1="57.308cm" svg:x2="31.35cm" svg:y2="57.319cm" draw:start-shape="id83" draw:start-glue-point="1" svg:d="M29345 57308l2005 11" svg:viewBox="0 0 2006 12">
          <text:p text:style-name="P1"><text:span text:style-name="T2">L8_d2</text:span></text:p>
        </draw:connector>
        <draw:custom-shape draw:style-name="gr2" draw:text-style-name="P12" xml:id="id36" draw:id="id36" draw:layer="layout" svg:width="1cm" svg:height="0.9cm" svg:x="24.75cm" svg:y="57.858cm">
          <text:p text:style-name="P8"><text:span text:style-name="T6">XNOR</text:span></text:p>
          <text:p text:style-name="P1"><text:span text:style-name="T1">27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8.308cm" svg:x2="26.545cm" svg:y2="57.308cm" draw:start-shape="id36" draw:start-glue-point="1" draw:end-shape="id84" draw:end-glue-point="3" svg:d="M25750 58308l795-1000" svg:viewBox="0 0 796 1001">
          <text:p/>
        </draw:connector>
        <draw:custom-shape draw:style-name="gr2" draw:text-style-name="P12" xml:id="id39" draw:id="id39" draw:layer="layout" svg:width="1cm" svg:height="0.9cm" svg:x="24.75cm" svg:y="56.824cm">
          <text:p text:style-name="P8"><text:span text:style-name="T6">XOR</text:span></text:p>
          <text:p text:style-name="P1"><text:span text:style-name="T1">27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57.274cm" svg:x2="26.545cm" svg:y2="57.308cm" draw:start-shape="id39" draw:start-glue-point="1" draw:end-shape="id84" draw:end-glue-point="3" svg:d="M25750 57274l795 34" svg:viewBox="0 0 796 35">
          <text:p/>
        </draw:connector>
        <draw:custom-shape draw:style-name="gr2" draw:text-style-name="P10" xml:id="id84" draw:id="id84" draw:layer="layout" svg:width="1cm" svg:height="0.9cm" svg:x="26.545cm" svg:y="56.858cm">
          <text:p text:style-name="P9"><text:span text:style-name="T4">NAND</text:span></text:p>
          <text:p text:style-name="P9"><text:span text:style-name="T7">27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57.308cm" svg:x2="28.345cm" svg:y2="57.308cm" draw:start-shape="id84" draw:start-glue-point="1" draw:end-shape="id83" draw:end-glue-point="3" svg:d="M27545 57308h800" svg:viewBox="0 0 801 1">
          <text:p/>
        </draw:connector>
        <draw:custom-shape draw:style-name="gr2" draw:text-style-name="P2" xml:id="id83" draw:id="id83" draw:layer="layout" svg:width="1cm" svg:height="0.9cm" svg:x="28.345cm" svg:y="56.858cm">
          <text:p text:style-name="P1"><text:span text:style-name="T1">NOT</text:span></text:p>
          <text:p text:style-name="P1"><text:span text:style-name="T1">27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1cm" svg:height="0.9cm" svg:x="28.35cm" svg:y="57.858cm">
          <text:p text:style-name="P1"><text:span text:style-name="T1">NOT</text:span></text:p>
          <text:p text:style-name="P1"><text:span text:style-name="T1">27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8.308cm" svg:x2="28.35cm" svg:y2="58.308cm" draw:start-shape="id36" draw:start-glue-point="1" draw:end-shape="id82" draw:end-glue-point="3" svg:d="M25750 58308h2600" svg:viewBox="0 0 2601 1">
          <text:p/>
        </draw:connector>
        <draw:connector draw:style-name="gr4" draw:text-style-name="P1" draw:layer="layout" draw:type="line" svg:x1="21.35cm" svg:y1="56.008cm" svg:x2="26.55cm" svg:y2="56.308cm" draw:start-shape="id41" draw:start-glue-point="1" draw:end-shape="id80" draw:end-glue-point="3" svg:d="M21350 56008l5200 300" svg:viewBox="0 0 5201 301">
          <text:p/>
        </draw:connector>
        <draw:connector draw:style-name="gr4" draw:text-style-name="P1" draw:layer="layout" draw:type="line" svg:x1="21.35cm" svg:y1="56.008cm" svg:x2="24.75cm" svg:y2="57.274cm" draw:start-shape="id41" draw:start-glue-point="1" draw:end-shape="id39" draw:end-glue-point="3" svg:d="M21350 56008l3400 1266" svg:viewBox="0 0 3401 1267">
          <text:p/>
        </draw:connector>
        <draw:custom-shape draw:style-name="gr2" draw:text-style-name="P2" xml:id="id85" draw:id="id85" draw:layer="layout" svg:width="1cm" svg:height="0.9cm" svg:x="26.55cm" svg:y="51.858cm">
          <text:p text:style-name="P1"><text:span text:style-name="T1">NOT</text:span></text:p>
          <text:p text:style-name="P1"><text:span text:style-name="T1">2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52.308cm" svg:x2="31.344cm" svg:y2="52.325cm" draw:start-shape="id85" draw:start-glue-point="1" svg:d="M27550 52308l3794 17" svg:viewBox="0 0 3795 18">
          <text:p text:style-name="P1"><text:span text:style-name="T3">L9_c2</text:span></text:p>
        </draw:connector>
        <draw:custom-shape draw:style-name="gr2" draw:text-style-name="P2" xml:id="id86" draw:id="id86" draw:layer="layout" svg:width="1cm" svg:height="0.9cm" svg:x="28.35cm" svg:y="50.858cm">
          <text:p text:style-name="P1"><text:span text:style-name="T1">NOT</text:span></text:p>
          <text:p text:style-name="P1"><text:span text:style-name="T1">3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52.308cm" svg:x2="28.35cm" svg:y2="51.308cm" draw:start-shape="id85" draw:start-glue-point="1" draw:end-shape="id86" draw:end-glue-point="3" svg:d="M27550 52308l800-1000" svg:viewBox="0 0 801 1001">
          <text:p/>
        </draw:connector>
        <draw:connector draw:style-name="gr3" draw:text-style-name="P3" draw:layer="layout" draw:type="line" svg:x1="29.35cm" svg:y1="51.308cm" svg:x2="31.302cm" svg:y2="51.25cm" draw:start-shape="id86" draw:start-glue-point="1" svg:d="M29350 51308l1952-58" svg:viewBox="0 0 1953 59">
          <text:p text:style-name="P1"><text:span text:style-name="T2">L9_c1</text:span></text:p>
        </draw:connector>
        <draw:connector draw:style-name="gr3" draw:text-style-name="P3" draw:layer="layout" draw:type="line" svg:x1="29.35cm" svg:y1="54.308cm" svg:x2="31.276cm" svg:y2="54.313cm" draw:start-shape="id87" draw:start-glue-point="1" svg:d="M29350 54308l1926 5" svg:viewBox="0 0 1927 6">
          <text:p text:style-name="P1"><text:span text:style-name="T2">L9_d1</text:span></text:p>
        </draw:connector>
        <draw:connector draw:style-name="gr3" draw:text-style-name="P3" draw:layer="layout" draw:type="line" svg:x1="29.345cm" svg:y1="53.308cm" svg:x2="31.35cm" svg:y2="53.319cm" draw:start-shape="id88" draw:start-glue-point="1" svg:d="M29345 53308l2005 11" svg:viewBox="0 0 2006 12">
          <text:p text:style-name="P1"><text:span text:style-name="T2">L9_d2</text:span></text:p>
        </draw:connector>
        <draw:custom-shape draw:style-name="gr2" draw:text-style-name="P12" xml:id="id42" draw:id="id42" draw:layer="layout" svg:width="1cm" svg:height="0.9cm" svg:x="24.75cm" svg:y="53.858cm">
          <text:p text:style-name="P8"><text:span text:style-name="T6">XNOR</text:span></text:p>
          <text:p text:style-name="P1"><text:span text:style-name="T1">27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4.308cm" svg:x2="26.545cm" svg:y2="53.308cm" draw:start-shape="id42" draw:start-glue-point="1" draw:end-shape="id89" draw:end-glue-point="3" svg:d="M25750 54308l795-1000" svg:viewBox="0 0 796 1001">
          <text:p/>
        </draw:connector>
        <draw:custom-shape draw:style-name="gr2" draw:text-style-name="P12" xml:id="id90" draw:id="id90" draw:layer="layout" svg:width="1cm" svg:height="0.9cm" svg:x="24.75cm" svg:y="52.824cm">
          <text:p text:style-name="P8"><text:span text:style-name="T6">XOR</text:span></text:p>
          <text:p text:style-name="P1"><text:span text:style-name="T1">27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53.274cm" svg:x2="26.545cm" svg:y2="53.308cm" draw:start-shape="id90" draw:start-glue-point="1" draw:end-shape="id89" draw:end-glue-point="3" svg:d="M25750 53274l795 34" svg:viewBox="0 0 796 35">
          <text:p/>
        </draw:connector>
        <draw:custom-shape draw:style-name="gr2" draw:text-style-name="P10" xml:id="id89" draw:id="id89" draw:layer="layout" svg:width="1cm" svg:height="0.9cm" svg:x="26.545cm" svg:y="52.858cm">
          <text:p text:style-name="P9"><text:span text:style-name="T4">NAND</text:span></text:p>
          <text:p text:style-name="P9"><text:span text:style-name="T7">27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53.308cm" svg:x2="28.345cm" svg:y2="53.308cm" draw:start-shape="id89" draw:start-glue-point="1" draw:end-shape="id88" draw:end-glue-point="3" svg:d="M27545 53308h800" svg:viewBox="0 0 801 1">
          <text:p/>
        </draw:connector>
        <draw:custom-shape draw:style-name="gr2" draw:text-style-name="P2" xml:id="id88" draw:id="id88" draw:layer="layout" svg:width="1cm" svg:height="0.9cm" svg:x="28.345cm" svg:y="52.858cm">
          <text:p text:style-name="P1"><text:span text:style-name="T1">NOT</text:span></text:p>
          <text:p text:style-name="P1"><text:span text:style-name="T1">27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7" draw:id="id87" draw:layer="layout" svg:width="1cm" svg:height="0.9cm" svg:x="28.35cm" svg:y="53.858cm">
          <text:p text:style-name="P1"><text:span text:style-name="T1">NOT</text:span></text:p>
          <text:p text:style-name="P1"><text:span text:style-name="T1">2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4.308cm" svg:x2="28.35cm" svg:y2="54.308cm" draw:start-shape="id42" draw:start-glue-point="1" draw:end-shape="id87" draw:end-glue-point="3" svg:d="M25750 54308h2600" svg:viewBox="0 0 2601 1">
          <text:p/>
        </draw:connector>
        <draw:connector draw:style-name="gr4" draw:text-style-name="P1" draw:layer="layout" draw:type="line" svg:x1="21.35cm" svg:y1="54.008cm" svg:x2="24.75cm" svg:y2="54.308cm" draw:start-shape="id44" draw:start-glue-point="1" draw:end-shape="id42" draw:end-glue-point="3" svg:d="M21350 54008l3400 300" svg:viewBox="0 0 3401 301">
          <text:p/>
        </draw:connector>
        <draw:connector draw:style-name="gr4" draw:text-style-name="P1" draw:layer="layout" draw:type="line" svg:x1="21.35cm" svg:y1="54.008cm" svg:x2="24.75cm" svg:y2="53.274cm" draw:start-shape="id44" draw:start-glue-point="1" draw:end-shape="id90" draw:end-glue-point="3" svg:d="M21350 54008l3400-734" svg:viewBox="0 0 3401 735">
          <text:p/>
        </draw:connector>
        <draw:connector draw:style-name="gr4" draw:text-style-name="P1" draw:layer="layout" draw:type="line" svg:x1="21.35cm" svg:y1="52.008cm" svg:x2="24.75cm" svg:y2="53.274cm" draw:start-shape="id46" draw:start-glue-point="1" draw:end-shape="id90" draw:end-glue-point="3" svg:d="M21350 52008l3400 1266" svg:viewBox="0 0 3401 1267">
          <text:p/>
        </draw:connector>
        <draw:connector draw:style-name="gr4" draw:text-style-name="P1" draw:layer="layout" draw:type="line" svg:x1="21.35cm" svg:y1="52.008cm" svg:x2="26.55cm" svg:y2="52.308cm" draw:start-shape="id46" draw:start-glue-point="1" draw:end-shape="id85" draw:end-glue-point="3" svg:d="M21350 52008l5200 300" svg:viewBox="0 0 5201 301">
          <text:p/>
        </draw:connector>
        <draw:connector draw:style-name="gr4" draw:text-style-name="P1" draw:layer="layout" draw:type="line" svg:x1="21.35cm" svg:y1="52.008cm" svg:x2="24.75cm" svg:y2="50.308cm" draw:start-shape="id46" draw:start-glue-point="1" draw:end-shape="id91" draw:end-glue-point="3" svg:d="M21350 52008l3400-1700" svg:viewBox="0 0 3401 1701">
          <text:p/>
        </draw:connector>
        <draw:custom-shape draw:style-name="gr2" draw:text-style-name="P2" xml:id="id92" draw:id="id92" draw:layer="layout" svg:width="1cm" svg:height="0.9cm" svg:x="26.55cm" svg:y="43.858cm">
          <text:p text:style-name="P1"><text:span text:style-name="T1">NOT</text:span></text:p>
          <text:p text:style-name="P1"><text:span text:style-name="T1">3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44.308cm" svg:x2="31.344cm" svg:y2="44.325cm" draw:start-shape="id92" draw:start-glue-point="1" svg:d="M27550 44308l3794 17" svg:viewBox="0 0 3795 18">
          <text:p text:style-name="P1"><text:span text:style-name="T3">L11_c2</text:span></text:p>
        </draw:connector>
        <draw:custom-shape draw:style-name="gr2" draw:text-style-name="P2" xml:id="id93" draw:id="id93" draw:layer="layout" svg:width="1cm" svg:height="0.9cm" svg:x="28.35cm" svg:y="42.858cm">
          <text:p text:style-name="P1"><text:span text:style-name="T1">NOT</text:span></text:p>
          <text:p text:style-name="P1"><text:span text:style-name="T1">32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44.308cm" svg:x2="28.35cm" svg:y2="43.308cm" draw:start-shape="id92" draw:start-glue-point="1" draw:end-shape="id93" draw:end-glue-point="3" svg:d="M27550 44308l800-1000" svg:viewBox="0 0 801 1001">
          <text:p/>
        </draw:connector>
        <draw:connector draw:style-name="gr3" draw:text-style-name="P3" draw:layer="layout" draw:type="line" svg:x1="29.35cm" svg:y1="43.308cm" svg:x2="31.302cm" svg:y2="43.25cm" draw:start-shape="id93" draw:start-glue-point="1" svg:d="M29350 43308l1952-58" svg:viewBox="0 0 1953 59">
          <text:p text:style-name="P1"><text:span text:style-name="T2">L11_c1</text:span></text:p>
        </draw:connector>
        <draw:connector draw:style-name="gr3" draw:text-style-name="P3" draw:layer="layout" draw:type="line" svg:x1="29.35cm" svg:y1="46.308cm" svg:x2="31.276cm" svg:y2="46.313cm" draw:start-shape="id94" draw:start-glue-point="1" svg:d="M29350 46308l1926 5" svg:viewBox="0 0 1927 6">
          <text:p text:style-name="P1"><text:span text:style-name="T2">L11_d1</text:span></text:p>
        </draw:connector>
        <draw:connector draw:style-name="gr3" draw:text-style-name="P3" draw:layer="layout" draw:type="line" svg:x1="29.345cm" svg:y1="45.308cm" svg:x2="31.35cm" svg:y2="45.319cm" draw:start-shape="id95" draw:start-glue-point="1" svg:d="M29345 45308l2005 11" svg:viewBox="0 0 2006 12">
          <text:p text:style-name="P1"><text:span text:style-name="T2">L11_d2</text:span></text:p>
        </draw:connector>
        <draw:custom-shape draw:style-name="gr2" draw:text-style-name="P12" xml:id="id96" draw:id="id96" draw:layer="layout" svg:width="1cm" svg:height="0.9cm" svg:x="24.75cm" svg:y="45.858cm">
          <text:p text:style-name="P8"><text:span text:style-name="T6">XNOR</text:span></text:p>
          <text:p text:style-name="P1"><text:span text:style-name="T1">30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46.308cm" svg:x2="26.545cm" svg:y2="45.308cm" draw:start-shape="id96" draw:start-glue-point="1" draw:end-shape="id97" draw:end-glue-point="3" svg:d="M25750 46308l795-1000" svg:viewBox="0 0 796 1001">
          <text:p/>
        </draw:connector>
        <draw:custom-shape draw:style-name="gr2" draw:text-style-name="P12" xml:id="id98" draw:id="id98" draw:layer="layout" svg:width="1cm" svg:height="0.9cm" svg:x="24.75cm" svg:y="44.824cm">
          <text:p text:style-name="P8"><text:span text:style-name="T6">XOR</text:span></text:p>
          <text:p text:style-name="P1"><text:span text:style-name="T1">31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45.274cm" svg:x2="26.545cm" svg:y2="45.308cm" draw:start-shape="id98" draw:start-glue-point="1" draw:end-shape="id97" draw:end-glue-point="3" svg:d="M25750 45274l795 34" svg:viewBox="0 0 796 35">
          <text:p/>
        </draw:connector>
        <draw:custom-shape draw:style-name="gr2" draw:text-style-name="P10" xml:id="id97" draw:id="id97" draw:layer="layout" svg:width="1cm" svg:height="0.9cm" svg:x="26.545cm" svg:y="44.858cm">
          <text:p text:style-name="P9"><text:span text:style-name="T4">NAND</text:span></text:p>
          <text:p text:style-name="P9"><text:span text:style-name="T7">3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45.308cm" svg:x2="28.345cm" svg:y2="45.308cm" draw:start-shape="id97" draw:start-glue-point="1" draw:end-shape="id95" draw:end-glue-point="3" svg:d="M27545 45308h800" svg:viewBox="0 0 801 1">
          <text:p/>
        </draw:connector>
        <draw:custom-shape draw:style-name="gr2" draw:text-style-name="P2" xml:id="id95" draw:id="id95" draw:layer="layout" svg:width="1cm" svg:height="0.9cm" svg:x="28.345cm" svg:y="44.858cm">
          <text:p text:style-name="P1"><text:span text:style-name="T1">NOT</text:span></text:p>
          <text:p text:style-name="P1"><text:span text:style-name="T1">31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4" draw:id="id94" draw:layer="layout" svg:width="1cm" svg:height="0.9cm" svg:x="28.35cm" svg:y="45.858cm">
          <text:p text:style-name="P1"><text:span text:style-name="T1">NOT</text:span></text:p>
          <text:p text:style-name="P1"><text:span text:style-name="T1">3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46.308cm" svg:x2="28.35cm" svg:y2="46.308cm" draw:start-shape="id96" draw:start-glue-point="1" draw:end-shape="id94" draw:end-glue-point="3" svg:d="M25750 46308h2600" svg:viewBox="0 0 2601 1">
          <text:p/>
        </draw:connector>
        <draw:custom-shape draw:style-name="gr2" draw:text-style-name="P2" xml:id="id99" draw:id="id99" draw:layer="layout" svg:width="1cm" svg:height="0.9cm" svg:x="26.55cm" svg:y="47.858cm">
          <text:p text:style-name="P1"><text:span text:style-name="T1">NOT</text:span></text:p>
          <text:p text:style-name="P1"><text:span text:style-name="T1">28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48.308cm" svg:x2="31.344cm" svg:y2="48.325cm" draw:start-shape="id99" draw:start-glue-point="1" svg:d="M27550 48308l3794 17" svg:viewBox="0 0 3795 18">
          <text:p text:style-name="P1"><text:span text:style-name="T3">L10_c2</text:span></text:p>
        </draw:connector>
        <draw:custom-shape draw:style-name="gr2" draw:text-style-name="P2" xml:id="id100" draw:id="id100" draw:layer="layout" svg:width="1cm" svg:height="0.9cm" svg:x="28.35cm" svg:y="46.858cm">
          <text:p text:style-name="P1"><text:span text:style-name="T1">NOT</text:span></text:p>
          <text:p text:style-name="P1"><text:span text:style-name="T1">3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48.308cm" svg:x2="28.35cm" svg:y2="47.308cm" draw:start-shape="id99" draw:start-glue-point="1" draw:end-shape="id100" draw:end-glue-point="3" svg:d="M27550 48308l800-1000" svg:viewBox="0 0 801 1001">
          <text:p/>
        </draw:connector>
        <draw:connector draw:style-name="gr3" draw:text-style-name="P3" draw:layer="layout" draw:type="line" svg:x1="29.35cm" svg:y1="47.308cm" svg:x2="31.302cm" svg:y2="47.25cm" draw:start-shape="id100" draw:start-glue-point="1" svg:d="M29350 47308l1952-58" svg:viewBox="0 0 1953 59">
          <text:p text:style-name="P1"><text:span text:style-name="T2">L10_c1</text:span></text:p>
        </draw:connector>
        <draw:connector draw:style-name="gr3" draw:text-style-name="P3" draw:layer="layout" draw:type="line" svg:x1="29.35cm" svg:y1="50.308cm" svg:x2="31.276cm" svg:y2="50.313cm" draw:start-shape="id101" draw:start-glue-point="1" svg:d="M29350 50308l1926 5" svg:viewBox="0 0 1927 6">
          <text:p text:style-name="P1"><text:span text:style-name="T2">L10_d1</text:span></text:p>
        </draw:connector>
        <draw:connector draw:style-name="gr3" draw:text-style-name="P3" draw:layer="layout" draw:type="line" svg:x1="29.345cm" svg:y1="49.308cm" svg:x2="31.35cm" svg:y2="49.319cm" draw:start-shape="id102" draw:start-glue-point="1" svg:d="M29345 49308l2005 11" svg:viewBox="0 0 2006 12">
          <text:p text:style-name="P1"><text:span text:style-name="T2">L10_d2</text:span></text:p>
        </draw:connector>
        <draw:custom-shape draw:style-name="gr2" draw:text-style-name="P12" xml:id="id91" draw:id="id91" draw:layer="layout" svg:width="1cm" svg:height="0.9cm" svg:x="24.75cm" svg:y="49.858cm">
          <text:p text:style-name="P8"><text:span text:style-name="T6">XNOR</text:span></text:p>
          <text:p text:style-name="P1"><text:span text:style-name="T1">29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0.308cm" svg:x2="26.545cm" svg:y2="49.308cm" draw:start-shape="id91" draw:start-glue-point="1" draw:end-shape="id103" draw:end-glue-point="3" svg:d="M25750 50308l795-1000" svg:viewBox="0 0 796 1001">
          <text:p/>
        </draw:connector>
        <draw:custom-shape draw:style-name="gr2" draw:text-style-name="P12" xml:id="id104" draw:id="id104" draw:layer="layout" svg:width="1cm" svg:height="0.9cm" svg:x="24.75cm" svg:y="48.824cm">
          <text:p text:style-name="P8"><text:span text:style-name="T6">XOR</text:span></text:p>
          <text:p text:style-name="P1"><text:span text:style-name="T1">29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49.274cm" svg:x2="26.545cm" svg:y2="49.308cm" draw:start-shape="id104" draw:start-glue-point="1" draw:end-shape="id103" draw:end-glue-point="3" svg:d="M25750 49274l795 34" svg:viewBox="0 0 796 35">
          <text:p/>
        </draw:connector>
        <draw:custom-shape draw:style-name="gr2" draw:text-style-name="P10" xml:id="id103" draw:id="id103" draw:layer="layout" svg:width="1cm" svg:height="0.9cm" svg:x="26.545cm" svg:y="48.858cm">
          <text:p text:style-name="P9"><text:span text:style-name="T4">NAND</text:span></text:p>
          <text:p text:style-name="P9"><text:span text:style-name="T7">29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49.308cm" svg:x2="28.345cm" svg:y2="49.308cm" draw:start-shape="id103" draw:start-glue-point="1" draw:end-shape="id102" draw:end-glue-point="3" svg:d="M27545 49308h800" svg:viewBox="0 0 801 1">
          <text:p/>
        </draw:connector>
        <draw:custom-shape draw:style-name="gr2" draw:text-style-name="P2" xml:id="id102" draw:id="id102" draw:layer="layout" svg:width="1cm" svg:height="0.9cm" svg:x="28.345cm" svg:y="48.858cm">
          <text:p text:style-name="P1"><text:span text:style-name="T1">NOT</text:span></text:p>
          <text:p text:style-name="P1"><text:span text:style-name="T1">30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1" draw:id="id101" draw:layer="layout" svg:width="1cm" svg:height="0.9cm" svg:x="28.35cm" svg:y="49.858cm">
          <text:p text:style-name="P1"><text:span text:style-name="T1">NOT</text:span></text:p>
          <text:p text:style-name="P1"><text:span text:style-name="T1">3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0.308cm" svg:x2="28.35cm" svg:y2="50.308cm" draw:start-shape="id91" draw:start-glue-point="1" draw:end-shape="id101" draw:end-glue-point="3" svg:d="M25750 50308h2600" svg:viewBox="0 0 2601 1">
          <text:p/>
        </draw:connector>
        <draw:connector draw:style-name="gr4" draw:text-style-name="P1" draw:layer="layout" draw:type="line" svg:x1="21.35cm" svg:y1="50.008cm" svg:x2="24.75cm" svg:y2="50.308cm" draw:start-shape="id48" draw:start-glue-point="1" draw:end-shape="id91" draw:end-glue-point="3" svg:d="M21350 50008l3400 300" svg:viewBox="0 0 3401 301">
          <text:p/>
        </draw:connector>
        <draw:connector draw:style-name="gr4" draw:text-style-name="P1" draw:layer="layout" draw:type="line" svg:x1="21.35cm" svg:y1="50.008cm" svg:x2="24.75cm" svg:y2="49.274cm" draw:start-shape="id48" draw:start-glue-point="1" draw:end-shape="id104" draw:end-glue-point="3" svg:d="M21350 50008l3400-734" svg:viewBox="0 0 3401 735">
          <text:p/>
        </draw:connector>
        <draw:connector draw:style-name="gr4" draw:text-style-name="P1" draw:layer="layout" draw:type="line" svg:x1="21.35cm" svg:y1="48.008cm" svg:x2="26.55cm" svg:y2="48.308cm" draw:start-shape="id50" draw:start-glue-point="1" draw:end-shape="id99" draw:end-glue-point="3" svg:d="M21350 48008l5200 300" svg:viewBox="0 0 5201 301">
          <text:p/>
        </draw:connector>
        <draw:connector draw:style-name="gr4" draw:text-style-name="P1" draw:layer="layout" draw:type="line" svg:x1="21.35cm" svg:y1="48.008cm" svg:x2="24.75cm" svg:y2="49.274cm" draw:start-shape="id50" draw:start-glue-point="1" draw:end-shape="id104" draw:end-glue-point="3" svg:d="M21350 48008l3400 1266" svg:viewBox="0 0 3401 1267">
          <text:p/>
        </draw:connector>
        <draw:connector draw:style-name="gr4" draw:text-style-name="P1" draw:layer="layout" draw:type="line" svg:x1="21.35cm" svg:y1="48.008cm" svg:x2="24.75cm" svg:y2="46.308cm" draw:start-shape="id50" draw:start-glue-point="1" draw:end-shape="id96" draw:end-glue-point="3" svg:d="M21350 48008l3400-1700" svg:viewBox="0 0 3401 1701">
          <text:p/>
        </draw:connector>
        <draw:connector draw:style-name="gr4" draw:text-style-name="P1" draw:layer="layout" draw:type="line" svg:x1="21.35cm" svg:y1="46.108cm" svg:x2="24.75cm" svg:y2="46.308cm" draw:start-shape="id52" draw:start-glue-point="1" draw:end-shape="id96" draw:end-glue-point="3" svg:d="M21350 46108l3400 200" svg:viewBox="0 0 3401 201">
          <text:p/>
        </draw:connector>
        <draw:connector draw:style-name="gr4" draw:text-style-name="P1" draw:layer="layout" draw:type="line" svg:x1="21.35cm" svg:y1="46.108cm" svg:x2="24.75cm" svg:y2="45.274cm" draw:start-shape="id52" draw:start-glue-point="1" draw:end-shape="id98" draw:end-glue-point="3" svg:d="M21350 46108l3400-834" svg:viewBox="0 0 3401 835">
          <text:p/>
        </draw:connector>
        <draw:connector draw:style-name="gr4" draw:text-style-name="P1" draw:layer="layout" draw:type="line" svg:x1="21.35cm" svg:y1="44.008cm" svg:x2="26.55cm" svg:y2="44.308cm" draw:start-shape="id54" draw:start-glue-point="1" draw:end-shape="id92" draw:end-glue-point="3" svg:d="M21350 44008l5200 300" svg:viewBox="0 0 5201 301">
          <text:p/>
        </draw:connector>
        <draw:connector draw:style-name="gr4" draw:text-style-name="P1" draw:layer="layout" draw:type="line" svg:x1="21.35cm" svg:y1="44.008cm" svg:x2="24.75cm" svg:y2="45.274cm" draw:start-shape="id54" draw:start-glue-point="1" draw:end-shape="id98" draw:end-glue-point="3" svg:d="M21350 44008l3400 1266" svg:viewBox="0 0 3401 1267">
          <text:p/>
        </draw:connector>
        <draw:custom-shape draw:style-name="gr2" draw:text-style-name="P2" xml:id="id108" draw:id="id108" draw:layer="layout" svg:width="7.1cm" svg:height="0.9cm" svg:x="35.2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28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5" draw:id="id105" draw:layer="layout" svg:width="7.1cm" svg:height="0.9cm" svg:x="54.2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0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7" draw:id="id107" draw:layer="layout" svg:width="7.1cm" svg:height="0.9cm" svg:x="44.6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8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6" draw:id="id106" draw:layer="layout" svg:width="7.1cm" svg:height="0.9cm" svg:x="64.3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9" draw:id="id109" draw:layer="layout" svg:width="1cm" svg:height="0.9cm" svg:x="69.95cm" svg:y="63.855cm">
          <text:p text:style-name="P1"><text:span text:style-name="T1">NOT</text:span></text:p>
          <text:p text:style-name="P1"><text:span text:style-name="T1">351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65.797cm" svg:x2="64.35cm" svg:y2="65.797cm" draw:start-shape="id105" draw:start-glue-point="1" draw:end-shape="id106" svg:d="M61350 65797h3000" svg:viewBox="0 0 3001 1">
          <text:p/>
        </draw:connector>
        <draw:connector draw:style-name="gr4" draw:text-style-name="P3" draw:layer="layout" draw:type="line" svg:x1="51.75cm" svg:y1="65.797cm" svg:x2="54.25cm" svg:y2="65.797cm" draw:start-shape="id107" draw:start-glue-point="1" draw:end-shape="id105" svg:d="M51750 65797h2500" svg:viewBox="0 0 2501 1">
          <text:p/>
        </draw:connector>
        <draw:connector draw:style-name="gr4" draw:text-style-name="P3" draw:layer="layout" draw:type="line" svg:x1="42.35cm" svg:y1="65.797cm" svg:x2="44.65cm" svg:y2="65.797cm" draw:start-shape="id108" draw:start-glue-point="1" draw:end-shape="id107" draw:end-glue-point="3" svg:d="M42350 65797h2300" svg:viewBox="0 0 2301 1">
          <text:p/>
        </draw:connector>
        <draw:connector draw:style-name="gr4" draw:text-style-name="P3" draw:layer="layout" draw:type="line" svg:x1="70.449cm" svg:y1="65.347cm" svg:x2="70.45cm" svg:y2="64.755cm" draw:start-shape="id106" draw:start-glue-point="15" draw:end-shape="id109" draw:end-glue-point="2" svg:d="M70449 65347l1-592" svg:viewBox="0 0 2 593">
          <text:p/>
        </draw:connector>
        <draw:connector draw:style-name="gr3" draw:text-style-name="P3" draw:layer="layout" draw:type="line" svg:x1="39.849cm" svg:y1="65.347cm" svg:x2="39.855cm" svg:y2="64.097cm" draw:start-shape="id108" draw:start-glue-point="12" svg:d="M39849 65347l6-1250" svg:viewBox="0 0 7 1251">
          <text:p text:style-name="P1"><text:span text:style-name="T2">L6_00</text:span></text:p>
        </draw:connector>
        <draw:connector draw:style-name="gr3" draw:text-style-name="P3" draw:layer="layout" draw:type="line" svg:x1="33.521cm" svg:y1="66.497cm" svg:x2="35.25cm" svg:y2="66.247cm" draw:end-shape="id108" draw:end-glue-point="18" svg:d="M33521 66497l1729-250" svg:viewBox="0 0 1730 251">
          <text:p text:style-name="P1"><text:span text:style-name="T2">L6_d2</text:span></text:p>
        </draw:connector>
        <draw:connector draw:style-name="gr3" draw:text-style-name="P3" draw:layer="layout" draw:type="line" svg:x1="33.362cm" svg:y1="66.154cm" svg:x2="35.25cm" svg:y2="66.046cm" draw:end-shape="id108" draw:end-glue-point="17" svg:d="M33362 66154l1888-108" svg:viewBox="0 0 1889 109">
          <text:p text:style-name="P1"><text:span text:style-name="T2">L6_d1</text:span></text:p>
        </draw:connector>
        <draw:connector draw:style-name="gr3" draw:text-style-name="P3" draw:layer="layout" draw:type="line" svg:x1="33.309cm" svg:y1="65.836cm" svg:x2="35.25cm" svg:y2="65.797cm" draw:end-shape="id108" svg:d="M33309 65836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67.566cm" svg:x2="40.249cm" svg:y2="66.247cm" draw:end-shape="id108" draw:end-glue-point="11" svg:d="M40242 67566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68.201cm" svg:x2="39.549cm" svg:y2="66.247cm" draw:end-shape="id108" draw:end-glue-point="10" svg:d="M39581 68201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67.547cm" svg:x2="41.749cm" svg:y2="66.247cm" draw:end-shape="id108" draw:end-glue-point="14" svg:d="M41742 67547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68.201cm" svg:x2="41.049cm" svg:y2="66.247cm" draw:end-shape="id108" draw:end-glue-point="13" svg:d="M41082 68201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67.512cm" svg:x2="45.951cm" svg:y2="66.247cm" draw:end-shape="id107" draw:end-glue-point="5" svg:d="M45949 67512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68.217cm" svg:x2="45.351cm" svg:y2="66.247cm" draw:end-shape="id107" draw:end-glue-point="4" svg:d="M45381 68217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67.479cm" svg:x2="47.451cm" svg:y2="66.247cm" draw:end-shape="id107" draw:end-glue-point="8" svg:d="M47436 67479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68.304cm" svg:x2="46.751cm" svg:y2="66.247cm" draw:end-shape="id107" draw:end-glue-point="7" svg:d="M46775 68304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67.453cm" svg:x2="49.649cm" svg:y2="66.247cm" draw:end-shape="id107" draw:end-glue-point="11" svg:d="M49685 67453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68.247cm" svg:x2="48.949cm" svg:y2="66.247cm" draw:end-shape="id107" draw:end-glue-point="10" svg:d="M48971 68247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67.477cm" svg:x2="36.551cm" svg:y2="66.247cm" draw:end-shape="id108" draw:end-glue-point="5" svg:d="M36537 67477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68.201cm" svg:x2="35.951cm" svg:y2="66.247cm" draw:end-shape="id108" draw:end-glue-point="4" svg:d="M35982 68201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66.127cm" svg:x2="44.65cm" svg:y2="66.046cm" draw:end-shape="id107" draw:end-glue-point="17" svg:d="M43019 66127l1631-81" svg:viewBox="0 0 1632 82">
          <text:p text:style-name="P1"><text:span text:style-name="T2">L6_d1</text:span></text:p>
        </draw:connector>
        <draw:connector draw:style-name="gr3" draw:text-style-name="P3" draw:layer="layout" draw:type="line" svg:x1="43.046cm" svg:y1="66.55cm" svg:x2="44.65cm" svg:y2="66.247cm" draw:end-shape="id107" draw:end-glue-point="18" svg:d="M43046 66550l1604-303" svg:viewBox="0 0 1605 304">
          <text:p text:style-name="P1"><text:span text:style-name="T2">L6_d2</text:span></text:p>
        </draw:connector>
        <draw:connector draw:style-name="gr3" draw:text-style-name="P3" draw:layer="layout" draw:type="line" svg:x1="38.045cm" svg:y1="67.476cm" svg:x2="38.051cm" svg:y2="66.247cm" draw:end-shape="id108" draw:end-glue-point="8" svg:d="M38045 67476l6-1229" svg:viewBox="0 0 7 1230">
          <text:p text:style-name="P1"><text:span text:style-name="T2">L6_c2/20</text:span></text:p>
        </draw:connector>
        <draw:connector draw:style-name="gr3" draw:text-style-name="P3" draw:layer="layout" draw:type="line" svg:x1="37.41cm" svg:y1="68.164cm" svg:x2="37.351cm" svg:y2="66.247cm" draw:end-shape="id108" draw:end-glue-point="7" svg:d="M37410 68164l-59-1917" svg:viewBox="0 0 60 1918">
          <text:p text:style-name="P1"><text:span text:style-name="T2">L6_c2/21</text:span></text:p>
        </draw:connector>
        <draw:connector draw:style-name="gr3" draw:text-style-name="P3" draw:layer="layout" draw:type="line" svg:x1="33.441cm" svg:y1="65.148cm" svg:x2="35.25cm" svg:y2="65.347cm" draw:end-shape="id108" draw:end-glue-point="19" svg:d="M33441 65148l1809 199" svg:viewBox="0 0 1810 200">
          <text:p text:style-name="P1"><text:span text:style-name="T2">L6_c1</text:span></text:p>
        </draw:connector>
        <draw:connector draw:style-name="gr3" draw:text-style-name="P13" draw:layer="layout" draw:type="line" svg:x1="33.362cm" svg:y1="65.492cm" svg:x2="35.25cm" svg:y2="65.548cm" draw:end-shape="id108" draw:end-glue-point="16" svg:d="M33362 65492l1888 56" svg:viewBox="0 0 1889 57">
          <text:p text:style-name="P1"><text:span text:style-name="T3">L6_c2</text:span></text:p>
        </draw:connector>
        <draw:connector draw:style-name="gr3" draw:text-style-name="P3" draw:layer="layout" draw:type="line" svg:x1="42.829cm" svg:y1="65.147cm" svg:x2="44.65cm" svg:y2="65.347cm" draw:end-shape="id107" draw:end-glue-point="19" svg:d="M42829 65147l1821 200" svg:viewBox="0 0 1822 201">
          <text:p text:style-name="P1"><text:span text:style-name="T2">L6_c1</text:span></text:p>
        </draw:connector>
        <draw:connector draw:style-name="gr3" draw:text-style-name="P13" draw:layer="layout" draw:type="line" svg:x1="42.75cm" svg:y1="65.491cm" svg:x2="44.65cm" svg:y2="65.548cm" draw:end-shape="id107" draw:end-glue-point="16" svg:d="M42750 65491l1900 57" svg:viewBox="0 0 1901 58">
          <text:p text:style-name="P1"><text:span text:style-name="T3">L6_c2</text:span></text:p>
        </draw:connector>
        <draw:connector draw:style-name="gr3" draw:text-style-name="P3" draw:layer="layout" draw:type="line" svg:x1="51.194cm" svg:y1="67.423cm" svg:x2="51.149cm" svg:y2="66.247cm" draw:end-shape="id107" draw:end-glue-point="14" svg:d="M51194 67423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68.191cm" svg:x2="50.449cm" svg:y2="66.247cm" draw:end-shape="id107" draw:end-glue-point="13" svg:d="M50453 68191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67.466cm" svg:x2="55.551cm" svg:y2="66.247cm" draw:end-shape="id105" draw:end-glue-point="5" svg:d="M55552 67466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68.147cm" svg:x2="54.951cm" svg:y2="66.247cm" draw:end-shape="id105" draw:end-glue-point="4" svg:d="M54983 68147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67.406cm" svg:x2="57.051cm" svg:y2="66.247cm" draw:end-shape="id105" draw:end-glue-point="8" svg:d="M57038 67406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68.147cm" svg:x2="56.351cm" svg:y2="66.247cm" draw:end-shape="id105" draw:end-glue-point="7" svg:d="M56377 68147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67.265cm" svg:x2="59.249cm" svg:y2="66.247cm" draw:end-shape="id105" draw:end-glue-point="11" svg:d="M59265 67265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68.147cm" svg:x2="58.549cm" svg:y2="66.247cm" draw:end-shape="id105" draw:end-glue-point="10" svg:d="M58575 68147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67.284cm" svg:x2="60.749cm" svg:y2="66.247cm" draw:end-shape="id105" draw:end-glue-point="14" svg:d="M60744 67284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68.086cm" svg:x2="60.049cm" svg:y2="66.247cm" draw:end-shape="id105" draw:end-glue-point="13" svg:d="M60032 68086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66.127cm" svg:x2="54.25cm" svg:y2="66.046cm" draw:end-shape="id105" draw:end-glue-point="17" svg:d="M52619 66127l1631-81" svg:viewBox="0 0 1632 82">
          <text:p text:style-name="P1"><text:span text:style-name="T2">L6_d1</text:span></text:p>
        </draw:connector>
        <draw:connector draw:style-name="gr3" draw:text-style-name="P3" draw:layer="layout" draw:type="line" svg:x1="52.646cm" svg:y1="66.55cm" svg:x2="54.25cm" svg:y2="66.247cm" draw:end-shape="id105" draw:end-glue-point="18" svg:d="M52646 66550l1604-303" svg:viewBox="0 0 1605 304">
          <text:p text:style-name="P1"><text:span text:style-name="T2">L6_d2</text:span></text:p>
        </draw:connector>
        <draw:connector draw:style-name="gr3" draw:text-style-name="P3" draw:layer="layout" draw:type="line" svg:x1="52.429cm" svg:y1="65.147cm" svg:x2="54.25cm" svg:y2="65.347cm" svg:d="M52429 65147l1821 200" svg:viewBox="0 0 1822 201">
          <text:p text:style-name="P1"><text:span text:style-name="T2">L6_c1</text:span></text:p>
        </draw:connector>
        <draw:connector draw:style-name="gr3" draw:text-style-name="P13" draw:layer="layout" draw:type="line" svg:x1="52.35cm" svg:y1="65.491cm" svg:x2="54.25cm" svg:y2="65.548cm" draw:end-shape="id105" draw:end-glue-point="16" svg:d="M52350 65491l1900 57" svg:viewBox="0 0 1901 58">
          <text:p text:style-name="P1"><text:span text:style-name="T3">L6_c2</text:span></text:p>
        </draw:connector>
        <draw:connector draw:style-name="gr3" draw:text-style-name="P3" draw:layer="layout" draw:type="line" svg:x1="65.651cm" svg:y1="67.466cm" svg:x2="65.651cm" svg:y2="66.247cm" draw:end-shape="id106" draw:end-glue-point="5" svg:d="M65651 67466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68.147cm" svg:x2="65.051cm" svg:y2="66.247cm" draw:end-shape="id106" draw:end-glue-point="4" svg:d="M65082 68147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67.406cm" svg:x2="67.151cm" svg:y2="66.247cm" draw:end-shape="id106" draw:end-glue-point="8" svg:d="M67137 67406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68.147cm" svg:x2="66.451cm" svg:y2="66.247cm" draw:end-shape="id106" draw:end-glue-point="7" svg:d="M66476 68147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67.265cm" svg:x2="69.349cm" svg:y2="66.247cm" draw:end-shape="id106" draw:end-glue-point="11" svg:d="M69364 67265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68.147cm" svg:x2="68.649cm" svg:y2="66.247cm" draw:end-shape="id106" draw:end-glue-point="10" svg:d="M68674 68147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67.284cm" svg:x2="70.849cm" svg:y2="66.247cm" draw:end-shape="id106" draw:end-glue-point="14" svg:d="M70843 67284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68.086cm" svg:x2="70.149cm" svg:y2="66.247cm" draw:end-shape="id106" draw:end-glue-point="13" svg:d="M70131 68086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66.127cm" svg:x2="64.35cm" svg:y2="66.046cm" draw:end-shape="id106" draw:end-glue-point="17" svg:d="M62719 66127l1631-81" svg:viewBox="0 0 1632 82">
          <text:p text:style-name="P1"><text:span text:style-name="T2">L6_d1</text:span></text:p>
        </draw:connector>
        <draw:connector draw:style-name="gr3" draw:text-style-name="P3" draw:layer="layout" draw:type="line" svg:x1="62.746cm" svg:y1="66.55cm" svg:x2="64.35cm" svg:y2="66.247cm" draw:end-shape="id106" draw:end-glue-point="18" svg:d="M62746 66550l1604-303" svg:viewBox="0 0 1605 304">
          <text:p text:style-name="P1"><text:span text:style-name="T2">L6_d2</text:span></text:p>
        </draw:connector>
        <draw:connector draw:style-name="gr3" draw:text-style-name="P3" draw:layer="layout" draw:type="line" svg:x1="62.529cm" svg:y1="65.147cm" svg:x2="64.35cm" svg:y2="65.347cm" draw:end-shape="id106" draw:end-glue-point="19" svg:d="M62529 65147l1821 200" svg:viewBox="0 0 1822 201">
          <text:p text:style-name="P1"><text:span text:style-name="T2">L6_c1</text:span></text:p>
        </draw:connector>
        <draw:connector draw:style-name="gr3" draw:text-style-name="P13" draw:layer="layout" draw:type="line" svg:x1="62.45cm" svg:y1="65.491cm" svg:x2="64.35cm" svg:y2="65.548cm" draw:end-shape="id106" draw:end-glue-point="16" svg:d="M62450 65491l1900 57" svg:viewBox="0 0 1901 58">
          <text:p text:style-name="P1"><text:span text:style-name="T3">L6_c2</text:span></text:p>
        </draw:connector>
        <draw:connector draw:style-name="gr3" draw:text-style-name="P3" draw:layer="layout" draw:type="line" svg:x1="41.349cm" svg:y1="65.347cm" svg:x2="41.35cm" svg:y2="64.055cm" draw:start-shape="id108" draw:start-glue-point="15" svg:d="M41349 65347l1-1292" svg:viewBox="0 0 2 1293">
          <text:p text:style-name="P1"><text:span text:style-name="T2">L6_01</text:span></text:p>
        </draw:connector>
        <draw:connector draw:style-name="gr3" draw:text-style-name="P3" draw:layer="layout" draw:type="line" svg:x1="45.651cm" svg:y1="65.347cm" svg:x2="45.65cm" svg:y2="64.055cm" draw:start-shape="id107" draw:start-glue-point="6" svg:d="M45651 65347l-1-1292" svg:viewBox="0 0 2 1293">
          <text:p text:style-name="P1"><text:span text:style-name="T2">L6_02</text:span></text:p>
        </draw:connector>
        <draw:connector draw:style-name="gr3" draw:text-style-name="P3" draw:layer="layout" draw:type="line" svg:x1="47.051cm" svg:y1="65.347cm" svg:x2="47.049cm" svg:y2="64.055cm" draw:start-shape="id107" draw:start-glue-point="9" svg:d="M47051 65347l-2-1292" svg:viewBox="0 0 3 1293">
          <text:p text:style-name="P1"><text:span text:style-name="T2">L6_03</text:span></text:p>
        </draw:connector>
        <draw:connector draw:style-name="gr3" draw:text-style-name="P3" draw:layer="layout" draw:type="line" svg:x1="49.249cm" svg:y1="65.347cm" svg:x2="49.249cm" svg:y2="64.063cm" draw:start-shape="id107" draw:start-glue-point="12" svg:d="M49249 65347v-1284" svg:viewBox="0 0 1 1285">
          <text:p text:style-name="P1"><text:span text:style-name="T2">L6_04</text:span></text:p>
        </draw:connector>
        <draw:connector draw:style-name="gr3" draw:text-style-name="P3" draw:layer="layout" draw:type="line" svg:x1="50.749cm" svg:y1="65.347cm" svg:x2="50.75cm" svg:y2="64.071cm" draw:start-shape="id107" draw:start-glue-point="15" svg:d="M50749 65347l1-1276" svg:viewBox="0 0 2 1277">
          <text:p text:style-name="P1"><text:span text:style-name="T2">L6_05</text:span></text:p>
        </draw:connector>
        <draw:connector draw:style-name="gr3" draw:text-style-name="P3" draw:layer="layout" draw:type="line" svg:x1="55.251cm" svg:y1="65.347cm" svg:x2="55.25cm" svg:y2="64.079cm" draw:start-shape="id105" draw:start-glue-point="6" svg:d="M55251 65347l-1-1268" svg:viewBox="0 0 2 1269">
          <text:p text:style-name="P1"><text:span text:style-name="T2">L6_06</text:span></text:p>
        </draw:connector>
        <draw:connector draw:style-name="gr3" draw:text-style-name="P3" draw:layer="layout" draw:type="line" svg:x1="56.651cm" svg:y1="65.347cm" svg:x2="56.65cm" svg:y2="64.087cm" draw:start-shape="id105" draw:start-glue-point="9" svg:d="M56651 65347l-1-1260" svg:viewBox="0 0 2 1261">
          <text:p text:style-name="P1"><text:span text:style-name="T2">L6_07</text:span></text:p>
        </draw:connector>
        <draw:connector draw:style-name="gr3" draw:text-style-name="P3" draw:layer="layout" draw:type="line" svg:x1="58.849cm" svg:y1="65.347cm" svg:x2="58.849cm" svg:y2="64.055cm" draw:start-shape="id105" draw:start-glue-point="12" svg:d="M58849 65347v-1292" svg:viewBox="0 0 1 1293">
          <text:p text:style-name="P1"><text:span text:style-name="T2">L6_08</text:span></text:p>
        </draw:connector>
        <draw:connector draw:style-name="gr3" draw:text-style-name="P3" draw:layer="layout" draw:type="line" svg:x1="60.349cm" svg:y1="65.347cm" svg:x2="60.35cm" svg:y2="64.055cm" draw:start-shape="id105" draw:start-glue-point="15" svg:d="M60349 65347l1-1292" svg:viewBox="0 0 2 1293">
          <text:p text:style-name="P1"><text:span text:style-name="T2">L6_09</text:span></text:p>
        </draw:connector>
        <draw:connector draw:style-name="gr3" draw:text-style-name="P3" draw:layer="layout" draw:type="line" svg:x1="65.351cm" svg:y1="65.347cm" svg:x2="65.351cm" svg:y2="64.055cm" draw:start-shape="id106" draw:start-glue-point="6" svg:d="M65351 65347v-1292" svg:viewBox="0 0 1 1293">
          <text:p text:style-name="P1"><text:span text:style-name="T2">L6_10</text:span></text:p>
        </draw:connector>
        <draw:connector draw:style-name="gr3" draw:text-style-name="P3" draw:layer="layout" draw:type="line" svg:x1="66.751cm" svg:y1="65.347cm" svg:x2="66.75cm" svg:y2="64.055cm" draw:start-shape="id106" draw:start-glue-point="9" svg:d="M66751 65347l-1-1292" svg:viewBox="0 0 2 1293">
          <text:p text:style-name="P1"><text:span text:style-name="T2">L6_11</text:span></text:p>
        </draw:connector>
        <draw:connector draw:style-name="gr3" draw:text-style-name="P3" draw:layer="layout" draw:type="line" svg:x1="68.949cm" svg:y1="65.347cm" svg:x2="68.949cm" svg:y2="64.055cm" draw:start-shape="id106" draw:start-glue-point="12" svg:d="M68949 65347v-1292" svg:viewBox="0 0 1 1293">
          <text:p text:style-name="P1"><text:span text:style-name="T2">L6_12</text:span></text:p>
        </draw:connector>
        <draw:connector draw:style-name="gr3" draw:text-style-name="P3" draw:layer="layout" draw:type="line" svg:x1="70.45cm" svg:y1="63.855cm" svg:x2="70.45cm" svg:y2="62.563cm" draw:start-shape="id109" draw:start-glue-point="0" svg:d="M70450 63855v-1292" svg:viewBox="0 0 1 1293">
          <text:p text:style-name="P1"><text:span text:style-name="T2">/L6_12</text:span></text:p>
        </draw:connector>
        <draw:custom-shape draw:style-name="gr2" draw:text-style-name="P2" xml:id="id113" draw:id="id113" draw:layer="layout" svg:width="7.1cm" svg:height="0.9cm" svg:x="35.2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29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0" draw:id="id110" draw:layer="layout" svg:width="7.1cm" svg:height="0.9cm" svg:x="54.2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2" draw:id="id112" draw:layer="layout" svg:width="7.1cm" svg:height="0.9cm" svg:x="44.6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9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1" draw:id="id111" draw:layer="layout" svg:width="7.1cm" svg:height="0.9cm" svg:x="64.3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4" draw:id="id114" draw:layer="layout" svg:width="1cm" svg:height="0.9cm" svg:x="69.95cm" svg:y="58.655cm">
          <text:p text:style-name="P1"><text:span text:style-name="T1">NOT</text:span></text:p>
          <text:p text:style-name="P1"><text:span text:style-name="T1">330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60.597cm" svg:x2="64.35cm" svg:y2="60.597cm" draw:start-shape="id110" draw:start-glue-point="1" draw:end-shape="id111" svg:d="M61350 60597h3000" svg:viewBox="0 0 3001 1">
          <text:p/>
        </draw:connector>
        <draw:connector draw:style-name="gr4" draw:text-style-name="P3" draw:layer="layout" draw:type="line" svg:x1="51.75cm" svg:y1="60.597cm" svg:x2="54.25cm" svg:y2="60.597cm" draw:start-shape="id112" draw:start-glue-point="1" draw:end-shape="id110" svg:d="M51750 60597h2500" svg:viewBox="0 0 2501 1">
          <text:p/>
        </draw:connector>
        <draw:connector draw:style-name="gr4" draw:text-style-name="P3" draw:layer="layout" draw:type="line" svg:x1="42.35cm" svg:y1="60.597cm" svg:x2="44.65cm" svg:y2="60.597cm" draw:start-shape="id113" draw:start-glue-point="1" draw:end-shape="id112" draw:end-glue-point="3" svg:d="M42350 60597h2300" svg:viewBox="0 0 2301 1">
          <text:p/>
        </draw:connector>
        <draw:connector draw:style-name="gr4" draw:text-style-name="P3" draw:layer="layout" draw:type="line" svg:x1="70.449cm" svg:y1="60.147cm" svg:x2="70.45cm" svg:y2="59.555cm" draw:start-shape="id111" draw:start-glue-point="15" draw:end-shape="id114" draw:end-glue-point="2" svg:d="M70449 60147l1-592" svg:viewBox="0 0 2 593">
          <text:p/>
        </draw:connector>
        <draw:connector draw:style-name="gr3" draw:text-style-name="P3" draw:layer="layout" draw:type="line" svg:x1="39.849cm" svg:y1="60.147cm" svg:x2="39.855cm" svg:y2="58.897cm" draw:start-shape="id113" draw:start-glue-point="12" svg:d="M39849 60147l6-1250" svg:viewBox="0 0 7 1251">
          <text:p text:style-name="P1"><text:span text:style-name="T2">L7_00</text:span></text:p>
        </draw:connector>
        <draw:connector draw:style-name="gr3" draw:text-style-name="P3" draw:layer="layout" draw:type="line" svg:x1="33.521cm" svg:y1="61.297cm" svg:x2="35.25cm" svg:y2="61.047cm" draw:end-shape="id113" draw:end-glue-point="18" svg:d="M33521 61297l1729-250" svg:viewBox="0 0 1730 251">
          <text:p text:style-name="P1"><text:span text:style-name="T2">L7_d2</text:span></text:p>
        </draw:connector>
        <draw:connector draw:style-name="gr3" draw:text-style-name="P3" draw:layer="layout" draw:type="line" svg:x1="33.362cm" svg:y1="60.954cm" svg:x2="35.25cm" svg:y2="60.846cm" draw:end-shape="id113" draw:end-glue-point="17" svg:d="M33362 60954l1888-108" svg:viewBox="0 0 1889 109">
          <text:p text:style-name="P1"><text:span text:style-name="T2">L7_d1</text:span></text:p>
        </draw:connector>
        <draw:connector draw:style-name="gr3" draw:text-style-name="P3" draw:layer="layout" draw:type="line" svg:x1="33.309cm" svg:y1="60.636cm" svg:x2="35.25cm" svg:y2="60.597cm" draw:end-shape="id113" svg:d="M33309 60636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62.366cm" svg:x2="40.249cm" svg:y2="61.047cm" draw:end-shape="id113" draw:end-glue-point="11" svg:d="M40242 62366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63.001cm" svg:x2="39.549cm" svg:y2="61.047cm" draw:end-shape="id113" draw:end-glue-point="10" svg:d="M39581 63001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62.347cm" svg:x2="41.749cm" svg:y2="61.047cm" draw:end-shape="id113" draw:end-glue-point="14" svg:d="M41742 62347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63.001cm" svg:x2="41.049cm" svg:y2="61.047cm" draw:end-shape="id113" draw:end-glue-point="13" svg:d="M41082 63001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62.312cm" svg:x2="45.951cm" svg:y2="61.047cm" draw:end-shape="id112" draw:end-glue-point="5" svg:d="M45949 62312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63.017cm" svg:x2="45.351cm" svg:y2="61.047cm" draw:end-shape="id112" draw:end-glue-point="4" svg:d="M45381 63017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62.279cm" svg:x2="47.451cm" svg:y2="61.047cm" draw:end-shape="id112" draw:end-glue-point="8" svg:d="M47436 62279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63.104cm" svg:x2="46.751cm" svg:y2="61.047cm" draw:end-shape="id112" draw:end-glue-point="7" svg:d="M46775 63104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62.253cm" svg:x2="49.649cm" svg:y2="61.047cm" draw:end-shape="id112" draw:end-glue-point="11" svg:d="M49685 62253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63.047cm" svg:x2="48.949cm" svg:y2="61.047cm" draw:end-shape="id112" draw:end-glue-point="10" svg:d="M48971 63047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62.277cm" svg:x2="36.551cm" svg:y2="61.047cm" draw:end-shape="id113" draw:end-glue-point="5" svg:d="M36537 62277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63.001cm" svg:x2="35.951cm" svg:y2="61.047cm" draw:end-shape="id113" draw:end-glue-point="4" svg:d="M35982 63001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60.927cm" svg:x2="44.65cm" svg:y2="60.846cm" draw:end-shape="id112" draw:end-glue-point="17" svg:d="M43019 60927l1631-81" svg:viewBox="0 0 1632 82">
          <text:p text:style-name="P1"><text:span text:style-name="T2">L7_d1</text:span></text:p>
        </draw:connector>
        <draw:connector draw:style-name="gr3" draw:text-style-name="P3" draw:layer="layout" draw:type="line" svg:x1="43.046cm" svg:y1="61.35cm" svg:x2="44.65cm" svg:y2="61.047cm" draw:end-shape="id112" draw:end-glue-point="18" svg:d="M43046 61350l1604-303" svg:viewBox="0 0 1605 304">
          <text:p text:style-name="P1"><text:span text:style-name="T2">L7_d2</text:span></text:p>
        </draw:connector>
        <draw:connector draw:style-name="gr3" draw:text-style-name="P3" draw:layer="layout" draw:type="line" svg:x1="38.045cm" svg:y1="62.276cm" svg:x2="38.051cm" svg:y2="61.047cm" draw:end-shape="id113" draw:end-glue-point="8" svg:d="M38045 62276l6-1229" svg:viewBox="0 0 7 1230">
          <text:p text:style-name="P1"><text:span text:style-name="T2">L7_c2/20</text:span></text:p>
        </draw:connector>
        <draw:connector draw:style-name="gr3" draw:text-style-name="P3" draw:layer="layout" draw:type="line" svg:x1="37.41cm" svg:y1="62.964cm" svg:x2="37.351cm" svg:y2="61.047cm" draw:end-shape="id113" draw:end-glue-point="7" svg:d="M37410 62964l-59-1917" svg:viewBox="0 0 60 1918">
          <text:p text:style-name="P1"><text:span text:style-name="T2">L7_c2/21</text:span></text:p>
        </draw:connector>
        <draw:connector draw:style-name="gr3" draw:text-style-name="P3" draw:layer="layout" draw:type="line" svg:x1="33.441cm" svg:y1="59.948cm" svg:x2="35.25cm" svg:y2="60.147cm" draw:end-shape="id113" draw:end-glue-point="19" svg:d="M33441 59948l1809 199" svg:viewBox="0 0 1810 200">
          <text:p text:style-name="P1"><text:span text:style-name="T2">L7_c1</text:span></text:p>
        </draw:connector>
        <draw:connector draw:style-name="gr3" draw:text-style-name="P13" draw:layer="layout" draw:type="line" svg:x1="33.362cm" svg:y1="60.292cm" svg:x2="35.25cm" svg:y2="60.348cm" draw:end-shape="id113" draw:end-glue-point="16" svg:d="M33362 60292l1888 56" svg:viewBox="0 0 1889 57">
          <text:p text:style-name="P1"><text:span text:style-name="T3">L7_c2</text:span></text:p>
        </draw:connector>
        <draw:connector draw:style-name="gr3" draw:text-style-name="P3" draw:layer="layout" draw:type="line" svg:x1="42.829cm" svg:y1="59.947cm" svg:x2="44.65cm" svg:y2="60.147cm" draw:end-shape="id112" draw:end-glue-point="19" svg:d="M42829 59947l1821 200" svg:viewBox="0 0 1822 201">
          <text:p text:style-name="P1"><text:span text:style-name="T2">L7_c1</text:span></text:p>
        </draw:connector>
        <draw:connector draw:style-name="gr3" draw:text-style-name="P13" draw:layer="layout" draw:type="line" svg:x1="42.75cm" svg:y1="60.291cm" svg:x2="44.65cm" svg:y2="60.348cm" draw:end-shape="id112" draw:end-glue-point="16" svg:d="M42750 60291l1900 57" svg:viewBox="0 0 1901 58">
          <text:p text:style-name="P1"><text:span text:style-name="T3">L7_c2</text:span></text:p>
        </draw:connector>
        <draw:connector draw:style-name="gr3" draw:text-style-name="P3" draw:layer="layout" draw:type="line" svg:x1="51.194cm" svg:y1="62.223cm" svg:x2="51.149cm" svg:y2="61.047cm" draw:end-shape="id112" draw:end-glue-point="14" svg:d="M51194 62223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62.991cm" svg:x2="50.449cm" svg:y2="61.047cm" draw:end-shape="id112" draw:end-glue-point="13" svg:d="M50453 62991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62.266cm" svg:x2="55.551cm" svg:y2="61.047cm" draw:end-shape="id110" draw:end-glue-point="5" svg:d="M55552 62266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62.947cm" svg:x2="54.951cm" svg:y2="61.047cm" draw:end-shape="id110" draw:end-glue-point="4" svg:d="M54983 62947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62.206cm" svg:x2="57.051cm" svg:y2="61.047cm" draw:end-shape="id110" draw:end-glue-point="8" svg:d="M57038 62206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62.947cm" svg:x2="56.351cm" svg:y2="61.047cm" draw:end-shape="id110" draw:end-glue-point="7" svg:d="M56377 62947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62.065cm" svg:x2="59.249cm" svg:y2="61.047cm" draw:end-shape="id110" draw:end-glue-point="11" svg:d="M59265 62065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62.947cm" svg:x2="58.549cm" svg:y2="61.047cm" draw:end-shape="id110" draw:end-glue-point="10" svg:d="M58575 62947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62.084cm" svg:x2="60.749cm" svg:y2="61.047cm" draw:end-shape="id110" draw:end-glue-point="14" svg:d="M60744 62084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62.886cm" svg:x2="60.049cm" svg:y2="61.047cm" draw:end-shape="id110" draw:end-glue-point="13" svg:d="M60032 62886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60.927cm" svg:x2="54.25cm" svg:y2="60.846cm" draw:end-shape="id110" draw:end-glue-point="17" svg:d="M52619 60927l1631-81" svg:viewBox="0 0 1632 82">
          <text:p text:style-name="P1"><text:span text:style-name="T2">L7_d1</text:span></text:p>
        </draw:connector>
        <draw:connector draw:style-name="gr3" draw:text-style-name="P3" draw:layer="layout" draw:type="line" svg:x1="52.646cm" svg:y1="61.35cm" svg:x2="54.25cm" svg:y2="61.047cm" draw:end-shape="id110" draw:end-glue-point="18" svg:d="M52646 61350l1604-303" svg:viewBox="0 0 1605 304">
          <text:p text:style-name="P1"><text:span text:style-name="T2">L7_d2</text:span></text:p>
        </draw:connector>
        <draw:connector draw:style-name="gr3" draw:text-style-name="P3" draw:layer="layout" draw:type="line" svg:x1="52.429cm" svg:y1="59.947cm" svg:x2="54.25cm" svg:y2="60.147cm" svg:d="M52429 59947l1821 200" svg:viewBox="0 0 1822 201">
          <text:p text:style-name="P1"><text:span text:style-name="T2">L7_c1</text:span></text:p>
        </draw:connector>
        <draw:connector draw:style-name="gr3" draw:text-style-name="P13" draw:layer="layout" draw:type="line" svg:x1="52.35cm" svg:y1="60.291cm" svg:x2="54.25cm" svg:y2="60.348cm" draw:end-shape="id110" draw:end-glue-point="16" svg:d="M52350 60291l1900 57" svg:viewBox="0 0 1901 58">
          <text:p text:style-name="P1"><text:span text:style-name="T3">L7_c2</text:span></text:p>
        </draw:connector>
        <draw:connector draw:style-name="gr3" draw:text-style-name="P3" draw:layer="layout" draw:type="line" svg:x1="65.651cm" svg:y1="62.266cm" svg:x2="65.651cm" svg:y2="61.047cm" draw:end-shape="id111" draw:end-glue-point="5" svg:d="M65651 62266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62.947cm" svg:x2="65.051cm" svg:y2="61.047cm" draw:end-shape="id111" draw:end-glue-point="4" svg:d="M65082 62947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62.206cm" svg:x2="67.151cm" svg:y2="61.047cm" draw:end-shape="id111" draw:end-glue-point="8" svg:d="M67137 62206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62.947cm" svg:x2="66.451cm" svg:y2="61.047cm" draw:end-shape="id111" draw:end-glue-point="7" svg:d="M66476 62947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62.065cm" svg:x2="69.349cm" svg:y2="61.047cm" draw:end-shape="id111" draw:end-glue-point="11" svg:d="M69364 62065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62.947cm" svg:x2="68.649cm" svg:y2="61.047cm" draw:end-shape="id111" draw:end-glue-point="10" svg:d="M68674 62947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62.084cm" svg:x2="70.849cm" svg:y2="61.047cm" draw:end-shape="id111" draw:end-glue-point="14" svg:d="M70843 62084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62.886cm" svg:x2="70.149cm" svg:y2="61.047cm" draw:end-shape="id111" draw:end-glue-point="13" svg:d="M70131 62886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60.927cm" svg:x2="64.35cm" svg:y2="60.846cm" draw:end-shape="id111" draw:end-glue-point="17" svg:d="M62719 60927l1631-81" svg:viewBox="0 0 1632 82">
          <text:p text:style-name="P1"><text:span text:style-name="T2">L7_d1</text:span></text:p>
        </draw:connector>
        <draw:connector draw:style-name="gr3" draw:text-style-name="P3" draw:layer="layout" draw:type="line" svg:x1="62.746cm" svg:y1="61.35cm" svg:x2="64.35cm" svg:y2="61.047cm" draw:end-shape="id111" draw:end-glue-point="18" svg:d="M62746 61350l1604-303" svg:viewBox="0 0 1605 304">
          <text:p text:style-name="P1"><text:span text:style-name="T2">L7_d2</text:span></text:p>
        </draw:connector>
        <draw:connector draw:style-name="gr3" draw:text-style-name="P3" draw:layer="layout" draw:type="line" svg:x1="62.529cm" svg:y1="59.947cm" svg:x2="64.35cm" svg:y2="60.147cm" draw:end-shape="id111" draw:end-glue-point="19" svg:d="M62529 59947l1821 200" svg:viewBox="0 0 1822 201">
          <text:p text:style-name="P1"><text:span text:style-name="T2">L7_c1</text:span></text:p>
        </draw:connector>
        <draw:connector draw:style-name="gr3" draw:text-style-name="P13" draw:layer="layout" draw:type="line" svg:x1="62.45cm" svg:y1="60.291cm" svg:x2="64.35cm" svg:y2="60.348cm" draw:end-shape="id111" draw:end-glue-point="16" svg:d="M62450 60291l1900 57" svg:viewBox="0 0 1901 58">
          <text:p text:style-name="P1"><text:span text:style-name="T3">L7_c2</text:span></text:p>
        </draw:connector>
        <draw:connector draw:style-name="gr3" draw:text-style-name="P3" draw:layer="layout" draw:type="line" svg:x1="41.349cm" svg:y1="60.147cm" svg:x2="41.35cm" svg:y2="58.855cm" draw:start-shape="id113" draw:start-glue-point="15" svg:d="M41349 60147l1-1292" svg:viewBox="0 0 2 1293">
          <text:p text:style-name="P1"><text:span text:style-name="T2">L7_01</text:span></text:p>
        </draw:connector>
        <draw:connector draw:style-name="gr3" draw:text-style-name="P3" draw:layer="layout" draw:type="line" svg:x1="45.651cm" svg:y1="60.147cm" svg:x2="45.65cm" svg:y2="58.855cm" draw:start-shape="id112" draw:start-glue-point="6" svg:d="M45651 60147l-1-1292" svg:viewBox="0 0 2 1293">
          <text:p text:style-name="P1"><text:span text:style-name="T2">L7_02</text:span></text:p>
        </draw:connector>
        <draw:connector draw:style-name="gr3" draw:text-style-name="P3" draw:layer="layout" draw:type="line" svg:x1="47.051cm" svg:y1="60.147cm" svg:x2="47.049cm" svg:y2="58.855cm" draw:start-shape="id112" draw:start-glue-point="9" svg:d="M47051 60147l-2-1292" svg:viewBox="0 0 3 1293">
          <text:p text:style-name="P1"><text:span text:style-name="T2">L7_03</text:span></text:p>
        </draw:connector>
        <draw:connector draw:style-name="gr3" draw:text-style-name="P3" draw:layer="layout" draw:type="line" svg:x1="49.249cm" svg:y1="60.147cm" svg:x2="49.249cm" svg:y2="58.863cm" draw:start-shape="id112" draw:start-glue-point="12" svg:d="M49249 60147v-1284" svg:viewBox="0 0 1 1285">
          <text:p text:style-name="P1"><text:span text:style-name="T2">L7_04</text:span></text:p>
        </draw:connector>
        <draw:connector draw:style-name="gr3" draw:text-style-name="P3" draw:layer="layout" draw:type="line" svg:x1="50.749cm" svg:y1="60.147cm" svg:x2="50.75cm" svg:y2="58.871cm" draw:start-shape="id112" draw:start-glue-point="15" svg:d="M50749 60147l1-1276" svg:viewBox="0 0 2 1277">
          <text:p text:style-name="P1"><text:span text:style-name="T2">L7_05</text:span></text:p>
        </draw:connector>
        <draw:connector draw:style-name="gr3" draw:text-style-name="P3" draw:layer="layout" draw:type="line" svg:x1="55.251cm" svg:y1="60.147cm" svg:x2="55.25cm" svg:y2="58.879cm" draw:start-shape="id110" draw:start-glue-point="6" svg:d="M55251 60147l-1-1268" svg:viewBox="0 0 2 1269">
          <text:p text:style-name="P1"><text:span text:style-name="T2">L7_06</text:span></text:p>
        </draw:connector>
        <draw:connector draw:style-name="gr3" draw:text-style-name="P3" draw:layer="layout" draw:type="line" svg:x1="56.651cm" svg:y1="60.147cm" svg:x2="56.65cm" svg:y2="58.887cm" draw:start-shape="id110" draw:start-glue-point="9" svg:d="M56651 60147l-1-1260" svg:viewBox="0 0 2 1261">
          <text:p text:style-name="P1"><text:span text:style-name="T2">L7_07</text:span></text:p>
        </draw:connector>
        <draw:connector draw:style-name="gr3" draw:text-style-name="P3" draw:layer="layout" draw:type="line" svg:x1="58.849cm" svg:y1="60.147cm" svg:x2="58.849cm" svg:y2="58.855cm" draw:start-shape="id110" draw:start-glue-point="12" svg:d="M58849 60147v-1292" svg:viewBox="0 0 1 1293">
          <text:p text:style-name="P1"><text:span text:style-name="T2">L7_08</text:span></text:p>
        </draw:connector>
        <draw:connector draw:style-name="gr3" draw:text-style-name="P3" draw:layer="layout" draw:type="line" svg:x1="60.349cm" svg:y1="60.147cm" svg:x2="60.35cm" svg:y2="58.855cm" draw:start-shape="id110" draw:start-glue-point="15" svg:d="M60349 60147l1-1292" svg:viewBox="0 0 2 1293">
          <text:p text:style-name="P1"><text:span text:style-name="T2">L7_09</text:span></text:p>
        </draw:connector>
        <draw:connector draw:style-name="gr3" draw:text-style-name="P3" draw:layer="layout" draw:type="line" svg:x1="65.351cm" svg:y1="60.147cm" svg:x2="65.351cm" svg:y2="58.855cm" draw:start-shape="id111" draw:start-glue-point="6" svg:d="M65351 60147v-1292" svg:viewBox="0 0 1 1293">
          <text:p text:style-name="P1"><text:span text:style-name="T2">L7_10</text:span></text:p>
        </draw:connector>
        <draw:connector draw:style-name="gr3" draw:text-style-name="P3" draw:layer="layout" draw:type="line" svg:x1="66.751cm" svg:y1="60.147cm" svg:x2="66.75cm" svg:y2="58.855cm" draw:start-shape="id111" draw:start-glue-point="9" svg:d="M66751 60147l-1-1292" svg:viewBox="0 0 2 1293">
          <text:p text:style-name="P1"><text:span text:style-name="T2">L7_11</text:span></text:p>
        </draw:connector>
        <draw:connector draw:style-name="gr3" draw:text-style-name="P3" draw:layer="layout" draw:type="line" svg:x1="68.949cm" svg:y1="60.147cm" svg:x2="68.949cm" svg:y2="58.855cm" draw:start-shape="id111" draw:start-glue-point="12" svg:d="M68949 60147v-1292" svg:viewBox="0 0 1 1293">
          <text:p text:style-name="P1"><text:span text:style-name="T2">L7_12</text:span></text:p>
        </draw:connector>
        <draw:connector draw:style-name="gr3" draw:text-style-name="P3" draw:layer="layout" draw:type="line" svg:x1="70.45cm" svg:y1="58.655cm" svg:x2="70.45cm" svg:y2="57.363cm" draw:start-shape="id114" draw:start-glue-point="0" svg:d="M70450 58655v-1292" svg:viewBox="0 0 1 1293">
          <text:p text:style-name="P1"><text:span text:style-name="T2">/L7_12</text:span></text:p>
        </draw:connector>
        <draw:custom-shape draw:style-name="gr2" draw:text-style-name="P2" xml:id="id118" draw:id="id118" draw:layer="layout" svg:width="7.1cm" svg:height="0.9cm" svg:x="35.2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29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5" draw:id="id115" draw:layer="layout" svg:width="7.1cm" svg:height="0.9cm" svg:x="54.2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7" draw:id="id117" draw:layer="layout" svg:width="7.1cm" svg:height="0.9cm" svg:x="44.6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6" draw:id="id116" draw:layer="layout" svg:width="7.1cm" svg:height="0.9cm" svg:x="64.3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2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9" draw:id="id119" draw:layer="layout" svg:width="1cm" svg:height="0.9cm" svg:x="69.95cm" svg:y="53.443cm">
          <text:p text:style-name="P1"><text:span text:style-name="T1">NOT</text:span></text:p>
          <text:p text:style-name="P1"><text:span text:style-name="T1">320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55.385cm" svg:x2="64.35cm" svg:y2="55.385cm" draw:start-shape="id115" draw:start-glue-point="1" draw:end-shape="id116" svg:d="M61350 55385h3000" svg:viewBox="0 0 3001 1">
          <text:p/>
        </draw:connector>
        <draw:connector draw:style-name="gr4" draw:text-style-name="P3" draw:layer="layout" draw:type="line" svg:x1="51.75cm" svg:y1="55.385cm" svg:x2="54.25cm" svg:y2="55.385cm" draw:start-shape="id117" draw:start-glue-point="1" draw:end-shape="id115" svg:d="M51750 55385h2500" svg:viewBox="0 0 2501 1">
          <text:p/>
        </draw:connector>
        <draw:connector draw:style-name="gr4" draw:text-style-name="P3" draw:layer="layout" draw:type="line" svg:x1="42.35cm" svg:y1="55.385cm" svg:x2="44.65cm" svg:y2="55.385cm" draw:start-shape="id118" draw:start-glue-point="1" draw:end-shape="id117" draw:end-glue-point="3" svg:d="M42350 55385h2300" svg:viewBox="0 0 2301 1">
          <text:p/>
        </draw:connector>
        <draw:connector draw:style-name="gr4" draw:text-style-name="P3" draw:layer="layout" draw:type="line" svg:x1="70.449cm" svg:y1="54.935cm" svg:x2="70.45cm" svg:y2="54.343cm" draw:start-shape="id116" draw:start-glue-point="15" draw:end-shape="id119" draw:end-glue-point="2" svg:d="M70449 54935l1-592" svg:viewBox="0 0 2 593">
          <text:p/>
        </draw:connector>
        <draw:connector draw:style-name="gr3" draw:text-style-name="P3" draw:layer="layout" draw:type="line" svg:x1="39.849cm" svg:y1="54.935cm" svg:x2="39.855cm" svg:y2="53.685cm" draw:start-shape="id118" draw:start-glue-point="12" svg:d="M39849 54935l6-1250" svg:viewBox="0 0 7 1251">
          <text:p text:style-name="P1"><text:span text:style-name="T2">L8_00</text:span></text:p>
        </draw:connector>
        <draw:connector draw:style-name="gr3" draw:text-style-name="P3" draw:layer="layout" draw:type="line" svg:x1="33.521cm" svg:y1="56.085cm" svg:x2="35.25cm" svg:y2="55.835cm" draw:end-shape="id118" draw:end-glue-point="18" svg:d="M33521 56085l1729-250" svg:viewBox="0 0 1730 251">
          <text:p text:style-name="P1"><text:span text:style-name="T2">L8_d2</text:span></text:p>
        </draw:connector>
        <draw:connector draw:style-name="gr3" draw:text-style-name="P3" draw:layer="layout" draw:type="line" svg:x1="33.362cm" svg:y1="55.742cm" svg:x2="35.25cm" svg:y2="55.634cm" draw:end-shape="id118" draw:end-glue-point="17" svg:d="M33362 55742l1888-108" svg:viewBox="0 0 1889 109">
          <text:p text:style-name="P1"><text:span text:style-name="T2">L8_d1</text:span></text:p>
        </draw:connector>
        <draw:connector draw:style-name="gr3" draw:text-style-name="P3" draw:layer="layout" draw:type="line" svg:x1="33.309cm" svg:y1="55.424cm" svg:x2="35.25cm" svg:y2="55.385cm" draw:end-shape="id118" svg:d="M33309 55424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57.154cm" svg:x2="40.249cm" svg:y2="55.835cm" draw:end-shape="id118" draw:end-glue-point="11" svg:d="M40242 57154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57.789cm" svg:x2="39.549cm" svg:y2="55.835cm" draw:end-shape="id118" draw:end-glue-point="10" svg:d="M39581 57789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57.135cm" svg:x2="41.749cm" svg:y2="55.835cm" draw:end-shape="id118" draw:end-glue-point="14" svg:d="M41742 57135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57.789cm" svg:x2="41.049cm" svg:y2="55.835cm" draw:end-shape="id118" draw:end-glue-point="13" svg:d="M41082 57789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57.1cm" svg:x2="45.951cm" svg:y2="55.835cm" draw:end-shape="id117" draw:end-glue-point="5" svg:d="M45949 57100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57.805cm" svg:x2="45.351cm" svg:y2="55.835cm" draw:end-shape="id117" draw:end-glue-point="4" svg:d="M45381 57805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57.067cm" svg:x2="47.451cm" svg:y2="55.835cm" draw:end-shape="id117" draw:end-glue-point="8" svg:d="M47436 57067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57.892cm" svg:x2="46.751cm" svg:y2="55.835cm" draw:end-shape="id117" draw:end-glue-point="7" svg:d="M46775 57892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57.041cm" svg:x2="49.649cm" svg:y2="55.835cm" draw:end-shape="id117" draw:end-glue-point="11" svg:d="M49685 57041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57.835cm" svg:x2="48.949cm" svg:y2="55.835cm" draw:end-shape="id117" draw:end-glue-point="10" svg:d="M48971 57835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57.065cm" svg:x2="36.551cm" svg:y2="55.835cm" draw:end-shape="id118" draw:end-glue-point="5" svg:d="M36537 57065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57.789cm" svg:x2="35.951cm" svg:y2="55.835cm" draw:end-shape="id118" draw:end-glue-point="4" svg:d="M35982 57789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55.715cm" svg:x2="44.65cm" svg:y2="55.634cm" draw:end-shape="id117" draw:end-glue-point="17" svg:d="M43019 55715l1631-81" svg:viewBox="0 0 1632 82">
          <text:p text:style-name="P1"><text:span text:style-name="T2">L8_d1</text:span></text:p>
        </draw:connector>
        <draw:connector draw:style-name="gr3" draw:text-style-name="P3" draw:layer="layout" draw:type="line" svg:x1="43.046cm" svg:y1="56.138cm" svg:x2="44.65cm" svg:y2="55.835cm" draw:end-shape="id117" draw:end-glue-point="18" svg:d="M43046 56138l1604-303" svg:viewBox="0 0 1605 304">
          <text:p text:style-name="P1"><text:span text:style-name="T2">L8_d2</text:span></text:p>
        </draw:connector>
        <draw:connector draw:style-name="gr3" draw:text-style-name="P3" draw:layer="layout" draw:type="line" svg:x1="38.045cm" svg:y1="57.064cm" svg:x2="38.051cm" svg:y2="55.835cm" draw:end-shape="id118" draw:end-glue-point="8" svg:d="M38045 57064l6-1229" svg:viewBox="0 0 7 1230">
          <text:p text:style-name="P1"><text:span text:style-name="T2">L8_c2/20</text:span></text:p>
        </draw:connector>
        <draw:connector draw:style-name="gr3" draw:text-style-name="P3" draw:layer="layout" draw:type="line" svg:x1="37.41cm" svg:y1="57.752cm" svg:x2="37.351cm" svg:y2="55.835cm" draw:end-shape="id118" draw:end-glue-point="7" svg:d="M37410 57752l-59-1917" svg:viewBox="0 0 60 1918">
          <text:p text:style-name="P1"><text:span text:style-name="T2">L8_c2/21</text:span></text:p>
        </draw:connector>
        <draw:connector draw:style-name="gr3" draw:text-style-name="P3" draw:layer="layout" draw:type="line" svg:x1="33.441cm" svg:y1="54.736cm" svg:x2="35.25cm" svg:y2="54.935cm" draw:end-shape="id118" draw:end-glue-point="19" svg:d="M33441 54736l1809 199" svg:viewBox="0 0 1810 200">
          <text:p text:style-name="P1"><text:span text:style-name="T2">L8_c1</text:span></text:p>
        </draw:connector>
        <draw:connector draw:style-name="gr3" draw:text-style-name="P13" draw:layer="layout" draw:type="line" svg:x1="33.362cm" svg:y1="55.08cm" svg:x2="35.25cm" svg:y2="55.136cm" draw:end-shape="id118" draw:end-glue-point="16" svg:d="M33362 55080l1888 56" svg:viewBox="0 0 1889 57">
          <text:p text:style-name="P1"><text:span text:style-name="T3">L8_c2</text:span></text:p>
        </draw:connector>
        <draw:connector draw:style-name="gr3" draw:text-style-name="P3" draw:layer="layout" draw:type="line" svg:x1="42.829cm" svg:y1="54.735cm" svg:x2="44.65cm" svg:y2="54.935cm" draw:end-shape="id117" draw:end-glue-point="19" svg:d="M42829 54735l1821 200" svg:viewBox="0 0 1822 201">
          <text:p text:style-name="P1"><text:span text:style-name="T2">L8_c1</text:span></text:p>
        </draw:connector>
        <draw:connector draw:style-name="gr3" draw:text-style-name="P13" draw:layer="layout" draw:type="line" svg:x1="42.75cm" svg:y1="55.079cm" svg:x2="44.65cm" svg:y2="55.136cm" draw:end-shape="id117" draw:end-glue-point="16" svg:d="M42750 55079l1900 57" svg:viewBox="0 0 1901 58">
          <text:p text:style-name="P1"><text:span text:style-name="T3">L8_c2</text:span></text:p>
        </draw:connector>
        <draw:connector draw:style-name="gr3" draw:text-style-name="P3" draw:layer="layout" draw:type="line" svg:x1="51.194cm" svg:y1="57.011cm" svg:x2="51.149cm" svg:y2="55.835cm" draw:end-shape="id117" draw:end-glue-point="14" svg:d="M51194 57011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57.779cm" svg:x2="50.449cm" svg:y2="55.835cm" draw:end-shape="id117" draw:end-glue-point="13" svg:d="M50453 57779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57.054cm" svg:x2="55.551cm" svg:y2="55.835cm" draw:end-shape="id115" draw:end-glue-point="5" svg:d="M55552 57054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57.735cm" svg:x2="54.951cm" svg:y2="55.835cm" draw:end-shape="id115" draw:end-glue-point="4" svg:d="M54983 57735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56.994cm" svg:x2="57.051cm" svg:y2="55.835cm" draw:end-shape="id115" draw:end-glue-point="8" svg:d="M57038 56994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57.735cm" svg:x2="56.351cm" svg:y2="55.835cm" draw:end-shape="id115" draw:end-glue-point="7" svg:d="M56377 57735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56.853cm" svg:x2="59.249cm" svg:y2="55.835cm" draw:end-shape="id115" draw:end-glue-point="11" svg:d="M59265 56853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57.735cm" svg:x2="58.549cm" svg:y2="55.835cm" draw:end-shape="id115" draw:end-glue-point="10" svg:d="M58575 57735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56.872cm" svg:x2="60.749cm" svg:y2="55.835cm" draw:end-shape="id115" draw:end-glue-point="14" svg:d="M60744 56872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57.674cm" svg:x2="60.049cm" svg:y2="55.835cm" draw:end-shape="id115" draw:end-glue-point="13" svg:d="M60032 57674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55.715cm" svg:x2="54.25cm" svg:y2="55.634cm" draw:end-shape="id115" draw:end-glue-point="17" svg:d="M52619 55715l1631-81" svg:viewBox="0 0 1632 82">
          <text:p text:style-name="P1"><text:span text:style-name="T2">L8_d1</text:span></text:p>
        </draw:connector>
        <draw:connector draw:style-name="gr3" draw:text-style-name="P3" draw:layer="layout" draw:type="line" svg:x1="52.646cm" svg:y1="56.138cm" svg:x2="54.25cm" svg:y2="55.835cm" draw:end-shape="id115" draw:end-glue-point="18" svg:d="M52646 56138l1604-303" svg:viewBox="0 0 1605 304">
          <text:p text:style-name="P1"><text:span text:style-name="T2">L8_d2</text:span></text:p>
        </draw:connector>
        <draw:connector draw:style-name="gr3" draw:text-style-name="P3" draw:layer="layout" draw:type="line" svg:x1="52.429cm" svg:y1="54.735cm" svg:x2="54.25cm" svg:y2="54.935cm" svg:d="M52429 54735l1821 200" svg:viewBox="0 0 1822 201">
          <text:p text:style-name="P1"><text:span text:style-name="T2">L8_c1</text:span></text:p>
        </draw:connector>
        <draw:connector draw:style-name="gr3" draw:text-style-name="P13" draw:layer="layout" draw:type="line" svg:x1="52.35cm" svg:y1="55.079cm" svg:x2="54.25cm" svg:y2="55.136cm" draw:end-shape="id115" draw:end-glue-point="16" svg:d="M52350 55079l1900 57" svg:viewBox="0 0 1901 58">
          <text:p text:style-name="P1"><text:span text:style-name="T3">L8_c2</text:span></text:p>
        </draw:connector>
        <draw:connector draw:style-name="gr3" draw:text-style-name="P3" draw:layer="layout" draw:type="line" svg:x1="65.651cm" svg:y1="57.054cm" svg:x2="65.651cm" svg:y2="55.835cm" draw:end-shape="id116" draw:end-glue-point="5" svg:d="M65651 57054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57.735cm" svg:x2="65.051cm" svg:y2="55.835cm" draw:end-shape="id116" draw:end-glue-point="4" svg:d="M65082 57735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56.994cm" svg:x2="67.151cm" svg:y2="55.835cm" draw:end-shape="id116" draw:end-glue-point="8" svg:d="M67137 56994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57.735cm" svg:x2="66.451cm" svg:y2="55.835cm" draw:end-shape="id116" draw:end-glue-point="7" svg:d="M66476 57735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56.853cm" svg:x2="69.349cm" svg:y2="55.835cm" draw:end-shape="id116" draw:end-glue-point="11" svg:d="M69364 56853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57.735cm" svg:x2="68.649cm" svg:y2="55.835cm" draw:end-shape="id116" draw:end-glue-point="10" svg:d="M68674 57735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56.872cm" svg:x2="70.849cm" svg:y2="55.835cm" draw:end-shape="id116" draw:end-glue-point="14" svg:d="M70843 56872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57.674cm" svg:x2="70.149cm" svg:y2="55.835cm" draw:end-shape="id116" draw:end-glue-point="13" svg:d="M70131 57674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55.715cm" svg:x2="64.35cm" svg:y2="55.634cm" draw:end-shape="id116" draw:end-glue-point="17" svg:d="M62719 55715l1631-81" svg:viewBox="0 0 1632 82">
          <text:p text:style-name="P1"><text:span text:style-name="T2">L8_d1</text:span></text:p>
        </draw:connector>
        <draw:connector draw:style-name="gr3" draw:text-style-name="P3" draw:layer="layout" draw:type="line" svg:x1="62.746cm" svg:y1="56.138cm" svg:x2="64.35cm" svg:y2="55.835cm" draw:end-shape="id116" draw:end-glue-point="18" svg:d="M62746 56138l1604-303" svg:viewBox="0 0 1605 304">
          <text:p text:style-name="P1"><text:span text:style-name="T2">L8_d2</text:span></text:p>
        </draw:connector>
        <draw:connector draw:style-name="gr3" draw:text-style-name="P3" draw:layer="layout" draw:type="line" svg:x1="62.529cm" svg:y1="54.735cm" svg:x2="64.35cm" svg:y2="54.935cm" draw:end-shape="id116" draw:end-glue-point="19" svg:d="M62529 54735l1821 200" svg:viewBox="0 0 1822 201">
          <text:p text:style-name="P1"><text:span text:style-name="T2">L8_c1</text:span></text:p>
        </draw:connector>
        <draw:connector draw:style-name="gr3" draw:text-style-name="P13" draw:layer="layout" draw:type="line" svg:x1="62.45cm" svg:y1="55.079cm" svg:x2="64.35cm" svg:y2="55.136cm" draw:end-shape="id116" draw:end-glue-point="16" svg:d="M62450 55079l1900 57" svg:viewBox="0 0 1901 58">
          <text:p text:style-name="P1"><text:span text:style-name="T3">L8_c2</text:span></text:p>
        </draw:connector>
        <draw:connector draw:style-name="gr3" draw:text-style-name="P3" draw:layer="layout" draw:type="line" svg:x1="41.349cm" svg:y1="54.935cm" svg:x2="41.35cm" svg:y2="53.643cm" draw:start-shape="id118" draw:start-glue-point="15" svg:d="M41349 54935l1-1292" svg:viewBox="0 0 2 1293">
          <text:p text:style-name="P1"><text:span text:style-name="T2">L8_01</text:span></text:p>
        </draw:connector>
        <draw:connector draw:style-name="gr3" draw:text-style-name="P3" draw:layer="layout" draw:type="line" svg:x1="45.651cm" svg:y1="54.935cm" svg:x2="45.65cm" svg:y2="53.643cm" draw:start-shape="id117" draw:start-glue-point="6" svg:d="M45651 54935l-1-1292" svg:viewBox="0 0 2 1293">
          <text:p text:style-name="P1"><text:span text:style-name="T2">L8_02</text:span></text:p>
        </draw:connector>
        <draw:connector draw:style-name="gr3" draw:text-style-name="P3" draw:layer="layout" draw:type="line" svg:x1="47.051cm" svg:y1="54.935cm" svg:x2="47.049cm" svg:y2="53.643cm" draw:start-shape="id117" draw:start-glue-point="9" svg:d="M47051 54935l-2-1292" svg:viewBox="0 0 3 1293">
          <text:p text:style-name="P1"><text:span text:style-name="T2">L8_03</text:span></text:p>
        </draw:connector>
        <draw:connector draw:style-name="gr3" draw:text-style-name="P3" draw:layer="layout" draw:type="line" svg:x1="49.249cm" svg:y1="54.935cm" svg:x2="49.249cm" svg:y2="53.651cm" draw:start-shape="id117" draw:start-glue-point="12" svg:d="M49249 54935v-1284" svg:viewBox="0 0 1 1285">
          <text:p text:style-name="P1"><text:span text:style-name="T2">L8_04</text:span></text:p>
        </draw:connector>
        <draw:connector draw:style-name="gr3" draw:text-style-name="P3" draw:layer="layout" draw:type="line" svg:x1="50.749cm" svg:y1="54.935cm" svg:x2="50.75cm" svg:y2="53.659cm" draw:start-shape="id117" draw:start-glue-point="15" svg:d="M50749 54935l1-1276" svg:viewBox="0 0 2 1277">
          <text:p text:style-name="P1"><text:span text:style-name="T2">L8_05</text:span></text:p>
        </draw:connector>
        <draw:connector draw:style-name="gr3" draw:text-style-name="P3" draw:layer="layout" draw:type="line" svg:x1="55.251cm" svg:y1="54.935cm" svg:x2="55.25cm" svg:y2="53.667cm" draw:start-shape="id115" draw:start-glue-point="6" svg:d="M55251 54935l-1-1268" svg:viewBox="0 0 2 1269">
          <text:p text:style-name="P1"><text:span text:style-name="T2">L8_06</text:span></text:p>
        </draw:connector>
        <draw:connector draw:style-name="gr3" draw:text-style-name="P3" draw:layer="layout" draw:type="line" svg:x1="56.651cm" svg:y1="54.935cm" svg:x2="56.65cm" svg:y2="53.675cm" draw:start-shape="id115" draw:start-glue-point="9" svg:d="M56651 54935l-1-1260" svg:viewBox="0 0 2 1261">
          <text:p text:style-name="P1"><text:span text:style-name="T2">L8_07</text:span></text:p>
        </draw:connector>
        <draw:connector draw:style-name="gr3" draw:text-style-name="P3" draw:layer="layout" draw:type="line" svg:x1="58.849cm" svg:y1="54.935cm" svg:x2="58.849cm" svg:y2="53.643cm" draw:start-shape="id115" draw:start-glue-point="12" svg:d="M58849 54935v-1292" svg:viewBox="0 0 1 1293">
          <text:p text:style-name="P1"><text:span text:style-name="T2">L8_08</text:span></text:p>
        </draw:connector>
        <draw:connector draw:style-name="gr3" draw:text-style-name="P3" draw:layer="layout" draw:type="line" svg:x1="60.349cm" svg:y1="54.935cm" svg:x2="60.35cm" svg:y2="53.643cm" draw:start-shape="id115" draw:start-glue-point="15" svg:d="M60349 54935l1-1292" svg:viewBox="0 0 2 1293">
          <text:p text:style-name="P1"><text:span text:style-name="T2">L8_09</text:span></text:p>
        </draw:connector>
        <draw:connector draw:style-name="gr3" draw:text-style-name="P3" draw:layer="layout" draw:type="line" svg:x1="65.351cm" svg:y1="54.935cm" svg:x2="65.351cm" svg:y2="53.643cm" draw:start-shape="id116" draw:start-glue-point="6" svg:d="M65351 54935v-1292" svg:viewBox="0 0 1 1293">
          <text:p text:style-name="P1"><text:span text:style-name="T2">L8_10</text:span></text:p>
        </draw:connector>
        <draw:connector draw:style-name="gr3" draw:text-style-name="P3" draw:layer="layout" draw:type="line" svg:x1="66.751cm" svg:y1="54.935cm" svg:x2="66.75cm" svg:y2="53.643cm" draw:start-shape="id116" draw:start-glue-point="9" svg:d="M66751 54935l-1-1292" svg:viewBox="0 0 2 1293">
          <text:p text:style-name="P1"><text:span text:style-name="T2">L8_11</text:span></text:p>
        </draw:connector>
        <draw:connector draw:style-name="gr3" draw:text-style-name="P3" draw:layer="layout" draw:type="line" svg:x1="68.949cm" svg:y1="54.935cm" svg:x2="68.949cm" svg:y2="53.643cm" draw:start-shape="id116" draw:start-glue-point="12" svg:d="M68949 54935v-1292" svg:viewBox="0 0 1 1293">
          <text:p text:style-name="P1"><text:span text:style-name="T2">L8_12</text:span></text:p>
        </draw:connector>
        <draw:connector draw:style-name="gr3" draw:text-style-name="P3" draw:layer="layout" draw:type="line" svg:x1="70.45cm" svg:y1="53.443cm" svg:x2="70.45cm" svg:y2="52.151cm" draw:start-shape="id119" draw:start-glue-point="0" svg:d="M70450 53443v-1292" svg:viewBox="0 0 1 1293">
          <text:p text:style-name="P1"><text:span text:style-name="T2">/L8_12</text:span></text:p>
        </draw:connector>
        <draw:custom-shape draw:style-name="gr2" draw:text-style-name="P2" xml:id="id123" draw:id="id123" draw:layer="layout" svg:width="7.1cm" svg:height="0.9cm" svg:x="35.2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3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0" draw:id="id120" draw:layer="layout" svg:width="7.1cm" svg:height="0.9cm" svg:x="54.2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3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2" draw:id="id122" draw:layer="layout" svg:width="7.1cm" svg:height="0.9cm" svg:x="44.6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1" draw:id="id121" draw:layer="layout" svg:width="7.1cm" svg:height="0.9cm" svg:x="64.3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4" draw:id="id124" draw:layer="layout" svg:width="1cm" svg:height="0.9cm" svg:x="69.95cm" svg:y="48.314cm">
          <text:p text:style-name="P1"><text:span text:style-name="T1">NOT</text:span></text:p>
          <text:p text:style-name="P1"><text:span text:style-name="T1">360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50.256cm" svg:x2="64.35cm" svg:y2="50.256cm" draw:start-shape="id120" draw:start-glue-point="1" draw:end-shape="id121" svg:d="M61350 50256h3000" svg:viewBox="0 0 3001 1">
          <text:p/>
        </draw:connector>
        <draw:connector draw:style-name="gr4" draw:text-style-name="P3" draw:layer="layout" draw:type="line" svg:x1="51.75cm" svg:y1="50.256cm" svg:x2="54.25cm" svg:y2="50.256cm" draw:start-shape="id122" draw:start-glue-point="1" draw:end-shape="id120" svg:d="M51750 50256h2500" svg:viewBox="0 0 2501 1">
          <text:p/>
        </draw:connector>
        <draw:connector draw:style-name="gr4" draw:text-style-name="P3" draw:layer="layout" draw:type="line" svg:x1="42.35cm" svg:y1="50.256cm" svg:x2="44.65cm" svg:y2="50.256cm" draw:start-shape="id123" draw:start-glue-point="1" draw:end-shape="id122" draw:end-glue-point="3" svg:d="M42350 50256h2300" svg:viewBox="0 0 2301 1">
          <text:p/>
        </draw:connector>
        <draw:connector draw:style-name="gr4" draw:text-style-name="P3" draw:layer="layout" draw:type="line" svg:x1="70.449cm" svg:y1="49.806cm" svg:x2="70.45cm" svg:y2="49.214cm" draw:start-shape="id121" draw:start-glue-point="15" draw:end-shape="id124" draw:end-glue-point="2" svg:d="M70449 49806l1-592" svg:viewBox="0 0 2 593">
          <text:p/>
        </draw:connector>
        <draw:connector draw:style-name="gr3" draw:text-style-name="P3" draw:layer="layout" draw:type="line" svg:x1="39.849cm" svg:y1="49.806cm" svg:x2="39.855cm" svg:y2="48.556cm" draw:start-shape="id123" draw:start-glue-point="12" svg:d="M39849 49806l6-1250" svg:viewBox="0 0 7 1251">
          <text:p text:style-name="P1"><text:span text:style-name="T2">L9_00</text:span></text:p>
        </draw:connector>
        <draw:connector draw:style-name="gr3" draw:text-style-name="P3" draw:layer="layout" draw:type="line" svg:x1="33.521cm" svg:y1="50.956cm" svg:x2="35.25cm" svg:y2="50.706cm" draw:end-shape="id123" draw:end-glue-point="18" svg:d="M33521 50956l1729-250" svg:viewBox="0 0 1730 251">
          <text:p text:style-name="P1"><text:span text:style-name="T2">L9_d2</text:span></text:p>
        </draw:connector>
        <draw:connector draw:style-name="gr3" draw:text-style-name="P3" draw:layer="layout" draw:type="line" svg:x1="33.362cm" svg:y1="50.613cm" svg:x2="35.25cm" svg:y2="50.505cm" draw:end-shape="id123" draw:end-glue-point="17" svg:d="M33362 50613l1888-108" svg:viewBox="0 0 1889 109">
          <text:p text:style-name="P1"><text:span text:style-name="T2">L9_d1</text:span></text:p>
        </draw:connector>
        <draw:connector draw:style-name="gr3" draw:text-style-name="P3" draw:layer="layout" draw:type="line" svg:x1="33.309cm" svg:y1="50.295cm" svg:x2="35.25cm" svg:y2="50.256cm" draw:end-shape="id123" svg:d="M33309 50295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52.025cm" svg:x2="40.249cm" svg:y2="50.706cm" draw:end-shape="id123" draw:end-glue-point="11" svg:d="M40242 52025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52.66cm" svg:x2="39.549cm" svg:y2="50.706cm" draw:end-shape="id123" draw:end-glue-point="10" svg:d="M39581 52660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52.006cm" svg:x2="41.749cm" svg:y2="50.706cm" draw:end-shape="id123" draw:end-glue-point="14" svg:d="M41742 52006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52.66cm" svg:x2="41.049cm" svg:y2="50.706cm" draw:end-shape="id123" draw:end-glue-point="13" svg:d="M41082 52660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51.971cm" svg:x2="45.951cm" svg:y2="50.706cm" draw:end-shape="id122" draw:end-glue-point="5" svg:d="M45949 51971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52.676cm" svg:x2="45.351cm" svg:y2="50.706cm" draw:end-shape="id122" draw:end-glue-point="4" svg:d="M45381 52676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51.938cm" svg:x2="47.451cm" svg:y2="50.706cm" draw:end-shape="id122" draw:end-glue-point="8" svg:d="M47436 51938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52.763cm" svg:x2="46.751cm" svg:y2="50.706cm" draw:end-shape="id122" draw:end-glue-point="7" svg:d="M46775 52763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51.912cm" svg:x2="49.649cm" svg:y2="50.706cm" draw:end-shape="id122" draw:end-glue-point="11" svg:d="M49685 51912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52.706cm" svg:x2="48.949cm" svg:y2="50.706cm" draw:end-shape="id122" draw:end-glue-point="10" svg:d="M48971 52706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51.936cm" svg:x2="36.551cm" svg:y2="50.706cm" draw:end-shape="id123" draw:end-glue-point="5" svg:d="M36537 51936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52.66cm" svg:x2="35.951cm" svg:y2="50.706cm" draw:end-shape="id123" draw:end-glue-point="4" svg:d="M35982 52660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50.586cm" svg:x2="44.65cm" svg:y2="50.505cm" draw:end-shape="id122" draw:end-glue-point="17" svg:d="M43019 50586l1631-81" svg:viewBox="0 0 1632 82">
          <text:p text:style-name="P1"><text:span text:style-name="T2">L9_d1</text:span></text:p>
        </draw:connector>
        <draw:connector draw:style-name="gr3" draw:text-style-name="P3" draw:layer="layout" draw:type="line" svg:x1="43.046cm" svg:y1="51.009cm" svg:x2="44.65cm" svg:y2="50.706cm" draw:end-shape="id122" draw:end-glue-point="18" svg:d="M43046 51009l1604-303" svg:viewBox="0 0 1605 304">
          <text:p text:style-name="P1"><text:span text:style-name="T2">L9_d2</text:span></text:p>
        </draw:connector>
        <draw:connector draw:style-name="gr3" draw:text-style-name="P3" draw:layer="layout" draw:type="line" svg:x1="38.045cm" svg:y1="51.935cm" svg:x2="38.051cm" svg:y2="50.706cm" draw:end-shape="id123" draw:end-glue-point="8" svg:d="M38045 51935l6-1229" svg:viewBox="0 0 7 1230">
          <text:p text:style-name="P1"><text:span text:style-name="T2">L9_c2/20</text:span></text:p>
        </draw:connector>
        <draw:connector draw:style-name="gr3" draw:text-style-name="P3" draw:layer="layout" draw:type="line" svg:x1="37.41cm" svg:y1="52.623cm" svg:x2="37.351cm" svg:y2="50.706cm" draw:end-shape="id123" draw:end-glue-point="7" svg:d="M37410 52623l-59-1917" svg:viewBox="0 0 60 1918">
          <text:p text:style-name="P1"><text:span text:style-name="T2">L9_c2/21</text:span></text:p>
        </draw:connector>
        <draw:connector draw:style-name="gr3" draw:text-style-name="P3" draw:layer="layout" draw:type="line" svg:x1="33.441cm" svg:y1="49.607cm" svg:x2="35.25cm" svg:y2="49.806cm" draw:end-shape="id123" draw:end-glue-point="19" svg:d="M33441 49607l1809 199" svg:viewBox="0 0 1810 200">
          <text:p text:style-name="P1"><text:span text:style-name="T2">L9_c1</text:span></text:p>
        </draw:connector>
        <draw:connector draw:style-name="gr3" draw:text-style-name="P13" draw:layer="layout" draw:type="line" svg:x1="33.362cm" svg:y1="49.951cm" svg:x2="35.25cm" svg:y2="50.007cm" draw:end-shape="id123" draw:end-glue-point="16" svg:d="M33362 49951l1888 56" svg:viewBox="0 0 1889 57">
          <text:p text:style-name="P1"><text:span text:style-name="T3">L9_c2</text:span></text:p>
        </draw:connector>
        <draw:connector draw:style-name="gr3" draw:text-style-name="P3" draw:layer="layout" draw:type="line" svg:x1="42.829cm" svg:y1="49.606cm" svg:x2="44.65cm" svg:y2="49.806cm" draw:end-shape="id122" draw:end-glue-point="19" svg:d="M42829 49606l1821 200" svg:viewBox="0 0 1822 201">
          <text:p text:style-name="P1"><text:span text:style-name="T2">L9_c1</text:span></text:p>
        </draw:connector>
        <draw:connector draw:style-name="gr3" draw:text-style-name="P13" draw:layer="layout" draw:type="line" svg:x1="42.75cm" svg:y1="49.95cm" svg:x2="44.65cm" svg:y2="50.007cm" draw:end-shape="id122" draw:end-glue-point="16" svg:d="M42750 49950l1900 57" svg:viewBox="0 0 1901 58">
          <text:p text:style-name="P1"><text:span text:style-name="T3">L9_c2</text:span></text:p>
        </draw:connector>
        <draw:connector draw:style-name="gr3" draw:text-style-name="P3" draw:layer="layout" draw:type="line" svg:x1="51.194cm" svg:y1="51.882cm" svg:x2="51.149cm" svg:y2="50.706cm" draw:end-shape="id122" draw:end-glue-point="14" svg:d="M51194 51882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52.65cm" svg:x2="50.449cm" svg:y2="50.706cm" draw:end-shape="id122" draw:end-glue-point="13" svg:d="M50453 52650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51.925cm" svg:x2="55.551cm" svg:y2="50.706cm" draw:end-shape="id120" draw:end-glue-point="5" svg:d="M55552 51925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52.606cm" svg:x2="54.951cm" svg:y2="50.706cm" draw:end-shape="id120" draw:end-glue-point="4" svg:d="M54983 52606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51.865cm" svg:x2="57.051cm" svg:y2="50.706cm" draw:end-shape="id120" draw:end-glue-point="8" svg:d="M57038 51865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52.606cm" svg:x2="56.351cm" svg:y2="50.706cm" draw:end-shape="id120" draw:end-glue-point="7" svg:d="M56377 52606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51.724cm" svg:x2="59.249cm" svg:y2="50.706cm" draw:end-shape="id120" draw:end-glue-point="11" svg:d="M59265 51724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52.606cm" svg:x2="58.549cm" svg:y2="50.706cm" draw:end-shape="id120" draw:end-glue-point="10" svg:d="M58575 52606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51.743cm" svg:x2="60.749cm" svg:y2="50.706cm" draw:end-shape="id120" draw:end-glue-point="14" svg:d="M60744 51743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52.545cm" svg:x2="60.049cm" svg:y2="50.706cm" draw:end-shape="id120" draw:end-glue-point="13" svg:d="M60032 52545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50.586cm" svg:x2="54.25cm" svg:y2="50.505cm" draw:end-shape="id120" draw:end-glue-point="17" svg:d="M52619 50586l1631-81" svg:viewBox="0 0 1632 82">
          <text:p text:style-name="P1"><text:span text:style-name="T2">L9_d1</text:span></text:p>
        </draw:connector>
        <draw:connector draw:style-name="gr3" draw:text-style-name="P3" draw:layer="layout" draw:type="line" svg:x1="52.646cm" svg:y1="51.009cm" svg:x2="54.25cm" svg:y2="50.706cm" draw:end-shape="id120" draw:end-glue-point="18" svg:d="M52646 51009l1604-303" svg:viewBox="0 0 1605 304">
          <text:p text:style-name="P1"><text:span text:style-name="T2">L9_d2</text:span></text:p>
        </draw:connector>
        <draw:connector draw:style-name="gr3" draw:text-style-name="P3" draw:layer="layout" draw:type="line" svg:x1="52.429cm" svg:y1="49.606cm" svg:x2="54.25cm" svg:y2="49.806cm" svg:d="M52429 49606l1821 200" svg:viewBox="0 0 1822 201">
          <text:p text:style-name="P1"><text:span text:style-name="T2">L9_c1</text:span></text:p>
        </draw:connector>
        <draw:connector draw:style-name="gr3" draw:text-style-name="P13" draw:layer="layout" draw:type="line" svg:x1="52.35cm" svg:y1="49.95cm" svg:x2="54.25cm" svg:y2="50.007cm" draw:end-shape="id120" draw:end-glue-point="16" svg:d="M52350 49950l1900 57" svg:viewBox="0 0 1901 58">
          <text:p text:style-name="P1"><text:span text:style-name="T3">L9_c2</text:span></text:p>
        </draw:connector>
        <draw:connector draw:style-name="gr3" draw:text-style-name="P3" draw:layer="layout" draw:type="line" svg:x1="65.651cm" svg:y1="51.925cm" svg:x2="65.651cm" svg:y2="50.706cm" draw:end-shape="id121" draw:end-glue-point="5" svg:d="M65651 51925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52.606cm" svg:x2="65.051cm" svg:y2="50.706cm" draw:end-shape="id121" draw:end-glue-point="4" svg:d="M65082 52606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51.865cm" svg:x2="67.151cm" svg:y2="50.706cm" draw:end-shape="id121" draw:end-glue-point="8" svg:d="M67137 51865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52.606cm" svg:x2="66.451cm" svg:y2="50.706cm" draw:end-shape="id121" draw:end-glue-point="7" svg:d="M66476 52606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51.724cm" svg:x2="69.349cm" svg:y2="50.706cm" draw:end-shape="id121" draw:end-glue-point="11" svg:d="M69364 51724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52.606cm" svg:x2="68.649cm" svg:y2="50.706cm" draw:end-shape="id121" draw:end-glue-point="10" svg:d="M68674 52606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51.743cm" svg:x2="70.849cm" svg:y2="50.706cm" draw:end-shape="id121" draw:end-glue-point="14" svg:d="M70843 51743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52.545cm" svg:x2="70.149cm" svg:y2="50.706cm" draw:end-shape="id121" draw:end-glue-point="13" svg:d="M70131 52545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50.586cm" svg:x2="64.35cm" svg:y2="50.505cm" draw:end-shape="id121" draw:end-glue-point="17" svg:d="M62719 50586l1631-81" svg:viewBox="0 0 1632 82">
          <text:p text:style-name="P1"><text:span text:style-name="T2">L9_d1</text:span></text:p>
        </draw:connector>
        <draw:connector draw:style-name="gr3" draw:text-style-name="P3" draw:layer="layout" draw:type="line" svg:x1="62.746cm" svg:y1="51.009cm" svg:x2="64.35cm" svg:y2="50.706cm" draw:end-shape="id121" draw:end-glue-point="18" svg:d="M62746 51009l1604-303" svg:viewBox="0 0 1605 304">
          <text:p text:style-name="P1"><text:span text:style-name="T2">L9_d2</text:span></text:p>
        </draw:connector>
        <draw:connector draw:style-name="gr3" draw:text-style-name="P3" draw:layer="layout" draw:type="line" svg:x1="62.529cm" svg:y1="49.606cm" svg:x2="64.35cm" svg:y2="49.806cm" draw:end-shape="id121" draw:end-glue-point="19" svg:d="M62529 49606l1821 200" svg:viewBox="0 0 1822 201">
          <text:p text:style-name="P1"><text:span text:style-name="T2">L9_c1</text:span></text:p>
        </draw:connector>
        <draw:connector draw:style-name="gr3" draw:text-style-name="P13" draw:layer="layout" draw:type="line" svg:x1="62.45cm" svg:y1="49.95cm" svg:x2="64.35cm" svg:y2="50.007cm" draw:end-shape="id121" draw:end-glue-point="16" svg:d="M62450 49950l1900 57" svg:viewBox="0 0 1901 58">
          <text:p text:style-name="P1"><text:span text:style-name="T3">L9_c2</text:span></text:p>
        </draw:connector>
        <draw:connector draw:style-name="gr3" draw:text-style-name="P3" draw:layer="layout" draw:type="line" svg:x1="41.349cm" svg:y1="49.806cm" svg:x2="41.35cm" svg:y2="48.514cm" draw:start-shape="id123" draw:start-glue-point="15" svg:d="M41349 49806l1-1292" svg:viewBox="0 0 2 1293">
          <text:p text:style-name="P1"><text:span text:style-name="T2">L9_01</text:span></text:p>
        </draw:connector>
        <draw:connector draw:style-name="gr3" draw:text-style-name="P3" draw:layer="layout" draw:type="line" svg:x1="45.651cm" svg:y1="49.806cm" svg:x2="45.65cm" svg:y2="48.514cm" draw:start-shape="id122" draw:start-glue-point="6" svg:d="M45651 49806l-1-1292" svg:viewBox="0 0 2 1293">
          <text:p text:style-name="P1"><text:span text:style-name="T2">L9_02</text:span></text:p>
        </draw:connector>
        <draw:connector draw:style-name="gr3" draw:text-style-name="P3" draw:layer="layout" draw:type="line" svg:x1="47.051cm" svg:y1="49.806cm" svg:x2="47.049cm" svg:y2="48.514cm" draw:start-shape="id122" draw:start-glue-point="9" svg:d="M47051 49806l-2-1292" svg:viewBox="0 0 3 1293">
          <text:p text:style-name="P1"><text:span text:style-name="T2">L9_03</text:span></text:p>
        </draw:connector>
        <draw:connector draw:style-name="gr3" draw:text-style-name="P3" draw:layer="layout" draw:type="line" svg:x1="49.249cm" svg:y1="49.806cm" svg:x2="49.249cm" svg:y2="48.522cm" draw:start-shape="id122" draw:start-glue-point="12" svg:d="M49249 49806v-1284" svg:viewBox="0 0 1 1285">
          <text:p text:style-name="P1"><text:span text:style-name="T2">L9_04</text:span></text:p>
        </draw:connector>
        <draw:connector draw:style-name="gr3" draw:text-style-name="P3" draw:layer="layout" draw:type="line" svg:x1="50.749cm" svg:y1="49.806cm" svg:x2="50.75cm" svg:y2="48.53cm" draw:start-shape="id122" draw:start-glue-point="15" svg:d="M50749 49806l1-1276" svg:viewBox="0 0 2 1277">
          <text:p text:style-name="P1"><text:span text:style-name="T2">L9_05</text:span></text:p>
        </draw:connector>
        <draw:connector draw:style-name="gr3" draw:text-style-name="P3" draw:layer="layout" draw:type="line" svg:x1="55.251cm" svg:y1="49.806cm" svg:x2="55.25cm" svg:y2="48.538cm" draw:start-shape="id120" draw:start-glue-point="6" svg:d="M55251 49806l-1-1268" svg:viewBox="0 0 2 1269">
          <text:p text:style-name="P1"><text:span text:style-name="T2">L9_06</text:span></text:p>
        </draw:connector>
        <draw:connector draw:style-name="gr3" draw:text-style-name="P3" draw:layer="layout" draw:type="line" svg:x1="56.651cm" svg:y1="49.806cm" svg:x2="56.65cm" svg:y2="48.546cm" draw:start-shape="id120" draw:start-glue-point="9" svg:d="M56651 49806l-1-1260" svg:viewBox="0 0 2 1261">
          <text:p text:style-name="P1"><text:span text:style-name="T2">L9_07</text:span></text:p>
        </draw:connector>
        <draw:connector draw:style-name="gr3" draw:text-style-name="P3" draw:layer="layout" draw:type="line" svg:x1="58.849cm" svg:y1="49.806cm" svg:x2="58.849cm" svg:y2="48.514cm" draw:start-shape="id120" draw:start-glue-point="12" svg:d="M58849 49806v-1292" svg:viewBox="0 0 1 1293">
          <text:p text:style-name="P1"><text:span text:style-name="T2">L9_08</text:span></text:p>
        </draw:connector>
        <draw:connector draw:style-name="gr3" draw:text-style-name="P3" draw:layer="layout" draw:type="line" svg:x1="60.349cm" svg:y1="49.806cm" svg:x2="60.35cm" svg:y2="48.514cm" draw:start-shape="id120" draw:start-glue-point="15" svg:d="M60349 49806l1-1292" svg:viewBox="0 0 2 1293">
          <text:p text:style-name="P1"><text:span text:style-name="T2">L9_09</text:span></text:p>
        </draw:connector>
        <draw:connector draw:style-name="gr3" draw:text-style-name="P3" draw:layer="layout" draw:type="line" svg:x1="65.351cm" svg:y1="49.806cm" svg:x2="65.351cm" svg:y2="48.514cm" draw:start-shape="id121" draw:start-glue-point="6" svg:d="M65351 49806v-1292" svg:viewBox="0 0 1 1293">
          <text:p text:style-name="P1"><text:span text:style-name="T2">L9_10</text:span></text:p>
        </draw:connector>
        <draw:connector draw:style-name="gr3" draw:text-style-name="P3" draw:layer="layout" draw:type="line" svg:x1="66.751cm" svg:y1="49.806cm" svg:x2="66.75cm" svg:y2="48.514cm" draw:start-shape="id121" draw:start-glue-point="9" svg:d="M66751 49806l-1-1292" svg:viewBox="0 0 2 1293">
          <text:p text:style-name="P1"><text:span text:style-name="T2">L9_11</text:span></text:p>
        </draw:connector>
        <draw:connector draw:style-name="gr3" draw:text-style-name="P3" draw:layer="layout" draw:type="line" svg:x1="68.949cm" svg:y1="49.806cm" svg:x2="68.949cm" svg:y2="48.514cm" draw:start-shape="id121" draw:start-glue-point="12" svg:d="M68949 49806v-1292" svg:viewBox="0 0 1 1293">
          <text:p text:style-name="P1"><text:span text:style-name="T2">L9_12</text:span></text:p>
        </draw:connector>
        <draw:connector draw:style-name="gr3" draw:text-style-name="P3" draw:layer="layout" draw:type="line" svg:x1="70.45cm" svg:y1="48.314cm" svg:x2="70.45cm" svg:y2="47.022cm" draw:start-shape="id124" draw:start-glue-point="0" svg:d="M70450 48314v-1292" svg:viewBox="0 0 1 1293">
          <text:p text:style-name="P1"><text:span text:style-name="T2">/L9_12</text:span></text:p>
        </draw:connector>
        <draw:custom-shape draw:style-name="gr2" draw:text-style-name="P2" xml:id="id128" draw:id="id128" draw:layer="layout" svg:width="7.1cm" svg:height="0.9cm" svg:x="35.2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32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5" draw:id="id125" draw:layer="layout" svg:width="7.1cm" svg:height="0.9cm" svg:x="54.2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7" draw:id="id127" draw:layer="layout" svg:width="7.1cm" svg:height="0.9cm" svg:x="44.6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3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6" draw:id="id126" draw:layer="layout" svg:width="7.1cm" svg:height="0.9cm" svg:x="64.3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5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9" draw:id="id129" draw:layer="layout" svg:width="1cm" svg:height="0.9cm" svg:x="69.95cm" svg:y="43.255cm">
          <text:p text:style-name="P1"><text:span text:style-name="T1">NOT</text:span></text:p>
          <text:p text:style-name="P1"><text:span text:style-name="T1">37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45.197cm" svg:x2="64.35cm" svg:y2="45.197cm" draw:start-shape="id125" draw:start-glue-point="1" draw:end-shape="id126" svg:d="M61350 45197h3000" svg:viewBox="0 0 3001 1">
          <text:p/>
        </draw:connector>
        <draw:connector draw:style-name="gr4" draw:text-style-name="P3" draw:layer="layout" draw:type="line" svg:x1="51.75cm" svg:y1="45.197cm" svg:x2="54.25cm" svg:y2="45.197cm" draw:start-shape="id127" draw:start-glue-point="1" draw:end-shape="id125" svg:d="M51750 45197h2500" svg:viewBox="0 0 2501 1">
          <text:p/>
        </draw:connector>
        <draw:connector draw:style-name="gr4" draw:text-style-name="P3" draw:layer="layout" draw:type="line" svg:x1="42.35cm" svg:y1="45.197cm" svg:x2="44.65cm" svg:y2="45.197cm" draw:start-shape="id128" draw:start-glue-point="1" draw:end-shape="id127" draw:end-glue-point="3" svg:d="M42350 45197h2300" svg:viewBox="0 0 2301 1">
          <text:p/>
        </draw:connector>
        <draw:connector draw:style-name="gr4" draw:text-style-name="P3" draw:layer="layout" draw:type="line" svg:x1="70.449cm" svg:y1="44.747cm" svg:x2="70.45cm" svg:y2="44.155cm" draw:start-shape="id126" draw:start-glue-point="15" draw:end-shape="id129" draw:end-glue-point="2" svg:d="M70449 44747l1-592" svg:viewBox="0 0 2 593">
          <text:p/>
        </draw:connector>
        <draw:connector draw:style-name="gr3" draw:text-style-name="P3" draw:layer="layout" draw:type="line" svg:x1="39.849cm" svg:y1="44.747cm" svg:x2="39.855cm" svg:y2="43.497cm" draw:start-shape="id128" draw:start-glue-point="12" svg:d="M39849 44747l6-1250" svg:viewBox="0 0 7 1251">
          <text:p text:style-name="P1"><text:span text:style-name="T2">L10_00</text:span></text:p>
        </draw:connector>
        <draw:connector draw:style-name="gr3" draw:text-style-name="P3" draw:layer="layout" draw:type="line" svg:x1="33.521cm" svg:y1="45.897cm" svg:x2="35.25cm" svg:y2="45.647cm" draw:end-shape="id128" draw:end-glue-point="18" svg:d="M33521 45897l1729-250" svg:viewBox="0 0 1730 251">
          <text:p text:style-name="P1"><text:span text:style-name="T2">L10_d2</text:span></text:p>
        </draw:connector>
        <draw:connector draw:style-name="gr3" draw:text-style-name="P3" draw:layer="layout" draw:type="line" svg:x1="33.362cm" svg:y1="45.554cm" svg:x2="35.25cm" svg:y2="45.446cm" draw:end-shape="id128" draw:end-glue-point="17" svg:d="M33362 45554l1888-108" svg:viewBox="0 0 1889 109">
          <text:p text:style-name="P1"><text:span text:style-name="T2">L10_d1</text:span></text:p>
        </draw:connector>
        <draw:connector draw:style-name="gr3" draw:text-style-name="P3" draw:layer="layout" draw:type="line" svg:x1="33.309cm" svg:y1="45.236cm" svg:x2="35.25cm" svg:y2="45.197cm" draw:end-shape="id128" svg:d="M33309 45236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46.966cm" svg:x2="40.249cm" svg:y2="45.647cm" draw:end-shape="id128" draw:end-glue-point="11" svg:d="M40242 46966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47.601cm" svg:x2="39.549cm" svg:y2="45.647cm" draw:end-shape="id128" draw:end-glue-point="10" svg:d="M39581 47601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46.947cm" svg:x2="41.749cm" svg:y2="45.647cm" draw:end-shape="id128" draw:end-glue-point="14" svg:d="M41742 46947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47.601cm" svg:x2="41.049cm" svg:y2="45.647cm" draw:end-shape="id128" draw:end-glue-point="13" svg:d="M41082 47601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46.912cm" svg:x2="45.951cm" svg:y2="45.647cm" draw:end-shape="id127" draw:end-glue-point="5" svg:d="M45949 46912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47.617cm" svg:x2="45.351cm" svg:y2="45.647cm" draw:end-shape="id127" draw:end-glue-point="4" svg:d="M45381 47617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46.879cm" svg:x2="47.451cm" svg:y2="45.647cm" draw:end-shape="id127" draw:end-glue-point="8" svg:d="M47436 46879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47.704cm" svg:x2="46.751cm" svg:y2="45.647cm" draw:end-shape="id127" draw:end-glue-point="7" svg:d="M46775 47704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46.853cm" svg:x2="49.649cm" svg:y2="45.647cm" draw:end-shape="id127" draw:end-glue-point="11" svg:d="M49685 46853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47.647cm" svg:x2="48.949cm" svg:y2="45.647cm" draw:end-shape="id127" draw:end-glue-point="10" svg:d="M48971 47647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46.877cm" svg:x2="36.551cm" svg:y2="45.647cm" draw:end-shape="id128" draw:end-glue-point="5" svg:d="M36537 46877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47.601cm" svg:x2="35.951cm" svg:y2="45.647cm" draw:end-shape="id128" draw:end-glue-point="4" svg:d="M35982 47601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45.527cm" svg:x2="44.65cm" svg:y2="45.446cm" draw:end-shape="id127" draw:end-glue-point="17" svg:d="M43019 45527l1631-81" svg:viewBox="0 0 1632 82">
          <text:p text:style-name="P1"><text:span text:style-name="T2">L10_d1</text:span></text:p>
        </draw:connector>
        <draw:connector draw:style-name="gr3" draw:text-style-name="P3" draw:layer="layout" draw:type="line" svg:x1="43.046cm" svg:y1="45.95cm" svg:x2="44.65cm" svg:y2="45.647cm" draw:end-shape="id127" draw:end-glue-point="18" svg:d="M43046 45950l1604-303" svg:viewBox="0 0 1605 304">
          <text:p text:style-name="P1"><text:span text:style-name="T2">L10_d2</text:span></text:p>
        </draw:connector>
        <draw:connector draw:style-name="gr3" draw:text-style-name="P3" draw:layer="layout" draw:type="line" svg:x1="38.045cm" svg:y1="46.876cm" svg:x2="38.051cm" svg:y2="45.647cm" draw:end-shape="id128" draw:end-glue-point="8" svg:d="M38045 46876l6-1229" svg:viewBox="0 0 7 1230">
          <text:p text:style-name="P1"><text:span text:style-name="T2">L10_c2/20</text:span></text:p>
        </draw:connector>
        <draw:connector draw:style-name="gr3" draw:text-style-name="P3" draw:layer="layout" draw:type="line" svg:x1="37.41cm" svg:y1="47.564cm" svg:x2="37.351cm" svg:y2="45.647cm" draw:end-shape="id128" draw:end-glue-point="7" svg:d="M37410 47564l-59-1917" svg:viewBox="0 0 60 1918">
          <text:p text:style-name="P1"><text:span text:style-name="T2">L10_c2/21</text:span></text:p>
        </draw:connector>
        <draw:connector draw:style-name="gr3" draw:text-style-name="P3" draw:layer="layout" draw:type="line" svg:x1="33.441cm" svg:y1="44.548cm" svg:x2="35.25cm" svg:y2="44.747cm" draw:end-shape="id128" draw:end-glue-point="19" svg:d="M33441 44548l1809 199" svg:viewBox="0 0 1810 200">
          <text:p text:style-name="P1"><text:span text:style-name="T2">L10_c1</text:span></text:p>
        </draw:connector>
        <draw:connector draw:style-name="gr3" draw:text-style-name="P13" draw:layer="layout" draw:type="line" svg:x1="33.362cm" svg:y1="44.892cm" svg:x2="35.25cm" svg:y2="44.948cm" draw:end-shape="id128" draw:end-glue-point="16" svg:d="M33362 44892l1888 56" svg:viewBox="0 0 1889 57">
          <text:p text:style-name="P1"><text:span text:style-name="T3">L10_c2</text:span></text:p>
        </draw:connector>
        <draw:connector draw:style-name="gr3" draw:text-style-name="P3" draw:layer="layout" draw:type="line" svg:x1="42.829cm" svg:y1="44.547cm" svg:x2="44.65cm" svg:y2="44.747cm" draw:end-shape="id127" draw:end-glue-point="19" svg:d="M42829 44547l1821 200" svg:viewBox="0 0 1822 201">
          <text:p text:style-name="P1"><text:span text:style-name="T2">L10_c1</text:span></text:p>
        </draw:connector>
        <draw:connector draw:style-name="gr3" draw:text-style-name="P13" draw:layer="layout" draw:type="line" svg:x1="42.75cm" svg:y1="44.891cm" svg:x2="44.65cm" svg:y2="44.948cm" draw:end-shape="id127" draw:end-glue-point="16" svg:d="M42750 44891l1900 57" svg:viewBox="0 0 1901 58">
          <text:p text:style-name="P1"><text:span text:style-name="T3">L10_c2</text:span></text:p>
        </draw:connector>
        <draw:connector draw:style-name="gr3" draw:text-style-name="P3" draw:layer="layout" draw:type="line" svg:x1="51.194cm" svg:y1="46.823cm" svg:x2="51.149cm" svg:y2="45.647cm" draw:end-shape="id127" draw:end-glue-point="14" svg:d="M51194 46823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47.591cm" svg:x2="50.449cm" svg:y2="45.647cm" draw:end-shape="id127" draw:end-glue-point="13" svg:d="M50453 47591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46.866cm" svg:x2="55.551cm" svg:y2="45.647cm" draw:end-shape="id125" draw:end-glue-point="5" svg:d="M55552 46866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47.547cm" svg:x2="54.951cm" svg:y2="45.647cm" draw:end-shape="id125" draw:end-glue-point="4" svg:d="M54983 47547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46.806cm" svg:x2="57.051cm" svg:y2="45.647cm" draw:end-shape="id125" draw:end-glue-point="8" svg:d="M57038 46806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47.547cm" svg:x2="56.351cm" svg:y2="45.647cm" draw:end-shape="id125" draw:end-glue-point="7" svg:d="M56377 47547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46.665cm" svg:x2="59.249cm" svg:y2="45.647cm" draw:end-shape="id125" draw:end-glue-point="11" svg:d="M59265 46665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47.547cm" svg:x2="58.549cm" svg:y2="45.647cm" draw:end-shape="id125" draw:end-glue-point="10" svg:d="M58575 47547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46.684cm" svg:x2="60.749cm" svg:y2="45.647cm" draw:end-shape="id125" draw:end-glue-point="14" svg:d="M60744 46684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47.486cm" svg:x2="60.049cm" svg:y2="45.647cm" draw:end-shape="id125" draw:end-glue-point="13" svg:d="M60032 47486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45.527cm" svg:x2="54.25cm" svg:y2="45.446cm" draw:end-shape="id125" draw:end-glue-point="17" svg:d="M52619 45527l1631-81" svg:viewBox="0 0 1632 82">
          <text:p text:style-name="P1"><text:span text:style-name="T2">L10_d1</text:span></text:p>
        </draw:connector>
        <draw:connector draw:style-name="gr3" draw:text-style-name="P3" draw:layer="layout" draw:type="line" svg:x1="52.646cm" svg:y1="45.95cm" svg:x2="54.25cm" svg:y2="45.647cm" draw:end-shape="id125" draw:end-glue-point="18" svg:d="M52646 45950l1604-303" svg:viewBox="0 0 1605 304">
          <text:p text:style-name="P1"><text:span text:style-name="T2">L10_d2</text:span></text:p>
        </draw:connector>
        <draw:connector draw:style-name="gr3" draw:text-style-name="P3" draw:layer="layout" draw:type="line" svg:x1="52.429cm" svg:y1="44.547cm" svg:x2="54.25cm" svg:y2="44.747cm" svg:d="M52429 44547l1821 200" svg:viewBox="0 0 1822 201">
          <text:p text:style-name="P1"><text:span text:style-name="T2">L10_c1</text:span></text:p>
        </draw:connector>
        <draw:connector draw:style-name="gr3" draw:text-style-name="P13" draw:layer="layout" draw:type="line" svg:x1="52.35cm" svg:y1="44.891cm" svg:x2="54.25cm" svg:y2="44.948cm" draw:end-shape="id125" draw:end-glue-point="16" svg:d="M52350 44891l1900 57" svg:viewBox="0 0 1901 58">
          <text:p text:style-name="P1"><text:span text:style-name="T3">L10_c2</text:span></text:p>
        </draw:connector>
        <draw:connector draw:style-name="gr3" draw:text-style-name="P3" draw:layer="layout" draw:type="line" svg:x1="65.651cm" svg:y1="46.866cm" svg:x2="65.651cm" svg:y2="45.647cm" draw:end-shape="id126" draw:end-glue-point="5" svg:d="M65651 46866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47.547cm" svg:x2="65.051cm" svg:y2="45.647cm" draw:end-shape="id126" draw:end-glue-point="4" svg:d="M65082 47547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46.806cm" svg:x2="67.151cm" svg:y2="45.647cm" draw:end-shape="id126" draw:end-glue-point="8" svg:d="M67137 46806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47.547cm" svg:x2="66.451cm" svg:y2="45.647cm" draw:end-shape="id126" draw:end-glue-point="7" svg:d="M66476 47547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46.665cm" svg:x2="69.349cm" svg:y2="45.647cm" draw:end-shape="id126" draw:end-glue-point="11" svg:d="M69364 46665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47.547cm" svg:x2="68.649cm" svg:y2="45.647cm" draw:end-shape="id126" draw:end-glue-point="10" svg:d="M68674 47547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46.684cm" svg:x2="70.849cm" svg:y2="45.647cm" draw:end-shape="id126" draw:end-glue-point="14" svg:d="M70843 46684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47.486cm" svg:x2="70.149cm" svg:y2="45.647cm" draw:end-shape="id126" draw:end-glue-point="13" svg:d="M70131 47486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45.527cm" svg:x2="64.35cm" svg:y2="45.446cm" draw:end-shape="id126" draw:end-glue-point="17" svg:d="M62719 45527l1631-81" svg:viewBox="0 0 1632 82">
          <text:p text:style-name="P1"><text:span text:style-name="T2">L10_d1</text:span></text:p>
        </draw:connector>
        <draw:connector draw:style-name="gr3" draw:text-style-name="P3" draw:layer="layout" draw:type="line" svg:x1="62.746cm" svg:y1="45.95cm" svg:x2="64.35cm" svg:y2="45.647cm" draw:end-shape="id126" draw:end-glue-point="18" svg:d="M62746 45950l1604-303" svg:viewBox="0 0 1605 304">
          <text:p text:style-name="P1"><text:span text:style-name="T2">L10_d2</text:span></text:p>
        </draw:connector>
        <draw:connector draw:style-name="gr3" draw:text-style-name="P3" draw:layer="layout" draw:type="line" svg:x1="62.529cm" svg:y1="44.547cm" svg:x2="64.35cm" svg:y2="44.747cm" draw:end-shape="id126" draw:end-glue-point="19" svg:d="M62529 44547l1821 200" svg:viewBox="0 0 1822 201">
          <text:p text:style-name="P1"><text:span text:style-name="T2">L10_c1</text:span></text:p>
        </draw:connector>
        <draw:connector draw:style-name="gr3" draw:text-style-name="P13" draw:layer="layout" draw:type="line" svg:x1="62.45cm" svg:y1="44.891cm" svg:x2="64.35cm" svg:y2="44.948cm" draw:end-shape="id126" draw:end-glue-point="16" svg:d="M62450 44891l1900 57" svg:viewBox="0 0 1901 58">
          <text:p text:style-name="P1"><text:span text:style-name="T3">L10_c2</text:span></text:p>
        </draw:connector>
        <draw:connector draw:style-name="gr3" draw:text-style-name="P3" draw:layer="layout" draw:type="line" svg:x1="41.349cm" svg:y1="44.747cm" svg:x2="41.35cm" svg:y2="43.455cm" draw:start-shape="id128" draw:start-glue-point="15" svg:d="M41349 44747l1-1292" svg:viewBox="0 0 2 1293">
          <text:p text:style-name="P1"><text:span text:style-name="T2">L10_01</text:span></text:p>
        </draw:connector>
        <draw:connector draw:style-name="gr3" draw:text-style-name="P3" draw:layer="layout" draw:type="line" svg:x1="45.651cm" svg:y1="44.747cm" svg:x2="45.65cm" svg:y2="43.455cm" draw:start-shape="id127" draw:start-glue-point="6" svg:d="M45651 44747l-1-1292" svg:viewBox="0 0 2 1293">
          <text:p text:style-name="P1"><text:span text:style-name="T2">L10_02</text:span></text:p>
        </draw:connector>
        <draw:connector draw:style-name="gr3" draw:text-style-name="P3" draw:layer="layout" draw:type="line" svg:x1="47.051cm" svg:y1="44.747cm" svg:x2="47.049cm" svg:y2="43.455cm" draw:start-shape="id127" draw:start-glue-point="9" svg:d="M47051 44747l-2-1292" svg:viewBox="0 0 3 1293">
          <text:p text:style-name="P1"><text:span text:style-name="T2">L10_03</text:span></text:p>
        </draw:connector>
        <draw:connector draw:style-name="gr3" draw:text-style-name="P3" draw:layer="layout" draw:type="line" svg:x1="49.249cm" svg:y1="44.747cm" svg:x2="49.249cm" svg:y2="43.463cm" draw:start-shape="id127" draw:start-glue-point="12" svg:d="M49249 44747v-1284" svg:viewBox="0 0 1 1285">
          <text:p text:style-name="P1"><text:span text:style-name="T2">L10_04</text:span></text:p>
        </draw:connector>
        <draw:connector draw:style-name="gr3" draw:text-style-name="P3" draw:layer="layout" draw:type="line" svg:x1="50.749cm" svg:y1="44.747cm" svg:x2="50.75cm" svg:y2="43.471cm" draw:start-shape="id127" draw:start-glue-point="15" svg:d="M50749 44747l1-1276" svg:viewBox="0 0 2 1277">
          <text:p text:style-name="P1"><text:span text:style-name="T2">L10_05</text:span></text:p>
        </draw:connector>
        <draw:connector draw:style-name="gr3" draw:text-style-name="P3" draw:layer="layout" draw:type="line" svg:x1="55.251cm" svg:y1="44.747cm" svg:x2="55.25cm" svg:y2="43.479cm" draw:start-shape="id125" draw:start-glue-point="6" svg:d="M55251 44747l-1-1268" svg:viewBox="0 0 2 1269">
          <text:p text:style-name="P1"><text:span text:style-name="T2">L10_06</text:span></text:p>
        </draw:connector>
        <draw:connector draw:style-name="gr3" draw:text-style-name="P3" draw:layer="layout" draw:type="line" svg:x1="56.651cm" svg:y1="44.747cm" svg:x2="56.65cm" svg:y2="43.487cm" draw:start-shape="id125" draw:start-glue-point="9" svg:d="M56651 44747l-1-1260" svg:viewBox="0 0 2 1261">
          <text:p text:style-name="P1"><text:span text:style-name="T2">L10_07</text:span></text:p>
        </draw:connector>
        <draw:connector draw:style-name="gr3" draw:text-style-name="P3" draw:layer="layout" draw:type="line" svg:x1="58.849cm" svg:y1="44.747cm" svg:x2="58.849cm" svg:y2="43.455cm" draw:start-shape="id125" draw:start-glue-point="12" svg:d="M58849 44747v-1292" svg:viewBox="0 0 1 1293">
          <text:p text:style-name="P1"><text:span text:style-name="T2">L10_08</text:span></text:p>
        </draw:connector>
        <draw:connector draw:style-name="gr3" draw:text-style-name="P3" draw:layer="layout" draw:type="line" svg:x1="60.349cm" svg:y1="44.747cm" svg:x2="60.35cm" svg:y2="43.455cm" draw:start-shape="id125" draw:start-glue-point="15" svg:d="M60349 44747l1-1292" svg:viewBox="0 0 2 1293">
          <text:p text:style-name="P1"><text:span text:style-name="T2">L10_09</text:span></text:p>
        </draw:connector>
        <draw:connector draw:style-name="gr3" draw:text-style-name="P3" draw:layer="layout" draw:type="line" svg:x1="65.351cm" svg:y1="44.747cm" svg:x2="65.351cm" svg:y2="43.455cm" draw:start-shape="id126" draw:start-glue-point="6" svg:d="M65351 44747v-1292" svg:viewBox="0 0 1 1293">
          <text:p text:style-name="P1"><text:span text:style-name="T2">L10_10</text:span></text:p>
        </draw:connector>
        <draw:connector draw:style-name="gr3" draw:text-style-name="P3" draw:layer="layout" draw:type="line" svg:x1="66.751cm" svg:y1="44.747cm" svg:x2="66.75cm" svg:y2="43.455cm" draw:start-shape="id126" draw:start-glue-point="9" svg:d="M66751 44747l-1-1292" svg:viewBox="0 0 2 1293">
          <text:p text:style-name="P1"><text:span text:style-name="T2">L10_11</text:span></text:p>
        </draw:connector>
        <draw:connector draw:style-name="gr3" draw:text-style-name="P3" draw:layer="layout" draw:type="line" svg:x1="68.949cm" svg:y1="44.747cm" svg:x2="68.949cm" svg:y2="43.455cm" draw:start-shape="id126" draw:start-glue-point="12" svg:d="M68949 44747v-1292" svg:viewBox="0 0 1 1293">
          <text:p text:style-name="P1"><text:span text:style-name="T2">L10_12</text:span></text:p>
        </draw:connector>
        <draw:connector draw:style-name="gr3" draw:text-style-name="P3" draw:layer="layout" draw:type="line" svg:x1="70.45cm" svg:y1="43.255cm" svg:x2="70.45cm" svg:y2="41.963cm" draw:start-shape="id129" draw:start-glue-point="0" svg:d="M70450 43255v-1292" svg:viewBox="0 0 1 1293">
          <text:p text:style-name="P1"><text:span text:style-name="T2">/L10_12</text:span></text:p>
        </draw:connector>
        <draw:custom-shape draw:style-name="gr2" draw:text-style-name="P2" xml:id="id133" draw:id="id133" draw:layer="layout" svg:width="7.1cm" svg:height="0.9cm" svg:x="35.2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32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0" draw:id="id130" draw:layer="layout" svg:width="7.1cm" svg:height="0.9cm" svg:x="54.2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4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2" draw:id="id132" draw:layer="layout" svg:width="7.1cm" svg:height="0.9cm" svg:x="44.6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3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1" draw:id="id131" draw:layer="layout" svg:width="7.1cm" svg:height="0.9cm" svg:x="64.3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5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4" draw:id="id134" draw:layer="layout" svg:width="1cm" svg:height="0.9cm" svg:x="69.95cm" svg:y="38.214cm">
          <text:p text:style-name="P1"><text:span text:style-name="T1">NOT</text:span></text:p>
          <text:p text:style-name="P1"><text:span text:style-name="T1">350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40.156cm" svg:x2="64.35cm" svg:y2="40.156cm" draw:start-shape="id130" draw:start-glue-point="1" draw:end-shape="id131" svg:d="M61350 40156h3000" svg:viewBox="0 0 3001 1">
          <text:p/>
        </draw:connector>
        <draw:connector draw:style-name="gr4" draw:text-style-name="P3" draw:layer="layout" draw:type="line" svg:x1="51.75cm" svg:y1="40.156cm" svg:x2="54.25cm" svg:y2="40.156cm" draw:start-shape="id132" draw:start-glue-point="1" draw:end-shape="id130" svg:d="M51750 40156h2500" svg:viewBox="0 0 2501 1">
          <text:p/>
        </draw:connector>
        <draw:connector draw:style-name="gr4" draw:text-style-name="P3" draw:layer="layout" draw:type="line" svg:x1="42.35cm" svg:y1="40.156cm" svg:x2="44.65cm" svg:y2="40.156cm" draw:start-shape="id133" draw:start-glue-point="1" draw:end-shape="id132" draw:end-glue-point="3" svg:d="M42350 40156h2300" svg:viewBox="0 0 2301 1">
          <text:p/>
        </draw:connector>
        <draw:connector draw:style-name="gr4" draw:text-style-name="P3" draw:layer="layout" draw:type="line" svg:x1="70.449cm" svg:y1="39.706cm" svg:x2="70.45cm" svg:y2="39.114cm" draw:start-shape="id131" draw:start-glue-point="15" draw:end-shape="id134" draw:end-glue-point="2" svg:d="M70449 39706l1-592" svg:viewBox="0 0 2 593">
          <text:p/>
        </draw:connector>
        <draw:connector draw:style-name="gr3" draw:text-style-name="P3" draw:layer="layout" draw:type="line" svg:x1="39.849cm" svg:y1="39.706cm" svg:x2="39.855cm" svg:y2="38.456cm" draw:start-shape="id133" draw:start-glue-point="12" svg:d="M39849 39706l6-1250" svg:viewBox="0 0 7 1251">
          <text:p text:style-name="P1"><text:span text:style-name="T2">L11_00</text:span></text:p>
        </draw:connector>
        <draw:connector draw:style-name="gr3" draw:text-style-name="P3" draw:layer="layout" draw:type="line" svg:x1="33.521cm" svg:y1="40.856cm" svg:x2="35.25cm" svg:y2="40.606cm" draw:end-shape="id133" draw:end-glue-point="18" svg:d="M33521 40856l1729-250" svg:viewBox="0 0 1730 251">
          <text:p text:style-name="P1"><text:span text:style-name="T2">L11_d2</text:span></text:p>
        </draw:connector>
        <draw:connector draw:style-name="gr3" draw:text-style-name="P3" draw:layer="layout" draw:type="line" svg:x1="33.362cm" svg:y1="40.513cm" svg:x2="35.25cm" svg:y2="40.405cm" draw:end-shape="id133" draw:end-glue-point="17" svg:d="M33362 40513l1888-108" svg:viewBox="0 0 1889 109">
          <text:p text:style-name="P1"><text:span text:style-name="T2">L11_d1</text:span></text:p>
        </draw:connector>
        <draw:connector draw:style-name="gr3" draw:text-style-name="P3" draw:layer="layout" draw:type="line" svg:x1="33.309cm" svg:y1="40.195cm" svg:x2="35.25cm" svg:y2="40.156cm" draw:end-shape="id133" svg:d="M33309 40195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41.925cm" svg:x2="40.249cm" svg:y2="40.606cm" draw:end-shape="id133" draw:end-glue-point="11" svg:d="M40242 41925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42.56cm" svg:x2="39.549cm" svg:y2="40.606cm" draw:end-shape="id133" draw:end-glue-point="10" svg:d="M39581 42560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41.906cm" svg:x2="41.749cm" svg:y2="40.606cm" draw:end-shape="id133" draw:end-glue-point="14" svg:d="M41742 41906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42.56cm" svg:x2="41.049cm" svg:y2="40.606cm" draw:end-shape="id133" draw:end-glue-point="13" svg:d="M41082 42560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41.871cm" svg:x2="45.951cm" svg:y2="40.606cm" draw:end-shape="id132" draw:end-glue-point="5" svg:d="M45949 41871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42.576cm" svg:x2="45.351cm" svg:y2="40.606cm" draw:end-shape="id132" draw:end-glue-point="4" svg:d="M45381 42576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41.838cm" svg:x2="47.451cm" svg:y2="40.606cm" draw:end-shape="id132" draw:end-glue-point="8" svg:d="M47436 41838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42.663cm" svg:x2="46.751cm" svg:y2="40.606cm" draw:end-shape="id132" draw:end-glue-point="7" svg:d="M46775 42663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41.812cm" svg:x2="49.649cm" svg:y2="40.606cm" draw:end-shape="id132" draw:end-glue-point="11" svg:d="M49685 41812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42.606cm" svg:x2="48.949cm" svg:y2="40.606cm" draw:end-shape="id132" draw:end-glue-point="10" svg:d="M48971 42606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41.836cm" svg:x2="36.551cm" svg:y2="40.606cm" draw:end-shape="id133" draw:end-glue-point="5" svg:d="M36537 41836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42.56cm" svg:x2="35.951cm" svg:y2="40.606cm" draw:end-shape="id133" draw:end-glue-point="4" svg:d="M35982 42560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40.486cm" svg:x2="44.65cm" svg:y2="40.405cm" draw:end-shape="id132" draw:end-glue-point="17" svg:d="M43019 40486l1631-81" svg:viewBox="0 0 1632 82">
          <text:p text:style-name="P1"><text:span text:style-name="T2">L11_d1</text:span></text:p>
        </draw:connector>
        <draw:connector draw:style-name="gr3" draw:text-style-name="P3" draw:layer="layout" draw:type="line" svg:x1="43.046cm" svg:y1="40.909cm" svg:x2="44.65cm" svg:y2="40.606cm" draw:end-shape="id132" draw:end-glue-point="18" svg:d="M43046 40909l1604-303" svg:viewBox="0 0 1605 304">
          <text:p text:style-name="P1"><text:span text:style-name="T2">L11_d2</text:span></text:p>
        </draw:connector>
        <draw:connector draw:style-name="gr3" draw:text-style-name="P3" draw:layer="layout" draw:type="line" svg:x1="38.045cm" svg:y1="41.835cm" svg:x2="38.051cm" svg:y2="40.606cm" draw:end-shape="id133" draw:end-glue-point="8" svg:d="M38045 41835l6-1229" svg:viewBox="0 0 7 1230">
          <text:p text:style-name="P1"><text:span text:style-name="T2">L11_c2/20</text:span></text:p>
        </draw:connector>
        <draw:connector draw:style-name="gr3" draw:text-style-name="P3" draw:layer="layout" draw:type="line" svg:x1="37.41cm" svg:y1="42.523cm" svg:x2="37.351cm" svg:y2="40.606cm" draw:end-shape="id133" draw:end-glue-point="7" svg:d="M37410 42523l-59-1917" svg:viewBox="0 0 60 1918">
          <text:p text:style-name="P1"><text:span text:style-name="T2">L11_c2/21</text:span></text:p>
        </draw:connector>
        <draw:connector draw:style-name="gr3" draw:text-style-name="P3" draw:layer="layout" draw:type="line" svg:x1="33.441cm" svg:y1="39.507cm" svg:x2="35.25cm" svg:y2="39.706cm" draw:end-shape="id133" draw:end-glue-point="19" svg:d="M33441 39507l1809 199" svg:viewBox="0 0 1810 200">
          <text:p text:style-name="P1"><text:span text:style-name="T2">L11_c1</text:span></text:p>
        </draw:connector>
        <draw:connector draw:style-name="gr3" draw:text-style-name="P13" draw:layer="layout" draw:type="line" svg:x1="33.362cm" svg:y1="39.851cm" svg:x2="35.25cm" svg:y2="39.907cm" draw:end-shape="id133" draw:end-glue-point="16" svg:d="M33362 39851l1888 56" svg:viewBox="0 0 1889 57">
          <text:p text:style-name="P1"><text:span text:style-name="T3">L11_c2</text:span></text:p>
        </draw:connector>
        <draw:connector draw:style-name="gr3" draw:text-style-name="P3" draw:layer="layout" draw:type="line" svg:x1="42.829cm" svg:y1="39.506cm" svg:x2="44.65cm" svg:y2="39.706cm" draw:end-shape="id132" draw:end-glue-point="19" svg:d="M42829 39506l1821 200" svg:viewBox="0 0 1822 201">
          <text:p text:style-name="P1"><text:span text:style-name="T2">L11_c1</text:span></text:p>
        </draw:connector>
        <draw:connector draw:style-name="gr3" draw:text-style-name="P13" draw:layer="layout" draw:type="line" svg:x1="42.75cm" svg:y1="39.85cm" svg:x2="44.65cm" svg:y2="39.907cm" draw:end-shape="id132" draw:end-glue-point="16" svg:d="M42750 39850l1900 57" svg:viewBox="0 0 1901 58">
          <text:p text:style-name="P1"><text:span text:style-name="T3">L11_c2</text:span></text:p>
        </draw:connector>
        <draw:connector draw:style-name="gr3" draw:text-style-name="P3" draw:layer="layout" draw:type="line" svg:x1="51.194cm" svg:y1="41.782cm" svg:x2="51.149cm" svg:y2="40.606cm" draw:end-shape="id132" draw:end-glue-point="14" svg:d="M51194 41782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42.55cm" svg:x2="50.449cm" svg:y2="40.606cm" draw:end-shape="id132" draw:end-glue-point="13" svg:d="M50453 42550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41.825cm" svg:x2="55.551cm" svg:y2="40.606cm" draw:end-shape="id130" draw:end-glue-point="5" svg:d="M55552 41825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42.506cm" svg:x2="54.951cm" svg:y2="40.606cm" draw:end-shape="id130" draw:end-glue-point="4" svg:d="M54983 42506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41.765cm" svg:x2="57.051cm" svg:y2="40.606cm" draw:end-shape="id130" draw:end-glue-point="8" svg:d="M57038 41765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42.506cm" svg:x2="56.351cm" svg:y2="40.606cm" draw:end-shape="id130" draw:end-glue-point="7" svg:d="M56377 42506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41.624cm" svg:x2="59.249cm" svg:y2="40.606cm" draw:end-shape="id130" draw:end-glue-point="11" svg:d="M59265 41624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42.506cm" svg:x2="58.549cm" svg:y2="40.606cm" draw:end-shape="id130" draw:end-glue-point="10" svg:d="M58575 42506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41.643cm" svg:x2="60.749cm" svg:y2="40.606cm" draw:end-shape="id130" draw:end-glue-point="14" svg:d="M60744 41643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42.445cm" svg:x2="60.049cm" svg:y2="40.606cm" draw:end-shape="id130" draw:end-glue-point="13" svg:d="M60032 42445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40.486cm" svg:x2="54.25cm" svg:y2="40.405cm" draw:end-shape="id130" draw:end-glue-point="17" svg:d="M52619 40486l1631-81" svg:viewBox="0 0 1632 82">
          <text:p text:style-name="P1"><text:span text:style-name="T2">L11_d1</text:span></text:p>
        </draw:connector>
        <draw:connector draw:style-name="gr3" draw:text-style-name="P3" draw:layer="layout" draw:type="line" svg:x1="52.646cm" svg:y1="40.909cm" svg:x2="54.25cm" svg:y2="40.606cm" draw:end-shape="id130" draw:end-glue-point="18" svg:d="M52646 40909l1604-303" svg:viewBox="0 0 1605 304">
          <text:p text:style-name="P1"><text:span text:style-name="T2">L11_d2</text:span></text:p>
        </draw:connector>
        <draw:connector draw:style-name="gr3" draw:text-style-name="P3" draw:layer="layout" draw:type="line" svg:x1="52.429cm" svg:y1="39.506cm" svg:x2="54.25cm" svg:y2="39.706cm" svg:d="M52429 39506l1821 200" svg:viewBox="0 0 1822 201">
          <text:p text:style-name="P1"><text:span text:style-name="T2">L11_c1</text:span></text:p>
        </draw:connector>
        <draw:connector draw:style-name="gr3" draw:text-style-name="P13" draw:layer="layout" draw:type="line" svg:x1="52.35cm" svg:y1="39.85cm" svg:x2="54.25cm" svg:y2="39.907cm" draw:end-shape="id130" draw:end-glue-point="16" svg:d="M52350 39850l1900 57" svg:viewBox="0 0 1901 58">
          <text:p text:style-name="P1"><text:span text:style-name="T3">L11_c2</text:span></text:p>
        </draw:connector>
        <draw:connector draw:style-name="gr3" draw:text-style-name="P3" draw:layer="layout" draw:type="line" svg:x1="65.651cm" svg:y1="41.825cm" svg:x2="65.651cm" svg:y2="40.606cm" draw:end-shape="id131" draw:end-glue-point="5" svg:d="M65651 41825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42.506cm" svg:x2="65.051cm" svg:y2="40.606cm" draw:end-shape="id131" draw:end-glue-point="4" svg:d="M65082 42506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41.765cm" svg:x2="67.151cm" svg:y2="40.606cm" draw:end-shape="id131" draw:end-glue-point="8" svg:d="M67137 41765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42.506cm" svg:x2="66.451cm" svg:y2="40.606cm" draw:end-shape="id131" draw:end-glue-point="7" svg:d="M66476 42506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41.624cm" svg:x2="69.349cm" svg:y2="40.606cm" draw:end-shape="id131" draw:end-glue-point="11" svg:d="M69364 41624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42.506cm" svg:x2="68.649cm" svg:y2="40.606cm" draw:end-shape="id131" draw:end-glue-point="10" svg:d="M68674 42506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41.643cm" svg:x2="70.849cm" svg:y2="40.606cm" draw:end-shape="id131" draw:end-glue-point="14" svg:d="M70843 41643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42.445cm" svg:x2="70.149cm" svg:y2="40.606cm" draw:end-shape="id131" draw:end-glue-point="13" svg:d="M70131 42445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40.486cm" svg:x2="64.35cm" svg:y2="40.405cm" draw:end-shape="id131" draw:end-glue-point="17" svg:d="M62719 40486l1631-81" svg:viewBox="0 0 1632 82">
          <text:p text:style-name="P1"><text:span text:style-name="T2">L11_d1</text:span></text:p>
        </draw:connector>
        <draw:connector draw:style-name="gr3" draw:text-style-name="P3" draw:layer="layout" draw:type="line" svg:x1="62.746cm" svg:y1="40.909cm" svg:x2="64.35cm" svg:y2="40.606cm" draw:end-shape="id131" draw:end-glue-point="18" svg:d="M62746 40909l1604-303" svg:viewBox="0 0 1605 304">
          <text:p text:style-name="P1"><text:span text:style-name="T2">L11_d2</text:span></text:p>
        </draw:connector>
        <draw:connector draw:style-name="gr3" draw:text-style-name="P3" draw:layer="layout" draw:type="line" svg:x1="62.529cm" svg:y1="39.506cm" svg:x2="64.35cm" svg:y2="39.706cm" draw:end-shape="id131" draw:end-glue-point="19" svg:d="M62529 39506l1821 200" svg:viewBox="0 0 1822 201">
          <text:p text:style-name="P1"><text:span text:style-name="T2">L11_c1</text:span></text:p>
        </draw:connector>
        <draw:connector draw:style-name="gr3" draw:text-style-name="P13" draw:layer="layout" draw:type="line" svg:x1="62.45cm" svg:y1="39.85cm" svg:x2="64.35cm" svg:y2="39.907cm" draw:end-shape="id131" draw:end-glue-point="16" svg:d="M62450 39850l1900 57" svg:viewBox="0 0 1901 58">
          <text:p text:style-name="P1"><text:span text:style-name="T3">L11_c2</text:span></text:p>
        </draw:connector>
        <draw:connector draw:style-name="gr3" draw:text-style-name="P3" draw:layer="layout" draw:type="line" svg:x1="41.349cm" svg:y1="39.706cm" svg:x2="41.35cm" svg:y2="38.414cm" draw:start-shape="id133" draw:start-glue-point="15" svg:d="M41349 39706l1-1292" svg:viewBox="0 0 2 1293">
          <text:p text:style-name="P1"><text:span text:style-name="T2">L11_01</text:span></text:p>
        </draw:connector>
        <draw:connector draw:style-name="gr3" draw:text-style-name="P3" draw:layer="layout" draw:type="line" svg:x1="45.651cm" svg:y1="39.706cm" svg:x2="45.65cm" svg:y2="38.414cm" draw:start-shape="id132" draw:start-glue-point="6" svg:d="M45651 39706l-1-1292" svg:viewBox="0 0 2 1293">
          <text:p text:style-name="P1"><text:span text:style-name="T2">L11_02</text:span></text:p>
        </draw:connector>
        <draw:connector draw:style-name="gr3" draw:text-style-name="P3" draw:layer="layout" draw:type="line" svg:x1="47.051cm" svg:y1="39.706cm" svg:x2="47.049cm" svg:y2="38.414cm" draw:start-shape="id132" draw:start-glue-point="9" svg:d="M47051 39706l-2-1292" svg:viewBox="0 0 3 1293">
          <text:p text:style-name="P1"><text:span text:style-name="T2">L11_03</text:span></text:p>
        </draw:connector>
        <draw:connector draw:style-name="gr3" draw:text-style-name="P3" draw:layer="layout" draw:type="line" svg:x1="49.249cm" svg:y1="39.706cm" svg:x2="49.249cm" svg:y2="38.422cm" draw:start-shape="id132" draw:start-glue-point="12" svg:d="M49249 39706v-1284" svg:viewBox="0 0 1 1285">
          <text:p text:style-name="P1"><text:span text:style-name="T2">L11_04</text:span></text:p>
        </draw:connector>
        <draw:connector draw:style-name="gr3" draw:text-style-name="P3" draw:layer="layout" draw:type="line" svg:x1="50.749cm" svg:y1="39.706cm" svg:x2="50.75cm" svg:y2="38.43cm" draw:start-shape="id132" draw:start-glue-point="15" svg:d="M50749 39706l1-1276" svg:viewBox="0 0 2 1277">
          <text:p text:style-name="P1"><text:span text:style-name="T2">L11_05</text:span></text:p>
        </draw:connector>
        <draw:connector draw:style-name="gr3" draw:text-style-name="P3" draw:layer="layout" draw:type="line" svg:x1="55.251cm" svg:y1="39.706cm" svg:x2="55.25cm" svg:y2="38.438cm" draw:start-shape="id130" draw:start-glue-point="6" svg:d="M55251 39706l-1-1268" svg:viewBox="0 0 2 1269">
          <text:p text:style-name="P1"><text:span text:style-name="T2">L11_06</text:span></text:p>
        </draw:connector>
        <draw:connector draw:style-name="gr3" draw:text-style-name="P3" draw:layer="layout" draw:type="line" svg:x1="56.651cm" svg:y1="39.706cm" svg:x2="56.65cm" svg:y2="38.446cm" draw:start-shape="id130" draw:start-glue-point="9" svg:d="M56651 39706l-1-1260" svg:viewBox="0 0 2 1261">
          <text:p text:style-name="P1"><text:span text:style-name="T2">L11_07</text:span></text:p>
        </draw:connector>
        <draw:connector draw:style-name="gr3" draw:text-style-name="P3" draw:layer="layout" draw:type="line" svg:x1="58.849cm" svg:y1="39.706cm" svg:x2="58.849cm" svg:y2="38.414cm" draw:start-shape="id130" draw:start-glue-point="12" svg:d="M58849 39706v-1292" svg:viewBox="0 0 1 1293">
          <text:p text:style-name="P1"><text:span text:style-name="T2">L11_08</text:span></text:p>
        </draw:connector>
        <draw:connector draw:style-name="gr3" draw:text-style-name="P3" draw:layer="layout" draw:type="line" svg:x1="60.349cm" svg:y1="39.706cm" svg:x2="60.35cm" svg:y2="38.414cm" draw:start-shape="id130" draw:start-glue-point="15" svg:d="M60349 39706l1-1292" svg:viewBox="0 0 2 1293">
          <text:p text:style-name="P1"><text:span text:style-name="T2">L11_09</text:span></text:p>
        </draw:connector>
        <draw:connector draw:style-name="gr3" draw:text-style-name="P3" draw:layer="layout" draw:type="line" svg:x1="65.351cm" svg:y1="39.706cm" svg:x2="65.351cm" svg:y2="38.414cm" draw:start-shape="id131" draw:start-glue-point="6" svg:d="M65351 39706v-1292" svg:viewBox="0 0 1 1293">
          <text:p text:style-name="P1"><text:span text:style-name="T2">L11_10</text:span></text:p>
        </draw:connector>
        <draw:connector draw:style-name="gr3" draw:text-style-name="P3" draw:layer="layout" draw:type="line" svg:x1="66.751cm" svg:y1="39.706cm" svg:x2="66.75cm" svg:y2="38.414cm" draw:start-shape="id131" draw:start-glue-point="9" svg:d="M66751 39706l-1-1292" svg:viewBox="0 0 2 1293">
          <text:p text:style-name="P1"><text:span text:style-name="T2">L11_11</text:span></text:p>
        </draw:connector>
        <draw:connector draw:style-name="gr3" draw:text-style-name="P3" draw:layer="layout" draw:type="line" svg:x1="68.949cm" svg:y1="39.706cm" svg:x2="68.949cm" svg:y2="38.414cm" draw:start-shape="id131" draw:start-glue-point="12" svg:d="M68949 39706v-1292" svg:viewBox="0 0 1 1293">
          <text:p text:style-name="P1"><text:span text:style-name="T2">L11_12</text:span></text:p>
        </draw:connector>
        <draw:connector draw:style-name="gr3" draw:text-style-name="P3" draw:layer="layout" draw:type="line" svg:x1="70.45cm" svg:y1="38.214cm" svg:x2="70.45cm" svg:y2="36.922cm" draw:start-shape="id134" draw:start-glue-point="0" svg:d="M70450 38214v-1292" svg:viewBox="0 0 1 1293">
          <text:p text:style-name="P1"><text:span text:style-name="T2">/L11_12</text:span></text:p>
        </draw:connector>
        <draw:custom-shape draw:style-name="gr1" draw:text-style-name="P2" xml:id="id135" draw:id="id135" draw:layer="layout" svg:width="2.1cm" svg:height="0.9cm" svg:x="66.365cm" svg:y="75.363cm">
          <text:p text:style-name="P1"><text:span text:style-name="T1">DFF (clk4)</text:span></text:p>
          <text:p text:style-name="P1"><text:span text:style-name="T1">2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8.449cm" svg:y1="78.171cm" svg:x2="67.415cm" svg:y2="76.263cm" draw:start-shape="id56" draw:start-glue-point="29" draw:end-shape="id135" draw:end-glue-point="2" svg:d="M58449 78171l8966-1908" svg:viewBox="0 0 8967 1909">
          <text:p/>
        </draw:connector>
        <draw:custom-shape draw:style-name="gr2" draw:text-style-name="P2" xml:id="id137" draw:id="id137" draw:layer="layout" svg:width="1cm" svg:height="0.9cm" svg:x="66.165cm" svg:y="73.863cm">
          <text:p text:style-name="P1"><text:span text:style-name="T1">NOT8</text:span></text:p>
          <text:p text:style-name="P1"><text:span text:style-name="T1">3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6" draw:id="id136" draw:layer="layout" svg:width="1cm" svg:height="0.9cm" svg:x="67.665cm" svg:y="73.863cm">
          <text:p text:style-name="P1"><text:span text:style-name="T1">NOT8</text:span></text:p>
          <text:p text:style-name="P1"><text:span text:style-name="T1">23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7.665cm" svg:y1="74.313cm" svg:x2="67.165cm" svg:y2="74.313cm" draw:start-shape="id136" draw:start-glue-point="3" draw:end-shape="id137" draw:end-glue-point="1" svg:d="M67665 74313h-500" svg:viewBox="0 0 501 1">
          <text:p/>
        </draw:connector>
        <draw:connector draw:style-name="gr4" draw:text-style-name="P3" draw:layer="layout" draw:type="line" svg:x1="67.415cm" svg:y1="75.363cm" svg:x2="68.165cm" svg:y2="74.763cm" draw:start-shape="id135" draw:start-glue-point="0" draw:end-shape="id136" draw:end-glue-point="2" svg:d="M67415 75363l750-600" svg:viewBox="0 0 751 601">
          <text:p/>
        </draw:connector>
        <draw:connector draw:style-name="gr3" draw:text-style-name="P3" draw:layer="layout" draw:type="line" svg:x1="66.665cm" svg:y1="73.863cm" svg:x2="66.665cm" svg:y2="71.763cm" draw:start-shape="id137" draw:start-glue-point="0" svg:d="M66665 73863v-2100" svg:viewBox="0 0 1 2101">
          <text:p text:style-name="P1"><text:span text:style-name="T2">S2_12</text:span></text:p>
        </draw:connector>
        <draw:connector draw:style-name="gr3" draw:text-style-name="P3" draw:layer="layout" draw:type="line" svg:x1="68.165cm" svg:y1="73.863cm" svg:x2="68.165cm" svg:y2="71.763cm" draw:start-shape="id136" draw:start-glue-point="0" svg:d="M68165 73863v-2100" svg:viewBox="0 0 1 2101">
          <text:p text:style-name="P1"><text:span text:style-name="T2">/S2_12</text:span></text:p>
        </draw:connector>
        <draw:custom-shape draw:style-name="gr1" draw:text-style-name="P2" xml:id="id140" draw:id="id140" draw:layer="layout" svg:width="2.1cm" svg:height="0.9cm" svg:x="63.765cm" svg:y="75.363cm">
          <text:p text:style-name="P1"><text:span text:style-name="T1">DFF (clk4)</text:span></text:p>
          <text:p text:style-name="P1"><text:span text:style-name="T1">2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9" draw:id="id139" draw:layer="layout" svg:width="1cm" svg:height="0.9cm" svg:x="63.565cm" svg:y="73.863cm">
          <text:p text:style-name="P1"><text:span text:style-name="T1">NOT2</text:span></text:p>
          <text:p text:style-name="P1"><text:span text:style-name="T1">34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8" draw:id="id138" draw:layer="layout" svg:width="1cm" svg:height="0.9cm" svg:x="65.065cm" svg:y="73.863cm">
          <text:p text:style-name="P1"><text:span text:style-name="T1">NOT2</text:span></text:p>
          <text:p text:style-name="P1"><text:span text:style-name="T1">28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5.065cm" svg:y1="74.313cm" svg:x2="64.565cm" svg:y2="74.313cm" draw:start-shape="id138" draw:start-glue-point="3" draw:end-shape="id139" draw:end-glue-point="1" svg:d="M65065 74313h-500" svg:viewBox="0 0 501 1">
          <text:p/>
        </draw:connector>
        <draw:connector draw:style-name="gr4" draw:text-style-name="P3" draw:layer="layout" draw:type="line" svg:x1="64.815cm" svg:y1="75.363cm" svg:x2="65.565cm" svg:y2="74.763cm" draw:start-shape="id140" draw:start-glue-point="0" draw:end-shape="id138" draw:end-glue-point="2" svg:d="M64815 75363l750-600" svg:viewBox="0 0 751 601">
          <text:p/>
        </draw:connector>
        <draw:connector draw:style-name="gr3" draw:text-style-name="P3" draw:layer="layout" draw:type="line" svg:x1="64.065cm" svg:y1="73.863cm" svg:x2="64.065cm" svg:y2="71.763cm" draw:start-shape="id139" draw:start-glue-point="0" svg:d="M64065 73863v-2100" svg:viewBox="0 0 1 2101">
          <text:p text:style-name="P1"><text:span text:style-name="T2">S2_11</text:span></text:p>
        </draw:connector>
        <draw:connector draw:style-name="gr3" draw:text-style-name="P3" draw:layer="layout" draw:type="line" svg:x1="65.565cm" svg:y1="73.863cm" svg:x2="65.565cm" svg:y2="71.763cm" draw:start-shape="id138" draw:start-glue-point="0" svg:d="M65565 73863v-2100" svg:viewBox="0 0 1 2101">
          <text:p text:style-name="P1"><text:span text:style-name="T2">/S2_11</text:span></text:p>
        </draw:connector>
        <draw:connector draw:style-name="gr4" draw:text-style-name="P1" draw:layer="layout" draw:type="line" svg:x1="57.449cm" svg:y1="78.171cm" svg:x2="64.815cm" svg:y2="76.263cm" draw:start-shape="id56" draw:start-glue-point="28" draw:end-shape="id140" draw:end-glue-point="2" svg:d="M57449 78171l7366-1908" svg:viewBox="0 0 7367 1909">
          <text:p/>
        </draw:connector>
        <draw:custom-shape draw:style-name="gr1" draw:text-style-name="P2" xml:id="id143" draw:id="id143" draw:layer="layout" svg:width="2.1cm" svg:height="0.9cm" svg:x="61.165cm" svg:y="75.363cm">
          <text:p text:style-name="P1"><text:span text:style-name="T1">DFF (clk4)</text:span></text:p>
          <text:p text:style-name="P1"><text:span text:style-name="T1">27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1cm" svg:height="0.9cm" svg:x="60.965cm" svg:y="73.863cm">
          <text:p text:style-name="P1"><text:span text:style-name="T1">NOT2</text:span></text:p>
          <text:p text:style-name="P1"><text:span text:style-name="T1">34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1" draw:id="id141" draw:layer="layout" svg:width="1cm" svg:height="0.9cm" svg:x="62.465cm" svg:y="73.863cm">
          <text:p text:style-name="P1"><text:span text:style-name="T1">NOT2</text:span></text:p>
          <text:p text:style-name="P1"><text:span text:style-name="T1">3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2.465cm" svg:y1="74.313cm" svg:x2="61.965cm" svg:y2="74.313cm" draw:start-shape="id141" draw:start-glue-point="3" draw:end-shape="id142" draw:end-glue-point="1" svg:d="M62465 74313h-500" svg:viewBox="0 0 501 1">
          <text:p/>
        </draw:connector>
        <draw:connector draw:style-name="gr4" draw:text-style-name="P3" draw:layer="layout" draw:type="line" svg:x1="62.215cm" svg:y1="75.363cm" svg:x2="62.965cm" svg:y2="74.763cm" draw:start-shape="id143" draw:start-glue-point="0" draw:end-shape="id141" draw:end-glue-point="2" svg:d="M62215 75363l750-600" svg:viewBox="0 0 751 601">
          <text:p/>
        </draw:connector>
        <draw:connector draw:style-name="gr3" draw:text-style-name="P3" draw:layer="layout" draw:type="line" svg:x1="61.465cm" svg:y1="73.863cm" svg:x2="61.465cm" svg:y2="71.763cm" draw:start-shape="id142" draw:start-glue-point="0" svg:d="M61465 73863v-2100" svg:viewBox="0 0 1 2101">
          <text:p text:style-name="P1"><text:span text:style-name="T2">S2_10</text:span></text:p>
        </draw:connector>
        <draw:connector draw:style-name="gr3" draw:text-style-name="P3" draw:layer="layout" draw:type="line" svg:x1="62.965cm" svg:y1="73.863cm" svg:x2="62.965cm" svg:y2="71.763cm" draw:start-shape="id141" draw:start-glue-point="0" svg:d="M62965 73863v-2100" svg:viewBox="0 0 1 2101">
          <text:p text:style-name="P1"><text:span text:style-name="T2">/S2_10</text:span></text:p>
        </draw:connector>
        <draw:connector draw:style-name="gr4" draw:text-style-name="P1" draw:layer="layout" draw:type="line" svg:x1="56.248cm" svg:y1="78.171cm" svg:x2="62.215cm" svg:y2="76.263cm" draw:start-shape="id56" draw:start-glue-point="27" draw:end-shape="id143" draw:end-glue-point="2" svg:d="M56248 78171l5967-1908" svg:viewBox="0 0 5968 1909">
          <text:p/>
        </draw:connector>
        <draw:custom-shape draw:style-name="gr1" draw:text-style-name="P2" xml:id="id146" draw:id="id146" draw:layer="layout" svg:width="2.1cm" svg:height="0.9cm" svg:x="58.565cm" svg:y="75.363cm">
          <text:p text:style-name="P1"><text:span text:style-name="T1">DFF (clk4)</text:span></text:p>
          <text:p text:style-name="P1"><text:span text:style-name="T1">27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5" draw:id="id145" draw:layer="layout" svg:width="1cm" svg:height="0.9cm" svg:x="58.365cm" svg:y="73.863cm">
          <text:p text:style-name="P1"><text:span text:style-name="T1">NOT2</text:span></text:p>
          <text:p text:style-name="P1"><text:span text:style-name="T1">3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4" draw:id="id144" draw:layer="layout" svg:width="1cm" svg:height="0.9cm" svg:x="59.865cm" svg:y="73.863cm">
          <text:p text:style-name="P1"><text:span text:style-name="T1">NOT2</text:span></text:p>
          <text:p text:style-name="P1"><text:span text:style-name="T1">27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9.865cm" svg:y1="74.313cm" svg:x2="59.365cm" svg:y2="74.313cm" draw:start-shape="id144" draw:start-glue-point="3" draw:end-shape="id145" draw:end-glue-point="1" svg:d="M59865 74313h-500" svg:viewBox="0 0 501 1">
          <text:p/>
        </draw:connector>
        <draw:connector draw:style-name="gr4" draw:text-style-name="P3" draw:layer="layout" draw:type="line" svg:x1="59.615cm" svg:y1="75.363cm" svg:x2="60.365cm" svg:y2="74.763cm" draw:start-shape="id146" draw:start-glue-point="0" draw:end-shape="id144" draw:end-glue-point="2" svg:d="M59615 75363l750-600" svg:viewBox="0 0 751 601">
          <text:p/>
        </draw:connector>
        <draw:connector draw:style-name="gr3" draw:text-style-name="P3" draw:layer="layout" draw:type="line" svg:x1="58.865cm" svg:y1="73.863cm" svg:x2="58.865cm" svg:y2="71.763cm" draw:start-shape="id145" draw:start-glue-point="0" svg:d="M58865 73863v-2100" svg:viewBox="0 0 1 2101">
          <text:p text:style-name="P1"><text:span text:style-name="T2">S2_09</text:span></text:p>
        </draw:connector>
        <draw:connector draw:style-name="gr3" draw:text-style-name="P3" draw:layer="layout" draw:type="line" svg:x1="60.365cm" svg:y1="73.863cm" svg:x2="60.365cm" svg:y2="71.763cm" draw:start-shape="id144" draw:start-glue-point="0" svg:d="M60365 73863v-2100" svg:viewBox="0 0 1 2101">
          <text:p text:style-name="P1"><text:span text:style-name="T2">/S2_09</text:span></text:p>
        </draw:connector>
        <draw:connector draw:style-name="gr4" draw:text-style-name="P1" draw:layer="layout" draw:type="line" svg:x1="55.249cm" svg:y1="78.171cm" svg:x2="59.615cm" svg:y2="76.263cm" draw:start-shape="id56" draw:start-glue-point="26" draw:end-shape="id146" draw:end-glue-point="2" svg:d="M55249 78171l4366-1908" svg:viewBox="0 0 4367 1909">
          <text:p/>
        </draw:connector>
        <draw:custom-shape draw:style-name="gr1" draw:text-style-name="P2" xml:id="id149" draw:id="id149" draw:layer="layout" svg:width="2.1cm" svg:height="0.9cm" svg:x="55.965cm" svg:y="75.363cm">
          <text:p text:style-name="P1"><text:span text:style-name="T1">DFF (clk4)</text:span></text:p>
          <text:p text:style-name="P1"><text:span text:style-name="T1">28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1cm" svg:height="0.9cm" svg:x="55.765cm" svg:y="73.863cm">
          <text:p text:style-name="P1"><text:span text:style-name="T1">NOT2</text:span></text:p>
          <text:p text:style-name="P1"><text:span text:style-name="T1">34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7" draw:id="id147" draw:layer="layout" svg:width="1cm" svg:height="0.9cm" svg:x="57.265cm" svg:y="73.863cm">
          <text:p text:style-name="P1"><text:span text:style-name="T1">NOT2</text:span></text:p>
          <text:p text:style-name="P1"><text:span text:style-name="T1">29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7.265cm" svg:y1="74.313cm" svg:x2="56.765cm" svg:y2="74.313cm" draw:start-shape="id147" draw:start-glue-point="3" draw:end-shape="id148" draw:end-glue-point="1" svg:d="M57265 74313h-500" svg:viewBox="0 0 501 1">
          <text:p/>
        </draw:connector>
        <draw:connector draw:style-name="gr4" draw:text-style-name="P3" draw:layer="layout" draw:type="line" svg:x1="57.015cm" svg:y1="75.363cm" svg:x2="57.765cm" svg:y2="74.763cm" draw:start-shape="id149" draw:start-glue-point="0" draw:end-shape="id147" draw:end-glue-point="2" svg:d="M57015 75363l750-600" svg:viewBox="0 0 751 601">
          <text:p/>
        </draw:connector>
        <draw:connector draw:style-name="gr3" draw:text-style-name="P3" draw:layer="layout" draw:type="line" svg:x1="56.265cm" svg:y1="73.863cm" svg:x2="56.265cm" svg:y2="71.763cm" draw:start-shape="id148" draw:start-glue-point="0" svg:d="M56265 73863v-2100" svg:viewBox="0 0 1 2101">
          <text:p text:style-name="P1"><text:span text:style-name="T2">S2_08</text:span></text:p>
        </draw:connector>
        <draw:connector draw:style-name="gr3" draw:text-style-name="P3" draw:layer="layout" draw:type="line" svg:x1="57.765cm" svg:y1="73.863cm" svg:x2="57.765cm" svg:y2="71.763cm" draw:start-shape="id147" draw:start-glue-point="0" svg:d="M57765 73863v-2100" svg:viewBox="0 0 1 2101">
          <text:p text:style-name="P1"><text:span text:style-name="T2">/S2_08</text:span></text:p>
        </draw:connector>
        <draw:connector draw:style-name="gr4" draw:text-style-name="P1" draw:layer="layout" draw:type="line" svg:x1="54.149cm" svg:y1="78.171cm" svg:x2="57.015cm" svg:y2="76.263cm" draw:start-shape="id56" draw:start-glue-point="25" draw:end-shape="id149" draw:end-glue-point="2" svg:d="M54149 78171l2866-1908" svg:viewBox="0 0 2867 1909">
          <text:p/>
        </draw:connector>
        <draw:custom-shape draw:style-name="gr1" draw:text-style-name="P2" xml:id="id152" draw:id="id152" draw:layer="layout" svg:width="2.1cm" svg:height="0.9cm" svg:x="53.365cm" svg:y="75.363cm">
          <text:p text:style-name="P1"><text:span text:style-name="T1">DFF (clk4)</text:span></text:p>
          <text:p text:style-name="P1"><text:span text:style-name="T1">24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1cm" svg:height="0.9cm" svg:x="53.165cm" svg:y="73.863cm">
          <text:p text:style-name="P1"><text:span text:style-name="T1">NOT2</text:span></text:p>
          <text:p text:style-name="P1"><text:span text:style-name="T1">34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0" draw:id="id150" draw:layer="layout" svg:width="1cm" svg:height="0.9cm" svg:x="54.665cm" svg:y="73.863cm">
          <text:p text:style-name="P1"><text:span text:style-name="T1">NOT2</text:span></text:p>
          <text:p text:style-name="P1"><text:span text:style-name="T1">25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4.665cm" svg:y1="74.313cm" svg:x2="54.165cm" svg:y2="74.313cm" draw:start-shape="id150" draw:start-glue-point="3" draw:end-shape="id151" draw:end-glue-point="1" svg:d="M54665 74313h-500" svg:viewBox="0 0 501 1">
          <text:p/>
        </draw:connector>
        <draw:connector draw:style-name="gr4" draw:text-style-name="P3" draw:layer="layout" draw:type="line" svg:x1="54.415cm" svg:y1="75.363cm" svg:x2="55.165cm" svg:y2="74.763cm" draw:start-shape="id152" draw:start-glue-point="0" draw:end-shape="id150" draw:end-glue-point="2" svg:d="M54415 75363l750-600" svg:viewBox="0 0 751 601">
          <text:p/>
        </draw:connector>
        <draw:connector draw:style-name="gr3" draw:text-style-name="P3" draw:layer="layout" draw:type="line" svg:x1="53.665cm" svg:y1="73.863cm" svg:x2="53.665cm" svg:y2="71.763cm" draw:start-shape="id151" draw:start-glue-point="0" svg:d="M53665 73863v-2100" svg:viewBox="0 0 1 2101">
          <text:p text:style-name="P1"><text:span text:style-name="T2">S2_07</text:span></text:p>
        </draw:connector>
        <draw:connector draw:style-name="gr3" draw:text-style-name="P3" draw:layer="layout" draw:type="line" svg:x1="55.165cm" svg:y1="73.863cm" svg:x2="55.165cm" svg:y2="71.763cm" draw:start-shape="id150" draw:start-glue-point="0" svg:d="M55165 73863v-2100" svg:viewBox="0 0 1 2101">
          <text:p text:style-name="P1"><text:span text:style-name="T2">/S2_07</text:span></text:p>
        </draw:connector>
        <draw:connector draw:style-name="gr4" draw:text-style-name="P1" draw:layer="layout" draw:type="line" svg:x1="53.049cm" svg:y1="78.171cm" svg:x2="54.415cm" svg:y2="76.263cm" draw:start-shape="id56" draw:start-glue-point="24" draw:end-shape="id152" draw:end-glue-point="2" svg:d="M53049 78171l1366-1908" svg:viewBox="0 0 1367 1909">
          <text:p/>
        </draw:connector>
        <draw:custom-shape draw:style-name="gr1" draw:text-style-name="P2" xml:id="id155" draw:id="id155" draw:layer="layout" svg:width="2.1cm" svg:height="0.9cm" svg:x="50.765cm" svg:y="75.363cm">
          <text:p text:style-name="P1"><text:span text:style-name="T1">DFF (clk4)</text:span></text:p>
          <text:p text:style-name="P1"><text:span text:style-name="T1">27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4" draw:id="id154" draw:layer="layout" svg:width="1cm" svg:height="0.9cm" svg:x="50.565cm" svg:y="73.863cm">
          <text:p text:style-name="P1"><text:span text:style-name="T1">NOT2</text:span></text:p>
          <text:p text:style-name="P1"><text:span text:style-name="T1">34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3" draw:id="id153" draw:layer="layout" svg:width="1cm" svg:height="0.9cm" svg:x="52.065cm" svg:y="73.863cm">
          <text:p text:style-name="P1"><text:span text:style-name="T1">NOT2</text:span></text:p>
          <text:p text:style-name="P1"><text:span text:style-name="T1">3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2.065cm" svg:y1="74.313cm" svg:x2="51.565cm" svg:y2="74.313cm" draw:start-shape="id153" draw:start-glue-point="3" draw:end-shape="id154" draw:end-glue-point="1" svg:d="M52065 74313h-500" svg:viewBox="0 0 501 1">
          <text:p/>
        </draw:connector>
        <draw:connector draw:style-name="gr4" draw:text-style-name="P3" draw:layer="layout" draw:type="line" svg:x1="51.815cm" svg:y1="75.363cm" svg:x2="52.565cm" svg:y2="74.763cm" draw:start-shape="id155" draw:start-glue-point="0" draw:end-shape="id153" draw:end-glue-point="2" svg:d="M51815 75363l750-600" svg:viewBox="0 0 751 601">
          <text:p/>
        </draw:connector>
        <draw:connector draw:style-name="gr3" draw:text-style-name="P3" draw:layer="layout" draw:type="line" svg:x1="51.065cm" svg:y1="73.863cm" svg:x2="51.065cm" svg:y2="71.763cm" draw:start-shape="id154" draw:start-glue-point="0" svg:d="M51065 73863v-2100" svg:viewBox="0 0 1 2101">
          <text:p text:style-name="P1"><text:span text:style-name="T2">S2_06</text:span></text:p>
        </draw:connector>
        <draw:connector draw:style-name="gr3" draw:text-style-name="P3" draw:layer="layout" draw:type="line" svg:x1="52.565cm" svg:y1="73.863cm" svg:x2="52.565cm" svg:y2="71.763cm" draw:start-shape="id153" draw:start-glue-point="0" svg:d="M52565 73863v-2100" svg:viewBox="0 0 1 2101">
          <text:p text:style-name="P1"><text:span text:style-name="T2">/S2_06</text:span></text:p>
        </draw:connector>
        <draw:connector draw:style-name="gr4" draw:text-style-name="P1" draw:layer="layout" draw:type="line" svg:x1="51.948cm" svg:y1="78.171cm" svg:x2="51.815cm" svg:y2="76.263cm" draw:start-shape="id56" draw:start-glue-point="23" draw:end-shape="id155" draw:end-glue-point="2" svg:d="M51948 78171l-133-1908" svg:viewBox="0 0 134 1909">
          <text:p/>
        </draw:connector>
        <draw:custom-shape draw:style-name="gr1" draw:text-style-name="P2" xml:id="id158" draw:id="id158" draw:layer="layout" svg:width="2.1cm" svg:height="0.9cm" svg:x="48.165cm" svg:y="75.363cm">
          <text:p text:style-name="P1"><text:span text:style-name="T1">DFF (clk4)</text:span></text:p>
          <text:p text:style-name="P1"><text:span text:style-name="T1">24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7" draw:id="id157" draw:layer="layout" svg:width="1cm" svg:height="0.9cm" svg:x="47.965cm" svg:y="73.863cm">
          <text:p text:style-name="P1"><text:span text:style-name="T1">NOT2</text:span></text:p>
          <text:p text:style-name="P1"><text:span text:style-name="T1">28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6" draw:id="id156" draw:layer="layout" svg:width="1cm" svg:height="0.9cm" svg:x="49.465cm" svg:y="73.863cm">
          <text:p text:style-name="P1"><text:span text:style-name="T1">NOT2</text:span></text:p>
          <text:p text:style-name="P1"><text:span text:style-name="T1">26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9.465cm" svg:y1="74.313cm" svg:x2="48.965cm" svg:y2="74.313cm" draw:start-shape="id156" draw:start-glue-point="3" draw:end-shape="id157" draw:end-glue-point="1" svg:d="M49465 74313h-500" svg:viewBox="0 0 501 1">
          <text:p/>
        </draw:connector>
        <draw:connector draw:style-name="gr4" draw:text-style-name="P3" draw:layer="layout" draw:type="line" svg:x1="49.215cm" svg:y1="75.363cm" svg:x2="49.965cm" svg:y2="74.763cm" draw:start-shape="id158" draw:start-glue-point="0" draw:end-shape="id156" draw:end-glue-point="2" svg:d="M49215 75363l750-600" svg:viewBox="0 0 751 601">
          <text:p/>
        </draw:connector>
        <draw:connector draw:style-name="gr3" draw:text-style-name="P3" draw:layer="layout" draw:type="line" svg:x1="48.465cm" svg:y1="73.863cm" svg:x2="48.465cm" svg:y2="71.763cm" draw:start-shape="id157" draw:start-glue-point="0" svg:d="M48465 73863v-2100" svg:viewBox="0 0 1 2101">
          <text:p text:style-name="P1"><text:span text:style-name="T2">S2_05</text:span></text:p>
        </draw:connector>
        <draw:connector draw:style-name="gr3" draw:text-style-name="P3" draw:layer="layout" draw:type="line" svg:x1="49.965cm" svg:y1="73.863cm" svg:x2="49.965cm" svg:y2="71.763cm" draw:start-shape="id156" draw:start-glue-point="0" svg:d="M49965 73863v-2100" svg:viewBox="0 0 1 2101">
          <text:p text:style-name="P1"><text:span text:style-name="T2">/S2_05</text:span></text:p>
        </draw:connector>
        <draw:connector draw:style-name="gr4" draw:text-style-name="P1" draw:layer="layout" draw:type="line" svg:x1="50.751cm" svg:y1="78.171cm" svg:x2="49.215cm" svg:y2="76.263cm" draw:start-shape="id56" draw:start-glue-point="22" draw:end-shape="id158" draw:end-glue-point="2" svg:d="M50751 78171l-1536-1908" svg:viewBox="0 0 1537 1909">
          <text:p/>
        </draw:connector>
        <draw:custom-shape draw:style-name="gr1" draw:text-style-name="P2" xml:id="id161" draw:id="id161" draw:layer="layout" svg:width="2.1cm" svg:height="0.9cm" svg:x="45.565cm" svg:y="75.363cm">
          <text:p text:style-name="P1"><text:span text:style-name="T1">DFF (clk4)</text:span></text:p>
          <text:p text:style-name="P1"><text:span text:style-name="T1">27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0" draw:id="id160" draw:layer="layout" svg:width="1cm" svg:height="0.9cm" svg:x="45.365cm" svg:y="73.863cm">
          <text:p text:style-name="P1"><text:span text:style-name="T1">NOT2</text:span></text:p>
          <text:p text:style-name="P1"><text:span text:style-name="T1">3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9" draw:id="id159" draw:layer="layout" svg:width="1cm" svg:height="0.9cm" svg:x="46.865cm" svg:y="73.863cm">
          <text:p text:style-name="P1"><text:span text:style-name="T1">NOT2</text:span></text:p>
          <text:p text:style-name="P1"><text:span text:style-name="T1">28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6.865cm" svg:y1="74.313cm" svg:x2="46.365cm" svg:y2="74.313cm" draw:start-shape="id159" draw:start-glue-point="3" draw:end-shape="id160" draw:end-glue-point="1" svg:d="M46865 74313h-500" svg:viewBox="0 0 501 1">
          <text:p/>
        </draw:connector>
        <draw:connector draw:style-name="gr4" draw:text-style-name="P3" draw:layer="layout" draw:type="line" svg:x1="46.615cm" svg:y1="75.363cm" svg:x2="47.365cm" svg:y2="74.763cm" draw:start-shape="id161" draw:start-glue-point="0" draw:end-shape="id159" draw:end-glue-point="2" svg:d="M46615 75363l750-600" svg:viewBox="0 0 751 601">
          <text:p/>
        </draw:connector>
        <draw:connector draw:style-name="gr3" draw:text-style-name="P3" draw:layer="layout" draw:type="line" svg:x1="45.865cm" svg:y1="73.863cm" svg:x2="45.865cm" svg:y2="71.763cm" draw:start-shape="id160" draw:start-glue-point="0" svg:d="M45865 73863v-2100" svg:viewBox="0 0 1 2101">
          <text:p text:style-name="P1"><text:span text:style-name="T2">S2_04</text:span></text:p>
        </draw:connector>
        <draw:connector draw:style-name="gr3" draw:text-style-name="P3" draw:layer="layout" draw:type="line" svg:x1="47.365cm" svg:y1="73.863cm" svg:x2="47.365cm" svg:y2="71.763cm" draw:start-shape="id159" draw:start-glue-point="0" svg:d="M47365 73863v-2100" svg:viewBox="0 0 1 2101">
          <text:p text:style-name="P1"><text:span text:style-name="T2">/S2_04</text:span></text:p>
        </draw:connector>
        <draw:connector draw:style-name="gr4" draw:text-style-name="P1" draw:layer="layout" draw:type="line" svg:x1="49.751cm" svg:y1="78.171cm" svg:x2="46.615cm" svg:y2="76.263cm" draw:start-shape="id56" draw:start-glue-point="21" draw:end-shape="id161" draw:end-glue-point="2" svg:d="M49751 78171l-3136-1908" svg:viewBox="0 0 3137 1909">
          <text:p/>
        </draw:connector>
        <draw:custom-shape draw:style-name="gr1" draw:text-style-name="P2" xml:id="id164" draw:id="id164" draw:layer="layout" svg:width="2.1cm" svg:height="0.9cm" svg:x="42.965cm" svg:y="75.363cm">
          <text:p text:style-name="P1"><text:span text:style-name="T1">DFF (clk4)</text:span></text:p>
          <text:p text:style-name="P1"><text:span text:style-name="T1">2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3" draw:id="id163" draw:layer="layout" svg:width="1cm" svg:height="0.9cm" svg:x="42.765cm" svg:y="73.863cm">
          <text:p text:style-name="P1"><text:span text:style-name="T1">NOT2</text:span></text:p>
          <text:p text:style-name="P1"><text:span text:style-name="T1">3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2" draw:id="id162" draw:layer="layout" svg:width="1cm" svg:height="0.9cm" svg:x="44.265cm" svg:y="73.863cm">
          <text:p text:style-name="P1"><text:span text:style-name="T1">NOT2</text:span></text:p>
          <text:p text:style-name="P1"><text:span text:style-name="T1">22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265cm" svg:y1="74.313cm" svg:x2="43.765cm" svg:y2="74.313cm" draw:start-shape="id162" draw:start-glue-point="3" draw:end-shape="id163" draw:end-glue-point="1" svg:d="M44265 74313h-500" svg:viewBox="0 0 501 1">
          <text:p/>
        </draw:connector>
        <draw:connector draw:style-name="gr4" draw:text-style-name="P3" draw:layer="layout" draw:type="line" svg:x1="44.015cm" svg:y1="75.363cm" svg:x2="44.765cm" svg:y2="74.763cm" draw:start-shape="id164" draw:start-glue-point="0" draw:end-shape="id162" draw:end-glue-point="2" svg:d="M44015 75363l750-600" svg:viewBox="0 0 751 601">
          <text:p/>
        </draw:connector>
        <draw:connector draw:style-name="gr3" draw:text-style-name="P3" draw:layer="layout" draw:type="line" svg:x1="43.265cm" svg:y1="73.863cm" svg:x2="43.265cm" svg:y2="71.763cm" draw:start-shape="id163" draw:start-glue-point="0" svg:d="M43265 73863v-2100" svg:viewBox="0 0 1 2101">
          <text:p text:style-name="P1"><text:span text:style-name="T2">S2_03</text:span></text:p>
        </draw:connector>
        <draw:connector draw:style-name="gr3" draw:text-style-name="P3" draw:layer="layout" draw:type="line" svg:x1="44.765cm" svg:y1="73.863cm" svg:x2="44.765cm" svg:y2="71.763cm" draw:start-shape="id162" draw:start-glue-point="0" svg:d="M44765 73863v-2100" svg:viewBox="0 0 1 2101">
          <text:p text:style-name="P1"><text:span text:style-name="T2">/S2_03</text:span></text:p>
        </draw:connector>
        <draw:connector draw:style-name="gr4" draw:text-style-name="P1" draw:layer="layout" draw:type="line" svg:x1="48.551cm" svg:y1="78.171cm" svg:x2="44.015cm" svg:y2="76.263cm" draw:start-shape="id56" draw:start-glue-point="20" draw:end-shape="id164" draw:end-glue-point="2" svg:d="M48551 78171l-4536-1908" svg:viewBox="0 0 4537 1909">
          <text:p/>
        </draw:connector>
        <draw:custom-shape draw:style-name="gr1" draw:text-style-name="P2" xml:id="id167" draw:id="id167" draw:layer="layout" svg:width="2.1cm" svg:height="0.9cm" svg:x="40.365cm" svg:y="75.363cm">
          <text:p text:style-name="P1"><text:span text:style-name="T1">DFF (clk4)</text:span></text:p>
          <text:p text:style-name="P1"><text:span text:style-name="T1">28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6" draw:id="id166" draw:layer="layout" svg:width="1cm" svg:height="0.9cm" svg:x="40.165cm" svg:y="73.863cm">
          <text:p text:style-name="P1"><text:span text:style-name="T1">NOT2</text:span></text:p>
          <text:p text:style-name="P1"><text:span text:style-name="T1">28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5" draw:id="id165" draw:layer="layout" svg:width="1cm" svg:height="0.9cm" svg:x="41.665cm" svg:y="73.863cm">
          <text:p text:style-name="P1"><text:span text:style-name="T1">NOT2</text:span></text:p>
          <text:p text:style-name="P1"><text:span text:style-name="T1">28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1.665cm" svg:y1="74.313cm" svg:x2="41.165cm" svg:y2="74.313cm" draw:start-shape="id165" draw:start-glue-point="3" draw:end-shape="id166" draw:end-glue-point="1" svg:d="M41665 74313h-500" svg:viewBox="0 0 501 1">
          <text:p/>
        </draw:connector>
        <draw:connector draw:style-name="gr4" draw:text-style-name="P3" draw:layer="layout" draw:type="line" svg:x1="41.415cm" svg:y1="75.363cm" svg:x2="42.165cm" svg:y2="74.763cm" draw:start-shape="id167" draw:start-glue-point="0" draw:end-shape="id165" draw:end-glue-point="2" svg:d="M41415 75363l750-600" svg:viewBox="0 0 751 601">
          <text:p/>
        </draw:connector>
        <draw:connector draw:style-name="gr3" draw:text-style-name="P3" draw:layer="layout" draw:type="line" svg:x1="40.665cm" svg:y1="73.863cm" svg:x2="40.665cm" svg:y2="71.763cm" draw:start-shape="id166" draw:start-glue-point="0" svg:d="M40665 73863v-2100" svg:viewBox="0 0 1 2101">
          <text:p text:style-name="P1"><text:span text:style-name="T2">S2_02</text:span></text:p>
        </draw:connector>
        <draw:connector draw:style-name="gr3" draw:text-style-name="P3" draw:layer="layout" draw:type="line" svg:x1="42.165cm" svg:y1="73.863cm" svg:x2="42.165cm" svg:y2="71.763cm" draw:start-shape="id165" draw:start-glue-point="0" svg:d="M42165 73863v-2100" svg:viewBox="0 0 1 2101">
          <text:p text:style-name="P1"><text:span text:style-name="T2">/S2_02</text:span></text:p>
        </draw:connector>
        <draw:connector draw:style-name="gr4" draw:text-style-name="P1" draw:layer="layout" draw:type="line" svg:x1="47.552cm" svg:y1="78.171cm" svg:x2="41.415cm" svg:y2="76.263cm" draw:start-shape="id56" draw:start-glue-point="19" draw:end-shape="id167" draw:end-glue-point="2" svg:d="M47552 78171l-6137-1908" svg:viewBox="0 0 6138 1909">
          <text:p/>
        </draw:connector>
        <draw:custom-shape draw:style-name="gr1" draw:text-style-name="P2" xml:id="id170" draw:id="id170" draw:layer="layout" svg:width="2.1cm" svg:height="0.9cm" svg:x="37.765cm" svg:y="75.363cm">
          <text:p text:style-name="P1"><text:span text:style-name="T1">DFF (clk4)</text:span></text:p>
          <text:p text:style-name="P1"><text:span text:style-name="T1">25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9" draw:id="id169" draw:layer="layout" svg:width="1cm" svg:height="0.9cm" svg:x="37.565cm" svg:y="73.863cm">
          <text:p text:style-name="P1"><text:span text:style-name="T1">NOT2</text:span></text:p>
          <text:p text:style-name="P1"><text:span text:style-name="T1">3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8" draw:id="id168" draw:layer="layout" svg:width="1cm" svg:height="0.9cm" svg:x="39.065cm" svg:y="73.863cm">
          <text:p text:style-name="P1"><text:span text:style-name="T1">NOT2</text:span></text:p>
          <text:p text:style-name="P1"><text:span text:style-name="T1">28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9.065cm" svg:y1="74.313cm" svg:x2="38.565cm" svg:y2="74.313cm" draw:start-shape="id168" draw:start-glue-point="3" draw:end-shape="id169" draw:end-glue-point="1" svg:d="M39065 74313h-500" svg:viewBox="0 0 501 1">
          <text:p/>
        </draw:connector>
        <draw:connector draw:style-name="gr4" draw:text-style-name="P3" draw:layer="layout" draw:type="line" svg:x1="38.815cm" svg:y1="75.363cm" svg:x2="39.565cm" svg:y2="74.763cm" draw:start-shape="id170" draw:start-glue-point="0" draw:end-shape="id168" draw:end-glue-point="2" svg:d="M38815 75363l750-600" svg:viewBox="0 0 751 601">
          <text:p/>
        </draw:connector>
        <draw:connector draw:style-name="gr3" draw:text-style-name="P3" draw:layer="layout" draw:type="line" svg:x1="38.065cm" svg:y1="73.863cm" svg:x2="38.065cm" svg:y2="71.763cm" draw:start-shape="id169" draw:start-glue-point="0" svg:d="M38065 73863v-2100" svg:viewBox="0 0 1 2101">
          <text:p text:style-name="P1"><text:span text:style-name="T2">S2_01</text:span></text:p>
        </draw:connector>
        <draw:connector draw:style-name="gr3" draw:text-style-name="P3" draw:layer="layout" draw:type="line" svg:x1="39.565cm" svg:y1="73.863cm" svg:x2="39.565cm" svg:y2="71.763cm" draw:start-shape="id168" draw:start-glue-point="0" svg:d="M39565 73863v-2100" svg:viewBox="0 0 1 2101">
          <text:p text:style-name="P1"><text:span text:style-name="T2">/S2_01</text:span></text:p>
        </draw:connector>
        <draw:connector draw:style-name="gr4" draw:text-style-name="P1" draw:layer="layout" draw:type="line" svg:x1="46.351cm" svg:y1="78.171cm" svg:x2="38.815cm" svg:y2="76.263cm" draw:start-shape="id56" draw:start-glue-point="18" draw:end-shape="id170" draw:end-glue-point="2" svg:d="M46351 78171l-7536-1908" svg:viewBox="0 0 7537 1909">
          <text:p/>
        </draw:connector>
        <draw:custom-shape draw:style-name="gr1" draw:text-style-name="P2" xml:id="id173" draw:id="id173" draw:layer="layout" svg:width="2.1cm" svg:height="0.9cm" svg:x="35.15cm" svg:y="75.363cm">
          <text:p text:style-name="P1"><text:span text:style-name="T1">DFF (clk4)</text:span></text:p>
          <text:p text:style-name="P1"><text:span text:style-name="T1">23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2" draw:id="id172" draw:layer="layout" svg:width="1cm" svg:height="0.9cm" svg:x="34.95cm" svg:y="73.863cm">
          <text:p text:style-name="P1"><text:span text:style-name="T1">NOT2</text:span></text:p>
          <text:p text:style-name="P1"><text:span text:style-name="T1">28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1" draw:id="id171" draw:layer="layout" svg:width="1cm" svg:height="0.9cm" svg:x="36.45cm" svg:y="73.863cm">
          <text:p text:style-name="P1"><text:span text:style-name="T1">NOT2</text:span></text:p>
          <text:p text:style-name="P1"><text:span text:style-name="T1">27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6.45cm" svg:y1="74.313cm" svg:x2="35.95cm" svg:y2="74.313cm" draw:start-shape="id171" draw:start-glue-point="3" draw:end-shape="id172" draw:end-glue-point="1" svg:d="M36450 74313h-500" svg:viewBox="0 0 501 1">
          <text:p/>
        </draw:connector>
        <draw:connector draw:style-name="gr4" draw:text-style-name="P3" draw:layer="layout" draw:type="line" svg:x1="36.2cm" svg:y1="75.363cm" svg:x2="36.95cm" svg:y2="74.763cm" draw:start-shape="id173" draw:start-glue-point="0" draw:end-shape="id171" draw:end-glue-point="2" svg:d="M36200 75363l750-600" svg:viewBox="0 0 751 601">
          <text:p/>
        </draw:connector>
        <draw:connector draw:style-name="gr3" draw:text-style-name="P3" draw:layer="layout" draw:type="line" svg:x1="35.45cm" svg:y1="73.863cm" svg:x2="35.45cm" svg:y2="71.763cm" draw:start-shape="id172" draw:start-glue-point="0" svg:d="M35450 73863v-2100" svg:viewBox="0 0 1 2101">
          <text:p text:style-name="P1"><text:span text:style-name="T2">S2_00</text:span></text:p>
        </draw:connector>
        <draw:connector draw:style-name="gr3" draw:text-style-name="P3" draw:layer="layout" draw:type="line" svg:x1="36.95cm" svg:y1="73.863cm" svg:x2="36.95cm" svg:y2="71.763cm" draw:start-shape="id171" draw:start-glue-point="0" svg:d="M36950 73863v-2100" svg:viewBox="0 0 1 2101">
          <text:p text:style-name="P1"><text:span text:style-name="T2">/S2_00</text:span></text:p>
        </draw:connector>
        <draw:connector draw:style-name="gr4" draw:text-style-name="P1" draw:layer="layout" draw:type="line" svg:x1="45.251cm" svg:y1="78.171cm" svg:x2="36.2cm" svg:y2="76.263cm" draw:start-shape="id56" draw:start-glue-point="17" draw:end-shape="id173" draw:end-glue-point="2" svg:d="M45251 78171l-9051-1908" svg:viewBox="0 0 9052 1909">
          <text:p/>
        </draw:connector>
        <draw:custom-shape draw:style-name="gr2" draw:text-style-name="P2" xml:id="id177" draw:id="id177" draw:layer="layout" svg:width="3.5cm" svg:height="0.9cm" svg:x="13.321cm" svg:y="24.863cm">
          <text:p text:style-name="P1"><text:span text:style-name="T1">WS1 (POWER/in3, GROUND/in2)</text:span></text:p>
          <text:p text:style-name="P1"><text:span text:style-name="T1">28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8" draw:id="id178" draw:layer="layout" svg:width="3.5cm" svg:height="0.9cm" svg:x="9.978cm" svg:y="27.963cm">
          <text:p text:style-name="P1"><text:span text:style-name="T1">WS1 (POWER/in3, GROUND/in2)</text:span></text:p>
          <text:p text:style-name="P1"><text:span text:style-name="T1">29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1" draw:id="id181" draw:layer="layout" svg:width="2.1cm" svg:height="0.9cm" svg:x="7.05cm" svg:y="39.939cm">
          <text:p text:style-name="P1"><text:span text:style-name="T1">HA</text:span></text:p>
          <text:p text:style-name="P1"><text:span text:style-name="T1">27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7" draw:id="id187" draw:layer="layout" svg:width="2.1cm" svg:height="0.9cm" svg:x="14.221cm" svg:y="36.386cm">
          <text:p text:style-name="P1"><text:span text:style-name="T1">HA</text:span></text:p>
          <text:p text:style-name="P1"><text:span text:style-name="T1">28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8" draw:id="id188" draw:layer="layout" svg:width="2.1cm" svg:height="0.9cm" svg:x="14.203cm" svg:y="32.776cm">
          <text:p text:style-name="P1"><text:span text:style-name="T1">HA</text:span></text:p>
          <text:p text:style-name="P1"><text:span text:style-name="T1">28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5" draw:id="id175" draw:layer="layout" svg:width="2.1cm" svg:height="0.9cm" svg:x="17.564cm" svg:y="27.863cm">
          <text:p text:style-name="P1"><text:span text:style-name="T1">HA</text:span></text:p>
          <text:p text:style-name="P1"><text:span text:style-name="T1">28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4" draw:id="id174" draw:layer="layout" svg:width="2.1cm" svg:height="0.9cm" svg:x="17.564cm" svg:y="32.763cm">
          <text:p text:style-name="P1"><text:span text:style-name="T1">FA</text:span></text:p>
          <text:p text:style-name="P1"><text:span text:style-name="T1">28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614cm" svg:y1="32.763cm" svg:x2="18.614cm" svg:y2="28.763cm" draw:start-shape="id174" draw:start-glue-point="0" draw:end-shape="id175" draw:end-glue-point="2" svg:d="M18614 32763v-4000" svg:viewBox="0 0 1 4001">
          <text:p text:style-name="P1"><text:span text:style-name="T2">cout</text:span></text:p>
        </draw:connector>
        <draw:connector draw:style-name="gr3" draw:text-style-name="P3" draw:layer="layout" draw:type="line" svg:x1="18.614cm" svg:y1="27.863cm" svg:x2="18.671cm" svg:y2="23.363cm" draw:start-shape="id175" draw:start-glue-point="0" draw:end-shape="id176" draw:end-glue-point="2" svg:d="M18614 27863l57-4500" svg:viewBox="0 0 58 4501">
          <text:p text:style-name="P1"><text:span text:style-name="T2">cout/in4</text:span></text:p>
        </draw:connector>
        <draw:connector draw:style-name="gr3" draw:text-style-name="P3" draw:layer="layout" draw:type="line" svg:x1="18.614cm" svg:y1="27.863cm" svg:x2="15.071cm" svg:y2="25.763cm" draw:start-shape="id175" draw:start-glue-point="0" draw:end-shape="id177" draw:end-glue-point="2" svg:d="M18614 27863l-3543-2100" svg:viewBox="0 0 3544 2101">
          <text:p text:style-name="P1"><text:span text:style-name="T2">sum/in5</text:span></text:p>
        </draw:connector>
        <draw:connector draw:style-name="gr3" draw:text-style-name="P3" draw:layer="layout" draw:type="line" svg:x1="18.614cm" svg:y1="32.763cm" svg:x2="11.728cm" svg:y2="28.863cm" draw:start-shape="id174" draw:start-glue-point="0" draw:end-shape="id178" draw:end-glue-point="2" svg:d="M18614 32763l-6886-3900" svg:viewBox="0 0 6887 3901">
          <text:p text:style-name="P1"><text:span text:style-name="T2">sum/in4</text:span></text:p>
        </draw:connector>
        <draw:connector draw:style-name="gr3" draw:text-style-name="P3" draw:layer="layout" draw:type="line" svg:x1="17.48cm" svg:y1="34.813cm" svg:x2="18.614cm" svg:y2="33.663cm" draw:end-shape="id174" draw:end-glue-point="2" svg:d="M17480 34813l1134-1150" svg:viewBox="0 0 1135 1151">
          <text:p text:style-name="P1"><text:span text:style-name="T2">L7_02</text:span></text:p>
        </draw:connector>
        <draw:connector draw:style-name="gr3" draw:text-style-name="P3" draw:layer="layout" draw:type="line" svg:x1="19.861cm" svg:y1="34.84cm" svg:x2="18.614cm" svg:y2="33.663cm" draw:end-shape="id174" draw:end-glue-point="2" svg:d="M19861 34840l-1247-1177" svg:viewBox="0 0 1248 1178">
          <text:p text:style-name="P1"><text:span text:style-name="T2">L8_00</text:span></text:p>
        </draw:connector>
        <draw:connector draw:style-name="gr4" draw:text-style-name="P3" draw:layer="layout" draw:type="line" svg:x1="18.664cm" svg:y1="36.363cm" svg:x2="18.614cm" svg:y2="33.663cm" draw:start-shape="id179" draw:start-glue-point="0" draw:end-shape="id174" draw:end-glue-point="2" svg:d="M18664 36363l-50-2700" svg:viewBox="0 0 51 2701">
          <text:p/>
        </draw:connector>
        <draw:connector draw:style-name="gr3" draw:text-style-name="P3" draw:layer="layout" draw:type="line" svg:x1="6.949cm" svg:y1="38.57cm" svg:x2="8.087cm" svg:y2="37.263cm" draw:end-shape="id180" draw:end-glue-point="2" svg:d="M6949 38570l1138-1307" svg:viewBox="0 0 1139 1308">
          <text:p text:style-name="P1"><text:span text:style-name="T2">L6_01</text:span></text:p>
        </draw:connector>
        <draw:custom-shape draw:style-name="gr2" draw:text-style-name="P2" xml:id="id180" draw:id="id180" draw:layer="layout" svg:width="2.1cm" svg:height="0.9cm" svg:x="7.037cm" svg:y="36.363cm">
          <text:p text:style-name="P1"><text:span text:style-name="T1">HA</text:span></text:p>
          <text:p text:style-name="P1"><text:span text:style-name="T1">27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1cm" svg:y1="39.939cm" svg:x2="8.087cm" svg:y2="37.263cm" draw:start-shape="id181" draw:start-glue-point="0" draw:end-shape="id180" draw:end-glue-point="2" svg:d="M8100 39939l-13-2676" svg:viewBox="0 0 14 2677">
          <text:p text:style-name="P1"><text:span text:style-name="T2">cout</text:span></text:p>
        </draw:connector>
        <draw:custom-shape draw:style-name="gr2" draw:text-style-name="P2" xml:id="id182" draw:id="id182" draw:layer="layout" svg:width="2.1cm" svg:height="0.9cm" svg:x="7.021cm" svg:y="32.963cm">
          <text:p text:style-name="P1"><text:span text:style-name="T1">FA</text:span></text:p>
          <text:p text:style-name="P1"><text:span text:style-name="T1">27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087cm" svg:y1="36.363cm" svg:x2="8.071cm" svg:y2="33.863cm" draw:start-shape="id180" draw:start-glue-point="0" draw:end-shape="id182" draw:end-glue-point="2" svg:d="M8087 36363l-16-2500" svg:viewBox="0 0 17 2501">
          <text:p text:style-name="P1"><text:span text:style-name="T2">cout</text:span></text:p>
        </draw:connector>
        <draw:custom-shape draw:style-name="gr2" draw:text-style-name="P2" xml:id="id183" draw:id="id183" draw:layer="layout" svg:width="2.1cm" svg:height="0.9cm" svg:x="9.721cm" svg:y="36.363cm">
          <text:p text:style-name="P1"><text:span text:style-name="T1">HA</text:span></text:p>
          <text:p text:style-name="P1"><text:span text:style-name="T1">27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771cm" svg:y1="36.363cm" svg:x2="8.071cm" svg:y2="33.863cm" draw:start-shape="id183" draw:start-glue-point="0" draw:end-shape="id182" draw:end-glue-point="2" svg:d="M10771 36363l-2700-2500" svg:viewBox="0 0 2701 2501">
          <text:p text:style-name="P1"><text:span text:style-name="T2">sum</text:span></text:p>
        </draw:connector>
        <draw:custom-shape draw:style-name="gr2" draw:text-style-name="P2" xml:id="id184" draw:id="id184" draw:layer="layout" svg:width="2.1cm" svg:height="0.9cm" svg:x="7.021cm" svg:y="29.663cm">
          <text:p text:style-name="P1"><text:span text:style-name="T1">FA</text:span></text:p>
          <text:p text:style-name="P1"><text:span text:style-name="T1">27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771cm" svg:y1="36.363cm" svg:x2="8.071cm" svg:y2="30.563cm" draw:start-shape="id183" draw:start-glue-point="0" draw:end-shape="id184" draw:end-glue-point="2" svg:d="M10771 36363l-2700-5800" svg:viewBox="0 0 2701 5801">
          <text:p text:style-name="P1"><text:span text:style-name="T2">cout</text:span></text:p>
        </draw:connector>
        <draw:connector draw:style-name="gr4" draw:text-style-name="P3" draw:layer="layout" draw:type="line" svg:x1="10.753cm" svg:y1="39.963cm" svg:x2="10.771cm" svg:y2="37.263cm" draw:start-shape="id185" draw:start-glue-point="0" draw:end-shape="id183" draw:end-glue-point="2" svg:d="M10753 39963l18-2700" svg:viewBox="0 0 19 2701">
          <text:p/>
        </draw:connector>
        <draw:connector draw:style-name="gr3" draw:text-style-name="P3" draw:layer="layout" draw:type="line" svg:x1="9.728cm" svg:y1="38.571cm" svg:x2="10.771cm" svg:y2="37.263cm" draw:end-shape="id183" draw:end-glue-point="2" svg:d="M9728 38571l1043-1308" svg:viewBox="0 0 1044 1309">
          <text:p text:style-name="P1"><text:span text:style-name="T2">L7_00</text:span></text:p>
        </draw:connector>
        <draw:connector draw:style-name="gr4" draw:text-style-name="P3" draw:layer="layout" draw:type="line" svg:x1="8.135cm" svg:y1="43.067cm" svg:x2="8.1cm" svg:y2="40.839cm" draw:start-shape="id186" draw:start-glue-point="0" draw:end-shape="id181" draw:end-glue-point="2" svg:d="M8135 43067l-35-2228" svg:viewBox="0 0 36 2229">
          <text:p/>
        </draw:connector>
        <draw:connector draw:style-name="gr3" draw:text-style-name="P2" draw:layer="layout" draw:type="line" svg:x1="6.976cm" svg:y1="35.157cm" svg:x2="8.071cm" svg:y2="33.863cm" draw:end-shape="id182" draw:end-glue-point="2" svg:d="M6976 35157l1095-1294" svg:viewBox="0 0 1096 1295">
          <text:p text:style-name="P1"><text:span text:style-name="T2">L6_02</text:span></text:p>
        </draw:connector>
        <draw:connector draw:style-name="gr3" draw:text-style-name="P3" draw:layer="layout" draw:type="line" svg:x1="8.071cm" svg:y1="32.963cm" svg:x2="8.071cm" svg:y2="30.563cm" draw:start-shape="id182" draw:start-glue-point="0" draw:end-shape="id184" draw:end-glue-point="2" svg:d="M8071 32963v-2400" svg:viewBox="0 0 1 2401">
          <text:p text:style-name="P1"><text:span text:style-name="T2">cout</text:span></text:p>
        </draw:connector>
        <draw:connector draw:style-name="gr3" draw:text-style-name="P3" draw:layer="layout" draw:type="line" svg:x1="15.271cm" svg:y1="36.386cm" svg:x2="8.071cm" svg:y2="30.563cm" draw:start-shape="id187" draw:start-glue-point="0" draw:end-shape="id184" draw:end-glue-point="2" svg:d="M15271 36386l-7200-5823" svg:viewBox="0 0 7201 5824">
          <text:p text:style-name="P1"><text:span text:style-name="T2">sum</text:span></text:p>
        </draw:connector>
        <draw:connector draw:style-name="gr3" draw:text-style-name="P3" draw:layer="layout" draw:type="line" svg:x1="15.271cm" svg:y1="36.386cm" svg:x2="15.253cm" svg:y2="33.676cm" draw:start-shape="id187" draw:start-glue-point="0" draw:end-shape="id188" draw:end-glue-point="2" svg:d="M15271 36386l-18-2710" svg:viewBox="0 0 19 2711">
          <text:p text:style-name="P1"><text:span text:style-name="T2">cout</text:span></text:p>
        </draw:connector>
        <draw:connector draw:style-name="gr3" draw:text-style-name="P3" draw:layer="layout" draw:type="line" svg:x1="14.373cm" svg:y1="38.56cm" svg:x2="15.271cm" svg:y2="37.286cm" draw:end-shape="id187" draw:end-glue-point="2" svg:d="M14373 38560l898-1274" svg:viewBox="0 0 899 1275">
          <text:p text:style-name="P1"><text:span text:style-name="T2">L6_03</text:span></text:p>
        </draw:connector>
        <draw:connector draw:style-name="gr3" draw:text-style-name="P3" draw:layer="layout" draw:type="line" svg:x1="16.474cm" svg:y1="38.571cm" svg:x2="15.271cm" svg:y2="37.286cm" draw:end-shape="id187" draw:end-glue-point="2" svg:d="M16474 38571l-1203-1285" svg:viewBox="0 0 1204 1286">
          <text:p text:style-name="P1"><text:span text:style-name="T2">L7_01</text:span></text:p>
        </draw:connector>
        <draw:connector draw:style-name="gr3" draw:text-style-name="P3" draw:layer="layout" draw:type="line" svg:x1="16.921cm" svg:y1="34.863cm" svg:x2="15.253cm" svg:y2="33.676cm" draw:end-shape="id188" draw:end-glue-point="2" svg:d="M16921 34863l-1668-1187" svg:viewBox="0 0 1669 1188">
          <text:p text:style-name="P1"><text:span text:style-name="T2">L6_04</text:span></text:p>
        </draw:connector>
        <draw:connector draw:style-name="gr3" draw:text-style-name="P3" draw:layer="layout" draw:type="line" svg:x1="15.253cm" svg:y1="32.776cm" svg:x2="15.071cm" svg:y2="25.763cm" draw:start-shape="id188" draw:start-glue-point="0" draw:end-shape="id177" draw:end-glue-point="2" svg:d="M15253 32776l-182-7013" svg:viewBox="0 0 183 7014">
          <text:p text:style-name="P1"><text:span text:style-name="T2">cout/in4</text:span></text:p>
        </draw:connector>
        <draw:connector draw:style-name="gr3" draw:text-style-name="P3" draw:layer="layout" draw:type="line" svg:x1="15.253cm" svg:y1="32.776cm" svg:x2="11.728cm" svg:y2="28.863cm" draw:start-shape="id188" draw:start-glue-point="0" draw:end-shape="id178" draw:end-glue-point="2" svg:d="M15253 32776l-3525-3913" svg:viewBox="0 0 3526 3914">
          <text:p text:style-name="P1"><text:span text:style-name="T2">sum/in5</text:span></text:p>
        </draw:connector>
        <draw:connector draw:style-name="gr3" draw:text-style-name="P3" draw:layer="layout" draw:type="line" svg:x1="8.071cm" svg:y1="29.663cm" svg:x2="8.521cm" svg:y2="27.263cm" draw:start-shape="id184" draw:start-glue-point="0" draw:end-shape="id189" draw:end-glue-point="2" svg:d="M8071 29663l450-2400" svg:viewBox="0 0 451 2401">
          <text:p text:style-name="P1"><text:span text:style-name="T2">cout/a</text:span></text:p>
        </draw:connector>
        <draw:connector draw:style-name="gr3" draw:text-style-name="P3" draw:layer="layout" draw:type="line" svg:x1="8.071cm" svg:y1="29.663cm" svg:x2="9.978cm" svg:y2="28.413cm" draw:start-shape="id184" draw:start-glue-point="0" draw:end-shape="id178" svg:d="M8071 29663l1907-1250" svg:viewBox="0 0 1908 1251">
          <text:p text:style-name="P1"><text:span text:style-name="T2">cout/in1</text:span></text:p>
        </draw:connector>
        <draw:custom-shape draw:style-name="gr2" draw:text-style-name="P2" xml:id="id186" draw:id="id186" draw:layer="layout" svg:width="1cm" svg:height="0.9cm" svg:x="7.635cm" svg:y="43.067cm">
          <text:p text:style-name="P1"><text:span text:style-name="T1">12-OAI</text:span></text:p>
          <text:p text:style-name="P1"><text:span text:style-name="T1">27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463cm" svg:y1="45.159cm" svg:x2="8.135cm" svg:y2="43.967cm" draw:end-shape="id186" draw:end-glue-point="2" svg:d="M9463 45159l-1328-1192" svg:viewBox="0 0 1329 1193">
          <text:p text:style-name="P1"><text:span text:style-name="T2">L6_c2/a</text:span></text:p>
        </draw:connector>
        <draw:connector draw:style-name="gr3" draw:text-style-name="P3" draw:layer="layout" draw:type="line" svg:x1="6.5cm" svg:y1="45.264cm" svg:x2="8.135cm" svg:y2="43.967cm" draw:end-shape="id186" draw:end-glue-point="2" svg:d="M6500 45264l1635-1297" svg:viewBox="0 0 1636 1298">
          <text:p text:style-name="P1"><text:span text:style-name="T2">GROUND/b</text:span></text:p>
        </draw:connector>
        <draw:connector draw:style-name="gr3" draw:text-style-name="P3" draw:layer="layout" draw:type="line" svg:x1="8.087cm" svg:y1="46.058cm" svg:x2="8.135cm" svg:y2="43.967cm" draw:end-shape="id186" draw:end-glue-point="2" svg:d="M8087 46058l48-2091" svg:viewBox="0 0 49 2092">
          <text:p text:style-name="P1"><text:span text:style-name="T2">MUL2_00/c</text:span></text:p>
        </draw:connector>
        <draw:custom-shape draw:style-name="gr2" draw:text-style-name="P2" xml:id="id179" draw:id="id179" draw:layer="layout" svg:width="1cm" svg:height="0.9cm" svg:x="18.164cm" svg:y="36.363cm">
          <text:p text:style-name="P1"><text:span text:style-name="T1">12-OAI</text:span></text:p>
          <text:p text:style-name="P1"><text:span text:style-name="T1">27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99cm" svg:y1="38.491cm" svg:x2="18.664cm" svg:y2="37.263cm" draw:end-shape="id179" draw:end-glue-point="2" svg:d="M20099 38491l-1435-1228" svg:viewBox="0 0 1436 1229">
          <text:p text:style-name="P1"><text:span text:style-name="T3">L8_c2/a</text:span></text:p>
        </draw:connector>
        <draw:custom-shape draw:style-name="gr2" draw:text-style-name="P2" xml:id="id185" draw:id="id185" draw:layer="layout" svg:width="1cm" svg:height="0.9cm" svg:x="10.253cm" svg:y="39.963cm">
          <text:p text:style-name="P1"><text:span text:style-name="T1">12-OAI</text:span></text:p>
          <text:p text:style-name="P1"><text:span text:style-name="T1">27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251cm" svg:y1="41.904cm" svg:x2="10.753cm" svg:y2="40.863cm" draw:end-shape="id185" draw:end-glue-point="2" svg:d="M9251 41904l1502-1041" svg:viewBox="0 0 1503 1042">
          <text:p text:style-name="P1"><text:span text:style-name="T2">MUL2_01/b</text:span></text:p>
        </draw:connector>
        <draw:connector draw:style-name="gr3" draw:text-style-name="P3" draw:layer="layout" draw:type="line" svg:x1="6.817cm" svg:y1="42.089cm" svg:x2="8.1cm" svg:y2="40.839cm" draw:end-shape="id181" draw:end-glue-point="2" svg:d="M6817 42089l1283-1250" svg:viewBox="0 0 1284 1251">
          <text:p text:style-name="P1"><text:span text:style-name="T2">L6_00</text:span></text:p>
        </draw:connector>
        <draw:connector draw:style-name="gr3" draw:text-style-name="P3" draw:layer="layout" draw:type="line" svg:x1="10.707cm" svg:y1="42.804cm" svg:x2="10.753cm" svg:y2="40.863cm" draw:end-shape="id185" draw:end-glue-point="2" svg:d="M10707 42804l46-1941" svg:viewBox="0 0 47 1942">
          <text:p text:style-name="P1"><text:span text:style-name="T2">MUL2_02/c</text:span></text:p>
        </draw:connector>
        <draw:connector draw:style-name="gr3" draw:text-style-name="P3" draw:layer="layout" draw:type="line" svg:x1="17.348cm" svg:y1="38.491cm" svg:x2="18.664cm" svg:y2="37.263cm" draw:end-shape="id179" draw:end-glue-point="2" svg:d="M17348 38491l1316-1228" svg:viewBox="0 0 1317 1229">
          <text:p text:style-name="P1"><text:span text:style-name="T2">MUL2_03/b</text:span></text:p>
        </draw:connector>
        <draw:connector draw:style-name="gr3" draw:text-style-name="P13" draw:layer="layout" draw:type="line" svg:x1="12.215cm" svg:y1="42.037cm" svg:x2="10.753cm" svg:y2="40.863cm" draw:end-shape="id185" draw:end-glue-point="2" svg:d="M12215 42037l-1462-1174" svg:viewBox="0 0 1463 1175">
          <text:p text:style-name="P1"><text:span text:style-name="T3">L7_c2/a</text:span></text:p>
        </draw:connector>
        <draw:connector draw:style-name="gr3" draw:text-style-name="P3" draw:layer="layout" draw:type="line" svg:x1="18.803cm" svg:y1="39.206cm" svg:x2="18.664cm" svg:y2="37.263cm" draw:end-shape="id179" draw:end-glue-point="2" svg:d="M18803 39206l-139-1943" svg:viewBox="0 0 140 1944">
          <text:p text:style-name="P1"><text:span text:style-name="T2">MUL2_04/c</text:span></text:p>
        </draw:connector>
        <draw:custom-shape draw:style-name="gr2" draw:text-style-name="P2" xml:id="id189" draw:id="id189" draw:layer="layout" svg:width="1cm" svg:height="0.9cm" svg:x="8.021cm" svg:y="26.363cm">
          <text:p text:style-name="P1"><text:span text:style-name="T1">IMUX2X</text:span></text:p>
          <text:p text:style-name="P1"><text:span text:style-name="T1">29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728cm" svg:y1="27.963cm" svg:x2="9.021cm" svg:y2="26.813cm" draw:start-shape="id178" draw:start-glue-point="0" draw:end-shape="id189" draw:end-glue-point="1" svg:d="M11728 27963l-2707-1150" svg:viewBox="0 0 2708 1151">
          <text:p text:style-name="P1"><text:span text:style-name="T2">ou2/c</text:span></text:p>
        </draw:connector>
        <draw:connector draw:style-name="gr3" draw:text-style-name="P3" draw:layer="layout" draw:type="line" svg:x1="9.978cm" svg:y1="28.413cm" svg:x2="8.521cm" svg:y2="27.263cm" draw:start-shape="id178" draw:end-shape="id189" draw:end-glue-point="2" svg:d="M9978 28413l-1457-1150" svg:viewBox="0 0 1458 1151">
          <text:p text:style-name="P1"><text:span text:style-name="T2">out3/b</text:span></text:p>
        </draw:connector>
        <draw:connector draw:style-name="gr3" draw:text-style-name="P3" draw:layer="layout" draw:type="line" svg:x1="8.521cm" svg:y1="26.363cm" svg:x2="13.321cm" svg:y2="25.313cm" draw:start-shape="id189" draw:start-glue-point="0" draw:end-shape="id177" draw:end-glue-point="3" svg:d="M8521 26363l4800-1050" svg:viewBox="0 0 4801 1051">
          <text:p text:style-name="P1"><text:span text:style-name="T2">in1</text:span></text:p>
        </draw:connector>
        <draw:connector draw:style-name="gr3" draw:text-style-name="P3" draw:layer="layout" draw:type="line" svg:x1="8.521cm" svg:y1="26.363cm" svg:x2="11.921cm" svg:y2="24.263cm" draw:start-shape="id189" draw:start-glue-point="0" draw:end-shape="id190" draw:end-glue-point="2" svg:d="M8521 26363l3400-2100" svg:viewBox="0 0 3401 2101">
          <text:p text:style-name="P1"><text:span text:style-name="T2">a</text:span></text:p>
        </draw:connector>
        <draw:custom-shape draw:style-name="gr2" draw:text-style-name="P2" xml:id="id190" draw:id="id190" draw:layer="layout" svg:width="1cm" svg:height="0.9cm" svg:x="11.421cm" svg:y="23.363cm">
          <text:p text:style-name="P1"><text:span text:style-name="T1">IMUX2X</text:span></text:p>
          <text:p text:style-name="P1"><text:span text:style-name="T1">28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071cm" svg:y1="24.863cm" svg:x2="12.421cm" svg:y2="23.813cm" draw:start-shape="id177" draw:start-glue-point="0" draw:end-shape="id190" draw:end-glue-point="1" svg:d="M15071 24863l-2650-1050" svg:viewBox="0 0 2651 1051">
          <text:p text:style-name="P1"><text:span text:style-name="T2">out2/c</text:span></text:p>
        </draw:connector>
        <draw:connector draw:style-name="gr3" draw:text-style-name="P3" draw:layer="layout" draw:type="line" svg:x1="13.321cm" svg:y1="25.313cm" svg:x2="11.921cm" svg:y2="24.263cm" draw:start-shape="id177" draw:start-glue-point="3" draw:end-shape="id190" draw:end-glue-point="2" svg:d="M13321 25313l-1400-1050" svg:viewBox="0 0 1401 1051">
          <text:p text:style-name="P1"><text:span text:style-name="T2">out3/b</text:span></text:p>
        </draw:connector>
        <draw:custom-shape draw:style-name="gr2" draw:text-style-name="P2" xml:id="id191" draw:id="id191" draw:layer="layout" svg:width="1cm" svg:height="0.9cm" svg:x="15.221cm" svg:y="20.963cm">
          <text:p text:style-name="P1"><text:span text:style-name="T1">IMUX2X</text:span></text:p>
          <text:p text:style-name="P1"><text:span text:style-name="T1">28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671cm" svg:y1="22.463cm" svg:x2="16.221cm" svg:y2="21.413cm" draw:start-shape="id176" draw:start-glue-point="0" draw:end-shape="id191" draw:end-glue-point="1" svg:d="M18671 22463l-2450-1050" svg:viewBox="0 0 2451 1051">
          <text:p text:style-name="P1"><text:span text:style-name="T2">out2/c</text:span></text:p>
        </draw:connector>
        <draw:connector draw:style-name="gr3" draw:text-style-name="P3" draw:layer="layout" draw:type="line" svg:x1="16.921cm" svg:y1="22.913cm" svg:x2="15.721cm" svg:y2="21.863cm" draw:start-shape="id176" draw:end-shape="id191" draw:end-glue-point="2" svg:d="M16921 22913l-1200-1050" svg:viewBox="0 0 1201 1051">
          <text:p text:style-name="P1"><text:span text:style-name="T2">out3/b</text:span></text:p>
        </draw:connector>
        <draw:connector draw:style-name="gr3" draw:text-style-name="P3" draw:layer="layout" draw:type="line" svg:x1="11.921cm" svg:y1="23.363cm" svg:x2="15.221cm" svg:y2="21.413cm" draw:start-shape="id190" draw:start-glue-point="0" draw:end-shape="id191" draw:end-glue-point="3" svg:d="M11921 23363l3300-1950" svg:viewBox="0 0 3301 1951">
          <text:p text:style-name="P1"><text:span text:style-name="T2">a</text:span></text:p>
        </draw:connector>
        <draw:connector draw:style-name="gr3" draw:text-style-name="P3" draw:layer="layout" draw:type="line" svg:x1="11.921cm" svg:y1="23.363cm" svg:x2="16.921cm" svg:y2="22.913cm" draw:start-shape="id190" draw:start-glue-point="0" draw:end-shape="id176" svg:d="M11921 23363l5000-450" svg:viewBox="0 0 5001 451">
          <text:p text:style-name="P1"><text:span text:style-name="T2">in1</text:span></text:p>
        </draw:connector>
        <draw:custom-shape draw:style-name="gr2" draw:text-style-name="P2" xml:id="id176" draw:id="id176" draw:layer="layout" svg:width="3.5cm" svg:height="0.9cm" svg:x="16.921cm" svg:y="22.463cm">
          <text:p text:style-name="P1"><text:span text:style-name="T1">WS1 (POWER/in3, GROUND/in2)</text:span></text:p>
          <text:p text:style-name="P1"><text:span text:style-name="T1">28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25cm" svg:y1="66.008cm" svg:x2="22.6cm" svg:y2="64.977cm" draw:start-shape="id28" draw:start-glue-point="1" svg:d="M21250 66008l1350-1031" svg:viewBox="0 0 1351 1032">
          <text:p text:style-name="P1"><text:span text:style-name="T2">MUL2_00</text:span></text:p>
        </draw:connector>
        <draw:connector draw:style-name="gr3" draw:text-style-name="P3" draw:layer="layout" draw:type="line" svg:x1="21.25cm" svg:y1="64.008cm" svg:x2="22.6cm" svg:y2="63.032cm" draw:start-shape="id27" draw:start-glue-point="1" svg:d="M21250 64008l1350-976" svg:viewBox="0 0 1351 977">
          <text:p text:style-name="P1"><text:span text:style-name="T2">MUL2_01</text:span></text:p>
        </draw:connector>
        <draw:connector draw:style-name="gr3" draw:text-style-name="P3" draw:layer="layout" draw:type="line" svg:x1="21.25cm" svg:y1="62.008cm" svg:x2="22.65cm" svg:y2="60.932cm" draw:start-shape="id31" draw:start-glue-point="1" svg:d="M21250 62008l1400-1076" svg:viewBox="0 0 1401 1077">
          <text:p text:style-name="P1"><text:span text:style-name="T2">MUL2_02</text:span></text:p>
        </draw:connector>
        <draw:connector draw:style-name="gr3" draw:text-style-name="P3" draw:layer="layout" draw:type="line" svg:x1="21.35cm" svg:y1="60.008cm" svg:x2="22.8cm" svg:y2="58.863cm" draw:start-shape="id35" draw:start-glue-point="1" svg:d="M21350 60008l1450-1145" svg:viewBox="0 0 1451 1146">
          <text:p text:style-name="P1"><text:span text:style-name="T2">MUL2_03</text:span></text:p>
        </draw:connector>
        <draw:connector draw:style-name="gr3" draw:text-style-name="P3" draw:layer="layout" draw:type="line" svg:x1="21.35cm" svg:y1="58.008cm" svg:x2="22.7cm" svg:y2="56.887cm" draw:start-shape="id38" draw:start-glue-point="1" svg:d="M21350 58008l1350-1121" svg:viewBox="0 0 1351 1122">
          <text:p text:style-name="P1"><text:span text:style-name="T2">MUL2_04</text:span></text:p>
        </draw:connector>
        <draw:connector draw:style-name="gr3" draw:text-style-name="P1" draw:layer="layout" draw:type="line" svg:x1="26.311cm" svg:y1="30.575cm" svg:x2="18.614cm" svg:y2="28.763cm" draw:start-shape="id192" draw:start-glue-point="0" draw:end-shape="id175" draw:end-glue-point="2" svg:d="M26311 30575l-7697-1812" svg:viewBox="0 0 7698 1813">
          <text:p text:style-name="P1"><text:span text:style-name="T2">sum</text:span></text:p>
        </draw:connector>
        <draw:connector draw:style-name="gr3" draw:text-style-name="P1" draw:layer="layout" draw:type="line" svg:x1="25.214cm" svg:y1="23.975cm" svg:x2="18.671cm" svg:y2="23.363cm" draw:start-shape="id193" draw:start-glue-point="0" draw:end-shape="id176" draw:end-glue-point="2" svg:d="M25214 23975l-6543-612" svg:viewBox="0 0 6544 613">
          <text:p text:style-name="P1"><text:span text:style-name="T2">sum/in5</text:span></text:p>
        </draw:connector>
        <draw:custom-shape draw:style-name="gr2" draw:text-style-name="P2" xml:id="id254" draw:id="id254" draw:layer="layout" svg:width="2.1cm" svg:height="0.9cm" svg:x="62.764cm" svg:y="33.275cm">
          <text:p text:style-name="P1"><text:span text:style-name="T1">CA</text:span></text:p>
          <text:p text:style-name="P1"><text:span text:style-name="T1">35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0" draw:id="id250" draw:layer="layout" svg:width="2.1cm" svg:height="0.9cm" svg:x="34.864cm" svg:y="27.175cm">
          <text:p text:style-name="P1"><text:span text:style-name="T1">FA</text:span></text:p>
          <text:p text:style-name="P1"><text:span text:style-name="T1">3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9" draw:id="id209" draw:layer="layout" svg:width="2.1cm" svg:height="0.9cm" svg:x="77.964cm" svg:y="29.775cm">
          <text:p text:style-name="P1"><text:span text:style-name="T1">CA</text:span></text:p>
          <text:p text:style-name="P1"><text:span text:style-name="T1">35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3" draw:id="id253" draw:layer="layout" svg:width="2.1cm" svg:height="0.9cm" svg:x="65.964cm" svg:y="33.075cm">
          <text:p text:style-name="P1"><text:span text:style-name="T1">CA</text:span></text:p>
          <text:p text:style-name="P1"><text:span text:style-name="T1">36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6" draw:id="id216" draw:layer="layout" svg:width="2.1cm" svg:height="0.9cm" svg:x="88.164cm" svg:y="30.075cm">
          <text:p text:style-name="P1"><text:span text:style-name="T1">CA</text:span></text:p>
          <text:p text:style-name="P1"><text:span text:style-name="T1">37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8" draw:id="id198" draw:layer="layout" svg:width="2.1cm" svg:height="0.9cm" svg:x="95.064cm" svg:y="26.875cm">
          <text:p text:style-name="P1"><text:span text:style-name="T1">CA</text:span></text:p>
          <text:p text:style-name="P1"><text:span text:style-name="T1">38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9" draw:id="id219" draw:layer="layout" svg:width="2.1cm" svg:height="0.9cm" svg:x="101.764cm" svg:y="23.975cm">
          <text:p text:style-name="P1"><text:span text:style-name="T1">CA</text:span></text:p>
          <text:p text:style-name="P1"><text:span text:style-name="T1">38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2" draw:id="id242" draw:layer="layout" svg:width="2.1cm" svg:height="0.9cm" svg:x="22.964cm" svg:y="27.075cm">
          <text:p text:style-name="P1"><text:span text:style-name="T1">FA</text:span></text:p>
          <text:p text:style-name="P1"><text:span text:style-name="T1">29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9" draw:id="id239" draw:layer="layout" svg:width="2.1cm" svg:height="0.9cm" svg:x="27.864cm" svg:y="27.081cm">
          <text:p text:style-name="P1"><text:span text:style-name="T1">FA</text:span></text:p>
          <text:p text:style-name="P1"><text:span text:style-name="T1">30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4" draw:id="id244" draw:layer="layout" svg:width="2.1cm" svg:height="0.9cm" svg:x="43.364cm" svg:y="30.275cm">
          <text:p text:style-name="P1"><text:span text:style-name="T1">FA</text:span></text:p>
          <text:p text:style-name="P1"><text:span text:style-name="T1">32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7" draw:id="id237" draw:layer="layout" svg:width="2.1cm" svg:height="0.9cm" svg:x="32.664cm" svg:y="27.175cm">
          <text:p text:style-name="P1"><text:span text:style-name="T1">FA</text:span></text:p>
          <text:p text:style-name="P1"><text:span text:style-name="T1">30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5" draw:id="id245" draw:layer="layout" svg:width="2.1cm" svg:height="0.9cm" svg:x="50.664cm" svg:y="30.275cm">
          <text:p text:style-name="P1"><text:span text:style-name="T1">FA</text:span></text:p>
          <text:p text:style-name="P1"><text:span text:style-name="T1">32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5" draw:id="id265" draw:layer="layout" svg:width="2.1cm" svg:height="0.9cm" svg:x="53.164cm" svg:y="30.275cm">
          <text:p text:style-name="P1"><text:span text:style-name="T1">FA</text:span></text:p>
          <text:p text:style-name="P1"><text:span text:style-name="T1">3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4" draw:id="id264" draw:layer="layout" svg:width="2.1cm" svg:height="0.9cm" svg:x="48.464cm" svg:y="30.275cm">
          <text:p text:style-name="P1"><text:span text:style-name="T1">FA</text:span></text:p>
          <text:p text:style-name="P1"><text:span text:style-name="T1">33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0" draw:id="id260" draw:layer="layout" svg:width="2.1cm" svg:height="0.9cm" svg:x="61.964cm" svg:y="30.275cm">
          <text:p text:style-name="P1"><text:span text:style-name="T1">FA</text:span></text:p>
          <text:p text:style-name="P1"><text:span text:style-name="T1">35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3" draw:id="id263" draw:layer="layout" svg:width="2.1cm" svg:height="0.9cm" svg:x="59.164cm" svg:y="30.275cm">
          <text:p text:style-name="P1"><text:span text:style-name="T1">FA</text:span></text:p>
          <text:p text:style-name="P1"><text:span text:style-name="T1">33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1" draw:id="id261" draw:layer="layout" svg:width="2.1cm" svg:height="0.9cm" svg:x="68.564cm" svg:y="30.975cm">
          <text:p text:style-name="P1"><text:span text:style-name="T1">FA</text:span></text:p>
          <text:p text:style-name="P1"><text:span text:style-name="T1">33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2" draw:id="id262" draw:layer="layout" svg:width="2.1cm" svg:height="0.9cm" svg:x="70.864cm" svg:y="30.975cm">
          <text:p text:style-name="P1"><text:span text:style-name="T1">FA</text:span></text:p>
          <text:p text:style-name="P1"><text:span text:style-name="T1">35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6" draw:id="id256" draw:layer="layout" svg:width="2.1cm" svg:height="0.9cm" svg:x="73.064cm" svg:y="26.875cm">
          <text:p text:style-name="P1"><text:span text:style-name="T1">FA</text:span></text:p>
          <text:p text:style-name="P1"><text:span text:style-name="T1">34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8" draw:id="id258" draw:layer="layout" svg:width="2.1cm" svg:height="0.9cm" svg:x="82.064cm" svg:y="26.875cm">
          <text:p text:style-name="P1"><text:span text:style-name="T1">FA</text:span></text:p>
          <text:p text:style-name="P1"><text:span text:style-name="T1">36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9" draw:id="id259" draw:layer="layout" svg:width="2.1cm" svg:height="0.9cm" svg:x="90.364cm" svg:y="26.875cm">
          <text:p text:style-name="P1"><text:span text:style-name="T1">FA</text:span></text:p>
          <text:p text:style-name="P1"><text:span text:style-name="T1">37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5" draw:id="id235" draw:layer="layout" svg:width="2.1cm" svg:height="0.9cm" svg:x="42.264cm" svg:y="27.175cm">
          <text:p text:style-name="P1"><text:span text:style-name="T1">FA</text:span></text:p>
          <text:p text:style-name="P1"><text:span text:style-name="T1">31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6" draw:id="id236" draw:layer="layout" svg:width="2.1cm" svg:height="0.9cm" svg:x="49.464cm" svg:y="23.975cm">
          <text:p text:style-name="P1"><text:span text:style-name="T1">FA</text:span></text:p>
          <text:p text:style-name="P1"><text:span text:style-name="T1">33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1" draw:id="id241" draw:layer="layout" svg:width="2.1cm" svg:height="0.9cm" svg:x="45.564cm" svg:y="30.275cm">
          <text:p text:style-name="P1"><text:span text:style-name="T1">FA</text:span></text:p>
          <text:p text:style-name="P1"><text:span text:style-name="T1">32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7" draw:id="id257" draw:layer="layout" svg:width="2.1cm" svg:height="0.9cm" svg:x="79.864cm" svg:y="26.875cm">
          <text:p text:style-name="P1"><text:span text:style-name="T1">FA</text:span></text:p>
          <text:p text:style-name="P1"><text:span text:style-name="T1">35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7" draw:id="id247" draw:layer="layout" svg:width="2.1cm" svg:height="0.9cm" svg:x="39.464cm" svg:y="30.375cm">
          <text:p text:style-name="P1"><text:span text:style-name="T1">FA</text:span></text:p>
          <text:p text:style-name="P1"><text:span text:style-name="T1">31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5" draw:id="id195" draw:layer="layout" svg:width="2.1cm" svg:height="0.9cm" svg:x="66.27cm" svg:y="21.601cm">
          <text:p text:style-name="P1"><text:span text:style-name="T1">FA</text:span></text:p>
          <text:p text:style-name="P1"><text:span text:style-name="T1">36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214cm" svg:y1="26.775cm" svg:x2="67.32cm" svg:y2="22.501cm" draw:start-shape="id194" draw:start-glue-point="0" draw:end-shape="id195" draw:end-glue-point="2" svg:d="M67214 26775l106-4274" svg:viewBox="0 0 107 4275">
          <text:p text:style-name="P1"><text:span text:style-name="T2">cout</text:span></text:p>
        </draw:connector>
        <draw:custom-shape draw:style-name="gr2" draw:text-style-name="P2" xml:id="id205" draw:id="id205" draw:layer="layout" svg:width="2.1cm" svg:height="0.9cm" svg:x="71.07cm" svg:y="21.601cm">
          <text:p text:style-name="P1"><text:span text:style-name="T1">HA</text:span></text:p>
          <text:p text:style-name="P1"><text:span text:style-name="T1">37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7" draw:id="id207" draw:layer="layout" svg:width="2.1cm" svg:height="0.9cm" svg:x="75.87cm" svg:y="21.601cm">
          <text:p text:style-name="P1"><text:span text:style-name="T1">FA</text:span></text:p>
          <text:p text:style-name="P1"><text:span text:style-name="T1">37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3" draw:id="id203" draw:layer="layout" svg:width="2.1cm" svg:height="0.9cm" svg:x="61.47cm" svg:y="21.601cm">
          <text:p text:style-name="P1"><text:span text:style-name="T1">HA</text:span></text:p>
          <text:p text:style-name="P1"><text:span text:style-name="T1">36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409cm" svg:y1="27.05cm" svg:x2="28.914cm" svg:y2="22.501cm" draw:start-shape="id196" draw:start-glue-point="0" draw:end-shape="id197" draw:end-glue-point="2" svg:d="M26409 27050l2505-4549" svg:viewBox="0 0 2506 4550">
          <text:p text:style-name="P1"><text:span text:style-name="T2">cout</text:span></text:p>
        </draw:connector>
        <draw:custom-shape draw:style-name="gr2" draw:text-style-name="P2" xml:id="id196" draw:id="id196" draw:layer="layout" svg:width="2.1cm" svg:height="0.9cm" svg:x="25.359cm" svg:y="27.05cm">
          <text:p text:style-name="P1"><text:span text:style-name="T1">FA</text:span></text:p>
          <text:p text:style-name="P1"><text:span text:style-name="T1">29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11cm" svg:y1="30.575cm" svg:x2="26.409cm" svg:y2="27.95cm" draw:start-shape="id192" draw:start-glue-point="0" draw:end-shape="id196" draw:end-glue-point="2" svg:d="M26311 30575l98-2625" svg:viewBox="0 0 99 2626">
          <text:p text:style-name="P1"><text:span text:style-name="T2">cout</text:span></text:p>
        </draw:connector>
        <draw:connector draw:style-name="gr3" draw:text-style-name="P3" draw:layer="layout" draw:type="line" svg:x1="25.372cm" svg:y1="29.322cm" svg:x2="26.409cm" svg:y2="27.95cm" draw:end-shape="id196" draw:end-glue-point="2" svg:d="M25372 29322l1037-1372" svg:viewBox="0 0 1038 1373">
          <text:p text:style-name="P1"><text:span text:style-name="T2">L6_06</text:span></text:p>
        </draw:connector>
        <draw:connector draw:style-name="gr3" draw:text-style-name="P3" draw:layer="layout" draw:type="line" svg:x1="27.664cm" svg:y1="29.54cm" svg:x2="26.409cm" svg:y2="27.95cm" draw:end-shape="id196" draw:end-glue-point="2" svg:d="M27664 29540l-1255-1590" svg:viewBox="0 0 1256 1591">
          <text:p text:style-name="P1"><text:span text:style-name="T2">L7_04</text:span></text:p>
        </draw:connector>
        <draw:connector draw:style-name="gr3" draw:text-style-name="P3" draw:layer="layout" draw:type="line" svg:x1="26.409cm" svg:y1="27.05cm" svg:x2="25.214cm" svg:y2="24.875cm" draw:start-shape="id196" draw:start-glue-point="0" draw:end-shape="id193" draw:end-glue-point="2" svg:d="M26409 27050l-1195-2175" svg:viewBox="0 0 1196 2176">
          <text:p text:style-name="P1"><text:span text:style-name="T2">sum</text:span></text:p>
        </draw:connector>
        <draw:custom-shape draw:style-name="gr2" draw:text-style-name="P2" xml:id="id213" draw:id="id213" draw:layer="layout" svg:width="2.1cm" svg:height="0.9cm" svg:x="56.764cm" svg:y="21.601cm">
          <text:p text:style-name="P1"><text:span text:style-name="T1">HA</text:span></text:p>
          <text:p text:style-name="P1"><text:span text:style-name="T1">35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4" draw:id="id224" draw:layer="layout" svg:width="2.1cm" svg:height="0.9cm" svg:x="51.864cm" svg:y="21.601cm">
          <text:p text:style-name="P1"><text:span text:style-name="T1">FA</text:span></text:p>
          <text:p text:style-name="P1"><text:span text:style-name="T1">34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4" draw:id="id234" draw:layer="layout" svg:width="2.1cm" svg:height="0.9cm" svg:x="47.064cm" svg:y="21.601cm">
          <text:p text:style-name="P1"><text:span text:style-name="T1">FA</text:span></text:p>
          <text:p text:style-name="P1"><text:span text:style-name="T1">33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1" draw:id="id211" draw:layer="layout" svg:width="2.1cm" svg:height="0.9cm" svg:x="80.67cm" svg:y="21.601cm">
          <text:p text:style-name="P1"><text:span text:style-name="T1">HA</text:span></text:p>
          <text:p text:style-name="P1"><text:span text:style-name="T1">38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5" draw:id="id215" draw:layer="layout" svg:width="2.1cm" svg:height="0.9cm" svg:x="85.47cm" svg:y="21.601cm">
          <text:p text:style-name="P1"><text:span text:style-name="T1">FA</text:span></text:p>
          <text:p text:style-name="P1"><text:span text:style-name="T1">38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9" draw:id="id199" draw:layer="layout" svg:width="2.1cm" svg:height="0.9cm" svg:x="95.064cm" svg:y="21.601cm">
          <text:p text:style-name="P1"><text:span text:style-name="T1">FA</text:span></text:p>
          <text:p text:style-name="P1"><text:span text:style-name="T1">38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114cm" svg:y1="26.875cm" svg:x2="96.114cm" svg:y2="22.501cm" draw:start-shape="id198" draw:start-glue-point="0" draw:end-shape="id199" draw:end-glue-point="2" svg:d="M96114 26875v-4374" svg:viewBox="0 0 1 4375">
          <text:p text:style-name="P1"><text:span text:style-name="T2">cout</text:span></text:p>
        </draw:connector>
        <draw:custom-shape draw:style-name="gr2" draw:text-style-name="P2" xml:id="id228" draw:id="id228" draw:layer="layout" svg:width="2.1cm" svg:height="0.9cm" svg:x="42.264cm" svg:y="21.601cm">
          <text:p text:style-name="P1"><text:span text:style-name="T1">FA</text:span></text:p>
          <text:p text:style-name="P1"><text:span text:style-name="T1">32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0" draw:id="id200" draw:layer="layout" svg:width="2.1cm" svg:height="0.9cm" svg:x="73.064cm" svg:y="30.075cm">
          <text:p text:style-name="P1"><text:span text:style-name="T1">FA</text:span></text:p>
          <text:p text:style-name="P1"><text:span text:style-name="T1">35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919cm" svg:y1="32.154cm" svg:x2="74.114cm" svg:y2="30.975cm" draw:end-shape="id200" draw:end-glue-point="2" svg:d="M72919 32154l1195-1179" svg:viewBox="0 0 1196 1180">
          <text:p text:style-name="P1"><text:span text:style-name="T2">L10_07</text:span></text:p>
        </draw:connector>
        <draw:connector draw:style-name="gr3" draw:text-style-name="P3" draw:layer="layout" draw:type="line" svg:x1="74.32cm" svg:y1="32.55cm" svg:x2="74.114cm" svg:y2="30.975cm" draw:end-shape="id200" draw:end-glue-point="2" svg:d="M74320 32550l-206-1575" svg:viewBox="0 0 207 1576">
          <text:p text:style-name="P1"><text:span text:style-name="T2">L11_05</text:span></text:p>
        </draw:connector>
        <draw:connector draw:style-name="gr3" draw:text-style-name="P3" draw:layer="layout" draw:type="line" svg:x1="74.114cm" svg:y1="30.075cm" svg:x2="71.714cm" svg:y2="27.475cm" draw:start-shape="id200" draw:start-glue-point="0" draw:end-shape="id201" draw:end-glue-point="2" svg:d="M74114 30075l-2400-2600" svg:viewBox="0 0 2401 2601">
          <text:p text:style-name="P1"><text:span text:style-name="T2">sum</text:span></text:p>
        </draw:connector>
        <draw:custom-shape draw:style-name="gr2" draw:text-style-name="P2" xml:id="id193" draw:id="id193" draw:layer="layout" svg:width="2.1cm" svg:height="0.9cm" svg:x="24.164cm" svg:y="23.975cm">
          <text:p text:style-name="P1"><text:span text:style-name="T1">HA</text:span></text:p>
          <text:p text:style-name="P1"><text:span text:style-name="T1">29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9" draw:id="id229" draw:layer="layout" svg:width="2.1cm" svg:height="0.9cm" svg:x="37.464cm" svg:y="21.601cm">
          <text:p text:style-name="P1"><text:span text:style-name="T1">FA</text:span></text:p>
          <text:p text:style-name="P1"><text:span text:style-name="T1">31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914cm" svg:y1="23.931cm" svg:x2="67.32cm" svg:y2="22.501cm" draw:start-shape="id202" draw:start-glue-point="0" draw:end-shape="id195" draw:end-glue-point="2" svg:d="M64914 23931l2406-1430" svg:viewBox="0 0 2407 1431">
          <text:p text:style-name="P1"><text:span text:style-name="T2">cout</text:span></text:p>
        </draw:connector>
        <draw:custom-shape draw:style-name="gr2" draw:text-style-name="P2" xml:id="id202" draw:id="id202" draw:layer="layout" svg:width="2.1cm" svg:height="0.9cm" svg:x="63.864cm" svg:y="23.931cm">
          <text:p text:style-name="P1"><text:span text:style-name="T1">FA</text:span></text:p>
          <text:p text:style-name="P1"><text:span text:style-name="T1">36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914cm" svg:y1="23.931cm" svg:x2="62.52cm" svg:y2="22.501cm" draw:start-shape="id202" draw:start-glue-point="0" draw:end-shape="id203" draw:end-glue-point="2" svg:d="M64914 23931l-2394-1430" svg:viewBox="0 0 2395 1431">
          <text:p text:style-name="P1"><text:span text:style-name="T2">sum</text:span></text:p>
        </draw:connector>
        <draw:custom-shape draw:style-name="gr2" draw:text-style-name="P2" xml:id="id194" draw:id="id194" draw:layer="layout" svg:width="2.1cm" svg:height="0.9cm" svg:x="66.164cm" svg:y="26.775cm">
          <text:p text:style-name="P1"><text:span text:style-name="T1">FA</text:span></text:p>
          <text:p text:style-name="P1"><text:span text:style-name="T1">36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214cm" svg:y1="26.775cm" svg:x2="64.914cm" svg:y2="24.831cm" draw:start-shape="id194" draw:start-glue-point="0" draw:end-shape="id202" draw:end-glue-point="2" svg:d="M67214 26775l-2300-1944" svg:viewBox="0 0 2301 1945">
          <text:p text:style-name="P1"><text:span text:style-name="T2">sum</text:span></text:p>
        </draw:connector>
        <draw:custom-shape draw:style-name="gr2" draw:text-style-name="P2" xml:id="id204" draw:id="id204" draw:layer="layout" svg:width="2.1cm" svg:height="0.9cm" svg:x="68.664cm" svg:y="23.975cm">
          <text:p text:style-name="P1"><text:span text:style-name="T1">FA</text:span></text:p>
          <text:p text:style-name="P1"><text:span text:style-name="T1">36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714cm" svg:y1="23.975cm" svg:x2="67.32cm" svg:y2="22.501cm" draw:start-shape="id204" draw:start-glue-point="0" draw:end-shape="id195" draw:end-glue-point="2" svg:d="M69714 23975l-2394-1474" svg:viewBox="0 0 2395 1475">
          <text:p text:style-name="P1"><text:span text:style-name="T2">sum</text:span></text:p>
        </draw:connector>
        <draw:connector draw:style-name="gr3" draw:text-style-name="P3" draw:layer="layout" draw:type="line" svg:x1="69.714cm" svg:y1="23.975cm" svg:x2="72.12cm" svg:y2="22.501cm" draw:start-shape="id204" draw:start-glue-point="0" draw:end-shape="id205" draw:end-glue-point="2" svg:d="M69714 23975l2406-1474" svg:viewBox="0 0 2407 1475">
          <text:p text:style-name="P1"><text:span text:style-name="T2">cout</text:span></text:p>
        </draw:connector>
        <draw:connector draw:style-name="gr3" draw:text-style-name="P3" draw:layer="layout" draw:type="line" svg:x1="74.114cm" svg:y1="23.975cm" svg:x2="76.92cm" svg:y2="22.501cm" draw:start-shape="id206" draw:start-glue-point="0" draw:end-shape="id207" draw:end-glue-point="2" svg:d="M74114 23975l2806-1474" svg:viewBox="0 0 2807 1475">
          <text:p text:style-name="P1"><text:span text:style-name="T2">cout</text:span></text:p>
        </draw:connector>
        <draw:custom-shape draw:style-name="gr2" draw:text-style-name="P2" xml:id="id206" draw:id="id206" draw:layer="layout" svg:width="2.1cm" svg:height="0.9cm" svg:x="73.064cm" svg:y="23.975cm">
          <text:p text:style-name="P1"><text:span text:style-name="T1">FA</text:span></text:p>
          <text:p text:style-name="P1"><text:span text:style-name="T1">36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114cm" svg:y1="23.975cm" svg:x2="72.12cm" svg:y2="22.501cm" draw:start-shape="id206" draw:start-glue-point="0" draw:end-shape="id205" draw:end-glue-point="2" svg:d="M74114 23975l-1994-1474" svg:viewBox="0 0 1995 1475">
          <text:p text:style-name="P1"><text:span text:style-name="T2">sum</text:span></text:p>
        </draw:connector>
        <draw:connector draw:style-name="gr3" draw:text-style-name="P3" draw:layer="layout" draw:type="line" svg:x1="76.914cm" svg:y1="26.875cm" svg:x2="76.92cm" svg:y2="22.501cm" draw:start-shape="id208" draw:start-glue-point="0" draw:end-shape="id207" draw:end-glue-point="2" svg:d="M76914 26875l6-4374" svg:viewBox="0 0 7 4375">
          <text:p text:style-name="P1"><text:span text:style-name="T2">cout</text:span></text:p>
        </draw:connector>
        <draw:custom-shape draw:style-name="gr2" draw:text-style-name="P2" xml:id="id208" draw:id="id208" draw:layer="layout" svg:width="2.1cm" svg:height="0.9cm" svg:x="75.864cm" svg:y="26.875cm">
          <text:p text:style-name="P1"><text:span text:style-name="T1">FA</text:span></text:p>
          <text:p text:style-name="P1"><text:span text:style-name="T1">35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014cm" svg:y1="29.775cm" svg:x2="76.914cm" svg:y2="27.775cm" draw:start-shape="id209" draw:start-glue-point="0" draw:end-shape="id208" draw:end-glue-point="2" svg:d="M79014 29775l-2100-2000" svg:viewBox="0 0 2101 2001">
          <text:p text:style-name="P1"><text:span text:style-name="T2">sum</text:span></text:p>
        </draw:connector>
        <draw:connector draw:style-name="gr3" draw:text-style-name="P3" draw:layer="layout" draw:type="line" svg:x1="76.914cm" svg:y1="26.875cm" svg:x2="74.114cm" svg:y2="24.875cm" draw:start-shape="id208" draw:start-glue-point="0" draw:end-shape="id206" draw:end-glue-point="2" svg:d="M76914 26875l-2800-2000" svg:viewBox="0 0 2801 2001">
          <text:p text:style-name="P1"><text:span text:style-name="T2">sum</text:span></text:p>
        </draw:connector>
        <draw:custom-shape draw:style-name="gr2" draw:text-style-name="P2" xml:id="id210" draw:id="id210" draw:layer="layout" svg:width="2.1cm" svg:height="0.9cm" svg:x="78.457cm" svg:y="23.875cm">
          <text:p text:style-name="P1"><text:span text:style-name="T1">FA</text:span></text:p>
          <text:p text:style-name="P1"><text:span text:style-name="T1">36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507cm" svg:y1="23.875cm" svg:x2="76.92cm" svg:y2="22.501cm" draw:start-shape="id210" draw:start-glue-point="0" draw:end-shape="id207" draw:end-glue-point="2" svg:d="M79507 23875l-2587-1374" svg:viewBox="0 0 2588 1375">
          <text:p text:style-name="P1"><text:span text:style-name="T2">sum</text:span></text:p>
        </draw:connector>
        <draw:connector draw:style-name="gr3" draw:text-style-name="P3" draw:layer="layout" draw:type="line" svg:x1="79.507cm" svg:y1="23.875cm" svg:x2="81.72cm" svg:y2="22.501cm" draw:start-shape="id210" draw:start-glue-point="0" draw:end-shape="id211" draw:end-glue-point="2" svg:d="M79507 23875l2213-1374" svg:viewBox="0 0 2214 1375">
          <text:p text:style-name="P1"><text:span text:style-name="T2">cout</text:span></text:p>
        </draw:connector>
        <draw:custom-shape draw:style-name="gr2" draw:text-style-name="P2" xml:id="id212" draw:id="id212" draw:layer="layout" svg:width="2.1cm" svg:height="0.9cm" svg:x="59.164cm" svg:y="23.875cm">
          <text:p text:style-name="P1"><text:span text:style-name="T1">FA</text:span></text:p>
          <text:p text:style-name="P1"><text:span text:style-name="T1">35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214cm" svg:y1="23.875cm" svg:x2="62.52cm" svg:y2="22.501cm" draw:start-shape="id212" draw:start-glue-point="0" draw:end-shape="id203" draw:end-glue-point="2" svg:d="M60214 23875l2306-1374" svg:viewBox="0 0 2307 1375">
          <text:p text:style-name="P1"><text:span text:style-name="T2">cout</text:span></text:p>
        </draw:connector>
        <draw:connector draw:style-name="gr3" draw:text-style-name="P3" draw:layer="layout" draw:type="line" svg:x1="60.214cm" svg:y1="23.875cm" svg:x2="57.814cm" svg:y2="22.501cm" draw:start-shape="id212" draw:start-glue-point="0" draw:end-shape="id213" draw:end-glue-point="2" svg:d="M60214 23875l-2400-1374" svg:viewBox="0 0 2401 1375">
          <text:p text:style-name="P1"><text:span text:style-name="T2">sum</text:span></text:p>
        </draw:connector>
        <draw:custom-shape draw:style-name="gr2" draw:text-style-name="P2" xml:id="id214" draw:id="id214" draw:layer="layout" svg:width="2.1cm" svg:height="0.9cm" svg:x="83.064cm" svg:y="24.009cm">
          <text:p text:style-name="P1"><text:span text:style-name="T1">FA</text:span></text:p>
          <text:p text:style-name="P1"><text:span text:style-name="T1">37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4.114cm" svg:y1="24.009cm" svg:x2="86.52cm" svg:y2="22.501cm" draw:start-shape="id214" draw:start-glue-point="0" draw:end-shape="id215" draw:end-glue-point="2" svg:d="M84114 24009l2406-1508" svg:viewBox="0 0 2407 1509">
          <text:p text:style-name="P1"><text:span text:style-name="T2">cout</text:span></text:p>
        </draw:connector>
        <draw:connector draw:style-name="gr3" draw:text-style-name="P3" draw:layer="layout" draw:type="line" svg:x1="84.114cm" svg:y1="24.009cm" svg:x2="81.72cm" svg:y2="22.501cm" draw:start-shape="id214" draw:start-glue-point="0" draw:end-shape="id211" draw:end-glue-point="2" svg:d="M84114 24009l-2394-1508" svg:viewBox="0 0 2395 1509">
          <text:p text:style-name="P1"><text:span text:style-name="T2">sum</text:span></text:p>
        </draw:connector>
        <draw:custom-shape draw:style-name="gr2" draw:text-style-name="P2" xml:id="id217" draw:id="id217" draw:layer="layout" svg:width="2.1cm" svg:height="0.9cm" svg:x="88.164cm" svg:y="23.966cm">
          <text:p text:style-name="P1"><text:span text:style-name="T1">FA</text:span></text:p>
          <text:p text:style-name="P1"><text:span text:style-name="T1">37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214cm" svg:y1="30.075cm" svg:x2="89.214cm" svg:y2="24.866cm" draw:start-shape="id216" draw:start-glue-point="0" draw:end-shape="id217" draw:end-glue-point="2" svg:d="M89214 30075v-5209" svg:viewBox="0 0 1 5210">
          <text:p text:style-name="P1"><text:span text:style-name="T2">cout</text:span></text:p>
        </draw:connector>
        <draw:connector draw:style-name="gr3" draw:text-style-name="P3" draw:layer="layout" draw:type="line" svg:x1="89.214cm" svg:y1="23.966cm" svg:x2="86.52cm" svg:y2="22.501cm" draw:start-shape="id217" draw:start-glue-point="0" draw:end-shape="id215" draw:end-glue-point="2" svg:d="M89214 23966l-2694-1465" svg:viewBox="0 0 2695 1466">
          <text:p text:style-name="P1"><text:span text:style-name="T2">sum</text:span></text:p>
        </draw:connector>
        <draw:connector draw:style-name="gr3" draw:text-style-name="P3" draw:layer="layout" draw:type="line" svg:x1="89.214cm" svg:y1="23.966cm" svg:x2="91.314cm" svg:y2="22.501cm" draw:start-shape="id217" draw:start-glue-point="0" draw:end-shape="id218" draw:end-glue-point="2" svg:d="M89214 23966l2100-1465" svg:viewBox="0 0 2101 1466">
          <text:p text:style-name="P1"><text:span text:style-name="T2">cout</text:span></text:p>
        </draw:connector>
        <draw:custom-shape draw:style-name="gr2" draw:text-style-name="P2" xml:id="id220" draw:id="id220" draw:layer="layout" svg:width="2.1cm" svg:height="0.9cm" svg:x="99.964cm" svg:y="21.601cm">
          <text:p text:style-name="P1"><text:span text:style-name="T1">HA</text:span></text:p>
          <text:p text:style-name="P1"><text:span text:style-name="T1">39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814cm" svg:y1="23.975cm" svg:x2="101.014cm" svg:y2="22.501cm" draw:start-shape="id219" draw:start-glue-point="0" draw:end-shape="id220" draw:end-glue-point="2" svg:d="M102814 23975l-1800-1474" svg:viewBox="0 0 1801 1475">
          <text:p text:style-name="P1"><text:span text:style-name="T2">sum</text:span></text:p>
        </draw:connector>
        <draw:custom-shape draw:style-name="gr2" draw:text-style-name="P2" xml:id="id232" draw:id="id232" draw:layer="layout" svg:width="2.1cm" svg:height="0.9cm" svg:x="32.664cm" svg:y="21.601cm">
          <text:p text:style-name="P1"><text:span text:style-name="T1">FA</text:span></text:p>
          <text:p text:style-name="P1"><text:span text:style-name="T1">30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7" draw:id="id197" draw:layer="layout" svg:width="2.1cm" svg:height="0.9cm" svg:x="27.864cm" svg:y="21.601cm">
          <text:p text:style-name="P1"><text:span text:style-name="T1">FA</text:span></text:p>
          <text:p text:style-name="P1"><text:span text:style-name="T1">29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1" draw:id="id221" draw:layer="layout" svg:width="2.1cm" svg:height="0.9cm" svg:x="103.422cm" svg:y="21.601cm">
          <text:p text:style-name="P1"><text:span text:style-name="T1">FA</text:span></text:p>
          <text:p text:style-name="P1"><text:span text:style-name="T1">38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814cm" svg:y1="23.975cm" svg:x2="104.472cm" svg:y2="22.501cm" draw:start-shape="id219" draw:start-glue-point="0" draw:end-shape="id221" draw:end-glue-point="2" svg:d="M102814 23975l1658-1474" svg:viewBox="0 0 1659 1475">
          <text:p text:style-name="P1"><text:span text:style-name="T2">cout</text:span></text:p>
        </draw:connector>
        <draw:connector draw:style-name="gr3" draw:text-style-name="P3" draw:layer="layout" draw:type="line" svg:x1="104.377cm" svg:y1="24.48cm" svg:x2="104.472cm" svg:y2="22.501cm" draw:end-shape="id221" draw:end-glue-point="2" svg:d="M104377 24480l95-1979" svg:viewBox="0 0 96 1980">
          <text:p text:style-name="P1"><text:span text:style-name="T2">/L11_12</text:span></text:p>
        </draw:connector>
        <draw:custom-shape draw:style-name="gr2" draw:text-style-name="P2" xml:id="id218" draw:id="id218" draw:layer="layout" svg:width="2.1cm" svg:height="0.9cm" svg:x="90.264cm" svg:y="21.601cm">
          <text:p text:style-name="P1"><text:span text:style-name="T1">HA</text:span></text:p>
          <text:p text:style-name="P1"><text:span text:style-name="T1">38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6.514cm" svg:y1="26.875cm" svg:x2="86.52cm" svg:y2="22.501cm" draw:start-shape="id222" draw:start-glue-point="0" draw:end-shape="id215" draw:end-glue-point="2" svg:d="M86514 26875l6-4374" svg:viewBox="0 0 7 4375">
          <text:p text:style-name="P1"><text:span text:style-name="T2">cout</text:span></text:p>
        </draw:connector>
        <draw:custom-shape draw:style-name="gr2" draw:text-style-name="P2" xml:id="id222" draw:id="id222" draw:layer="layout" svg:width="2.1cm" svg:height="0.9cm" svg:x="85.464cm" svg:y="26.875cm">
          <text:p text:style-name="P1"><text:span text:style-name="T1">FA</text:span></text:p>
          <text:p text:style-name="P1"><text:span text:style-name="T1">37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214cm" svg:y1="30.075cm" svg:x2="86.514cm" svg:y2="27.775cm" draw:start-shape="id216" draw:start-glue-point="0" draw:end-shape="id222" draw:end-glue-point="2" svg:d="M89214 30075l-2700-2300" svg:viewBox="0 0 2701 2301">
          <text:p text:style-name="P1"><text:span text:style-name="T2">sum</text:span></text:p>
        </draw:connector>
        <draw:connector draw:style-name="gr3" draw:text-style-name="P3" draw:layer="layout" draw:type="line" svg:x1="85.036cm" svg:y1="29.137cm" svg:x2="86.514cm" svg:y2="27.775cm" draw:end-shape="id222" draw:end-glue-point="2" svg:d="M85036 29137l1478-1362" svg:viewBox="0 0 1479 1363">
          <text:p text:style-name="P1"><text:span text:style-name="T2">L9_12</text:span></text:p>
        </draw:connector>
        <draw:connector draw:style-name="gr3" draw:text-style-name="P3" draw:layer="layout" draw:type="line" svg:x1="86.514cm" svg:y1="26.875cm" svg:x2="84.114cm" svg:y2="24.909cm" draw:start-shape="id222" draw:start-glue-point="0" draw:end-shape="id214" draw:end-glue-point="2" svg:d="M86514 26875l-2400-1966" svg:viewBox="0 0 2401 1967">
          <text:p text:style-name="P1"><text:span text:style-name="T2">sum</text:span></text:p>
        </draw:connector>
        <draw:custom-shape draw:style-name="gr2" draw:text-style-name="P2" xml:id="id223" draw:id="id223" draw:layer="layout" svg:width="2.1cm" svg:height="0.9cm" svg:x="54.264cm" svg:y="23.875cm">
          <text:p text:style-name="P1"><text:span text:style-name="T1">FA</text:span></text:p>
          <text:p text:style-name="P1"><text:span text:style-name="T1">34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314cm" svg:y1="23.875cm" svg:x2="57.814cm" svg:y2="22.501cm" draw:start-shape="id223" draw:start-glue-point="0" draw:end-shape="id213" draw:end-glue-point="2" svg:d="M55314 23875l2500-1374" svg:viewBox="0 0 2501 1375">
          <text:p text:style-name="P1"><text:span text:style-name="T2">cout</text:span></text:p>
        </draw:connector>
        <draw:connector draw:style-name="gr3" draw:text-style-name="P3" draw:layer="layout" draw:type="line" svg:x1="55.314cm" svg:y1="23.875cm" svg:x2="52.914cm" svg:y2="22.501cm" draw:start-shape="id223" draw:start-glue-point="0" draw:end-shape="id224" draw:end-glue-point="2" svg:d="M55314 23875l-2400-1374" svg:viewBox="0 0 2401 1375">
          <text:p text:style-name="P1"><text:span text:style-name="T2">sum</text:span></text:p>
        </draw:connector>
        <draw:connector draw:style-name="gr3" draw:text-style-name="P3" draw:layer="layout" draw:type="line" svg:x1="93.714cm" svg:y1="24.03cm" svg:x2="96.114cm" svg:y2="22.501cm" draw:start-shape="id225" draw:start-glue-point="0" draw:end-shape="id199" draw:end-glue-point="2" svg:d="M93714 24030l2400-1529" svg:viewBox="0 0 2401 1530">
          <text:p text:style-name="P1"><text:span text:style-name="T2">cout</text:span></text:p>
        </draw:connector>
        <draw:custom-shape draw:style-name="gr2" draw:text-style-name="P2" xml:id="id225" draw:id="id225" draw:layer="layout" svg:width="2.1cm" svg:height="0.9cm" svg:x="92.664cm" svg:y="24.03cm">
          <text:p text:style-name="P1"><text:span text:style-name="T1">FA</text:span></text:p>
          <text:p text:style-name="P1"><text:span text:style-name="T1">38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114cm" svg:y1="26.875cm" svg:x2="93.714cm" svg:y2="24.93cm" draw:start-shape="id198" draw:start-glue-point="0" draw:end-shape="id225" draw:end-glue-point="2" svg:d="M96114 26875l-2400-1945" svg:viewBox="0 0 2401 1946">
          <text:p text:style-name="P1"><text:span text:style-name="T2">sum</text:span></text:p>
        </draw:connector>
        <draw:connector draw:style-name="gr3" draw:text-style-name="P3" draw:layer="layout" draw:type="line" svg:x1="93.688cm" svg:y1="26.836cm" svg:x2="93.714cm" svg:y2="24.93cm" draw:end-shape="id225" draw:end-glue-point="2" svg:d="M93688 26836l26-1906" svg:viewBox="0 0 27 1907">
          <text:p text:style-name="P1"><text:span text:style-name="T2">L10_12</text:span></text:p>
        </draw:connector>
        <draw:connector draw:style-name="gr3" draw:text-style-name="P3" draw:layer="layout" draw:type="line" svg:x1="93.714cm" svg:y1="24.03cm" svg:x2="91.314cm" svg:y2="22.501cm" draw:start-shape="id225" draw:start-glue-point="0" draw:end-shape="id218" draw:end-glue-point="2" svg:d="M93714 24030l-2400-1529" svg:viewBox="0 0 2401 1530">
          <text:p text:style-name="P1"><text:span text:style-name="T2">sum</text:span></text:p>
        </draw:connector>
        <draw:connector draw:style-name="gr3" draw:text-style-name="P3" draw:layer="layout" draw:type="line" svg:x1="98.814cm" svg:y1="23.975cm" svg:x2="101.014cm" svg:y2="22.501cm" draw:start-shape="id226" draw:start-glue-point="0" draw:end-shape="id220" draw:end-glue-point="2" svg:d="M98814 23975l2200-1474" svg:viewBox="0 0 2201 1475">
          <text:p text:style-name="P1"><text:span text:style-name="T2">cout</text:span></text:p>
        </draw:connector>
        <draw:custom-shape draw:style-name="gr2" draw:text-style-name="P2" xml:id="id226" draw:id="id226" draw:layer="layout" svg:width="2.1cm" svg:height="0.9cm" svg:x="97.764cm" svg:y="23.975cm">
          <text:p text:style-name="P1"><text:span text:style-name="T1">FA</text:span></text:p>
          <text:p text:style-name="P1"><text:span text:style-name="T1">37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763cm" svg:y1="26.042cm" svg:x2="98.814cm" svg:y2="24.875cm" draw:end-shape="id226" draw:end-glue-point="2" svg:d="M97763 26042l1051-1167" svg:viewBox="0 0 1052 1168">
          <text:p text:style-name="P1"><text:span text:style-name="T2">/L10_12</text:span></text:p>
        </draw:connector>
        <draw:connector draw:style-name="gr3" draw:text-style-name="P3" draw:layer="layout" draw:type="line" svg:x1="100.224cm" svg:y1="26.121cm" svg:x2="98.814cm" svg:y2="24.875cm" draw:end-shape="id226" draw:end-glue-point="2" svg:d="M100224 26121l-1410-1246" svg:viewBox="0 0 1411 1247">
          <text:p text:style-name="P1"><text:span text:style-name="T2">ARES2_14</text:span></text:p>
        </draw:connector>
        <draw:connector draw:style-name="gr3" draw:text-style-name="P3" draw:layer="layout" draw:type="line" svg:x1="98.814cm" svg:y1="23.975cm" svg:x2="96.114cm" svg:y2="22.501cm" draw:start-shape="id226" draw:start-glue-point="0" draw:end-shape="id199" draw:end-glue-point="2" svg:d="M98814 23975l-2700-1474" svg:viewBox="0 0 2701 1475">
          <text:p text:style-name="P1"><text:span text:style-name="T2">sum</text:span></text:p>
        </draw:connector>
        <draw:connector draw:style-name="gr3" draw:text-style-name="P3" draw:layer="layout" draw:type="line" svg:x1="40.514cm" svg:y1="23.975cm" svg:x2="43.314cm" svg:y2="22.501cm" draw:start-shape="id227" draw:start-glue-point="0" draw:end-shape="id228" draw:end-glue-point="2" svg:d="M40514 23975l2800-1474" svg:viewBox="0 0 2801 1475">
          <text:p text:style-name="P1"><text:span text:style-name="T2">cout</text:span></text:p>
        </draw:connector>
        <draw:custom-shape draw:style-name="gr2" draw:text-style-name="P2" xml:id="id227" draw:id="id227" draw:layer="layout" svg:width="2.1cm" svg:height="0.9cm" svg:x="39.464cm" svg:y="23.975cm">
          <text:p text:style-name="P1"><text:span text:style-name="T1">FA</text:span></text:p>
          <text:p text:style-name="P1"><text:span text:style-name="T1">31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514cm" svg:y1="23.975cm" svg:x2="38.514cm" svg:y2="22.501cm" draw:start-shape="id227" draw:start-glue-point="0" draw:end-shape="id229" draw:end-glue-point="2" svg:d="M40514 23975l-2000-1474" svg:viewBox="0 0 2001 1475">
          <text:p text:style-name="P1"><text:span text:style-name="T2">sum</text:span></text:p>
        </draw:connector>
        <draw:custom-shape draw:style-name="gr2" draw:text-style-name="P2" xml:id="id230" draw:id="id230" draw:layer="layout" svg:width="2.1cm" svg:height="0.9cm" svg:x="37.464cm" svg:y="27.175cm">
          <text:p text:style-name="P1"><text:span text:style-name="T1">FA</text:span></text:p>
          <text:p text:style-name="P1"><text:span text:style-name="T1">30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359cm" svg:y1="29.481cm" svg:x2="38.514cm" svg:y2="28.075cm" draw:end-shape="id230" draw:end-glue-point="2" svg:d="M37359 29481l1155-1406" svg:viewBox="0 0 1156 1407">
          <text:p text:style-name="P1"><text:span text:style-name="T2">L6_09</text:span></text:p>
        </draw:connector>
        <draw:connector draw:style-name="gr3" draw:text-style-name="P3" draw:layer="layout" draw:type="line" svg:x1="38.496cm" svg:y1="30.142cm" svg:x2="38.514cm" svg:y2="28.075cm" draw:end-shape="id230" draw:end-glue-point="2" svg:d="M38496 30142l18-2067" svg:viewBox="0 0 19 2068">
          <text:p text:style-name="P1"><text:span text:style-name="T2">L7_07</text:span></text:p>
        </draw:connector>
        <draw:connector draw:style-name="gr3" draw:text-style-name="P3" draw:layer="layout" draw:type="line" svg:x1="38.514cm" svg:y1="27.175cm" svg:x2="38.514cm" svg:y2="22.501cm" draw:start-shape="id230" draw:start-glue-point="0" draw:end-shape="id229" draw:end-glue-point="2" svg:d="M385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35.914cm" svg:y1="23.875cm" svg:x2="38.514cm" svg:y2="22.501cm" draw:start-shape="id231" draw:start-glue-point="0" draw:end-shape="id229" draw:end-glue-point="2" svg:d="M35914 23875l2600-1374" svg:viewBox="0 0 2601 1375">
          <text:p text:style-name="P1"><text:span text:style-name="T2">cout</text:span></text:p>
        </draw:connector>
        <draw:custom-shape draw:style-name="gr2" draw:text-style-name="P2" xml:id="id231" draw:id="id231" draw:layer="layout" svg:width="2.1cm" svg:height="0.9cm" svg:x="34.864cm" svg:y="23.875cm">
          <text:p text:style-name="P1"><text:span text:style-name="T1">FA</text:span></text:p>
          <text:p text:style-name="P1"><text:span text:style-name="T1">30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411cm" svg:y1="25.698cm" svg:x2="35.914cm" svg:y2="24.775cm" draw:end-shape="id231" draw:end-glue-point="2" svg:d="M37411 25698l-1497-923" svg:viewBox="0 0 1498 924">
          <text:p text:style-name="P1"><text:span text:style-name="T2">L6_08</text:span></text:p>
        </draw:connector>
        <draw:connector draw:style-name="gr3" draw:text-style-name="P3" draw:layer="layout" draw:type="line" svg:x1="35.914cm" svg:y1="23.875cm" svg:x2="33.714cm" svg:y2="22.501cm" draw:start-shape="id231" draw:start-glue-point="0" draw:end-shape="id232" draw:end-glue-point="2" svg:d="M35914 23875l-2200-1374" svg:viewBox="0 0 2201 1375">
          <text:p text:style-name="P1"><text:span text:style-name="T2">sum</text:span></text:p>
        </draw:connector>
        <draw:connector draw:style-name="gr3" draw:text-style-name="P3" draw:layer="layout" draw:type="line" svg:x1="45.614cm" svg:y1="23.975cm" svg:x2="48.114cm" svg:y2="22.501cm" draw:start-shape="id233" draw:start-glue-point="0" draw:end-shape="id234" draw:end-glue-point="2" svg:d="M45614 23975l2500-1474" svg:viewBox="0 0 2501 1475">
          <text:p text:style-name="P1"><text:span text:style-name="T2">cout</text:span></text:p>
        </draw:connector>
        <draw:custom-shape draw:style-name="gr2" draw:text-style-name="P2" xml:id="id233" draw:id="id233" draw:layer="layout" svg:width="2.1cm" svg:height="0.9cm" svg:x="44.564cm" svg:y="23.975cm">
          <text:p text:style-name="P1"><text:span text:style-name="T1">FA</text:span></text:p>
          <text:p text:style-name="P1"><text:span text:style-name="T1">32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614cm" svg:y1="23.975cm" svg:x2="43.314cm" svg:y2="22.501cm" draw:start-shape="id233" draw:start-glue-point="0" draw:end-shape="id228" draw:end-glue-point="2" svg:d="M45614 23975l-2300-1474" svg:viewBox="0 0 2301 1475">
          <text:p text:style-name="P1"><text:span text:style-name="T2">sum</text:span></text:p>
        </draw:connector>
        <draw:connector draw:style-name="gr3" draw:text-style-name="P3" draw:layer="layout" draw:type="line" svg:x1="43.314cm" svg:y1="27.175cm" svg:x2="50.514cm" svg:y2="24.875cm" draw:start-shape="id235" draw:start-glue-point="0" draw:end-shape="id236" draw:end-glue-point="2" svg:d="M43314 27175l7200-2300" svg:viewBox="0 0 7201 2301">
          <text:p text:style-name="P1"><text:span text:style-name="T2">cout</text:span></text:p>
        </draw:connector>
        <draw:connector draw:style-name="gr3" draw:text-style-name="P3" draw:layer="layout" draw:type="line" svg:x1="44.978cm" svg:y1="29.269cm" svg:x2="43.314cm" svg:y2="28.075cm" draw:end-shape="id235" draw:end-glue-point="2" svg:d="M44978 29269l-1664-1194" svg:viewBox="0 0 1665 1195">
          <text:p text:style-name="P1"><text:span text:style-name="T2">L7_08</text:span></text:p>
        </draw:connector>
        <draw:connector draw:style-name="gr3" draw:text-style-name="P3" draw:layer="layout" draw:type="line" svg:x1="43.314cm" svg:y1="27.175cm" svg:x2="43.314cm" svg:y2="22.501cm" draw:start-shape="id235" draw:start-glue-point="0" draw:end-shape="id228" draw:end-glue-point="2" svg:d="M433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38.514cm" svg:y1="27.175cm" svg:x2="45.614cm" svg:y2="24.875cm" draw:start-shape="id230" draw:start-glue-point="0" draw:end-shape="id233" draw:end-glue-point="2" svg:d="M38514 27175l7100-2300" svg:viewBox="0 0 7101 2301">
          <text:p text:style-name="P1"><text:span text:style-name="T2">cout</text:span></text:p>
        </draw:connector>
        <draw:connector draw:style-name="gr3" draw:text-style-name="P3" draw:layer="layout" draw:type="line" svg:x1="50.514cm" svg:y1="23.975cm" svg:x2="52.914cm" svg:y2="22.501cm" draw:start-shape="id236" draw:start-glue-point="0" draw:end-shape="id224" draw:end-glue-point="2" svg:d="M50514 23975l2400-1474" svg:viewBox="0 0 2401 1475">
          <text:p text:style-name="P1"><text:span text:style-name="T2">cout</text:span></text:p>
        </draw:connector>
        <draw:connector draw:style-name="gr3" draw:text-style-name="P3" draw:layer="layout" draw:type="line" svg:x1="50.514cm" svg:y1="23.975cm" svg:x2="48.114cm" svg:y2="22.501cm" draw:start-shape="id236" draw:start-glue-point="0" draw:end-shape="id234" draw:end-glue-point="2" svg:d="M50514 23975l-2400-1474" svg:viewBox="0 0 2401 1475">
          <text:p text:style-name="P1"><text:span text:style-name="T2">sum</text:span></text:p>
        </draw:connector>
        <draw:connector draw:style-name="gr3" draw:text-style-name="P3" draw:layer="layout" draw:type="line" svg:x1="33.714cm" svg:y1="27.175cm" svg:x2="40.514cm" svg:y2="24.875cm" draw:start-shape="id237" draw:start-glue-point="0" draw:end-shape="id227" draw:end-glue-point="2" svg:d="M33714 27175l6800-2300" svg:viewBox="0 0 6801 2301">
          <text:p text:style-name="P1"><text:span text:style-name="T2">cout</text:span></text:p>
        </draw:connector>
        <draw:connector draw:style-name="gr3" draw:text-style-name="P3" draw:layer="layout" draw:type="line" svg:x1="32.437cm" svg:y1="29.375cm" svg:x2="33.714cm" svg:y2="28.075cm" draw:end-shape="id237" draw:end-glue-point="2" svg:d="M32437 29375l1277-1300" svg:viewBox="0 0 1278 1301">
          <text:p text:style-name="P1"><text:span text:style-name="T2">L7_06</text:span></text:p>
        </draw:connector>
        <draw:connector draw:style-name="gr3" draw:text-style-name="P3" draw:layer="layout" draw:type="line" svg:x1="33.714cm" svg:y1="27.175cm" svg:x2="33.714cm" svg:y2="22.501cm" draw:start-shape="id237" draw:start-glue-point="0" draw:end-shape="id232" draw:end-glue-point="2" svg:d="M337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31.114cm" svg:y1="23.975cm" svg:x2="33.714cm" svg:y2="22.501cm" draw:start-shape="id238" draw:start-glue-point="0" draw:end-shape="id232" draw:end-glue-point="2" svg:d="M31114 23975l2600-1474" svg:viewBox="0 0 2601 1475">
          <text:p text:style-name="P1"><text:span text:style-name="T2">cout</text:span></text:p>
        </draw:connector>
        <draw:custom-shape draw:style-name="gr2" draw:text-style-name="P2" xml:id="id238" draw:id="id238" draw:layer="layout" svg:width="2.1cm" svg:height="0.9cm" svg:x="30.064cm" svg:y="23.975cm">
          <text:p text:style-name="P1"><text:span text:style-name="T1">FA</text:span></text:p>
          <text:p text:style-name="P1"><text:span text:style-name="T1">29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141cm" svg:y1="26.121cm" svg:x2="31.114cm" svg:y2="24.875cm" draw:end-shape="id238" draw:end-glue-point="2" svg:d="M31141 26121l-27-1246" svg:viewBox="0 0 28 1247">
          <text:p text:style-name="P1"><text:span text:style-name="T2">L6_07</text:span></text:p>
        </draw:connector>
        <draw:connector draw:style-name="gr3" draw:text-style-name="P3" draw:layer="layout" draw:type="line" svg:x1="32.808cm" svg:y1="25.539cm" svg:x2="31.114cm" svg:y2="24.875cm" draw:end-shape="id238" draw:end-glue-point="2" svg:d="M32808 25539l-1694-664" svg:viewBox="0 0 1695 665">
          <text:p text:style-name="P1"><text:span text:style-name="T2">L7_05</text:span></text:p>
        </draw:connector>
        <draw:connector draw:style-name="gr3" draw:text-style-name="P3" draw:layer="layout" draw:type="line" svg:x1="31.114cm" svg:y1="23.975cm" svg:x2="28.914cm" svg:y2="22.501cm" draw:start-shape="id238" draw:start-glue-point="0" draw:end-shape="id197" draw:end-glue-point="2" svg:d="M31114 23975l-2200-1474" svg:viewBox="0 0 2201 1475">
          <text:p text:style-name="P1"><text:span text:style-name="T2">sum</text:span></text:p>
        </draw:connector>
        <draw:connector draw:style-name="gr3" draw:text-style-name="P3" draw:layer="layout" draw:type="line" svg:x1="28.914cm" svg:y1="27.081cm" svg:x2="35.914cm" svg:y2="24.775cm" draw:start-shape="id239" draw:start-glue-point="0" draw:end-shape="id231" draw:end-glue-point="2" svg:d="M28914 27081l7000-2306" svg:viewBox="0 0 7001 2307">
          <text:p text:style-name="P1"><text:span text:style-name="T2">cout</text:span></text:p>
        </draw:connector>
        <draw:connector draw:style-name="gr3" draw:text-style-name="P3" draw:layer="layout" draw:type="line" svg:x1="28.892cm" svg:y1="29.905cm" svg:x2="28.914cm" svg:y2="27.981cm" draw:end-shape="id239" draw:end-glue-point="2" svg:d="M28892 29905l22-1924" svg:viewBox="0 0 23 1925">
          <text:p text:style-name="P1"><text:span text:style-name="T2">L9_01</text:span></text:p>
        </draw:connector>
        <draw:connector draw:style-name="gr3" draw:text-style-name="P3" draw:layer="layout" draw:type="line" svg:x1="30.479cm" svg:y1="29.058cm" svg:x2="28.914cm" svg:y2="27.981cm" draw:end-shape="id239" draw:end-glue-point="2" svg:d="M30479 29058l-1565-1077" svg:viewBox="0 0 1566 1078">
          <text:p text:style-name="P1"><text:span text:style-name="T2">ARES2_00</text:span></text:p>
        </draw:connector>
        <draw:connector draw:style-name="gr3" draw:text-style-name="P3" draw:layer="layout" draw:type="line" svg:x1="28.914cm" svg:y1="27.081cm" svg:x2="28.914cm" svg:y2="22.501cm" draw:start-shape="id239" draw:start-glue-point="0" draw:end-shape="id197" draw:end-glue-point="2" svg:d="M28914 27081v-4580" svg:viewBox="0 0 1 4581">
          <text:p text:style-name="P1"><text:span text:style-name="T2">sum</text:span></text:p>
        </draw:connector>
        <draw:connector draw:style-name="gr3" draw:text-style-name="P3" draw:layer="layout" draw:type="line" svg:x1="48.114cm" svg:y1="27.175cm" svg:x2="55.314cm" svg:y2="24.775cm" draw:start-shape="id240" draw:start-glue-point="0" draw:end-shape="id223" draw:end-glue-point="2" svg:d="M48114 27175l7200-2400" svg:viewBox="0 0 7201 2401">
          <text:p text:style-name="P1"><text:span text:style-name="T2">cout</text:span></text:p>
        </draw:connector>
        <draw:custom-shape draw:style-name="gr2" draw:text-style-name="P2" xml:id="id240" draw:id="id240" draw:layer="layout" svg:width="2.1cm" svg:height="0.9cm" svg:x="47.064cm" svg:y="27.175cm">
          <text:p text:style-name="P1"><text:span text:style-name="T1">FA</text:span></text:p>
          <text:p text:style-name="P1"><text:span text:style-name="T1">32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133cm" svg:y1="29.296cm" svg:x2="48.114cm" svg:y2="28.075cm" draw:end-shape="id240" draw:end-glue-point="2" svg:d="M49133 29296l-1019-1221" svg:viewBox="0 0 1020 1222">
          <text:p text:style-name="P1"><text:span text:style-name="T2">L6_11</text:span></text:p>
        </draw:connector>
        <draw:connector draw:style-name="gr3" draw:text-style-name="P3" draw:layer="layout" draw:type="line" svg:x1="48.114cm" svg:y1="27.175cm" svg:x2="48.114cm" svg:y2="22.501cm" draw:start-shape="id240" draw:start-glue-point="0" draw:end-shape="id234" draw:end-glue-point="2" svg:d="M481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46.614cm" svg:y1="30.275cm" svg:x2="48.114cm" svg:y2="28.075cm" draw:start-shape="id241" draw:start-glue-point="0" draw:end-shape="id240" draw:end-glue-point="2" svg:d="M46614 30275l1500-2200" svg:viewBox="0 0 1501 2201">
          <text:p text:style-name="P1"><text:span text:style-name="T2">cout</text:span></text:p>
        </draw:connector>
        <draw:connector draw:style-name="gr3" draw:text-style-name="P3" draw:layer="layout" draw:type="line" svg:x1="24.014cm" svg:y1="27.075cm" svg:x2="31.114cm" svg:y2="24.875cm" draw:start-shape="id242" draw:start-glue-point="0" draw:end-shape="id238" draw:end-glue-point="2" svg:d="M24014 27075l7100-2200" svg:viewBox="0 0 7101 2201">
          <text:p text:style-name="P1"><text:span text:style-name="T2">cout</text:span></text:p>
        </draw:connector>
        <draw:connector draw:style-name="gr4" draw:text-style-name="P3" draw:layer="layout" draw:type="line" svg:x1="23.964cm" svg:y1="30.571cm" svg:x2="24.014cm" svg:y2="27.975cm" draw:start-shape="id243" draw:start-glue-point="0" draw:end-shape="id242" draw:end-glue-point="2" svg:d="M23964 30571l50-2596" svg:viewBox="0 0 51 2597">
          <text:p/>
        </draw:connector>
        <draw:connector draw:style-name="gr3" draw:text-style-name="P3" draw:layer="layout" draw:type="line" svg:x1="25.108cm" svg:y1="29.428cm" svg:x2="24.014cm" svg:y2="27.975cm" draw:end-shape="id242" draw:end-glue-point="2" svg:d="M25108 29428l-1094-1453" svg:viewBox="0 0 1095 1454">
          <text:p text:style-name="P1"><text:span text:style-name="T2">L9_00</text:span></text:p>
        </draw:connector>
        <draw:connector draw:style-name="gr3" draw:text-style-name="P3" draw:layer="layout" draw:type="line" svg:x1="24.014cm" svg:y1="27.075cm" svg:x2="25.214cm" svg:y2="24.875cm" draw:start-shape="id242" draw:start-glue-point="0" draw:end-shape="id193" draw:end-glue-point="2" svg:d="M24014 27075l1200-2200" svg:viewBox="0 0 1201 2201">
          <text:p text:style-name="P1"><text:span text:style-name="T2">sum</text:span></text:p>
        </draw:connector>
        <draw:connector draw:style-name="gr3" draw:text-style-name="P3" draw:layer="layout" draw:type="line" svg:x1="44.414cm" svg:y1="30.275cm" svg:x2="48.114cm" svg:y2="28.075cm" draw:start-shape="id244" draw:start-glue-point="0" draw:end-shape="id240" draw:end-glue-point="2" svg:d="M44414 30275l3700-2200" svg:viewBox="0 0 3701 2201">
          <text:p text:style-name="P1"><text:span text:style-name="T2">cout</text:span></text:p>
        </draw:connector>
        <draw:connector draw:style-name="gr3" draw:text-style-name="P3" draw:layer="layout" draw:type="line" svg:x1="43.126cm" svg:y1="32.312cm" svg:x2="44.414cm" svg:y2="31.175cm" draw:end-shape="id244" draw:end-glue-point="2" svg:d="M43126 32312l1288-1137" svg:viewBox="0 0 1289 1138">
          <text:p text:style-name="P1"><text:span text:style-name="T2">L8_06</text:span></text:p>
        </draw:connector>
        <draw:connector draw:style-name="gr3" draw:text-style-name="P3" draw:layer="layout" draw:type="line" svg:x1="44.414cm" svg:y1="30.275cm" svg:x2="45.614cm" svg:y2="24.875cm" draw:start-shape="id244" draw:start-glue-point="0" draw:end-shape="id233" draw:end-glue-point="2" svg:d="M44414 30275l1200-5400" svg:viewBox="0 0 1201 5401">
          <text:p text:style-name="P1"><text:span text:style-name="T2">sum</text:span></text:p>
        </draw:connector>
        <draw:connector draw:style-name="gr3" draw:text-style-name="P3" draw:layer="layout" draw:type="line" svg:x1="51.714cm" svg:y1="30.275cm" svg:x2="52.914cm" svg:y2="28.075cm" draw:start-shape="id245" draw:start-glue-point="0" draw:end-shape="id246" draw:end-glue-point="2" svg:d="M51714 30275l1200-2200" svg:viewBox="0 0 1201 2201">
          <text:p text:style-name="P1"><text:span text:style-name="T2">cout</text:span></text:p>
        </draw:connector>
        <draw:connector draw:style-name="gr3" draw:text-style-name="P3" draw:layer="layout" draw:type="line" svg:x1="51.714cm" svg:y1="30.275cm" svg:x2="50.514cm" svg:y2="24.875cm" draw:start-shape="id245" draw:start-glue-point="0" draw:end-shape="id236" draw:end-glue-point="2" svg:d="M51714 30275l-1200-5400" svg:viewBox="0 0 1201 5401">
          <text:p text:style-name="P1"><text:span text:style-name="T2">sum</text:span></text:p>
        </draw:connector>
        <draw:connector draw:style-name="gr3" draw:text-style-name="P3" draw:layer="layout" draw:type="line" svg:x1="51.54cm" svg:y1="33.424cm" svg:x2="51.714cm" svg:y2="31.175cm" draw:end-shape="id245" draw:end-glue-point="2" svg:d="M51540 33424l174-2249" svg:viewBox="0 0 175 2250">
          <text:p text:style-name="P1"><text:span text:style-name="T2">L8_07</text:span></text:p>
        </draw:connector>
        <draw:connector draw:style-name="gr3" draw:text-style-name="P3" draw:layer="layout" draw:type="line" svg:x1="40.514cm" svg:y1="30.375cm" svg:x2="43.314cm" svg:y2="28.075cm" draw:start-shape="id247" draw:start-glue-point="0" draw:end-shape="id235" draw:end-glue-point="2" svg:d="M40514 30375l2800-2300" svg:viewBox="0 0 2801 2301">
          <text:p text:style-name="P1"><text:span text:style-name="T2">cout</text:span></text:p>
        </draw:connector>
        <draw:connector draw:style-name="gr3" draw:text-style-name="P3" draw:layer="layout" draw:type="line" svg:x1="40.507cm" svg:y1="33.159cm" svg:x2="40.514cm" svg:y2="31.275cm" draw:end-shape="id247" draw:end-glue-point="2" svg:d="M40507 33159l7-1884" svg:viewBox="0 0 8 1885">
          <text:p text:style-name="P1"><text:span text:style-name="T2">L10_01</text:span></text:p>
        </draw:connector>
        <draw:connector draw:style-name="gr3" draw:text-style-name="P3" draw:layer="layout" draw:type="line" svg:x1="42.438cm" svg:y1="32.312cm" svg:x2="40.514cm" svg:y2="31.275cm" draw:end-shape="id247" draw:end-glue-point="2" svg:d="M42438 32312l-1924-1037" svg:viewBox="0 0 1925 1038">
          <text:p text:style-name="P1"><text:span text:style-name="T2">ARES2_02</text:span></text:p>
        </draw:connector>
        <draw:connector draw:style-name="gr3" draw:text-style-name="P3" draw:layer="layout" draw:type="line" svg:x1="40.514cm" svg:y1="30.375cm" svg:x2="40.514cm" svg:y2="24.875cm" draw:start-shape="id247" draw:start-glue-point="0" draw:end-shape="id227" draw:end-glue-point="2" svg:d="M40514 30375v-5500" svg:viewBox="0 0 1 5501">
          <text:p text:style-name="P1"><text:span text:style-name="T2">sum</text:span></text:p>
        </draw:connector>
        <draw:connector draw:style-name="gr4" draw:text-style-name="P3" draw:layer="layout" draw:type="line" svg:x1="46.664cm" svg:y1="33.875cm" svg:x2="46.614cm" svg:y2="31.175cm" draw:start-shape="id248" draw:start-glue-point="0" draw:end-shape="id241" draw:end-glue-point="2" svg:d="M46664 33875l-50-2700" svg:viewBox="0 0 51 2701">
          <text:p/>
        </draw:connector>
        <draw:connector draw:style-name="gr3" draw:text-style-name="P3" draw:layer="layout" draw:type="line" svg:x1="45.19cm" svg:y1="32.603cm" svg:x2="46.614cm" svg:y2="31.175cm" draw:end-shape="id241" draw:end-glue-point="2" svg:d="M45190 32603l1424-1428" svg:viewBox="0 0 1425 1429">
          <text:p text:style-name="P1"><text:span text:style-name="T2">L11_00</text:span></text:p>
        </draw:connector>
        <draw:connector draw:style-name="gr3" draw:text-style-name="P3" draw:layer="layout" draw:type="line" svg:x1="48.232cm" svg:y1="32.391cm" svg:x2="46.614cm" svg:y2="31.175cm" draw:end-shape="id241" draw:end-glue-point="2" svg:d="M48232 32391l-1618-1216" svg:viewBox="0 0 1619 1217">
          <text:p text:style-name="P1"><text:span text:style-name="T2">ARES2_03</text:span></text:p>
        </draw:connector>
        <draw:connector draw:style-name="gr3" draw:text-style-name="P3" draw:layer="layout" draw:type="line" svg:x1="46.614cm" svg:y1="30.275cm" svg:x2="45.614cm" svg:y2="24.875cm" draw:start-shape="id241" draw:start-glue-point="0" draw:end-shape="id233" draw:end-glue-point="2" svg:d="M46614 30275l-1000-5400" svg:viewBox="0 0 1001 5401">
          <text:p text:style-name="P1"><text:span text:style-name="T2">sum</text:span></text:p>
        </draw:connector>
        <draw:connector draw:style-name="gr4" draw:text-style-name="P3" draw:layer="layout" draw:type="line" svg:x1="35.964cm" svg:y1="31.275cm" svg:x2="35.914cm" svg:y2="28.075cm" draw:start-shape="id249" draw:start-glue-point="0" draw:end-shape="id250" draw:end-glue-point="2" svg:d="M35964 31275l-50-3200" svg:viewBox="0 0 51 3201">
          <text:p/>
        </draw:connector>
        <draw:connector draw:style-name="gr3" draw:text-style-name="P3" draw:layer="layout" draw:type="line" svg:x1="34.951cm" svg:y1="29.799cm" svg:x2="35.914cm" svg:y2="28.075cm" draw:end-shape="id250" draw:end-glue-point="2" svg:d="M34951 29799l963-1724" svg:viewBox="0 0 964 1725">
          <text:p text:style-name="P1"><text:span text:style-name="T2">L10_00</text:span></text:p>
        </draw:connector>
        <draw:connector draw:style-name="gr3" draw:text-style-name="P3" draw:layer="layout" draw:type="line" svg:x1="37.226cm" svg:y1="29.164cm" svg:x2="35.914cm" svg:y2="28.075cm" draw:end-shape="id250" draw:end-glue-point="2" svg:d="M37226 29164l-1312-1089" svg:viewBox="0 0 1313 1090">
          <text:p text:style-name="P1"><text:span text:style-name="T2">ARES2_01</text:span></text:p>
        </draw:connector>
        <draw:connector draw:style-name="gr3" draw:text-style-name="P3" draw:layer="layout" draw:type="line" svg:x1="35.914cm" svg:y1="27.175cm" svg:x2="35.914cm" svg:y2="24.775cm" draw:start-shape="id250" draw:start-glue-point="0" draw:end-shape="id231" draw:end-glue-point="2" svg:d="M35914 27175v-2400" svg:viewBox="0 0 1 2401">
          <text:p text:style-name="P1"><text:span text:style-name="T2">sum</text:span></text:p>
        </draw:connector>
        <draw:connector draw:style-name="gr3" draw:text-style-name="P3" draw:layer="layout" draw:type="line" svg:x1="35.914cm" svg:y1="27.175cm" svg:x2="40.514cm" svg:y2="24.875cm" draw:start-shape="id250" draw:start-glue-point="0" draw:end-shape="id227" draw:end-glue-point="2" svg:d="M35914 27175l4600-2300" svg:viewBox="0 0 4601 2301">
          <text:p text:style-name="P1"><text:span text:style-name="T2">cout</text:span></text:p>
        </draw:connector>
        <draw:connector draw:style-name="gr3" draw:text-style-name="P3" draw:layer="layout" draw:type="line" svg:x1="35.004cm" svg:y1="29.428cm" svg:x2="33.714cm" svg:y2="28.075cm" draw:end-shape="id237" draw:end-glue-point="2" svg:d="M35004 29428l-1290-1353" svg:viewBox="0 0 1291 1354">
          <text:p text:style-name="P1"><text:span text:style-name="T2">L9_02</text:span></text:p>
        </draw:connector>
        <draw:custom-shape draw:style-name="gr2" draw:text-style-name="P2" xml:id="id251" draw:id="id251" draw:layer="layout" svg:width="2.1cm" svg:height="0.9cm" svg:x="55.364cm" svg:y="30.275cm">
          <text:p text:style-name="P1"><text:span text:style-name="T1">FA</text:span></text:p>
          <text:p text:style-name="P1"><text:span text:style-name="T1">34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488cm" svg:y1="32.789cm" svg:x2="56.414cm" svg:y2="31.175cm" draw:end-shape="id251" draw:end-glue-point="2" svg:d="M56488 32789l-74-1614" svg:viewBox="0 0 75 1615">
          <text:p text:style-name="P1"><text:span text:style-name="T2">L11_02</text:span></text:p>
        </draw:connector>
        <draw:connector draw:style-name="gr3" draw:text-style-name="P3" draw:layer="layout" draw:type="line" svg:x1="58.049cm" svg:y1="32.101cm" svg:x2="56.414cm" svg:y2="31.175cm" draw:end-shape="id251" draw:end-glue-point="2" svg:d="M58049 32101l-1635-926" svg:viewBox="0 0 1636 927">
          <text:p text:style-name="P1"><text:span text:style-name="T2">ARES2_05</text:span></text:p>
        </draw:connector>
        <draw:connector draw:style-name="gr3" draw:text-style-name="P3" draw:layer="layout" draw:type="line" svg:x1="56.414cm" svg:y1="30.275cm" svg:x2="55.314cm" svg:y2="24.775cm" draw:start-shape="id251" draw:start-glue-point="0" draw:end-shape="id223" draw:end-glue-point="2" svg:d="M56414 30275l-1100-5500" svg:viewBox="0 0 1101 5501">
          <text:p text:style-name="P1"><text:span text:style-name="T2">sum</text:span></text:p>
        </draw:connector>
        <draw:connector draw:style-name="gr3" draw:text-style-name="P3" draw:layer="layout" draw:type="line" svg:x1="33.681cm" svg:y1="30.063cm" svg:x2="33.714cm" svg:y2="28.075cm" draw:end-shape="id237" draw:end-glue-point="2" svg:d="M33681 30063l33-1988" svg:viewBox="0 0 34 1989">
          <text:p text:style-name="P1"><text:span text:style-name="T2">L8_04</text:span></text:p>
        </draw:connector>
        <draw:connector draw:style-name="gr3" draw:text-style-name="P3" draw:layer="layout" draw:type="line" svg:x1="27.543cm" svg:y1="29.175cm" svg:x2="28.914cm" svg:y2="27.981cm" draw:end-shape="id239" draw:end-glue-point="2" svg:d="M27543 29175l1371-1194" svg:viewBox="0 0 1372 1195">
          <text:p text:style-name="P1"><text:span text:style-name="T2">L8_03</text:span></text:p>
        </draw:connector>
        <draw:connector draw:style-name="gr3" draw:text-style-name="P3" draw:layer="layout" draw:type="line" svg:x1="22.7cm" svg:y1="29.084cm" svg:x2="24.014cm" svg:y2="27.975cm" draw:end-shape="id242" draw:end-glue-point="2" svg:d="M22700 29084l1314-1109" svg:viewBox="0 0 1315 1110">
          <text:p text:style-name="P1"><text:span text:style-name="T2">L8_02</text:span></text:p>
        </draw:connector>
        <draw:connector draw:style-name="gr3" draw:text-style-name="P3" draw:layer="layout" draw:type="line" svg:x1="39.74cm" svg:y1="29.375cm" svg:x2="38.514cm" svg:y2="28.075cm" draw:end-shape="id230" draw:end-glue-point="2" svg:d="M39740 29375l-1226-1300" svg:viewBox="0 0 1227 1301">
          <text:p text:style-name="P1"><text:span text:style-name="T2">L8_05</text:span></text:p>
        </draw:connector>
        <draw:connector draw:style-name="gr3" draw:text-style-name="P3" draw:layer="layout" draw:type="line" svg:x1="45.666cm" svg:y1="32.153cm" svg:x2="44.414cm" svg:y2="31.175cm" draw:end-shape="id244" draw:end-glue-point="2" svg:d="M45666 32153l-1252-978" svg:viewBox="0 0 1253 979">
          <text:p text:style-name="P1"><text:span text:style-name="T2">L10_02</text:span></text:p>
        </draw:connector>
        <draw:connector draw:style-name="gr3" draw:text-style-name="P3" draw:layer="layout" draw:type="line" svg:x1="50.296cm" svg:y1="32.789cm" svg:x2="51.714cm" svg:y2="31.175cm" draw:end-shape="id245" draw:end-glue-point="2" svg:d="M50296 32789l1418-1614" svg:viewBox="0 0 1419 1615">
          <text:p text:style-name="P1"><text:span text:style-name="T2">L7_09</text:span></text:p>
        </draw:connector>
        <draw:connector draw:style-name="gr3" draw:text-style-name="P3" draw:layer="layout" draw:type="line" svg:x1="44.343cm" svg:y1="32.841cm" svg:x2="44.414cm" svg:y2="31.175cm" draw:end-shape="id244" draw:end-glue-point="2" svg:d="M44343 32841l71-1666" svg:viewBox="0 0 72 1667">
          <text:p text:style-name="P1"><text:span text:style-name="T2">L9_04</text:span></text:p>
        </draw:connector>
        <draw:connector draw:style-name="gr3" draw:text-style-name="P3" draw:layer="layout" draw:type="line" svg:x1="52.757cm" svg:y1="32.603cm" svg:x2="51.714cm" svg:y2="31.175cm" draw:end-shape="id245" draw:end-glue-point="2" svg:d="M52757 32603l-1043-1428" svg:viewBox="0 0 1044 1429">
          <text:p text:style-name="P1"><text:span text:style-name="T2">L9_05</text:span></text:p>
        </draw:connector>
        <draw:connector draw:style-name="gr3" draw:text-style-name="P3" draw:layer="layout" draw:type="line" svg:x1="39.29cm" svg:y1="32.524cm" svg:x2="40.514cm" svg:y2="31.275cm" draw:end-shape="id247" draw:end-glue-point="2" svg:d="M39290 32524l1224-1249" svg:viewBox="0 0 1225 1250">
          <text:p text:style-name="P1"><text:span text:style-name="T2">L9_03</text:span></text:p>
        </draw:connector>
        <draw:connector draw:style-name="gr3" draw:text-style-name="P3" draw:layer="layout" draw:type="line" svg:x1="65.483cm" svg:y1="32.762cm" svg:x2="66.114cm" svg:y2="31.175cm" draw:end-shape="id252" draw:end-glue-point="2" svg:d="M65483 32762l631-1587" svg:viewBox="0 0 632 1588">
          <text:p text:style-name="P1"><text:span text:style-name="T2">L7_12</text:span></text:p>
        </draw:connector>
        <draw:connector draw:style-name="gr3" draw:text-style-name="P3" draw:layer="layout" draw:type="line" svg:x1="66.114cm" svg:y1="30.275cm" svg:x2="69.714cm" svg:y2="24.875cm" draw:start-shape="id252" draw:start-glue-point="0" draw:end-shape="id204" draw:end-glue-point="2" svg:d="M66114 30275l3600-5400" svg:viewBox="0 0 3601 5401">
          <text:p text:style-name="P1"><text:span text:style-name="T2">cout</text:span></text:p>
        </draw:connector>
        <draw:custom-shape draw:style-name="gr2" draw:text-style-name="P2" xml:id="id252" draw:id="id252" draw:layer="layout" svg:width="2.1cm" svg:height="0.9cm" svg:x="65.064cm" svg:y="30.275cm">
          <text:p text:style-name="P1"><text:span text:style-name="T1">FA</text:span></text:p>
          <text:p text:style-name="P1"><text:span text:style-name="T1">36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014cm" svg:y1="33.075cm" svg:x2="66.114cm" svg:y2="31.175cm" draw:start-shape="id253" draw:start-glue-point="0" draw:end-shape="id252" draw:end-glue-point="2" svg:d="M67014 33075l-900-1900" svg:viewBox="0 0 901 1901">
          <text:p text:style-name="P1"><text:span text:style-name="T2">sum</text:span></text:p>
        </draw:connector>
        <draw:connector draw:style-name="gr3" draw:text-style-name="P3" draw:layer="layout" draw:type="line" svg:x1="66.114cm" svg:y1="30.275cm" svg:x2="64.914cm" svg:y2="24.831cm" draw:start-shape="id252" draw:start-glue-point="0" draw:end-shape="id202" draw:end-glue-point="2" svg:d="M66114 30275l-1200-5444" svg:viewBox="0 0 1201 5445">
          <text:p text:style-name="P1"><text:span text:style-name="T2">sum</text:span></text:p>
        </draw:connector>
        <draw:connector draw:style-name="gr3" draw:text-style-name="P3" draw:layer="layout" draw:type="line" svg:x1="63.814cm" svg:y1="33.275cm" svg:x2="66.114cm" svg:y2="31.175cm" draw:start-shape="id254" draw:start-glue-point="0" draw:end-shape="id252" draw:end-glue-point="2" svg:d="M63814 33275l2300-2100" svg:viewBox="0 0 2301 2101">
          <text:p text:style-name="P1"><text:span text:style-name="T2">cout</text:span></text:p>
        </draw:connector>
        <draw:connector draw:style-name="gr3" draw:text-style-name="P3" draw:layer="layout" draw:type="line" svg:x1="56.414cm" svg:y1="30.275cm" svg:x2="60.214cm" svg:y2="27.975cm" draw:start-shape="id251" draw:start-glue-point="0" draw:end-shape="id255" draw:end-glue-point="2" svg:d="M56414 30275l3800-2300" svg:viewBox="0 0 3801 2301">
          <text:p text:style-name="P1"><text:span text:style-name="T2">cout</text:span></text:p>
        </draw:connector>
        <draw:custom-shape draw:style-name="gr2" draw:text-style-name="P2" xml:id="id255" draw:id="id255" draw:layer="layout" svg:width="2.1cm" svg:height="0.9cm" svg:x="59.164cm" svg:y="27.075cm">
          <text:p text:style-name="P1"><text:span text:style-name="T1">FA</text:span></text:p>
          <text:p text:style-name="P1"><text:span text:style-name="T1">34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014cm" svg:y1="33.075cm" svg:x2="71.714cm" svg:y2="27.475cm" draw:start-shape="id253" draw:start-glue-point="0" draw:end-shape="id201" draw:end-glue-point="2" svg:d="M67014 33075l4700-5600" svg:viewBox="0 0 4701 5601">
          <text:p text:style-name="P1"><text:span text:style-name="T2">cout</text:span></text:p>
        </draw:connector>
        <draw:custom-shape draw:style-name="gr2" draw:text-style-name="P2" xml:id="id201" draw:id="id201" draw:layer="layout" svg:width="2.1cm" svg:height="0.9cm" svg:x="70.664cm" svg:y="26.575cm">
          <text:p text:style-name="P1"><text:span text:style-name="T1">FA</text:span></text:p>
          <text:p text:style-name="P1"><text:span text:style-name="T1">36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114cm" svg:y1="26.875cm" svg:x2="79.507cm" svg:y2="24.775cm" draw:start-shape="id256" draw:start-glue-point="0" draw:end-shape="id210" draw:end-glue-point="2" svg:d="M74114 26875l5393-2100" svg:viewBox="0 0 5394 2101">
          <text:p text:style-name="P1"><text:span text:style-name="T2">cout</text:span></text:p>
        </draw:connector>
        <draw:connector draw:style-name="gr3" draw:text-style-name="P3" draw:layer="layout" draw:type="line" svg:x1="74.114cm" svg:y1="26.875cm" svg:x2="74.114cm" svg:y2="24.875cm" draw:start-shape="id256" draw:start-glue-point="0" draw:end-shape="id206" draw:end-glue-point="2" svg:d="M74114 26875v-2000" svg:viewBox="0 0 1 2001">
          <text:p text:style-name="P1"><text:span text:style-name="T2">sum</text:span></text:p>
        </draw:connector>
        <draw:connector draw:style-name="gr3" draw:text-style-name="P3" draw:layer="layout" draw:type="line" svg:x1="82.364cm" svg:y1="28.82cm" svg:x2="80.914cm" svg:y2="27.775cm" draw:end-shape="id257" draw:end-glue-point="2" svg:d="M82364 28820l-1450-1045" svg:viewBox="0 0 1451 1046">
          <text:p text:style-name="P1"><text:span text:style-name="T2">L9_11</text:span></text:p>
        </draw:connector>
        <draw:connector draw:style-name="gr3" draw:text-style-name="P3" draw:layer="layout" draw:type="line" svg:x1="80.914cm" svg:y1="26.875cm" svg:x2="84.114cm" svg:y2="24.909cm" draw:start-shape="id257" draw:start-glue-point="0" draw:end-shape="id214" draw:end-glue-point="2" svg:d="M80914 26875l3200-1966" svg:viewBox="0 0 3201 1967">
          <text:p text:style-name="P1"><text:span text:style-name="T2">cout</text:span></text:p>
        </draw:connector>
        <draw:connector draw:style-name="gr3" draw:text-style-name="P3" draw:layer="layout" draw:type="line" svg:x1="79.014cm" svg:y1="29.775cm" svg:x2="80.914cm" svg:y2="27.775cm" draw:start-shape="id209" draw:start-glue-point="0" draw:end-shape="id257" draw:end-glue-point="2" svg:d="M79014 29775l1900-2000" svg:viewBox="0 0 1901 2001">
          <text:p text:style-name="P1"><text:span text:style-name="T2">cout</text:span></text:p>
        </draw:connector>
        <draw:connector draw:style-name="gr3" draw:text-style-name="P3" draw:layer="layout" draw:type="line" svg:x1="80.935cm" svg:y1="29.375cm" svg:x2="80.914cm" svg:y2="27.775cm" draw:end-shape="id257" draw:end-glue-point="2" svg:d="M80935 29375l-21-1600" svg:viewBox="0 0 22 1601">
          <text:p text:style-name="P1"><text:span text:style-name="T2">/L8_12</text:span></text:p>
        </draw:connector>
        <draw:connector draw:style-name="gr3" draw:text-style-name="P3" draw:layer="layout" draw:type="line" svg:x1="80.914cm" svg:y1="26.875cm" svg:x2="79.507cm" svg:y2="24.775cm" draw:start-shape="id257" draw:start-glue-point="0" draw:end-shape="id210" draw:end-glue-point="2" svg:d="M80914 26875l-1407-2100" svg:viewBox="0 0 1408 2101">
          <text:p text:style-name="P1"><text:span text:style-name="T2">sum</text:span></text:p>
        </draw:connector>
        <draw:connector draw:style-name="gr3" draw:text-style-name="P3" draw:layer="layout" draw:type="line" svg:x1="84.64cm" svg:y1="28.925cm" svg:x2="83.114cm" svg:y2="27.775cm" draw:end-shape="id258" draw:end-glue-point="2" svg:d="M84640 28925l-1526-1150" svg:viewBox="0 0 1527 1151">
          <text:p text:style-name="P1"><text:span text:style-name="T2">ARES2_10</text:span></text:p>
        </draw:connector>
        <draw:connector draw:style-name="gr3" draw:text-style-name="P3" draw:layer="layout" draw:type="line" svg:x1="83.114cm" svg:y1="26.875cm" svg:x2="84.114cm" svg:y2="24.909cm" draw:start-shape="id258" draw:start-glue-point="0" draw:end-shape="id214" draw:end-glue-point="2" svg:d="M83114 26875l1000-1966" svg:viewBox="0 0 1001 1967">
          <text:p text:style-name="P1"><text:span text:style-name="T2">cout</text:span></text:p>
        </draw:connector>
        <draw:connector draw:style-name="gr3" draw:text-style-name="P3" draw:layer="layout" draw:type="line" svg:x1="82.02cm" svg:y1="29.031cm" svg:x2="83.114cm" svg:y2="27.775cm" draw:end-shape="id258" draw:end-glue-point="2" svg:d="M82020 29031l1094-1256" svg:viewBox="0 0 1095 1257">
          <text:p text:style-name="P1"><text:span text:style-name="T2">L10_09</text:span></text:p>
        </draw:connector>
        <draw:connector draw:style-name="gr3" draw:text-style-name="P3" draw:layer="layout" draw:type="line" svg:x1="83.237cm" svg:y1="29.614cm" svg:x2="83.114cm" svg:y2="27.775cm" draw:end-shape="id258" draw:end-glue-point="2" svg:d="M83237 29614l-123-1839" svg:viewBox="0 0 124 1840">
          <text:p text:style-name="P1"><text:span text:style-name="T2">L11_07</text:span></text:p>
        </draw:connector>
        <draw:connector draw:style-name="gr3" draw:text-style-name="P3" draw:layer="layout" draw:type="line" svg:x1="83.114cm" svg:y1="26.875cm" svg:x2="79.507cm" svg:y2="24.775cm" draw:start-shape="id258" draw:start-glue-point="0" draw:end-shape="id210" draw:end-glue-point="2" svg:d="M83114 26875l-3607-2100" svg:viewBox="0 0 3608 2101">
          <text:p text:style-name="P1"><text:span text:style-name="T2">sum</text:span></text:p>
        </draw:connector>
        <draw:connector draw:style-name="gr3" draw:text-style-name="P3" draw:layer="layout" draw:type="line" svg:x1="93.291cm" svg:y1="29.084cm" svg:x2="91.414cm" svg:y2="27.775cm" draw:end-shape="id259" draw:end-glue-point="2" svg:d="M93291 29084l-1877-1309" svg:viewBox="0 0 1878 1310">
          <text:p text:style-name="P1"><text:span text:style-name="T2">ARES2_12</text:span></text:p>
        </draw:connector>
        <draw:connector draw:style-name="gr3" draw:text-style-name="P3" draw:layer="layout" draw:type="line" svg:x1="91.414cm" svg:y1="26.875cm" svg:x2="93.714cm" svg:y2="24.93cm" draw:start-shape="id259" draw:start-glue-point="0" draw:end-shape="id225" draw:end-glue-point="2" svg:d="M91414 26875l2300-1945" svg:viewBox="0 0 2301 1946">
          <text:p text:style-name="P1"><text:span text:style-name="T2">cout</text:span></text:p>
        </draw:connector>
        <draw:connector draw:style-name="gr3" draw:text-style-name="P3" draw:layer="layout" draw:type="line" svg:x1="91.492cm" svg:y1="29.614cm" svg:x2="91.414cm" svg:y2="27.775cm" draw:end-shape="id259" draw:end-glue-point="2" svg:d="M91492 29614l-78-1839" svg:viewBox="0 0 79 1840">
          <text:p text:style-name="P1"><text:span text:style-name="T2">L11_09</text:span></text:p>
        </draw:connector>
        <draw:connector draw:style-name="gr3" draw:text-style-name="P3" draw:layer="layout" draw:type="line" svg:x1="91.414cm" svg:y1="26.875cm" svg:x2="89.214cm" svg:y2="24.866cm" draw:start-shape="id259" draw:start-glue-point="0" draw:end-shape="id217" draw:end-glue-point="2" svg:d="M91414 26875l-2200-2009" svg:viewBox="0 0 2201 2010">
          <text:p text:style-name="P1"><text:span text:style-name="T2">sum</text:span></text:p>
        </draw:connector>
        <draw:connector draw:style-name="gr3" draw:text-style-name="P3" draw:layer="layout" draw:type="line" svg:x1="53.789cm" svg:y1="29.56cm" svg:x2="52.914cm" svg:y2="28.075cm" draw:end-shape="id246" draw:end-glue-point="2" svg:d="M53789 29560l-875-1485" svg:viewBox="0 0 876 1486">
          <text:p text:style-name="P1"><text:span text:style-name="T2">L6_12</text:span></text:p>
        </draw:connector>
        <draw:connector draw:style-name="gr3" draw:text-style-name="P3" draw:layer="layout" draw:type="line" svg:x1="52.914cm" svg:y1="27.175cm" svg:x2="60.214cm" svg:y2="24.775cm" draw:start-shape="id246" draw:start-glue-point="0" draw:end-shape="id212" draw:end-glue-point="2" svg:d="M52914 27175l7300-2400" svg:viewBox="0 0 7301 2401">
          <text:p text:style-name="P1"><text:span text:style-name="T2">cout</text:span></text:p>
        </draw:connector>
        <draw:custom-shape draw:style-name="gr2" draw:text-style-name="P2" xml:id="id246" draw:id="id246" draw:layer="layout" svg:width="2.1cm" svg:height="0.9cm" svg:x="51.864cm" svg:y="27.175cm">
          <text:p text:style-name="P1"><text:span text:style-name="T1">FA</text:span></text:p>
          <text:p text:style-name="P1"><text:span text:style-name="T1">33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914cm" svg:y1="27.175cm" svg:x2="52.914cm" svg:y2="22.501cm" draw:start-shape="id246" draw:start-glue-point="0" draw:end-shape="id224" draw:end-glue-point="2" svg:d="M529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62.52cm" svg:y1="32.682cm" svg:x2="63.014cm" svg:y2="31.175cm" draw:end-shape="id260" draw:end-glue-point="2" svg:d="M62520 32682l494-1507" svg:viewBox="0 0 495 1508">
          <text:p text:style-name="P1"><text:span text:style-name="T2">L7_11</text:span></text:p>
        </draw:connector>
        <draw:connector draw:style-name="gr3" draw:text-style-name="P3" draw:layer="layout" draw:type="line" svg:x1="63.014cm" svg:y1="30.275cm" svg:x2="67.214cm" svg:y2="27.675cm" draw:start-shape="id260" draw:start-glue-point="0" draw:end-shape="id194" draw:end-glue-point="2" svg:d="M63014 30275l4200-2600" svg:viewBox="0 0 4201 2601">
          <text:p text:style-name="P1"><text:span text:style-name="T2">cout</text:span></text:p>
        </draw:connector>
        <draw:connector draw:style-name="gr3" draw:text-style-name="P3" draw:layer="layout" draw:type="line" svg:x1="61.436cm" svg:y1="31.968cm" svg:x2="63.014cm" svg:y2="31.175cm" draw:end-shape="id260" draw:end-glue-point="2" svg:d="M61436 31968l1578-793" svg:viewBox="0 0 1579 794">
          <text:p text:style-name="P1"><text:span text:style-name="T2">/L6_12</text:span></text:p>
        </draw:connector>
        <draw:connector draw:style-name="gr3" draw:text-style-name="P3" draw:layer="layout" draw:type="line" svg:x1="63.014cm" svg:y1="30.275cm" svg:x2="60.214cm" svg:y2="24.775cm" draw:start-shape="id260" draw:start-glue-point="0" draw:end-shape="id212" draw:end-glue-point="2" svg:d="M63014 30275l-2800-5500" svg:viewBox="0 0 2801 5501">
          <text:p text:style-name="P1"><text:span text:style-name="T2">sum</text:span></text:p>
        </draw:connector>
        <draw:connector draw:style-name="gr3" draw:text-style-name="P3" draw:layer="layout" draw:type="line" svg:x1="70.934cm" svg:y1="32.868cm" svg:x2="69.614cm" svg:y2="31.875cm" draw:end-shape="id261" draw:end-glue-point="2" svg:d="M70934 32868l-1320-993" svg:viewBox="0 0 1321 994">
          <text:p text:style-name="P1"><text:span text:style-name="T2">L9_09</text:span></text:p>
        </draw:connector>
        <draw:connector draw:style-name="gr3" draw:text-style-name="P3" draw:layer="layout" draw:type="line" svg:x1="68.474cm" svg:y1="33.08cm" svg:x2="69.614cm" svg:y2="31.875cm" draw:end-shape="id261" draw:end-glue-point="2" svg:d="M68474 33080l1140-1205" svg:viewBox="0 0 1141 1206">
          <text:p text:style-name="P1"><text:span text:style-name="T2">/L7_12</text:span></text:p>
        </draw:connector>
        <draw:connector draw:style-name="gr3" draw:text-style-name="P3" draw:layer="layout" draw:type="line" svg:x1="69.611cm" svg:y1="33.873cm" svg:x2="69.614cm" svg:y2="31.875cm" draw:end-shape="id261" draw:end-glue-point="2" svg:d="M69611 33873l3-1998" svg:viewBox="0 0 4 1999">
          <text:p text:style-name="P1"><text:span text:style-name="T2">L8_11</text:span></text:p>
        </draw:connector>
        <draw:connector draw:style-name="gr3" draw:text-style-name="P3" draw:layer="layout" draw:type="line" svg:x1="69.614cm" svg:y1="30.975cm" svg:x2="69.714cm" svg:y2="24.875cm" draw:start-shape="id261" draw:start-glue-point="0" draw:end-shape="id204" draw:end-glue-point="2" svg:d="M69614 30975l100-6100" svg:viewBox="0 0 101 6101">
          <text:p text:style-name="P1"><text:span text:style-name="T2">sum</text:span></text:p>
        </draw:connector>
        <draw:connector draw:style-name="gr3" draw:text-style-name="P3" draw:layer="layout" draw:type="line" svg:x1="73.21cm" svg:y1="33.079cm" svg:x2="71.914cm" svg:y2="31.875cm" draw:end-shape="id262" draw:end-glue-point="2" svg:d="M73210 33079l-1296-1204" svg:viewBox="0 0 1297 1205">
          <text:p text:style-name="P1"><text:span text:style-name="T2">L10_06</text:span></text:p>
        </draw:connector>
        <draw:connector draw:style-name="gr3" draw:text-style-name="P3" draw:layer="layout" draw:type="line" svg:x1="70.458cm" svg:y1="32.841cm" svg:x2="71.914cm" svg:y2="31.875cm" draw:end-shape="id262" draw:end-glue-point="2" svg:d="M70458 32841l1456-966" svg:viewBox="0 0 1457 967">
          <text:p text:style-name="P1"><text:span text:style-name="T2">L8_10</text:span></text:p>
        </draw:connector>
        <draw:connector draw:style-name="gr3" draw:text-style-name="P3" draw:layer="layout" draw:type="line" svg:x1="71.887cm" svg:y1="33.556cm" svg:x2="71.914cm" svg:y2="31.875cm" draw:end-shape="id262" draw:end-glue-point="2" svg:d="M71887 33556l27-1681" svg:viewBox="0 0 28 1682">
          <text:p text:style-name="P1"><text:span text:style-name="T2">L9_08</text:span></text:p>
        </draw:connector>
        <draw:connector draw:style-name="gr3" draw:text-style-name="P3" draw:layer="layout" draw:type="line" svg:x1="71.914cm" svg:y1="30.975cm" svg:x2="67.214cm" svg:y2="27.675cm" draw:start-shape="id262" draw:start-glue-point="0" draw:end-shape="id194" draw:end-glue-point="2" svg:d="M71914 30975l-4700-3300" svg:viewBox="0 0 4701 3301">
          <text:p text:style-name="P1"><text:span text:style-name="T2">sum</text:span></text:p>
        </draw:connector>
        <draw:connector draw:style-name="gr3" draw:text-style-name="P3" draw:layer="layout" draw:type="line" svg:x1="60.214cm" svg:y1="30.275cm" svg:x2="67.214cm" svg:y2="27.675cm" draw:start-shape="id263" draw:start-glue-point="0" draw:end-shape="id194" draw:end-glue-point="2" svg:d="M60214 30275l7000-2600" svg:viewBox="0 0 7001 2601">
          <text:p text:style-name="P1"><text:span text:style-name="T2">cout</text:span></text:p>
        </draw:connector>
        <draw:connector draw:style-name="gr3" draw:text-style-name="P3" draw:layer="layout" draw:type="line" svg:x1="58.816cm" svg:y1="32.391cm" svg:x2="60.214cm" svg:y2="31.175cm" draw:end-shape="id263" draw:end-glue-point="2" svg:d="M58816 32391l1398-1216" svg:viewBox="0 0 1399 1217">
          <text:p text:style-name="P1"><text:span text:style-name="T2">L8_09</text:span></text:p>
        </draw:connector>
        <draw:connector draw:style-name="gr3" draw:text-style-name="P3" draw:layer="layout" draw:type="line" svg:x1="60.139cm" svg:y1="32.921cm" svg:x2="60.214cm" svg:y2="31.175cm" draw:end-shape="id263" draw:end-glue-point="2" svg:d="M60139 32921l75-1746" svg:viewBox="0 0 76 1747">
          <text:p text:style-name="P1"><text:span text:style-name="T2">L9_07</text:span></text:p>
        </draw:connector>
        <draw:connector draw:style-name="gr3" draw:text-style-name="P3" draw:layer="layout" draw:type="line" svg:x1="60.214cm" svg:y1="30.275cm" svg:x2="60.214cm" svg:y2="27.975cm" draw:start-shape="id263" draw:start-glue-point="0" draw:end-shape="id255" draw:end-glue-point="2" svg:d="M60214 30275v-2300" svg:viewBox="0 0 1 2301">
          <text:p text:style-name="P1"><text:span text:style-name="T2">sum</text:span></text:p>
        </draw:connector>
        <draw:connector draw:style-name="gr3" draw:text-style-name="P3" draw:layer="layout" draw:type="line" svg:x1="69.614cm" svg:y1="30.975cm" svg:x2="76.914cm" svg:y2="27.775cm" draw:start-shape="id261" draw:start-glue-point="0" draw:end-shape="id208" draw:end-glue-point="2" svg:d="M69614 30975l7300-3200" svg:viewBox="0 0 7301 3201">
          <text:p text:style-name="P1"><text:span text:style-name="T2">cout</text:span></text:p>
        </draw:connector>
        <draw:connector draw:style-name="gr3" draw:text-style-name="P3" draw:layer="layout" draw:type="line" svg:x1="71.714cm" svg:y1="26.575cm" svg:x2="69.714cm" svg:y2="24.875cm" draw:start-shape="id201" draw:start-glue-point="0" draw:end-shape="id204" draw:end-glue-point="2" svg:d="M71714 26575l-2000-1700" svg:viewBox="0 0 2001 1701">
          <text:p text:style-name="P1"><text:span text:style-name="T2">sum</text:span></text:p>
        </draw:connector>
        <draw:connector draw:style-name="gr3" draw:text-style-name="P3" draw:layer="layout" draw:type="line" svg:x1="71.714cm" svg:y1="26.575cm" svg:x2="74.114cm" svg:y2="24.875cm" draw:start-shape="id201" draw:start-glue-point="0" draw:end-shape="id206" draw:end-glue-point="2" svg:d="M71714 26575l2400-1700" svg:viewBox="0 0 2401 1701">
          <text:p text:style-name="P1"><text:span text:style-name="T2">cout</text:span></text:p>
        </draw:connector>
        <draw:connector draw:style-name="gr3" draw:text-style-name="P3" draw:layer="layout" draw:type="line" svg:x1="60.214cm" svg:y1="27.075cm" svg:x2="60.214cm" svg:y2="24.775cm" draw:start-shape="id255" draw:start-glue-point="0" draw:end-shape="id212" draw:end-glue-point="2" svg:d="M60214 27075v-2300" svg:viewBox="0 0 1 2301">
          <text:p text:style-name="P1"><text:span text:style-name="T2">sum</text:span></text:p>
        </draw:connector>
        <draw:connector draw:style-name="gr3" draw:text-style-name="P3" draw:layer="layout" draw:type="line" svg:x1="60.214cm" svg:y1="27.075cm" svg:x2="64.914cm" svg:y2="24.831cm" draw:start-shape="id255" draw:start-glue-point="0" draw:end-shape="id202" draw:end-glue-point="2" svg:d="M60214 27075l4700-2244" svg:viewBox="0 0 4701 2245">
          <text:p text:style-name="P1"><text:span text:style-name="T2">cout</text:span></text:p>
        </draw:connector>
        <draw:connector draw:style-name="gr3" draw:text-style-name="P3" draw:layer="layout" draw:type="line" svg:x1="74.114cm" svg:y1="30.075cm" svg:x2="76.914cm" svg:y2="27.775cm" draw:start-shape="id200" draw:start-glue-point="0" draw:end-shape="id208" draw:end-glue-point="2" svg:d="M74114 30075l2800-2300" svg:viewBox="0 0 2801 2301">
          <text:p text:style-name="P1"><text:span text:style-name="T2">cout</text:span></text:p>
        </draw:connector>
        <draw:connector draw:style-name="gr3" draw:text-style-name="P3" draw:layer="layout" draw:type="line" svg:x1="49.514cm" svg:y1="30.275cm" svg:x2="52.914cm" svg:y2="28.075cm" draw:start-shape="id264" draw:start-glue-point="0" draw:end-shape="id246" draw:end-glue-point="2" svg:d="M49514 30275l3400-2200" svg:viewBox="0 0 3401 2201">
          <text:p text:style-name="P1"><text:span text:style-name="T2">cout</text:span></text:p>
        </draw:connector>
        <draw:connector draw:style-name="gr3" draw:text-style-name="P3" draw:layer="layout" draw:type="line" svg:x1="49.582cm" svg:y1="32.762cm" svg:x2="49.514cm" svg:y2="31.175cm" draw:end-shape="id264" draw:end-glue-point="2" svg:d="M49582 32762l-68-1587" svg:viewBox="0 0 69 1588">
          <text:p text:style-name="P1"><text:span text:style-name="T2">L10_03</text:span></text:p>
        </draw:connector>
        <draw:connector draw:style-name="gr3" draw:text-style-name="P3" draw:layer="layout" draw:type="line" svg:x1="47.809cm" svg:y1="32.55cm" svg:x2="49.514cm" svg:y2="31.175cm" draw:end-shape="id264" draw:end-glue-point="2" svg:d="M47809 32550l1705-1375" svg:viewBox="0 0 1706 1376">
          <text:p text:style-name="P1"><text:span text:style-name="T2">L11_01</text:span></text:p>
        </draw:connector>
        <draw:connector draw:style-name="gr3" draw:text-style-name="P3" draw:layer="layout" draw:type="line" svg:x1="49.514cm" svg:y1="30.275cm" svg:x2="50.514cm" svg:y2="24.875cm" draw:start-shape="id264" draw:start-glue-point="0" draw:end-shape="id236" draw:end-glue-point="2" svg:d="M49514 30275l1000-5400" svg:viewBox="0 0 1001 5401">
          <text:p text:style-name="P1"><text:span text:style-name="T2">sum</text:span></text:p>
        </draw:connector>
        <draw:connector draw:style-name="gr3" draw:text-style-name="P3" draw:layer="layout" draw:type="line" svg:x1="50.773cm" svg:y1="32.259cm" svg:x2="49.514cm" svg:y2="31.175cm" draw:end-shape="id264" draw:end-glue-point="2" svg:d="M50773 32259l-1259-1084" svg:viewBox="0 0 1260 1085">
          <text:p text:style-name="P1"><text:span text:style-name="T2">ARES2_04</text:span></text:p>
        </draw:connector>
        <draw:connector draw:style-name="gr3" draw:text-style-name="P3" draw:layer="layout" draw:type="line" svg:x1="43.232cm" svg:y1="29.613cm" svg:x2="43.314cm" svg:y2="28.075cm" draw:end-shape="id235" draw:end-glue-point="2" svg:d="M43232 29613l82-1538" svg:viewBox="0 0 83 1539">
          <text:p text:style-name="P1"><text:span text:style-name="T2">L6_10</text:span></text:p>
        </draw:connector>
        <draw:connector draw:style-name="gr3" draw:text-style-name="P3" draw:layer="layout" draw:type="line" svg:x1="54.214cm" svg:y1="30.275cm" svg:x2="60.214cm" svg:y2="27.975cm" draw:start-shape="id265" draw:start-glue-point="0" draw:end-shape="id255" draw:end-glue-point="2" svg:d="M54214 30275l6000-2300" svg:viewBox="0 0 6001 2301">
          <text:p text:style-name="P1"><text:span text:style-name="T2">cout</text:span></text:p>
        </draw:connector>
        <draw:connector draw:style-name="gr3" draw:text-style-name="P3" draw:layer="layout" draw:type="line" svg:x1="53.101cm" svg:y1="32.259cm" svg:x2="54.214cm" svg:y2="31.175cm" draw:end-shape="id265" draw:end-glue-point="2" svg:d="M53101 32259l1113-1084" svg:viewBox="0 0 1114 1085">
          <text:p text:style-name="P1"><text:span text:style-name="T2">L7_10</text:span></text:p>
        </draw:connector>
        <draw:connector draw:style-name="gr3" draw:text-style-name="P3" draw:layer="layout" draw:type="line" svg:x1="54.292cm" svg:y1="33.212cm" svg:x2="54.214cm" svg:y2="31.175cm" draw:end-shape="id265" draw:end-glue-point="2" svg:d="M54292 33212l-78-2037" svg:viewBox="0 0 79 2038">
          <text:p text:style-name="P1"><text:span text:style-name="T2">L8_08</text:span></text:p>
        </draw:connector>
        <draw:connector draw:style-name="gr3" draw:text-style-name="P3" draw:layer="layout" draw:type="line" svg:x1="54.214cm" svg:y1="30.275cm" svg:x2="55.314cm" svg:y2="24.775cm" draw:start-shape="id265" draw:start-glue-point="0" draw:end-shape="id223" draw:end-glue-point="2" svg:d="M54214 30275l1100-5500" svg:viewBox="0 0 1101 5501">
          <text:p text:style-name="P1"><text:span text:style-name="T2">sum</text:span></text:p>
        </draw:connector>
        <draw:connector draw:style-name="gr3" draw:text-style-name="P3" draw:layer="layout" draw:type="line" svg:x1="55.456cm" svg:y1="32.471cm" svg:x2="54.214cm" svg:y2="31.175cm" draw:end-shape="id265" draw:end-glue-point="2" svg:d="M55456 32471l-1242-1296" svg:viewBox="0 0 1243 1297">
          <text:p text:style-name="P1"><text:span text:style-name="T2">L9_06</text:span></text:p>
        </draw:connector>
        <draw:connector draw:style-name="gr3" draw:text-style-name="P3" draw:layer="layout" draw:type="line" svg:x1="71.914cm" svg:y1="30.975cm" svg:x2="71.714cm" svg:y2="27.475cm" draw:start-shape="id262" draw:start-glue-point="0" draw:end-shape="id201" draw:end-glue-point="2" svg:d="M71914 30975l-200-3500" svg:viewBox="0 0 201 3501">
          <text:p text:style-name="P1"><text:span text:style-name="T2">cout</text:span></text:p>
        </draw:connector>
        <draw:connector draw:style-name="gr3" draw:text-style-name="P3" draw:layer="layout" draw:type="line" svg:x1="75.855cm" svg:y1="32.101cm" svg:x2="74.114cm" svg:y2="30.975cm" draw:end-shape="id200" draw:end-glue-point="2" svg:d="M75855 32101l-1741-1126" svg:viewBox="0 0 1742 1127">
          <text:p text:style-name="P1"><text:span text:style-name="T2">ARES2_08</text:span></text:p>
        </draw:connector>
        <draw:connector draw:style-name="gr3" draw:text-style-name="P3" draw:layer="layout" draw:type="line" svg:x1="87.762cm" svg:y1="26.227cm" svg:x2="89.214cm" svg:y2="24.866cm" draw:end-shape="id217" draw:end-glue-point="2" svg:d="M87762 26227l1452-1361" svg:viewBox="0 0 1453 1362">
          <text:p text:style-name="P1"><text:span text:style-name="T2">/L9_12</text:span></text:p>
        </draw:connector>
        <draw:connector draw:style-name="gr3" draw:text-style-name="P3" draw:layer="layout" draw:type="line" svg:x1="86.518cm" svg:y1="29.693cm" svg:x2="86.514cm" svg:y2="27.775cm" draw:end-shape="id222" draw:end-glue-point="2" svg:d="M86518 29693l-4-1918" svg:viewBox="0 0 5 1919">
          <text:p text:style-name="P1"><text:span text:style-name="T2">L10_10</text:span></text:p>
        </draw:connector>
        <draw:connector draw:style-name="gr3" draw:text-style-name="P3" draw:layer="layout" draw:type="line" svg:x1="90.328cm" svg:y1="29.005cm" svg:x2="91.414cm" svg:y2="27.775cm" draw:end-shape="id259" draw:end-glue-point="2" svg:d="M90328 29005l1086-1230" svg:viewBox="0 0 1087 1231">
          <text:p text:style-name="P1"><text:span text:style-name="T2">L10_11</text:span></text:p>
        </draw:connector>
        <draw:connector draw:style-name="gr3" draw:text-style-name="P3" draw:layer="layout" draw:type="line" svg:x1="98.821cm" svg:y1="26.703cm" svg:x2="98.814cm" svg:y2="24.875cm" draw:end-shape="id226" draw:end-glue-point="2" svg:d="M98821 26703l-7-1828" svg:viewBox="0 0 8 1829">
          <text:p text:style-name="P1"><text:span text:style-name="T2">L11_11</text:span></text:p>
        </draw:connector>
        <draw:connector draw:style-name="gr3" draw:text-style-name="P3" draw:layer="layout" draw:type="line" svg:x1="74.136cm" svg:y1="29.269cm" svg:x2="74.114cm" svg:y2="27.775cm" draw:end-shape="id256" draw:end-glue-point="2" svg:d="M74136 29269l-22-1494" svg:viewBox="0 0 23 1495">
          <text:p text:style-name="P1"><text:span text:style-name="T2">L9_10</text:span></text:p>
        </draw:connector>
        <draw:connector draw:style-name="gr3" draw:text-style-name="P3" draw:layer="layout" draw:type="line" svg:x1="76.041cm" svg:y1="28.82cm" svg:x2="74.114cm" svg:y2="27.775cm" draw:end-shape="id256" draw:end-glue-point="2" svg:d="M76041 28820l-1927-1045" svg:viewBox="0 0 1928 1046">
          <text:p text:style-name="P1"><text:span text:style-name="T2">L10_08</text:span></text:p>
        </draw:connector>
        <draw:connector draw:style-name="gr3" draw:text-style-name="P3" draw:layer="layout" draw:type="line" svg:x1="72.469cm" svg:y1="28.767cm" svg:x2="74.114cm" svg:y2="27.775cm" draw:end-shape="id256" draw:end-glue-point="2" svg:d="M72469 28767l1645-992" svg:viewBox="0 0 1646 993">
          <text:p text:style-name="P1"><text:span text:style-name="T2">L8_12</text:span></text:p>
        </draw:connector>
        <draw:connector draw:style-name="gr3" draw:text-style-name="P3" draw:layer="layout" draw:type="line" svg:x1="63.814cm" svg:y1="33.275cm" svg:x2="63.014cm" svg:y2="31.175cm" draw:start-shape="id254" draw:start-glue-point="0" draw:end-shape="id260" draw:end-glue-point="2" svg:d="M63814 33275l-800-2100" svg:viewBox="0 0 801 2101">
          <text:p text:style-name="P1"><text:span text:style-name="T2">sum</text:span></text:p>
        </draw:connector>
        <draw:custom-shape draw:style-name="gr2" draw:text-style-name="P2" xml:id="id192" draw:id="id192" draw:layer="layout" svg:width="2.1cm" svg:height="0.9cm" svg:x="25.261cm" svg:y="30.575cm">
          <text:p text:style-name="P1"><text:span text:style-name="T1">FA</text:span></text:p>
          <text:p text:style-name="P1"><text:span text:style-name="T1">28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88cm" svg:y1="33.463cm" svg:x2="26.311cm" svg:y2="31.475cm" draw:end-shape="id192" draw:end-glue-point="2" svg:d="M26388 33463l-77-1988" svg:viewBox="0 0 78 1989">
          <text:p text:style-name="P1"><text:span text:style-name="T2">L7_03</text:span></text:p>
        </draw:connector>
        <draw:connector draw:style-name="gr3" draw:text-style-name="P3" draw:layer="layout" draw:type="line" svg:x1="27.764cm" svg:y1="32.669cm" svg:x2="26.311cm" svg:y2="31.475cm" draw:end-shape="id192" draw:end-glue-point="2" svg:d="M27764 32669l-1453-1194" svg:viewBox="0 0 1454 1195">
          <text:p text:style-name="P1"><text:span text:style-name="T2">L8_01</text:span></text:p>
        </draw:connector>
        <draw:connector draw:style-name="gr3" draw:text-style-name="P3" draw:layer="layout" draw:type="line" svg:x1="25.383cm" svg:y1="32.643cm" svg:x2="26.311cm" svg:y2="31.475cm" draw:end-shape="id192" draw:end-glue-point="2" svg:d="M25383 32643l928-1168" svg:viewBox="0 0 929 1169">
          <text:p text:style-name="P1"><text:span text:style-name="T2">L6_05</text:span></text:p>
        </draw:connector>
        <draw:connector draw:style-name="gr3" draw:text-style-name="P3" draw:layer="layout" draw:type="line" svg:x1="65.854cm" svg:y1="35.011cm" svg:x2="67.014cm" svg:y2="33.975cm" draw:end-shape="id253" draw:end-glue-point="2" svg:d="M65854 35011l1160-1036" svg:viewBox="0 0 1161 1037">
          <text:p text:style-name="P1"><text:span text:style-name="T2">L11_04</text:span></text:p>
        </draw:connector>
        <draw:connector draw:style-name="gr3" draw:text-style-name="P3" draw:layer="layout" draw:type="line" svg:x1="62.203cm" svg:y1="35.355cm" svg:x2="63.814cm" svg:y2="34.175cm" draw:end-shape="id254" draw:end-glue-point="2" svg:d="M62203 35355l1611-1180" svg:viewBox="0 0 1612 1181">
          <text:p text:style-name="P1"><text:span text:style-name="T2">L11_03</text:span></text:p>
        </draw:connector>
        <draw:connector draw:style-name="gr3" draw:text-style-name="P3" draw:layer="layout" draw:type="line" svg:x1="87.656cm" svg:y1="31.942cm" svg:x2="89.214cm" svg:y2="30.975cm" draw:end-shape="id216" draw:end-glue-point="2" svg:d="M87656 31942l1558-967" svg:viewBox="0 0 1559 968">
          <text:p text:style-name="P1"><text:span text:style-name="T2">L11_08</text:span></text:p>
        </draw:connector>
        <draw:connector draw:style-name="gr3" draw:text-style-name="P3" draw:layer="layout" draw:type="line" svg:x1="77.205cm" svg:y1="32.048cm" svg:x2="79.014cm" svg:y2="30.675cm" draw:end-shape="id209" draw:end-glue-point="2" svg:d="M77205 32048l1809-1373" svg:viewBox="0 0 1810 1374">
          <text:p text:style-name="P1"><text:span text:style-name="T2">L11_06</text:span></text:p>
        </draw:connector>
        <draw:connector draw:style-name="gr3" draw:text-style-name="P3" draw:layer="layout" draw:type="line" svg:x1="101.202cm" svg:y1="26.253cm" svg:x2="102.814cm" svg:y2="24.875cm" draw:end-shape="id219" draw:end-glue-point="2" svg:d="M101202 26253l1612-1378" svg:viewBox="0 0 1613 1379">
          <text:p text:style-name="P1"><text:span text:style-name="T2">L11_12</text:span></text:p>
        </draw:connector>
        <draw:connector draw:style-name="gr3" draw:text-style-name="P3" draw:layer="layout" draw:type="line" svg:x1="94.403cm" svg:y1="28.793cm" svg:x2="96.114cm" svg:y2="27.775cm" draw:end-shape="id198" draw:end-glue-point="2" svg:d="M94403 28793l1711-1018" svg:viewBox="0 0 1712 1019">
          <text:p text:style-name="P1"><text:span text:style-name="T2">L11_10</text:span></text:p>
        </draw:connector>
        <draw:connector draw:style-name="gr3" draw:text-style-name="P3" draw:layer="layout" draw:type="line" svg:x1="104.933cm" svg:y1="26.147cm" svg:x2="102.814cm" svg:y2="24.875cm" draw:end-shape="id219" draw:end-glue-point="2" svg:d="M104933 26147l-2119-1272" svg:viewBox="0 0 2120 1273">
          <text:p text:style-name="P1"><text:span text:style-name="T2">ARES2_15</text:span></text:p>
        </draw:connector>
        <draw:connector draw:style-name="gr3" draw:text-style-name="P3" draw:layer="layout" draw:type="line" svg:x1="98.027cm" svg:y1="29.031cm" svg:x2="96.114cm" svg:y2="27.775cm" draw:end-shape="id198" draw:end-glue-point="2" svg:d="M98027 29031l-1913-1256" svg:viewBox="0 0 1914 1257">
          <text:p text:style-name="P1"><text:span text:style-name="T2">ARES2_13</text:span></text:p>
        </draw:connector>
        <draw:connector draw:style-name="gr3" draw:text-style-name="P3" draw:layer="layout" draw:type="line" svg:x1="90.646cm" svg:y1="32.127cm" svg:x2="89.214cm" svg:y2="30.975cm" draw:end-shape="id216" draw:end-glue-point="2" svg:d="M90646 32127l-1432-1152" svg:viewBox="0 0 1433 1153">
          <text:p text:style-name="P1"><text:span text:style-name="T2">ARES2_11</text:span></text:p>
        </draw:connector>
        <draw:connector draw:style-name="gr3" draw:text-style-name="P3" draw:layer="layout" draw:type="line" svg:x1="80.618cm" svg:y1="31.783cm" svg:x2="79.014cm" svg:y2="30.675cm" draw:end-shape="id209" draw:end-glue-point="2" svg:d="M80618 31783l-1604-1108" svg:viewBox="0 0 1605 1109">
          <text:p text:style-name="P1"><text:span text:style-name="T2">ARES2_09</text:span></text:p>
        </draw:connector>
        <draw:connector draw:style-name="gr3" draw:text-style-name="P3" draw:layer="layout" draw:type="line" svg:x1="68.077cm" svg:y1="35.064cm" svg:x2="67.014cm" svg:y2="33.975cm" draw:end-shape="id253" draw:end-glue-point="2" svg:d="M68077 35064l-1063-1089" svg:viewBox="0 0 1064 1090">
          <text:p text:style-name="P1"><text:span text:style-name="T2">ARES2_07</text:span></text:p>
        </draw:connector>
        <draw:connector draw:style-name="gr3" draw:text-style-name="P3" draw:layer="layout" draw:type="line" svg:x1="65.219cm" svg:y1="35.302cm" svg:x2="63.814cm" svg:y2="34.175cm" draw:end-shape="id254" draw:end-glue-point="2" svg:d="M65219 35302l-1405-1127" svg:viewBox="0 0 1406 1128">
          <text:p text:style-name="P1"><text:span text:style-name="T2">ARES2_06</text:span></text:p>
        </draw:connector>
        <draw:connector draw:style-name="gr3" draw:text-style-name="P3" draw:layer="layout" draw:type="line" svg:x1="106.468cm" svg:y1="23.74cm" svg:x2="104.472cm" svg:y2="22.501cm" draw:end-shape="id221" draw:end-glue-point="2" svg:d="M106468 23740l-1996-1239" svg:viewBox="0 0 1997 1240">
          <text:p text:style-name="P1"><text:span text:style-name="T2">ARES2_16</text:span></text:p>
        </draw:connector>
        <draw:connector draw:style-name="gr3" draw:text-style-name="P3" draw:layer="layout" draw:type="line" svg:x1="61.277cm" svg:y1="32.286cm" svg:x2="60.214cm" svg:y2="31.175cm" draw:end-shape="id263" draw:end-glue-point="2" svg:d="M61277 32286l-1063-1111" svg:viewBox="0 0 1064 1112">
          <text:p text:style-name="P1"><text:span text:style-name="T2">L10_05</text:span></text:p>
        </draw:connector>
        <draw:connector draw:style-name="gr3" draw:text-style-name="P3" draw:layer="layout" draw:type="line" svg:x1="55.271cm" svg:y1="32.021cm" svg:x2="56.414cm" svg:y2="31.175cm" draw:end-shape="id251" draw:end-glue-point="2" svg:d="M55271 32021l1143-846" svg:viewBox="0 0 1144 847">
          <text:p text:style-name="P1"><text:span text:style-name="T2">L10_04</text:span></text:p>
        </draw:connector>
        <draw:custom-shape draw:style-name="gr2" draw:text-style-name="P2" xml:id="id248" draw:id="id248" draw:layer="layout" svg:width="1cm" svg:height="0.9cm" svg:x="46.164cm" svg:y="33.875cm">
          <text:p text:style-name="P1"><text:span text:style-name="T1">12-OAI</text:span></text:p>
          <text:p text:style-name="P1"><text:span text:style-name="T1">3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3" draw:id="id243" draw:layer="layout" svg:width="1cm" svg:height="0.9cm" svg:x="23.464cm" svg:y="30.571cm">
          <text:p text:style-name="P1"><text:span text:style-name="T1">12-OAI</text:span></text:p>
          <text:p text:style-name="P1"><text:span text:style-name="T1">27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05cm" svg:y1="33.318cm" svg:x2="23.964cm" svg:y2="31.471cm" draw:end-shape="id243" draw:end-glue-point="2" svg:d="M24050 33318l-86-1847" svg:viewBox="0 0 87 1848">
          <text:p text:style-name="P1"><text:span text:style-name="T2">MUL2_06/c</text:span></text:p>
        </draw:connector>
        <draw:custom-shape draw:style-name="gr2" draw:text-style-name="P2" xml:id="id249" draw:id="id249" draw:layer="layout" svg:width="1cm" svg:height="0.9cm" svg:x="35.464cm" svg:y="31.275cm">
          <text:p text:style-name="P1"><text:span text:style-name="T1">12-OAI</text:span></text:p>
          <text:p text:style-name="P1"><text:span text:style-name="T1">29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528cm" svg:y1="33.053cm" svg:x2="35.964cm" svg:y2="32.175cm" draw:end-shape="id249" draw:end-glue-point="2" svg:d="M34528 33053l1436-878" svg:viewBox="0 0 1437 879">
          <text:p text:style-name="P1"><text:span text:style-name="T2">MUL2_07/b</text:span></text:p>
        </draw:connector>
        <draw:connector draw:style-name="gr3" draw:text-style-name="P1" draw:layer="layout" draw:type="line" svg:x1="25.505cm" svg:y1="32.709cm" svg:x2="23.964cm" svg:y2="31.471cm" draw:end-shape="id243" draw:end-glue-point="2" svg:d="M25505 32709l-1541-1238" svg:viewBox="0 0 1542 1239">
          <text:p text:style-name="P1"><text:span text:style-name="T3">L9_c2/a</text:span></text:p>
        </draw:connector>
        <draw:connector draw:style-name="gr3" draw:text-style-name="P3" draw:layer="layout" draw:type="line" svg:x1="45.534cm" svg:y1="35.858cm" svg:x2="46.664cm" svg:y2="34.775cm" draw:end-shape="id248" draw:end-glue-point="2" svg:d="M45534 35858l1130-1083" svg:viewBox="0 0 1131 1084">
          <text:p text:style-name="P1"><text:span text:style-name="T2">MUL2_09/b</text:span></text:p>
        </draw:connector>
        <draw:connector draw:style-name="gr3" draw:text-style-name="P1" draw:layer="layout" draw:type="line" svg:x1="37.564cm" svg:y1="33.413cm" svg:x2="35.964cm" svg:y2="32.175cm" draw:end-shape="id249" draw:end-glue-point="2" svg:d="M37564 33413l-1600-1238" svg:viewBox="0 0 1601 1239">
          <text:p text:style-name="P1"><text:span text:style-name="T3">L10_c2/a</text:span></text:p>
        </draw:connector>
        <draw:connector draw:style-name="gr3" draw:text-style-name="P3" draw:layer="layout" draw:type="line" svg:x1="36.064cm" svg:y1="33.975cm" svg:x2="35.964cm" svg:y2="32.175cm" draw:end-shape="id249" draw:end-glue-point="2" svg:d="M36064 33975l-100-1800" svg:viewBox="0 0 101 1801">
          <text:p text:style-name="P1"><text:span text:style-name="T2">MUL2_08/c</text:span></text:p>
        </draw:connector>
        <draw:connector draw:style-name="gr3" draw:text-style-name="P3" draw:layer="layout" draw:type="line" svg:x1="46.671cm" svg:y1="36.863cm" svg:x2="46.664cm" svg:y2="34.775cm" draw:end-shape="id248" draw:end-glue-point="2" svg:d="M46671 36863l-7-2088" svg:viewBox="0 0 8 2089">
          <text:p text:style-name="P1"><text:span text:style-name="T2">MUL2_10/c</text:span></text:p>
        </draw:connector>
        <draw:connector draw:style-name="gr3" draw:text-style-name="P1" draw:layer="layout" draw:type="line" svg:x1="48.264cm" svg:y1="36.013cm" svg:x2="46.664cm" svg:y2="34.775cm" draw:end-shape="id248" draw:end-glue-point="2" svg:d="M48264 36013l-1600-1238" svg:viewBox="0 0 1601 1239">
          <text:p text:style-name="P1"><text:span text:style-name="T3">L11_c2/a</text:span></text:p>
        </draw:connector>
        <draw:connector draw:style-name="gr3" draw:text-style-name="P3" draw:layer="layout" draw:type="line" svg:x1="22.525cm" svg:y1="32.754cm" svg:x2="23.964cm" svg:y2="31.471cm" draw:end-shape="id243" draw:end-glue-point="2" svg:d="M22525 32754l1439-1283" svg:viewBox="0 0 1440 1284">
          <text:p text:style-name="P1"><text:span text:style-name="T2">MUL2_05/b</text:span></text:p>
        </draw:connector>
        <draw:connector draw:style-name="gr3" draw:text-style-name="P3" draw:layer="layout" draw:type="line" svg:x1="21.35cm" svg:y1="56.008cm" svg:x2="22.7cm" svg:y2="54.842cm" draw:start-shape="id41" draw:start-glue-point="1" svg:d="M21350 56008l1350-1166" svg:viewBox="0 0 1351 1167">
          <text:p text:style-name="P1"><text:span text:style-name="T2">MUL2_05</text:span></text:p>
        </draw:connector>
        <draw:connector draw:style-name="gr3" draw:text-style-name="P3" draw:layer="layout" draw:type="line" svg:x1="21.35cm" svg:y1="54.008cm" svg:x2="22.7cm" svg:y2="52.842cm" draw:start-shape="id44" draw:start-glue-point="1" svg:d="M21350 54008l1350-1166" svg:viewBox="0 0 1351 1167">
          <text:p text:style-name="P1"><text:span text:style-name="T2">MUL2_06</text:span></text:p>
        </draw:connector>
        <draw:connector draw:style-name="gr3" draw:text-style-name="P3" draw:layer="layout" draw:type="line" svg:x1="21.35cm" svg:y1="52.008cm" svg:x2="22.75cm" svg:y2="50.863cm" draw:start-shape="id46" draw:start-glue-point="1" svg:d="M21350 52008l1400-1145" svg:viewBox="0 0 1401 1146">
          <text:p text:style-name="P1"><text:span text:style-name="T2">MUL2_07</text:span></text:p>
        </draw:connector>
        <draw:connector draw:style-name="gr3" draw:text-style-name="P3" draw:layer="layout" draw:type="line" svg:x1="21.35cm" svg:y1="50.008cm" svg:x2="22.7cm" svg:y2="48.863cm" draw:start-shape="id48" draw:start-glue-point="1" svg:d="M21350 50008l1350-1145" svg:viewBox="0 0 1351 1146">
          <text:p text:style-name="P1"><text:span text:style-name="T2">MUL2_08</text:span></text:p>
        </draw:connector>
        <draw:connector draw:style-name="gr3" draw:text-style-name="P3" draw:layer="layout" draw:type="line" svg:x1="21.35cm" svg:y1="48.008cm" svg:x2="22.7cm" svg:y2="46.918cm" draw:start-shape="id50" draw:start-glue-point="1" svg:d="M21350 48008l1350-1090" svg:viewBox="0 0 1351 1091">
          <text:p text:style-name="P1"><text:span text:style-name="T2">MUL2_09</text:span></text:p>
        </draw:connector>
        <draw:connector draw:style-name="gr3" draw:text-style-name="P3" draw:layer="layout" draw:type="line" svg:x1="21.35cm" svg:y1="46.108cm" svg:x2="22.7cm" svg:y2="44.963cm" draw:start-shape="id52" draw:start-glue-point="1" svg:d="M21350 46108l1350-1145" svg:viewBox="0 0 1351 1146">
          <text:p text:style-name="P1"><text:span text:style-name="T2">MUL2_10</text:span></text:p>
        </draw:connector>
        <draw:custom-shape draw:style-name="gr2" draw:text-style-name="P2" xml:id="id288" draw:id="id288" draw:layer="layout" svg:width="3.5cm" svg:height="0.9cm" svg:x="87.168cm" svg:y="13.774cm">
          <text:p text:style-name="P1"><text:span text:style-name="T1">WS1</text:span></text:p>
          <text:p text:style-name="P1"><text:span text:style-name="T1">40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7" draw:id="id297" draw:layer="layout" svg:width="2.1cm" svg:height="0.9cm" svg:x="69.868cm" svg:y="18.774cm">
          <text:p text:style-name="P1"><text:span text:style-name="T1">DFF (clk6)</text:span></text:p>
          <text:p text:style-name="P1"><text:span text:style-name="T1">37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6" draw:id="id266" draw:layer="layout" svg:width="2.1cm" svg:height="0.9cm" svg:x="72.268cm" svg:y="18.774cm">
          <text:p text:style-name="P1"><text:span text:style-name="T1">DFF (clk6)</text:span></text:p>
          <text:p text:style-name="P1"><text:span text:style-name="T1">38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318cm" svg:y1="18.774cm" svg:x2="74.518cm" svg:y2="11.374cm" draw:start-shape="id266" draw:start-glue-point="0" draw:end-shape="id267" draw:end-glue-point="2" svg:d="M73318 18774l1200-7400" svg:viewBox="0 0 1201 7401">
          <text:p text:style-name="P1"><text:span text:style-name="T2">in5</text:span></text:p>
        </draw:connector>
        <draw:custom-shape draw:style-name="gr1" draw:text-style-name="P2" xml:id="id268" draw:id="id268" draw:layer="layout" svg:width="2.1cm" svg:height="0.9cm" svg:x="74.674cm" svg:y="18.758cm">
          <text:p text:style-name="P1"><text:span text:style-name="T1">DFF (clk6)</text:span></text:p>
          <text:p text:style-name="P1"><text:span text:style-name="T1">3711</text:span></text:p>
          <draw:enhanced-geometry svg:viewBox="0 0 21600 21600" draw:type="rectangle" draw:enhanced-path="M 0 0 L 21600 0 21600 21600 0 21600 0 0 Z N"/>
        </draw:custom-shape>
        <draw:connector draw:style-name="gr3" draw:text-style-name="P14" draw:layer="layout" draw:type="line" svg:x1="75.724cm" svg:y1="18.758cm" svg:x2="74.518cm" svg:y2="11.374cm" draw:start-shape="id268" draw:start-glue-point="0" draw:end-shape="id267" draw:end-glue-point="2" svg:d="M75724 18758l-1206-7384" svg:viewBox="0 0 1207 7385">
          <text:p text:style-name="P1"><text:span text:style-name="T8">in4</text:span></text:p>
        </draw:connector>
        <draw:custom-shape draw:style-name="gr1" draw:text-style-name="P2" xml:id="id269" draw:id="id269" draw:layer="layout" svg:width="2.1cm" svg:height="0.9cm" svg:x="60.268cm" svg:y="18.774cm">
          <text:p text:style-name="P1"><text:span text:style-name="T1">DFF (clk6)</text:span></text:p>
          <text:p text:style-name="P1"><text:span text:style-name="T1">36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318cm" svg:y1="18.774cm" svg:x2="60.118cm" svg:y2="14.474cm" draw:start-shape="id269" draw:start-glue-point="0" draw:end-shape="id270" draw:end-glue-point="2" svg:d="M61318 18774l-1200-4300" svg:viewBox="0 0 1201 4301">
          <text:p text:style-name="P1"><text:span text:style-name="T2">in5</text:span></text:p>
        </draw:connector>
        <draw:custom-shape draw:style-name="gr1" draw:text-style-name="P2" xml:id="id271" draw:id="id271" draw:layer="layout" svg:width="2.1cm" svg:height="0.9cm" svg:x="62.668cm" svg:y="18.774cm">
          <text:p text:style-name="P1"><text:span text:style-name="T1">DFF (clk6)</text:span></text:p>
          <text:p text:style-name="P1"><text:span text:style-name="T1">36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718cm" svg:y1="18.774cm" svg:x2="64.818cm" svg:y2="11.374cm" draw:start-shape="id271" draw:start-glue-point="0" draw:end-shape="id272" draw:end-glue-point="2" svg:d="M63718 18774l1100-7400" svg:viewBox="0 0 1101 7401">
          <text:p text:style-name="P1"><text:span text:style-name="T2">in4</text:span></text:p>
        </draw:connector>
        <draw:custom-shape draw:style-name="gr1" draw:text-style-name="P2" xml:id="id273" draw:id="id273" draw:layer="layout" svg:width="2.1cm" svg:height="0.9cm" svg:x="65.068cm" svg:y="18.774cm">
          <text:p text:style-name="P1"><text:span text:style-name="T1">DFF (clk6)</text:span></text:p>
          <text:p text:style-name="P1"><text:span text:style-name="T1">37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6.118cm" svg:y1="18.774cm" svg:x2="64.818cm" svg:y2="11.374cm" draw:start-shape="id273" draw:start-glue-point="0" draw:end-shape="id272" draw:end-glue-point="2" svg:d="M66118 18774l-1300-7400" svg:viewBox="0 0 1301 7401">
          <text:p text:style-name="P1"><text:span text:style-name="T2">in5</text:span></text:p>
        </draw:connector>
        <draw:custom-shape draw:style-name="gr1" draw:text-style-name="P2" xml:id="id274" draw:id="id274" draw:layer="layout" svg:width="2.1cm" svg:height="0.9cm" svg:x="55.468cm" svg:y="18.774cm">
          <text:p text:style-name="P1"><text:span text:style-name="T1">DFF (clk6)</text:span></text:p>
          <text:p text:style-name="P1"><text:span text:style-name="T1">35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518cm" svg:y1="18.774cm" svg:x2="55.318cm" svg:y2="11.374cm" draw:start-shape="id274" draw:start-glue-point="0" draw:end-shape="id275" draw:end-glue-point="2" svg:d="M56518 18774l-1200-7400" svg:viewBox="0 0 1201 7401">
          <text:p text:style-name="P1"><text:span text:style-name="T2">in5</text:span></text:p>
        </draw:connector>
        <draw:custom-shape draw:style-name="gr1" draw:text-style-name="P2" xml:id="id276" draw:id="id276" draw:layer="layout" svg:width="2.1cm" svg:height="0.9cm" svg:x="79.468cm" svg:y="18.774cm">
          <text:p text:style-name="P1"><text:span text:style-name="T1">DFF (clk6)</text:span></text:p>
          <text:p text:style-name="P1"><text:span text:style-name="T1">38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518cm" svg:y1="18.774cm" svg:x2="79.318cm" svg:y2="14.674cm" draw:start-shape="id276" draw:start-glue-point="0" draw:end-shape="id277" draw:end-glue-point="2" svg:d="M80518 18774l-1200-4100" svg:viewBox="0 0 1201 4101">
          <text:p text:style-name="P1"><text:span text:style-name="T2">in4</text:span></text:p>
        </draw:connector>
        <draw:custom-shape draw:style-name="gr1" draw:text-style-name="P2" xml:id="id278" draw:id="id278" draw:layer="layout" svg:width="2.1cm" svg:height="0.9cm" svg:x="77.068cm" svg:y="18.774cm">
          <text:p text:style-name="P1"><text:span text:style-name="T1">DFF (clk6)</text:span></text:p>
          <text:p text:style-name="P1"><text:span text:style-name="T1">39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8.118cm" svg:y1="18.774cm" svg:x2="79.318cm" svg:y2="14.674cm" draw:start-shape="id278" draw:start-glue-point="0" draw:end-shape="id277" draw:end-glue-point="2" svg:d="M78118 18774l1200-4100" svg:viewBox="0 0 1201 4101">
          <text:p text:style-name="P1"><text:span text:style-name="T2">in5</text:span></text:p>
        </draw:connector>
        <draw:custom-shape draw:style-name="gr1" draw:text-style-name="P2" xml:id="id279" draw:id="id279" draw:layer="layout" svg:width="2.1cm" svg:height="0.9cm" svg:x="67.468cm" svg:y="18.774cm">
          <text:p text:style-name="P1"><text:span text:style-name="T1">DFF (clk6)</text:span></text:p>
          <text:p text:style-name="P1"><text:span text:style-name="T1">37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8.518cm" svg:y1="18.774cm" svg:x2="69.618cm" svg:y2="14.674cm" draw:start-shape="id279" draw:start-glue-point="0" draw:end-shape="id280" draw:end-glue-point="2" svg:d="M68518 18774l1100-4100" svg:viewBox="0 0 1101 4101">
          <text:p text:style-name="P1"><text:span text:style-name="T2">in5</text:span></text:p>
        </draw:connector>
        <draw:custom-shape draw:style-name="gr1" draw:text-style-name="P2" xml:id="id281" draw:id="id281" draw:layer="layout" svg:width="2.1cm" svg:height="0.9cm" svg:x="53.068cm" svg:y="18.774cm">
          <text:p text:style-name="P1"><text:span text:style-name="T1">DFF (clk6)</text:span></text:p>
          <text:p text:style-name="P1"><text:span text:style-name="T1">35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118cm" svg:y1="18.774cm" svg:x2="55.318cm" svg:y2="11.374cm" draw:start-shape="id281" draw:start-glue-point="0" draw:end-shape="id275" draw:end-glue-point="2" svg:d="M54118 18774l1200-7400" svg:viewBox="0 0 1201 7401">
          <text:p text:style-name="P1"><text:span text:style-name="T2">in4</text:span></text:p>
        </draw:connector>
        <draw:custom-shape draw:style-name="gr1" draw:text-style-name="P2" xml:id="id282" draw:id="id282" draw:layer="layout" svg:width="2.1cm" svg:height="0.9cm" svg:x="48.268cm" svg:y="18.774cm">
          <text:p text:style-name="P1"><text:span text:style-name="T1">DFF (clk6)</text:span></text:p>
          <text:p text:style-name="P1"><text:span text:style-name="T1">34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318cm" svg:y1="18.774cm" svg:x2="50.518cm" svg:y2="14.474cm" draw:start-shape="id282" draw:start-glue-point="0" draw:end-shape="id283" draw:end-glue-point="2" svg:d="M49318 18774l1200-4300" svg:viewBox="0 0 1201 4301">
          <text:p text:style-name="P1"><text:span text:style-name="T2">in4</text:span></text:p>
        </draw:connector>
        <draw:custom-shape draw:style-name="gr1" draw:text-style-name="P2" xml:id="id284" draw:id="id284" draw:layer="layout" svg:width="2.1cm" svg:height="0.9cm" svg:x="50.668cm" svg:y="18.814cm">
          <text:p text:style-name="P1"><text:span text:style-name="T1">DFF (clk6)</text:span></text:p>
          <text:p text:style-name="P1"><text:span text:style-name="T1">34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718cm" svg:y1="18.814cm" svg:x2="50.518cm" svg:y2="14.474cm" draw:start-shape="id284" draw:start-glue-point="0" draw:end-shape="id283" draw:end-glue-point="2" svg:d="M51718 18814l-1200-4340" svg:viewBox="0 0 1201 4341">
          <text:p text:style-name="P1"><text:span text:style-name="T2">in5</text:span></text:p>
        </draw:connector>
        <draw:custom-shape draw:style-name="gr1" draw:text-style-name="P2" xml:id="id285" draw:id="id285" draw:layer="layout" svg:width="2.1cm" svg:height="0.9cm" svg:x="84.268cm" svg:y="18.774cm">
          <text:p text:style-name="P1"><text:span text:style-name="T1">DFF (clk6)</text:span></text:p>
          <text:p text:style-name="P1"><text:span text:style-name="T1">3803</text:span></text:p>
          <draw:enhanced-geometry svg:viewBox="0 0 21600 21600" draw:type="rectangle" draw:enhanced-path="M 0 0 L 21600 0 21600 21600 0 21600 0 0 Z N"/>
        </draw:custom-shape>
        <draw:connector draw:style-name="gr3" draw:text-style-name="P14" draw:layer="layout" draw:type="line" svg:x1="85.318cm" svg:y1="18.774cm" svg:x2="84.218cm" svg:y2="11.374cm" draw:start-shape="id285" draw:start-glue-point="0" draw:end-shape="id286" draw:end-glue-point="2" svg:d="M85318 18774l-1100-7400" svg:viewBox="0 0 1101 7401">
          <text:p text:style-name="P1"><text:span text:style-name="T8">in4</text:span></text:p>
        </draw:connector>
        <draw:custom-shape draw:style-name="gr1" draw:text-style-name="P2" xml:id="id287" draw:id="id287" draw:layer="layout" svg:width="2.1cm" svg:height="0.9cm" svg:x="86.668cm" svg:y="18.774cm">
          <text:p text:style-name="P1"><text:span text:style-name="T1">DFF (clk6)</text:span></text:p>
          <text:p text:style-name="P1"><text:span text:style-name="T1">4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7.718cm" svg:y1="18.774cm" svg:x2="88.918cm" svg:y2="14.674cm" draw:start-shape="id287" draw:start-glue-point="0" draw:end-shape="id288" draw:end-glue-point="2" svg:d="M87718 18774l1200-4100" svg:viewBox="0 0 1201 4101">
          <text:p text:style-name="P1"><text:span text:style-name="T2">in5</text:span></text:p>
        </draw:connector>
        <draw:custom-shape draw:style-name="gr1" draw:text-style-name="P2" xml:id="id289" draw:id="id289" draw:layer="layout" svg:width="2.1cm" svg:height="0.9cm" svg:x="81.868cm" svg:y="18.774cm">
          <text:p text:style-name="P1"><text:span text:style-name="T1">DFF (clk6)</text:span></text:p>
          <text:p text:style-name="P1"><text:span text:style-name="T1">39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918cm" svg:y1="18.774cm" svg:x2="84.218cm" svg:y2="11.374cm" draw:start-shape="id289" draw:start-glue-point="0" draw:end-shape="id286" draw:end-glue-point="2" svg:d="M82918 18774l1300-7400" svg:viewBox="0 0 1301 7401">
          <text:p text:style-name="P1"><text:span text:style-name="T2">in5</text:span></text:p>
        </draw:connector>
        <draw:custom-shape draw:style-name="gr1" draw:text-style-name="P2" xml:id="id290" draw:id="id290" draw:layer="layout" svg:width="2.1cm" svg:height="0.9cm" svg:x="57.868cm" svg:y="18.774cm">
          <text:p text:style-name="P1"><text:span text:style-name="T1">DFF (clk6)</text:span></text:p>
          <text:p text:style-name="P1"><text:span text:style-name="T1">36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918cm" svg:y1="18.774cm" svg:x2="60.118cm" svg:y2="14.474cm" draw:start-shape="id290" draw:start-glue-point="0" draw:end-shape="id270" draw:end-glue-point="2" svg:d="M58918 18774l1200-4300" svg:viewBox="0 0 1201 4301">
          <text:p text:style-name="P1"><text:span text:style-name="T2">in4</text:span></text:p>
        </draw:connector>
        <draw:custom-shape draw:style-name="gr1" draw:text-style-name="P2" xml:id="id291" draw:id="id291" draw:layer="layout" svg:width="2.1cm" svg:height="0.9cm" svg:x="89.068cm" svg:y="18.801cm">
          <text:p text:style-name="P1"><text:span text:style-name="T1">DFF (clk6)</text:span></text:p>
          <text:p text:style-name="P1"><text:span text:style-name="T1">40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0.118cm" svg:y1="18.801cm" svg:x2="88.918cm" svg:y2="14.674cm" draw:start-shape="id291" draw:start-glue-point="0" draw:end-shape="id288" draw:end-glue-point="2" svg:d="M90118 18801l-1200-4127" svg:viewBox="0 0 1201 4128">
          <text:p text:style-name="P1"><text:span text:style-name="T2">in4</text:span></text:p>
        </draw:connector>
        <draw:custom-shape draw:style-name="gr1" draw:text-style-name="P2" xml:id="id292" draw:id="id292" draw:layer="layout" svg:width="2.1cm" svg:height="0.9cm" svg:x="93.868cm" svg:y="18.849cm">
          <text:p text:style-name="P1"><text:span text:style-name="T1">DFF (clk6)</text:span></text:p>
          <text:p text:style-name="P1"><text:span text:style-name="T1">4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4.918cm" svg:y1="18.849cm" svg:x2="93.918cm" svg:y2="11.374cm" draw:start-shape="id292" draw:start-glue-point="0" draw:end-shape="id293" draw:end-glue-point="2" svg:d="M94918 18849l-1000-7475" svg:viewBox="0 0 1001 7476">
          <text:p text:style-name="P1"><text:span text:style-name="T2">in4</text:span></text:p>
        </draw:connector>
        <draw:custom-shape draw:style-name="gr1" draw:text-style-name="P2" xml:id="id294" draw:id="id294" draw:layer="layout" svg:width="2.1cm" svg:height="0.9cm" svg:x="91.468cm" svg:y="18.794cm">
          <text:p text:style-name="P1"><text:span text:style-name="T1">DFF (clk6)</text:span></text:p>
          <text:p text:style-name="P1"><text:span text:style-name="T1">4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2.518cm" svg:y1="18.794cm" svg:x2="93.918cm" svg:y2="11.374cm" draw:start-shape="id294" draw:start-glue-point="0" draw:end-shape="id293" draw:end-glue-point="2" svg:d="M92518 18794l1400-7420" svg:viewBox="0 0 1401 7421">
          <text:p text:style-name="P1"><text:span text:style-name="T2">in5</text:span></text:p>
        </draw:connector>
        <draw:custom-shape draw:style-name="gr1" draw:text-style-name="P2" xml:id="id295" draw:id="id295" draw:layer="layout" svg:width="2.1cm" svg:height="0.9cm" svg:x="43.468cm" svg:y="18.774cm">
          <text:p text:style-name="P1"><text:span text:style-name="T1">DFF (clk6)</text:span></text:p>
          <text:p text:style-name="P1"><text:span text:style-name="T1">33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518cm" svg:y1="18.774cm" svg:x2="45.618cm" svg:y2="11.574cm" draw:start-shape="id295" draw:start-glue-point="0" draw:end-shape="id296" draw:end-glue-point="2" svg:d="M44518 18774l1100-7200" svg:viewBox="0 0 1101 7201">
          <text:p text:style-name="P1"><text:span text:style-name="T2">in4</text:span></text:p>
        </draw:connector>
        <draw:connector draw:style-name="gr3" draw:text-style-name="P3" draw:layer="layout" draw:type="line" svg:x1="67.32cm" svg:y1="21.601cm" svg:x2="68.518cm" svg:y2="19.674cm" draw:start-shape="id195" draw:start-glue-point="0" draw:end-shape="id279" draw:end-glue-point="2" svg:d="M673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67.32cm" svg:y1="21.601cm" svg:x2="66.118cm" svg:y2="19.674cm" draw:start-shape="id195" draw:start-glue-point="0" draw:end-shape="id273" draw:end-glue-point="2" svg:d="M673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72.12cm" svg:y1="21.601cm" svg:x2="73.318cm" svg:y2="19.674cm" draw:start-shape="id205" draw:start-glue-point="0" draw:end-shape="id266" draw:end-glue-point="2" svg:d="M721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72.12cm" svg:y1="21.601cm" svg:x2="70.918cm" svg:y2="19.674cm" draw:start-shape="id205" draw:start-glue-point="0" draw:end-shape="id297" draw:end-glue-point="2" svg:d="M721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76.92cm" svg:y1="21.601cm" svg:x2="78.118cm" svg:y2="19.674cm" draw:start-shape="id207" draw:start-glue-point="0" draw:end-shape="id278" draw:end-glue-point="2" svg:d="M769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76.92cm" svg:y1="21.601cm" svg:x2="75.724cm" svg:y2="19.658cm" draw:start-shape="id207" draw:start-glue-point="0" draw:end-shape="id268" draw:end-glue-point="2" svg:d="M76920 21601l-1196-1943" svg:viewBox="0 0 1197 1944">
          <text:p text:style-name="P1"><text:span text:style-name="T2">sum</text:span></text:p>
        </draw:connector>
        <draw:connector draw:style-name="gr3" draw:text-style-name="P3" draw:layer="layout" draw:type="line" svg:x1="62.52cm" svg:y1="21.601cm" svg:x2="63.718cm" svg:y2="19.674cm" draw:start-shape="id203" draw:start-glue-point="0" draw:end-shape="id271" draw:end-glue-point="2" svg:d="M625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62.52cm" svg:y1="21.601cm" svg:x2="61.318cm" svg:y2="19.674cm" draw:start-shape="id203" draw:start-glue-point="0" draw:end-shape="id269" draw:end-glue-point="2" svg:d="M625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57.814cm" svg:y1="21.601cm" svg:x2="58.918cm" svg:y2="19.674cm" draw:start-shape="id213" draw:start-glue-point="0" draw:end-shape="id290" draw:end-glue-point="2" svg:d="M57814 21601l1104-1927" svg:viewBox="0 0 1105 1928">
          <text:p text:style-name="P1"><text:span text:style-name="T2">cout</text:span></text:p>
        </draw:connector>
        <draw:connector draw:style-name="gr3" draw:text-style-name="P3" draw:layer="layout" draw:type="line" svg:x1="57.814cm" svg:y1="21.601cm" svg:x2="56.518cm" svg:y2="19.674cm" draw:start-shape="id213" draw:start-glue-point="0" draw:end-shape="id274" draw:end-glue-point="2" svg:d="M57814 21601l-1296-1927" svg:viewBox="0 0 1297 1928">
          <text:p text:style-name="P1"><text:span text:style-name="T2">sum</text:span></text:p>
        </draw:connector>
        <draw:connector draw:style-name="gr3" draw:text-style-name="P3" draw:layer="layout" draw:type="line" svg:x1="52.914cm" svg:y1="21.601cm" svg:x2="54.118cm" svg:y2="19.674cm" draw:start-shape="id224" draw:start-glue-point="0" draw:end-shape="id281" draw:end-glue-point="2" svg:d="M529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52.914cm" svg:y1="21.601cm" svg:x2="51.718cm" svg:y2="19.714cm" draw:start-shape="id224" draw:start-glue-point="0" draw:end-shape="id284" draw:end-glue-point="2" svg:d="M52914 21601l-1196-1887" svg:viewBox="0 0 1197 1888">
          <text:p text:style-name="P1"><text:span text:style-name="T2">sum</text:span></text:p>
        </draw:connector>
        <draw:connector draw:style-name="gr3" draw:text-style-name="P3" draw:layer="layout" draw:type="line" svg:x1="48.114cm" svg:y1="21.601cm" svg:x2="49.318cm" svg:y2="19.674cm" draw:start-shape="id234" draw:start-glue-point="0" draw:end-shape="id282" draw:end-glue-point="2" svg:d="M481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48.114cm" svg:y1="21.601cm" svg:x2="46.918cm" svg:y2="19.674cm" draw:start-shape="id234" draw:start-glue-point="0" draw:end-shape="id298" draw:end-glue-point="2" svg:d="M48114 21601l-1196-1927" svg:viewBox="0 0 1197 1928">
          <text:p text:style-name="P1"><text:span text:style-name="T2">sum</text:span></text:p>
        </draw:connector>
        <draw:connector draw:style-name="gr3" draw:text-style-name="P3" draw:layer="layout" draw:type="line" svg:x1="81.72cm" svg:y1="21.601cm" svg:x2="82.918cm" svg:y2="19.674cm" draw:start-shape="id211" draw:start-glue-point="0" draw:end-shape="id289" draw:end-glue-point="2" svg:d="M817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81.72cm" svg:y1="21.601cm" svg:x2="80.518cm" svg:y2="19.674cm" draw:start-shape="id211" draw:start-glue-point="0" draw:end-shape="id276" draw:end-glue-point="2" svg:d="M817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86.52cm" svg:y1="21.601cm" svg:x2="87.718cm" svg:y2="19.674cm" draw:start-shape="id215" draw:start-glue-point="0" draw:end-shape="id287" draw:end-glue-point="2" svg:d="M865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86.52cm" svg:y1="21.601cm" svg:x2="85.318cm" svg:y2="19.674cm" draw:start-shape="id215" draw:start-glue-point="0" draw:end-shape="id285" draw:end-glue-point="2" svg:d="M865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96.114cm" svg:y1="21.601cm" svg:x2="97.318cm" svg:y2="19.749cm" draw:start-shape="id199" draw:start-glue-point="0" draw:end-shape="id299" draw:end-glue-point="2" svg:d="M96114 21601l1204-1852" svg:viewBox="0 0 1205 1853">
          <text:p text:style-name="P1"><text:span text:style-name="T2">cout</text:span></text:p>
        </draw:connector>
        <draw:connector draw:style-name="gr3" draw:text-style-name="P3" draw:layer="layout" draw:type="line" svg:x1="96.114cm" svg:y1="21.601cm" svg:x2="94.918cm" svg:y2="19.749cm" draw:start-shape="id199" draw:start-glue-point="0" draw:end-shape="id292" draw:end-glue-point="2" svg:d="M96114 21601l-1196-1852" svg:viewBox="0 0 1197 1853">
          <text:p text:style-name="P1"><text:span text:style-name="T2">sum</text:span></text:p>
        </draw:connector>
        <draw:connector draw:style-name="gr3" draw:text-style-name="P3" draw:layer="layout" draw:type="line" svg:x1="43.314cm" svg:y1="21.601cm" svg:x2="44.518cm" svg:y2="19.674cm" draw:start-shape="id228" draw:start-glue-point="0" draw:end-shape="id295" draw:end-glue-point="2" svg:d="M433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43.314cm" svg:y1="21.601cm" svg:x2="42.118cm" svg:y2="19.674cm" draw:start-shape="id228" draw:start-glue-point="0" draw:end-shape="id300" draw:end-glue-point="2" svg:d="M43314 21601l-1196-1927" svg:viewBox="0 0 1197 1928">
          <text:p text:style-name="P1"><text:span text:style-name="T2">sum</text:span></text:p>
        </draw:connector>
        <draw:custom-shape draw:style-name="gr1" draw:text-style-name="P2" xml:id="id298" draw:id="id298" draw:layer="layout" svg:width="2.1cm" svg:height="0.9cm" svg:x="45.868cm" svg:y="18.774cm">
          <text:p text:style-name="P1"><text:span text:style-name="T1">DFF (clk6)</text:span></text:p>
          <text:p text:style-name="P1"><text:span text:style-name="T1">33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918cm" svg:y1="18.774cm" svg:x2="45.618cm" svg:y2="11.574cm" draw:start-shape="id298" draw:start-glue-point="0" draw:end-shape="id296" draw:end-glue-point="2" svg:d="M46918 18774l-1300-7200" svg:viewBox="0 0 1301 7201">
          <text:p text:style-name="P1"><text:span text:style-name="T2">in5</text:span></text:p>
        </draw:connector>
        <draw:custom-shape draw:style-name="gr1" draw:text-style-name="P2" xml:id="id301" draw:id="id301" draw:layer="layout" svg:width="2.1cm" svg:height="0.9cm" svg:x="36.268cm" svg:y="18.774cm">
          <text:p text:style-name="P1"><text:span text:style-name="T1">DFF (clk6)</text:span></text:p>
          <text:p text:style-name="P1"><text:span text:style-name="T1">312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7.318cm" svg:y1="18.774cm" svg:x2="36.218cm" svg:y2="12.874cm" draw:start-shape="id301" draw:start-glue-point="0" draw:end-shape="id302" draw:end-glue-point="2" svg:d="M37318 18774l-1100-5900" svg:viewBox="0 0 1101 5901">
          <text:p/>
        </draw:connector>
        <draw:custom-shape draw:style-name="gr1" draw:text-style-name="P2" xml:id="id303" draw:id="id303" draw:layer="layout" svg:width="2.1cm" svg:height="0.9cm" svg:x="38.668cm" svg:y="18.774cm">
          <text:p text:style-name="P1"><text:span text:style-name="T1">DFF (clk6)</text:span></text:p>
          <text:p text:style-name="P1"><text:span text:style-name="T1">31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718cm" svg:y1="18.774cm" svg:x2="41.018cm" svg:y2="14.374cm" draw:start-shape="id303" draw:start-glue-point="0" draw:end-shape="id304" draw:end-glue-point="2" svg:d="M39718 18774l1300-4400" svg:viewBox="0 0 1301 4401">
          <text:p text:style-name="P1"><text:span text:style-name="T2">in4</text:span></text:p>
        </draw:connector>
        <draw:connector draw:style-name="gr3" draw:text-style-name="P3" draw:layer="layout" draw:type="line" svg:x1="38.514cm" svg:y1="21.601cm" svg:x2="39.718cm" svg:y2="19.674cm" draw:start-shape="id229" draw:start-glue-point="0" draw:end-shape="id303" draw:end-glue-point="2" svg:d="M385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38.514cm" svg:y1="21.601cm" svg:x2="37.318cm" svg:y2="19.674cm" draw:start-shape="id229" draw:start-glue-point="0" draw:end-shape="id301" draw:end-glue-point="2" svg:d="M38514 21601l-1196-1927" svg:viewBox="0 0 1197 1928">
          <text:p text:style-name="P1"><text:span text:style-name="T2">sum</text:span></text:p>
        </draw:connector>
        <draw:custom-shape draw:style-name="gr1" draw:text-style-name="P2" xml:id="id300" draw:id="id300" draw:layer="layout" svg:width="2.1cm" svg:height="0.9cm" svg:x="41.068cm" svg:y="18.774cm">
          <text:p text:style-name="P1"><text:span text:style-name="T1">DFF (clk6)</text:span></text:p>
          <text:p text:style-name="P1"><text:span text:style-name="T1">32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118cm" svg:y1="18.774cm" svg:x2="41.018cm" svg:y2="14.374cm" draw:start-shape="id300" draw:start-glue-point="0" draw:end-shape="id304" draw:end-glue-point="2" svg:d="M42118 18774l-1100-4400" svg:viewBox="0 0 1101 4401">
          <text:p text:style-name="P1"><text:span text:style-name="T2">in5</text:span></text:p>
        </draw:connector>
        <draw:custom-shape draw:style-name="gr1" draw:text-style-name="P2" xml:id="id305" draw:id="id305" draw:layer="layout" svg:width="2.1cm" svg:height="0.9cm" svg:x="98.668cm" svg:y="18.894cm">
          <text:p text:style-name="P1"><text:span text:style-name="T1">DFF (clk6)</text:span></text:p>
          <text:p text:style-name="P1"><text:span text:style-name="T1">40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718cm" svg:y1="18.894cm" svg:x2="98.418cm" svg:y2="14.674cm" draw:start-shape="id305" draw:start-glue-point="0" draw:end-shape="id306" draw:end-glue-point="2" svg:d="M99718 18894l-1300-4220" svg:viewBox="0 0 1301 4221">
          <text:p text:style-name="P1"><text:span text:style-name="T2">in4</text:span></text:p>
        </draw:connector>
        <draw:connector draw:style-name="gr3" draw:text-style-name="P3" draw:layer="layout" draw:type="line" svg:x1="101.014cm" svg:y1="21.601cm" svg:x2="102.118cm" svg:y2="19.794cm" draw:start-shape="id220" draw:start-glue-point="0" draw:end-shape="id307" draw:end-glue-point="2" svg:d="M101014 21601l1104-1807" svg:viewBox="0 0 1105 1808">
          <text:p text:style-name="P1"><text:span text:style-name="T2">cout</text:span></text:p>
        </draw:connector>
        <draw:connector draw:style-name="gr3" draw:text-style-name="P3" draw:layer="layout" draw:type="line" svg:x1="101.014cm" svg:y1="21.601cm" svg:x2="99.718cm" svg:y2="19.794cm" draw:start-shape="id220" draw:start-glue-point="0" draw:end-shape="id305" draw:end-glue-point="2" svg:d="M101014 21601l-1296-1807" svg:viewBox="0 0 1297 1808">
          <text:p text:style-name="P1"><text:span text:style-name="T2">sum</text:span></text:p>
        </draw:connector>
        <draw:custom-shape draw:style-name="gr1" draw:text-style-name="P2" xml:id="id307" draw:id="id307" draw:layer="layout" svg:width="2.1cm" svg:height="0.9cm" svg:x="101.068cm" svg:y="18.894cm">
          <text:p text:style-name="P1"><text:span text:style-name="T1">DFF (clk6)</text:span></text:p>
          <text:p text:style-name="P1"><text:span text:style-name="T1">39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118cm" svg:y1="18.894cm" svg:x2="103.318cm" svg:y2="11.274cm" draw:start-shape="id307" draw:start-glue-point="0" draw:end-shape="id308" draw:end-glue-point="2" svg:d="M102118 18894l1200-7620" svg:viewBox="0 0 1201 7621">
          <text:p text:style-name="P1"><text:span text:style-name="T2">in5</text:span></text:p>
        </draw:connector>
        <draw:custom-shape draw:style-name="gr1" draw:text-style-name="P2" xml:id="id299" draw:id="id299" draw:layer="layout" svg:width="2.1cm" svg:height="0.9cm" svg:x="96.268cm" svg:y="18.849cm">
          <text:p text:style-name="P1"><text:span text:style-name="T1">DFF (clk6)</text:span></text:p>
          <text:p text:style-name="P1"><text:span text:style-name="T1">40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318cm" svg:y1="18.849cm" svg:x2="98.418cm" svg:y2="14.674cm" draw:start-shape="id299" draw:start-glue-point="0" draw:end-shape="id306" draw:end-glue-point="2" svg:d="M97318 18849l1100-4175" svg:viewBox="0 0 1101 4176">
          <text:p text:style-name="P1"><text:span text:style-name="T2">in5</text:span></text:p>
        </draw:connector>
        <draw:custom-shape draw:style-name="gr1" draw:text-style-name="P2" xml:id="id309" draw:id="id309" draw:layer="layout" svg:width="2.1cm" svg:height="0.9cm" svg:x="103.426cm" svg:y="18.939cm">
          <text:p text:style-name="P1"><text:span text:style-name="T1">DFF (clk6)</text:span></text:p>
          <text:p text:style-name="P1"><text:span text:style-name="T1">38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4.476cm" svg:y1="18.939cm" svg:x2="103.318cm" svg:y2="11.274cm" draw:start-shape="id309" draw:start-glue-point="0" draw:end-shape="id308" draw:end-glue-point="2" svg:d="M104476 18939l-1158-7665" svg:viewBox="0 0 1159 7666">
          <text:p text:style-name="P1"><text:span text:style-name="T2">in4</text:span></text:p>
        </draw:connector>
        <draw:custom-shape draw:style-name="gr1" draw:text-style-name="P2" xml:id="id310" draw:id="id310" draw:layer="layout" svg:width="2.1cm" svg:height="0.9cm" svg:x="33.868cm" svg:y="18.774cm">
          <text:p text:style-name="P1"><text:span text:style-name="T1">DFF (clk6)</text:span></text:p>
          <text:p text:style-name="P1"><text:span text:style-name="T1">3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4.918cm" svg:y1="18.774cm" svg:x2="36.218cm" svg:y2="12.874cm" draw:start-shape="id310" draw:start-glue-point="0" draw:end-shape="id302" draw:end-glue-point="2" svg:d="M34918 18774l1300-5900" svg:viewBox="0 0 1301 5901">
          <text:p/>
        </draw:connector>
        <draw:connector draw:style-name="gr3" draw:text-style-name="P3" draw:layer="layout" draw:type="line" svg:x1="33.714cm" svg:y1="21.601cm" svg:x2="34.918cm" svg:y2="19.674cm" draw:start-shape="id232" draw:start-glue-point="0" draw:end-shape="id310" draw:end-glue-point="2" svg:d="M337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33.714cm" svg:y1="21.601cm" svg:x2="32.518cm" svg:y2="19.674cm" draw:start-shape="id232" draw:start-glue-point="0" draw:end-shape="id311" draw:end-glue-point="2" svg:d="M33714 21601l-1196-1927" svg:viewBox="0 0 1197 1928">
          <text:p text:style-name="P1"><text:span text:style-name="T2">sum</text:span></text:p>
        </draw:connector>
        <draw:custom-shape draw:style-name="gr1" draw:text-style-name="P2" xml:id="id311" draw:id="id311" draw:layer="layout" svg:width="2.1cm" svg:height="0.9cm" svg:x="31.468cm" svg:y="18.774cm">
          <text:p text:style-name="P1"><text:span text:style-name="T1">DFF (clk6)</text:span></text:p>
          <text:p text:style-name="P1"><text:span text:style-name="T1">30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518cm" svg:y1="18.774cm" svg:x2="31.518cm" svg:y2="14.774cm" draw:start-shape="id311" draw:start-glue-point="0" draw:end-shape="id312" draw:end-glue-point="2" svg:d="M32518 18774l-1000-4000" svg:viewBox="0 0 1001 4001">
          <text:p/>
        </draw:connector>
        <draw:custom-shape draw:style-name="gr1" draw:text-style-name="P2" xml:id="id313" draw:id="id313" draw:layer="layout" svg:width="2.1cm" svg:height="0.9cm" svg:x="26.668cm" svg:y="18.773cm">
          <text:p text:style-name="P1"><text:span text:style-name="T1">DFF (clk6)</text:span></text:p>
          <text:p text:style-name="P1"><text:span text:style-name="T1">291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7.718cm" svg:y1="18.773cm" svg:x2="25.318cm" svg:y2="16.374cm" draw:start-shape="id313" draw:start-glue-point="0" draw:end-shape="id314" draw:end-glue-point="2" svg:d="M27718 18773l-2400-2399" svg:viewBox="0 0 2401 2400">
          <text:p/>
        </draw:connector>
        <draw:connector draw:style-name="gr3" draw:text-style-name="P3" draw:layer="layout" draw:type="line" svg:x1="28.914cm" svg:y1="21.601cm" svg:x2="30.118cm" svg:y2="19.674cm" draw:start-shape="id197" draw:start-glue-point="0" draw:end-shape="id315" draw:end-glue-point="2" svg:d="M289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28.914cm" svg:y1="21.601cm" svg:x2="27.718cm" svg:y2="19.673cm" draw:start-shape="id197" draw:start-glue-point="0" draw:end-shape="id313" draw:end-glue-point="2" svg:d="M28914 21601l-1196-1928" svg:viewBox="0 0 1197 1929">
          <text:p text:style-name="P1"><text:span text:style-name="T2">sum</text:span></text:p>
        </draw:connector>
        <draw:custom-shape draw:style-name="gr1" draw:text-style-name="P2" xml:id="id315" draw:id="id315" draw:layer="layout" svg:width="2.1cm" svg:height="0.9cm" svg:x="29.068cm" svg:y="18.774cm">
          <text:p text:style-name="P1"><text:span text:style-name="T1">DFF (clk6)</text:span></text:p>
          <text:p text:style-name="P1"><text:span text:style-name="T1">29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0.118cm" svg:y1="18.774cm" svg:x2="31.518cm" svg:y2="14.774cm" draw:start-shape="id315" draw:start-glue-point="0" draw:end-shape="id312" draw:end-glue-point="2" svg:d="M30118 18774l1400-4000" svg:viewBox="0 0 1401 4001">
          <text:p/>
        </draw:connector>
        <draw:custom-shape draw:style-name="gr1" draw:text-style-name="P2" xml:id="id316" draw:id="id316" draw:layer="layout" svg:width="2.1cm" svg:height="0.9cm" svg:x="21.868cm" svg:y="18.774cm">
          <text:p text:style-name="P1"><text:span text:style-name="T1">DFF (clk6)</text:span></text:p>
          <text:p text:style-name="P1"><text:span text:style-name="T1">28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918cm" svg:y1="18.774cm" svg:x2="25.318cm" svg:y2="16.374cm" draw:start-shape="id316" draw:start-glue-point="0" draw:end-shape="id314" draw:end-glue-point="2" svg:d="M22918 18774l2400-2400" svg:viewBox="0 0 2401 2401">
          <text:p/>
        </draw:connector>
        <draw:connector draw:style-name="gr4" draw:text-style-name="P3" draw:layer="layout" draw:type="line" svg:x1="15.721cm" svg:y1="20.963cm" svg:x2="22.918cm" svg:y2="19.674cm" draw:start-shape="id191" draw:start-glue-point="0" draw:end-shape="id316" draw:end-glue-point="2" svg:d="M15721 20963l7197-1289" svg:viewBox="0 0 7198 1290">
          <text:p/>
        </draw:connector>
        <draw:custom-shape draw:style-name="gr1" draw:text-style-name="P2" xml:id="id317" draw:id="id317" draw:layer="layout" svg:width="2.1cm" svg:height="0.9cm" svg:x="24.268cm" svg:y="18.774cm">
          <text:p text:style-name="P1"><text:span text:style-name="T1">DFF (clk6)</text:span></text:p>
          <text:p text:style-name="P1"><text:span text:style-name="T1">291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5.318cm" svg:y1="18.774cm" svg:x2="25.318cm" svg:y2="16.374cm" draw:start-shape="id317" draw:start-glue-point="0" draw:end-shape="id314" draw:end-glue-point="2" svg:d="M25318 18774v-2400" svg:viewBox="0 0 1 2401">
          <text:p/>
        </draw:connector>
        <draw:connector draw:style-name="gr3" draw:text-style-name="P3" draw:layer="layout" draw:type="line" svg:x1="104.472cm" svg:y1="21.601cm" svg:x2="104.476cm" svg:y2="19.839cm" draw:start-shape="id221" draw:start-glue-point="0" draw:end-shape="id309" draw:end-glue-point="2" svg:d="M104472 21601l4-1762" svg:viewBox="0 0 5 1763">
          <text:p text:style-name="P1"><text:span text:style-name="T2">sum</text:span></text:p>
        </draw:connector>
        <draw:connector draw:style-name="gr3" draw:text-style-name="P3" draw:layer="layout" draw:type="line" svg:x1="91.314cm" svg:y1="21.601cm" svg:x2="92.518cm" svg:y2="19.694cm" draw:start-shape="id218" draw:start-glue-point="0" draw:end-shape="id294" draw:end-glue-point="2" svg:d="M91314 21601l1204-1907" svg:viewBox="0 0 1205 1908">
          <text:p text:style-name="P1"><text:span text:style-name="T2">cout</text:span></text:p>
        </draw:connector>
        <draw:connector draw:style-name="gr3" draw:text-style-name="P3" draw:layer="layout" draw:type="line" svg:x1="91.314cm" svg:y1="21.601cm" svg:x2="90.118cm" svg:y2="19.701cm" draw:start-shape="id218" draw:start-glue-point="0" draw:end-shape="id291" draw:end-glue-point="2" svg:d="M91314 21601l-1196-1900" svg:viewBox="0 0 1197 1901">
          <text:p text:style-name="P1"><text:span text:style-name="T2">sum</text:span></text:p>
        </draw:connector>
        <draw:custom-shape draw:style-name="gr2" draw:text-style-name="P2" xml:id="id270" draw:id="id270" draw:layer="layout" svg:width="3.5cm" svg:height="0.9cm" svg:x="58.368cm" svg:y="13.574cm">
          <text:p text:style-name="P1"><text:span text:style-name="T1">WS1</text:span></text:p>
          <text:p text:style-name="P1"><text:span text:style-name="T1">36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6" draw:id="id306" draw:layer="layout" svg:width="3.5cm" svg:height="0.9cm" svg:x="96.668cm" svg:y="13.774cm">
          <text:p text:style-name="P1"><text:span text:style-name="T1">WS1</text:span></text:p>
          <text:p text:style-name="P1"><text:span text:style-name="T1">40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3" draw:id="id283" draw:layer="layout" svg:width="3.5cm" svg:height="0.9cm" svg:x="48.768cm" svg:y="13.574cm">
          <text:p text:style-name="P1"><text:span text:style-name="T1">WS1</text:span></text:p>
          <text:p text:style-name="P1"><text:span text:style-name="T1">34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4" draw:id="id304" draw:layer="layout" svg:width="3.5cm" svg:height="0.9cm" svg:x="39.268cm" svg:y="13.474cm">
          <text:p text:style-name="P1"><text:span text:style-name="T1">WS1 (POWER/in3, GROUND/in2)</text:span></text:p>
          <text:p text:style-name="P1"><text:span text:style-name="T1">32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7" draw:id="id267" draw:layer="layout" svg:width="3.5cm" svg:height="0.9cm" svg:x="72.768cm" svg:y="10.474cm">
          <text:p text:style-name="P1"><text:span text:style-name="T1">WS2</text:span></text:p>
          <text:p text:style-name="P1"><text:span text:style-name="T1">38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2" draw:id="id272" draw:layer="layout" svg:width="3.5cm" svg:height="0.9cm" svg:x="63.068cm" svg:y="10.474cm">
          <text:p text:style-name="P1"><text:span text:style-name="T1">WS2</text:span></text:p>
          <text:p text:style-name="P1"><text:span text:style-name="T1">37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868cm" svg:y1="14.024cm" svg:x2="64.818cm" svg:y2="11.374cm" draw:start-shape="id270" draw:end-shape="id272" draw:end-glue-point="2" svg:d="M61868 14024l2950-2650" svg:viewBox="0 0 2951 2651">
          <text:p text:style-name="P1"><text:span text:style-name="T2">out2/in3</text:span></text:p>
        </draw:connector>
        <draw:connector draw:style-name="gr3" draw:text-style-name="P3" draw:layer="layout" draw:type="line" svg:x1="60.118cm" svg:y1="13.574cm" svg:x2="63.068cm" svg:y2="10.924cm" draw:start-shape="id270" draw:start-glue-point="0" draw:end-shape="id272" draw:end-glue-point="3" svg:d="M60118 13574l2950-2650" svg:viewBox="0 0 2951 2651">
          <text:p text:style-name="P1"><text:span text:style-name="T2">out3/in2</text:span></text:p>
        </draw:connector>
        <draw:custom-shape draw:style-name="gr2" draw:text-style-name="P2" xml:id="id275" draw:id="id275" draw:layer="layout" svg:width="3.5cm" svg:height="0.9cm" svg:x="53.568cm" svg:y="10.474cm">
          <text:p text:style-name="P1"><text:span text:style-name="T1">WS2</text:span></text:p>
          <text:p text:style-name="P1"><text:span text:style-name="T1">35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268cm" svg:y1="14.024cm" svg:x2="55.318cm" svg:y2="11.374cm" draw:start-shape="id283" draw:start-glue-point="1" draw:end-shape="id275" draw:end-glue-point="2" svg:d="M52268 14024l3050-2650" svg:viewBox="0 0 3051 2651">
          <text:p text:style-name="P1"><text:span text:style-name="T2">out2/in3</text:span></text:p>
        </draw:connector>
        <draw:connector draw:style-name="gr3" draw:text-style-name="P3" draw:layer="layout" draw:type="line" svg:x1="55.318cm" svg:y1="11.374cm" svg:x2="58.368cm" svg:y2="14.024cm" draw:start-shape="id275" draw:start-glue-point="2" draw:end-shape="id270" draw:end-glue-point="3" svg:d="M55318 11374l3050 2650" svg:viewBox="0 0 3051 2651">
          <text:p text:style-name="P1"><text:span text:style-name="T2">out3/in2</text:span></text:p>
        </draw:connector>
        <draw:custom-shape draw:style-name="gr2" draw:text-style-name="P2" xml:id="id286" draw:id="id286" draw:layer="layout" svg:width="3.5cm" svg:height="0.9cm" svg:x="82.468cm" svg:y="10.474cm">
          <text:p text:style-name="P1"><text:span text:style-name="T1">WS2</text:span></text:p>
          <text:p text:style-name="P1"><text:span text:style-name="T1">39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6" draw:id="id296" draw:layer="layout" svg:width="3.5cm" svg:height="0.9cm" svg:x="43.868cm" svg:y="10.674cm">
          <text:p text:style-name="P1"><text:span text:style-name="T1">WS2</text:span></text:p>
          <text:p text:style-name="P1"><text:span text:style-name="T1">33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018cm" svg:y1="13.474cm" svg:x2="43.868cm" svg:y2="11.124cm" draw:start-shape="id304" draw:start-glue-point="0" draw:end-shape="id296" draw:end-glue-point="3" svg:d="M41018 13474l2850-2350" svg:viewBox="0 0 2851 2351">
          <text:p text:style-name="P1"><text:span text:style-name="T2">out3/in2</text:span></text:p>
        </draw:connector>
        <draw:connector draw:style-name="gr3" draw:text-style-name="P3" draw:layer="layout" draw:type="line" svg:x1="42.768cm" svg:y1="13.924cm" svg:x2="45.618cm" svg:y2="11.574cm" draw:start-shape="id304" draw:start-glue-point="1" draw:end-shape="id296" draw:end-glue-point="2" svg:d="M42768 13924l2850-2350" svg:viewBox="0 0 2851 2351">
          <text:p text:style-name="P1"><text:span text:style-name="T2">out2/in3</text:span></text:p>
        </draw:connector>
        <draw:connector draw:style-name="gr3" draw:text-style-name="P3" draw:layer="layout" draw:type="line" svg:x1="47.368cm" svg:y1="11.124cm" svg:x2="50.518cm" svg:y2="13.574cm" draw:start-shape="id296" draw:end-shape="id283" draw:end-glue-point="0" svg:d="M47368 11124l3150 2450" svg:viewBox="0 0 3151 2451">
          <text:p text:style-name="P1"><text:span text:style-name="T2">out2/in3</text:span></text:p>
        </draw:connector>
        <draw:connector draw:style-name="gr3" draw:text-style-name="P3" draw:layer="layout" draw:type="line" svg:x1="45.618cm" svg:y1="11.574cm" svg:x2="48.768cm" svg:y2="14.024cm" draw:start-shape="id296" draw:start-glue-point="2" draw:end-shape="id283" svg:d="M45618 11574l3150 2450" svg:viewBox="0 0 3151 2451">
          <text:p text:style-name="P1"><text:span text:style-name="T2">out3/in2</text:span></text:p>
        </draw:connector>
        <draw:connector draw:style-name="gr3" draw:text-style-name="P3" draw:layer="layout" draw:type="line" svg:x1="50.518cm" svg:y1="13.574cm" svg:x2="53.568cm" svg:y2="10.924cm" draw:start-shape="id283" draw:start-glue-point="0" draw:end-shape="id275" svg:d="M50518 13574l3050-2650" svg:viewBox="0 0 3051 2651">
          <text:p text:style-name="P1"><text:span text:style-name="T2">out3/in2</text:span></text:p>
        </draw:connector>
        <draw:connector draw:style-name="gr3" draw:text-style-name="P3" draw:layer="layout" draw:type="line" svg:x1="57.068cm" svg:y1="10.924cm" svg:x2="60.118cm" svg:y2="13.574cm" draw:start-shape="id275" draw:end-shape="id270" draw:end-glue-point="0" svg:d="M57068 10924l3050 2650" svg:viewBox="0 0 3051 2651">
          <text:p text:style-name="P1"><text:span text:style-name="T2">out2/in3</text:span></text:p>
        </draw:connector>
        <draw:connector draw:style-name="gr4" draw:text-style-name="P1" draw:layer="layout" draw:type="line" svg:x1="60.118cm" svg:y1="13.574cm" svg:x2="60.218cm" svg:y2="8.974cm" draw:start-shape="id270" draw:start-glue-point="0" draw:end-shape="id318" svg:d="M60118 13574l100-4600" svg:viewBox="0 0 101 4601">
          <text:p/>
        </draw:connector>
        <draw:connector draw:style-name="gr4" draw:text-style-name="P1" draw:layer="layout" draw:type="line" svg:x1="50.518cm" svg:y1="13.574cm" svg:x2="50.518cm" svg:y2="8.974cm" draw:start-shape="id283" draw:start-glue-point="0" draw:end-shape="id319" draw:end-glue-point="2" svg:d="M50518 13574v-4600" svg:viewBox="0 0 1 4601">
          <text:p/>
        </draw:connector>
        <draw:connector draw:style-name="gr4" draw:text-style-name="P1" draw:layer="layout" draw:type="line" svg:x1="41.018cm" svg:y1="13.474cm" svg:x2="41.018cm" svg:y2="8.974cm" draw:start-shape="id304" draw:start-glue-point="0" draw:end-shape="id320" svg:d="M41018 13474v-4500" svg:viewBox="0 0 1 4501">
          <text:p/>
        </draw:connector>
        <draw:custom-shape draw:style-name="gr2" draw:text-style-name="P2" xml:id="id280" draw:id="id280" draw:layer="layout" svg:width="3.5cm" svg:height="0.9cm" svg:x="67.868cm" svg:y="13.774cm">
          <text:p text:style-name="P1"><text:span text:style-name="T1">WS1</text:span></text:p>
          <text:p text:style-name="P1"><text:span text:style-name="T1">37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818cm" svg:y1="11.374cm" svg:x2="67.868cm" svg:y2="14.224cm" draw:start-shape="id272" draw:start-glue-point="2" draw:end-shape="id280" draw:end-glue-point="3" svg:d="M64818 11374l3050 2850" svg:viewBox="0 0 3051 2851">
          <text:p text:style-name="P1"><text:span text:style-name="T2">out3/in2</text:span></text:p>
        </draw:connector>
        <draw:connector draw:style-name="gr3" draw:text-style-name="P3" draw:layer="layout" draw:type="line" svg:x1="66.568cm" svg:y1="10.924cm" svg:x2="69.618cm" svg:y2="13.774cm" draw:end-shape="id280" draw:end-glue-point="0" svg:d="M66568 10924l3050 2850" svg:viewBox="0 0 3051 2851">
          <text:p text:style-name="P1"><text:span text:style-name="T2">out2/in3</text:span></text:p>
        </draw:connector>
        <draw:connector draw:style-name="gr4" draw:text-style-name="P1" draw:layer="layout" draw:type="line" svg:x1="69.618cm" svg:y1="13.774cm" svg:x2="69.618cm" svg:y2="8.974cm" draw:start-shape="id280" draw:start-glue-point="0" draw:end-shape="id321" draw:end-glue-point="2" svg:d="M69618 13774v-4800" svg:viewBox="0 0 1 4801">
          <text:p/>
        </draw:connector>
        <draw:connector draw:style-name="gr3" draw:text-style-name="P3" draw:layer="layout" draw:type="line" svg:x1="69.618cm" svg:y1="13.774cm" svg:x2="72.768cm" svg:y2="10.924cm" draw:start-shape="id280" draw:start-glue-point="0" draw:end-shape="id267" draw:end-glue-point="3" svg:d="M69618 13774l3150-2850" svg:viewBox="0 0 3151 2851">
          <text:p text:style-name="P1"><text:span text:style-name="T2">out3/in2</text:span></text:p>
        </draw:connector>
        <draw:connector draw:style-name="gr3" draw:text-style-name="P3" draw:layer="layout" draw:type="line" svg:x1="71.368cm" svg:y1="14.224cm" svg:x2="74.518cm" svg:y2="11.374cm" draw:start-shape="id280" draw:start-glue-point="1" draw:end-shape="id267" draw:end-glue-point="2" svg:d="M71368 14224l3150-2850" svg:viewBox="0 0 3151 2851">
          <text:p text:style-name="P1"><text:span text:style-name="T2">out2/in3</text:span></text:p>
        </draw:connector>
        <draw:connector draw:style-name="gr3" draw:text-style-name="P14" draw:layer="layout" draw:type="line" svg:x1="70.918cm" svg:y1="18.774cm" svg:x2="69.618cm" svg:y2="14.674cm" draw:start-shape="id297" draw:start-glue-point="0" draw:end-shape="id280" draw:end-glue-point="2" svg:d="M70918 18774l-1300-4100" svg:viewBox="0 0 1301 4101">
          <text:p text:style-name="P1"><text:span text:style-name="T8">in4</text:span></text:p>
        </draw:connector>
        <draw:connector draw:style-name="gr3" draw:text-style-name="P3" draw:layer="layout" draw:type="line" svg:x1="74.518cm" svg:y1="11.374cm" svg:x2="76.268cm" svg:y2="12.724cm" draw:start-shape="id267" draw:start-glue-point="2" draw:end-shape="id322" draw:end-glue-point="3" svg:d="M74518 11374l1750 1350" svg:viewBox="0 0 1751 1351">
          <text:p text:style-name="P1"><text:span text:style-name="T2">out3/c</text:span></text:p>
        </draw:connector>
        <draw:connector draw:style-name="gr3" draw:text-style-name="P3" draw:layer="layout" draw:type="line" svg:x1="76.268cm" svg:y1="10.924cm" svg:x2="76.768cm" svg:y2="12.274cm" draw:start-shape="id267" draw:start-glue-point="1" draw:end-shape="id322" draw:end-glue-point="0" svg:d="M76268 10924l500 1350" svg:viewBox="0 0 501 1351">
          <text:p text:style-name="P1"><text:span text:style-name="T2">out2/b</text:span></text:p>
        </draw:connector>
        <draw:connector draw:style-name="gr3" draw:text-style-name="P3" draw:layer="layout" draw:type="line" svg:x1="37.268cm" svg:y1="12.424cm" svg:x2="43.868cm" svg:y2="11.124cm" draw:start-shape="id302" draw:start-glue-point="1" draw:end-shape="id296" draw:end-glue-point="3" svg:d="M37268 12424l6600-1300" svg:viewBox="0 0 6601 13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39.268cm" svg:y2="13.924cm" draw:start-shape="id302" draw:start-glue-point="1" draw:end-shape="id304" draw:end-glue-point="3" svg:d="M37268 12424l2000 1500" svg:viewBox="0 0 20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53.568cm" svg:y2="10.924cm" draw:start-shape="id302" draw:start-glue-point="1" draw:end-shape="id275" draw:end-glue-point="3" svg:d="M37268 12424l16300-1500" svg:viewBox="0 0 163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48.768cm" svg:y2="14.024cm" draw:start-shape="id302" draw:start-glue-point="1" draw:end-shape="id283" draw:end-glue-point="3" svg:d="M37268 12424l11500 1600" svg:viewBox="0 0 11501 16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63.068cm" svg:y2="10.924cm" draw:start-shape="id302" draw:start-glue-point="1" draw:end-shape="id272" draw:end-glue-point="3" svg:d="M37268 12424l25800-1500" svg:viewBox="0 0 258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58.368cm" svg:y2="14.024cm" draw:start-shape="id302" draw:start-glue-point="1" draw:end-shape="id270" draw:end-glue-point="3" svg:d="M37268 12424l21100 1600" svg:viewBox="0 0 21101 16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72.768cm" svg:y2="10.924cm" draw:start-shape="id302" draw:start-glue-point="1" draw:end-shape="id267" draw:end-glue-point="3" svg:d="M37268 12424l35500-1500" svg:viewBox="0 0 355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67.868cm" svg:y2="14.224cm" draw:start-shape="id302" draw:start-glue-point="1" draw:end-shape="id280" draw:end-glue-point="3" svg:d="M37268 12424l30600 1800" svg:viewBox="0 0 30601 1801">
          <text:p text:style-name="P1"><text:span text:style-name="T2">cout/in1</text:span></text:p>
        </draw:connector>
        <draw:custom-shape draw:style-name="gr2" draw:text-style-name="P2" xml:id="id277" draw:id="id277" draw:layer="layout" svg:width="3.5cm" svg:height="0.9cm" svg:x="77.568cm" svg:y="13.774cm">
          <text:p text:style-name="P1"><text:span text:style-name="T1">WS1 (POWER/in3, GROUND/in2)</text:span></text:p>
          <text:p text:style-name="P1"><text:span text:style-name="T1">39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318cm" svg:y1="13.774cm" svg:x2="82.468cm" svg:y2="10.924cm" draw:start-shape="id277" draw:start-glue-point="0" draw:end-shape="id286" draw:end-glue-point="3" svg:d="M79318 13774l3150-2850" svg:viewBox="0 0 3151 2851">
          <text:p text:style-name="P1"><text:span text:style-name="T2">out3/in2</text:span></text:p>
        </draw:connector>
        <draw:connector draw:style-name="gr3" draw:text-style-name="P3" draw:layer="layout" draw:type="line" svg:x1="81.068cm" svg:y1="14.224cm" svg:x2="84.218cm" svg:y2="11.374cm" draw:start-shape="id277" draw:start-glue-point="1" draw:end-shape="id286" draw:end-glue-point="2" svg:d="M81068 14224l3150-2850" svg:viewBox="0 0 3151 2851">
          <text:p text:style-name="P1"><text:span text:style-name="T2">out2/in3</text:span></text:p>
        </draw:connector>
        <draw:connector draw:style-name="gr4" draw:text-style-name="P1" draw:layer="layout" draw:type="line" svg:x1="79.318cm" svg:y1="13.774cm" svg:x2="79.418cm" svg:y2="8.974cm" draw:start-shape="id277" draw:start-glue-point="0" draw:end-shape="id323" draw:end-glue-point="2" svg:d="M79318 13774l100-4800" svg:viewBox="0 0 101 4801">
          <text:p/>
        </draw:connector>
        <draw:connector draw:style-name="gr3" draw:text-style-name="P3" draw:layer="layout" draw:type="line" svg:x1="77.268cm" svg:y1="12.724cm" svg:x2="77.568cm" svg:y2="14.224cm" draw:start-shape="id322" draw:start-glue-point="1" draw:end-shape="id277" draw:end-glue-point="3" svg:d="M77268 12724l300 1500" svg:viewBox="0 0 301 1501">
          <text:p text:style-name="P1"><text:span text:style-name="T2">in1</text:span></text:p>
        </draw:connector>
        <draw:connector draw:style-name="gr3" draw:text-style-name="P3" draw:layer="layout" draw:type="line" svg:x1="84.218cm" svg:y1="11.374cm" svg:x2="87.168cm" svg:y2="14.224cm" draw:start-shape="id286" draw:start-glue-point="2" draw:end-shape="id288" draw:end-glue-point="3" svg:d="M84218 11374l2950 2850" svg:viewBox="0 0 2951 2851">
          <text:p text:style-name="P1"><text:span text:style-name="T2">out3/in2</text:span></text:p>
        </draw:connector>
        <draw:connector draw:style-name="gr3" draw:text-style-name="P3" draw:layer="layout" draw:type="line" svg:x1="85.968cm" svg:y1="10.924cm" svg:x2="88.918cm" svg:y2="13.774cm" draw:start-shape="id286" draw:start-glue-point="1" draw:end-shape="id288" draw:end-glue-point="0" svg:d="M85968 10924l2950 2850" svg:viewBox="0 0 2951 2851">
          <text:p text:style-name="P1"><text:span text:style-name="T2">out2/in3</text:span></text:p>
        </draw:connector>
        <draw:connector draw:style-name="gr3" draw:text-style-name="P3" draw:layer="layout" draw:type="line" svg:x1="77.268cm" svg:y1="12.724cm" svg:x2="82.468cm" svg:y2="10.924cm" draw:start-shape="id322" draw:start-glue-point="1" draw:end-shape="id286" svg:d="M77268 12724l5200-1800" svg:viewBox="0 0 5201 1801">
          <text:p text:style-name="P1"><text:span text:style-name="T2">in1</text:span></text:p>
        </draw:connector>
        <draw:connector draw:style-name="gr3" draw:text-style-name="P3" draw:layer="layout" draw:type="line" svg:x1="77.268cm" svg:y1="12.724cm" svg:x2="87.168cm" svg:y2="14.224cm" draw:start-shape="id322" draw:start-glue-point="1" draw:end-shape="id288" draw:end-glue-point="3" svg:d="M77268 12724l9900 1500" svg:viewBox="0 0 9901 1501">
          <text:p text:style-name="P1"><text:span text:style-name="T2">in1</text:span></text:p>
        </draw:connector>
        <draw:connector draw:style-name="gr4" draw:text-style-name="P1" draw:layer="layout" draw:type="line" svg:x1="88.918cm" svg:y1="13.774cm" svg:x2="89.018cm" svg:y2="8.974cm" draw:start-shape="id288" draw:start-glue-point="0" draw:end-shape="id324" draw:end-glue-point="2" svg:d="M88918 13774l100-4800" svg:viewBox="0 0 101 4801">
          <text:p/>
        </draw:connector>
        <draw:connector draw:style-name="gr4" draw:text-style-name="P1" draw:layer="layout" draw:type="line" svg:x1="98.418cm" svg:y1="13.774cm" svg:x2="98.418cm" svg:y2="8.974cm" draw:start-shape="id306" draw:start-glue-point="0" draw:end-shape="id325" draw:end-glue-point="2" svg:d="M98418 13774v-4800" svg:viewBox="0 0 1 4801">
          <text:p/>
        </draw:connector>
        <draw:custom-shape draw:style-name="gr2" draw:text-style-name="P2" xml:id="id293" draw:id="id293" draw:layer="layout" svg:width="3.5cm" svg:height="0.9cm" svg:x="92.168cm" svg:y="10.474cm">
          <text:p text:style-name="P1"><text:span text:style-name="T1">WS2</text:span></text:p>
          <text:p text:style-name="P1"><text:span text:style-name="T1">40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8.918cm" svg:y1="13.774cm" svg:x2="92.168cm" svg:y2="10.924cm" draw:start-shape="id288" draw:start-glue-point="0" draw:end-shape="id293" draw:end-glue-point="3" svg:d="M88918 13774l3250-2850" svg:viewBox="0 0 3251 2851">
          <text:p text:style-name="P1"><text:span text:style-name="T2">out3/in2</text:span></text:p>
        </draw:connector>
        <draw:connector draw:style-name="gr3" draw:text-style-name="P3" draw:layer="layout" draw:type="line" svg:x1="90.668cm" svg:y1="14.224cm" svg:x2="93.918cm" svg:y2="11.374cm" draw:start-shape="id288" draw:start-glue-point="1" draw:end-shape="id293" draw:end-glue-point="2" svg:d="M90668 14224l3250-2850" svg:viewBox="0 0 3251 2851">
          <text:p text:style-name="P1"><text:span text:style-name="T2">out2/in3</text:span></text:p>
        </draw:connector>
        <draw:connector draw:style-name="gr3" draw:text-style-name="P3" draw:layer="layout" draw:type="line" svg:x1="77.268cm" svg:y1="12.724cm" svg:x2="92.168cm" svg:y2="10.924cm" draw:start-shape="id322" draw:start-glue-point="1" draw:end-shape="id293" draw:end-glue-point="3" svg:d="M77268 12724l14900-1800" svg:viewBox="0 0 14901 1801">
          <text:p text:style-name="P1"><text:span text:style-name="T2">in1</text:span></text:p>
        </draw:connector>
        <draw:connector draw:style-name="gr3" draw:text-style-name="P3" draw:layer="layout" draw:type="line" svg:x1="93.918cm" svg:y1="11.374cm" svg:x2="96.668cm" svg:y2="14.224cm" draw:start-shape="id293" draw:start-glue-point="2" draw:end-shape="id306" draw:end-glue-point="3" svg:d="M93918 11374l2750 2850" svg:viewBox="0 0 2751 2851">
          <text:p text:style-name="P1"><text:span text:style-name="T2">out3/in2</text:span></text:p>
        </draw:connector>
        <draw:connector draw:style-name="gr3" draw:text-style-name="P3" draw:layer="layout" draw:type="line" svg:x1="95.668cm" svg:y1="10.924cm" svg:x2="98.418cm" svg:y2="13.774cm" draw:start-shape="id293" draw:start-glue-point="1" draw:end-shape="id306" draw:end-glue-point="0" svg:d="M95668 10924l2750 2850" svg:viewBox="0 0 2751 2851">
          <text:p text:style-name="P1"><text:span text:style-name="T2">out2/in3</text:span></text:p>
        </draw:connector>
        <draw:custom-shape draw:style-name="gr2" draw:text-style-name="P2" xml:id="id308" draw:id="id308" draw:layer="layout" svg:width="3.5cm" svg:height="0.9cm" svg:x="101.568cm" svg:y="10.374cm">
          <text:p text:style-name="P1"><text:span text:style-name="T1">WS2</text:span></text:p>
          <text:p text:style-name="P1"><text:span text:style-name="T1">39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8.418cm" svg:y1="13.774cm" svg:x2="101.568cm" svg:y2="10.824cm" draw:start-shape="id306" draw:start-glue-point="0" draw:end-shape="id308" draw:end-glue-point="3" svg:d="M98418 13774l3150-2950" svg:viewBox="0 0 3151 2951">
          <text:p text:style-name="P1"><text:span text:style-name="T2">out3/in2</text:span></text:p>
        </draw:connector>
        <draw:connector draw:style-name="gr3" draw:text-style-name="P3" draw:layer="layout" draw:type="line" svg:x1="100.168cm" svg:y1="14.224cm" svg:x2="103.318cm" svg:y2="11.274cm" draw:start-shape="id306" draw:start-glue-point="1" draw:end-shape="id308" draw:end-glue-point="2" svg:d="M100168 14224l3150-2950" svg:viewBox="0 0 3151 2951">
          <text:p text:style-name="P1"><text:span text:style-name="T2">out2/in3</text:span></text:p>
        </draw:connector>
        <draw:connector draw:style-name="gr3" draw:text-style-name="P3" draw:layer="layout" draw:type="line" svg:x1="77.268cm" svg:y1="12.724cm" svg:x2="96.668cm" svg:y2="14.224cm" draw:start-shape="id322" draw:start-glue-point="1" draw:end-shape="id306" draw:end-glue-point="3" svg:d="M77268 12724l19400 1500" svg:viewBox="0 0 19401 1501">
          <text:p text:style-name="P1"><text:span text:style-name="T2">out/in1</text:span></text:p>
        </draw:connector>
        <draw:connector draw:style-name="gr3" draw:text-style-name="P3" draw:layer="layout" draw:type="line" svg:x1="77.268cm" svg:y1="12.724cm" svg:x2="101.568cm" svg:y2="10.824cm" draw:start-shape="id322" draw:start-glue-point="1" draw:end-shape="id308" draw:end-glue-point="3" svg:d="M77268 12724l24300-1900" svg:viewBox="0 0 24301 1901">
          <text:p text:style-name="P1"><text:span text:style-name="T2">in1</text:span></text:p>
        </draw:connector>
        <draw:custom-shape draw:style-name="gr2" draw:text-style-name="P2" xml:id="id302" draw:id="id302" draw:layer="layout" svg:width="2.1cm" svg:height="0.9cm" svg:x="35.168cm" svg:y="11.974cm">
          <text:p text:style-name="P1"><text:span text:style-name="T1">FA</text:span></text:p>
          <text:p text:style-name="P1"><text:span text:style-name="T1">3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2" draw:id="id312" draw:layer="layout" svg:width="2.1cm" svg:height="0.9cm" svg:x="30.468cm" svg:y="13.874cm">
          <text:p text:style-name="P1"><text:span text:style-name="T1">FA</text:span></text:p>
          <text:p text:style-name="P1"><text:span text:style-name="T1">30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518cm" svg:y1="13.874cm" svg:x2="36.218cm" svg:y2="12.874cm" draw:start-shape="id312" draw:start-glue-point="0" draw:end-shape="id302" draw:end-glue-point="2" svg:d="M31518 13874l4700-1000" svg:viewBox="0 0 4701 1001">
          <text:p text:style-name="P1"><text:span text:style-name="T2">cout</text:span></text:p>
        </draw:connector>
        <draw:connector draw:style-name="gr3" draw:text-style-name="P3" draw:layer="layout" draw:type="line" svg:x1="37.268cm" svg:y1="12.424cm" svg:x2="76.268cm" svg:y2="12.724cm" draw:start-shape="id302" draw:start-glue-point="1" draw:end-shape="id322" draw:end-glue-point="3" svg:d="M37268 12424l39000 300" svg:viewBox="0 0 39001 301">
          <text:p text:style-name="P1"><text:span text:style-name="T2">cout/a</text:span></text:p>
        </draw:connector>
        <draw:connector draw:style-name="gr3" draw:text-style-name="P3" draw:layer="layout" draw:type="line" svg:x1="36.218cm" svg:y1="11.974cm" svg:x2="36.218cm" svg:y2="8.974cm" draw:start-shape="id302" draw:end-shape="id326" svg:d="M36218 11974v-3000" svg:viewBox="0 0 1 3001">
          <text:p text:style-name="P1"><text:span text:style-name="T2">sum</text:span></text:p>
        </draw:connector>
        <draw:custom-shape draw:style-name="gr2" draw:text-style-name="P2" xml:id="id314" draw:id="id314" draw:layer="layout" svg:width="2.1cm" svg:height="0.9cm" svg:x="24.268cm" svg:y="15.474cm">
          <text:p text:style-name="P1"><text:span text:style-name="T1">FA</text:span></text:p>
          <text:p text:style-name="P1"><text:span text:style-name="T1">29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318cm" svg:y1="15.474cm" svg:x2="31.518cm" svg:y2="14.774cm" draw:start-shape="id314" draw:start-glue-point="0" draw:end-shape="id312" draw:end-glue-point="2" svg:d="M25318 15474l6200-700" svg:viewBox="0 0 6201 701">
          <text:p text:style-name="P1"><text:span text:style-name="T2">cout</text:span></text:p>
        </draw:connector>
        <draw:connector draw:style-name="gr3" draw:text-style-name="P3" draw:layer="layout" draw:type="line" svg:x1="31.518cm" svg:y1="13.874cm" svg:x2="31.518cm" svg:y2="8.974cm" draw:start-shape="id312" draw:start-glue-point="0" draw:end-shape="id327" svg:d="M31518 13874v-4900" svg:viewBox="0 0 1 4901">
          <text:p text:style-name="P1"><text:span text:style-name="T2">sum</text:span></text:p>
        </draw:connector>
        <draw:connector draw:style-name="gr3" draw:text-style-name="P3" draw:layer="layout" draw:type="line" svg:x1="25.318cm" svg:y1="15.474cm" svg:x2="25.318cm" svg:y2="8.974cm" draw:start-shape="id314" draw:start-glue-point="0" draw:end-shape="id328" draw:end-glue-point="2" svg:d="M25318 15474v-6500" svg:viewBox="0 0 1 6501">
          <text:p text:style-name="P1"><text:span text:style-name="T2">sum</text:span></text:p>
        </draw:connector>
        <draw:custom-shape draw:style-name="gr1" draw:text-style-name="P2" xml:id="id331" draw:id="id331" draw:layer="layout" svg:width="2.1cm" svg:height="0.9cm" svg:x="83.168cm" svg:y="8.074cm">
          <text:p text:style-name="P1"><text:span text:style-name="T1">DFF (clk7)</text:span></text:p>
          <text:p text:style-name="P1"><text:span text:style-name="T1">39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0" draw:id="id330" draw:layer="layout" svg:width="2.1cm" svg:height="0.9cm" svg:x="92.868cm" svg:y="8.074cm">
          <text:p text:style-name="P1"><text:span text:style-name="T1">DFF (clk7)</text:span></text:p>
          <text:p text:style-name="P1"><text:span text:style-name="T1">40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2" draw:id="id332" draw:layer="layout" svg:width="2.1cm" svg:height="0.9cm" svg:x="73.468cm" svg:y="8.074cm">
          <text:p text:style-name="P1"><text:span text:style-name="T1">DFF (clk7)</text:span></text:p>
          <text:p text:style-name="P1"><text:span text:style-name="T1">39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5" draw:id="id325" draw:layer="layout" svg:width="2.1cm" svg:height="0.9cm" svg:x="97.368cm" svg:y="8.074cm">
          <text:p text:style-name="P1"><text:span text:style-name="T1">DFF (clk7)</text:span></text:p>
          <text:p text:style-name="P1"><text:span text:style-name="T1">40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4" draw:id="id324" draw:layer="layout" svg:width="2.1cm" svg:height="0.9cm" svg:x="87.968cm" svg:y="8.074cm">
          <text:p text:style-name="P1"><text:span text:style-name="T1">DFF (clk7)</text:span></text:p>
          <text:p text:style-name="P1"><text:span text:style-name="T1">4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3" draw:id="id323" draw:layer="layout" svg:width="2.1cm" svg:height="0.9cm" svg:x="78.368cm" svg:y="8.074cm">
          <text:p text:style-name="P1"><text:span text:style-name="T1">DFF (clk7)</text:span></text:p>
          <text:p text:style-name="P1"><text:span text:style-name="T1">39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3" draw:id="id333" draw:layer="layout" svg:width="2.1cm" svg:height="0.9cm" svg:x="63.768cm" svg:y="8.074cm">
          <text:p text:style-name="P1"><text:span text:style-name="T1">DFF (clk7)</text:span></text:p>
          <text:p text:style-name="P1"><text:span text:style-name="T1">38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5" draw:id="id335" draw:layer="layout" svg:width="2.1cm" svg:height="0.9cm" svg:x="44.568cm" svg:y="8.074cm">
          <text:p text:style-name="P1"><text:span text:style-name="T1">DFF (clk7)</text:span></text:p>
          <text:p text:style-name="P1"><text:span text:style-name="T1">33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0" draw:id="id320" draw:layer="layout" svg:width="2.1cm" svg:height="0.9cm" svg:x="39.968cm" svg:y="8.074cm">
          <text:p text:style-name="P1"><text:span text:style-name="T1">DFF (clk7)</text:span></text:p>
          <text:p text:style-name="P1"><text:span text:style-name="T1">32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6" draw:id="id326" draw:layer="layout" svg:width="2.1cm" svg:height="0.9cm" svg:x="35.168cm" svg:y="8.074cm">
          <text:p text:style-name="P1"><text:span text:style-name="T1">DFF (clk7)</text:span></text:p>
          <text:p text:style-name="P1"><text:span text:style-name="T1">31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8" draw:id="id328" draw:layer="layout" svg:width="2.1cm" svg:height="0.9cm" svg:x="24.268cm" svg:y="8.074cm">
          <text:p text:style-name="P1"><text:span text:style-name="T1">DFF (clk7)</text:span></text:p>
          <text:p text:style-name="P1"><text:span text:style-name="T1">30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1" draw:id="id321" draw:layer="layout" svg:width="2.1cm" svg:height="0.9cm" svg:x="68.568cm" svg:y="8.074cm">
          <text:p text:style-name="P1"><text:span text:style-name="T1">DFF (clk7)</text:span></text:p>
          <text:p text:style-name="P1"><text:span text:style-name="T1">39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8" draw:id="id318" draw:layer="layout" svg:width="2.1cm" svg:height="0.9cm" svg:x="59.168cm" svg:y="8.074cm">
          <text:p text:style-name="P1"><text:span text:style-name="T1">DFF (clk7)</text:span></text:p>
          <text:p text:style-name="P1"><text:span text:style-name="T1">36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4" draw:id="id334" draw:layer="layout" svg:width="2.1cm" svg:height="0.9cm" svg:x="54.268cm" svg:y="8.074cm">
          <text:p text:style-name="P1"><text:span text:style-name="T1">DFF (clk7)</text:span></text:p>
          <text:p text:style-name="P1"><text:span text:style-name="T1">35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9" draw:id="id319" draw:layer="layout" svg:width="2.1cm" svg:height="0.9cm" svg:x="49.468cm" svg:y="8.074cm">
          <text:p text:style-name="P1"><text:span text:style-name="T1">DFF (clk7)</text:span></text:p>
          <text:p text:style-name="P1"><text:span text:style-name="T1">34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7" draw:id="id327" draw:layer="layout" svg:width="2.1cm" svg:height="0.9cm" svg:x="30.468cm" svg:y="8.074cm">
          <text:p text:style-name="P1"><text:span text:style-name="T1">DFF (clk7)</text:span></text:p>
          <text:p text:style-name="P1"><text:span text:style-name="T1">30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9" draw:id="id329" draw:layer="layout" svg:width="2.1cm" svg:height="0.9cm" svg:x="102.268cm" svg:y="8.074cm">
          <text:p text:style-name="P1"><text:span text:style-name="T1">DFF (clk7)</text:span></text:p>
          <text:p text:style-name="P1"><text:span text:style-name="T1">39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318cm" svg:y1="10.374cm" svg:x2="103.318cm" svg:y2="8.974cm" draw:start-shape="id308" draw:start-glue-point="0" draw:end-shape="id329" draw:end-glue-point="2" svg:d="M103318 10374v-1400" svg:viewBox="0 0 1 1401">
          <text:p/>
        </draw:connector>
        <draw:connector draw:style-name="gr4" draw:text-style-name="P1" draw:layer="layout" draw:type="line" svg:x1="93.918cm" svg:y1="10.474cm" svg:x2="93.918cm" svg:y2="8.974cm" draw:start-shape="id293" draw:start-glue-point="0" draw:end-shape="id330" draw:end-glue-point="2" svg:d="M93918 10474v-1500" svg:viewBox="0 0 1 1501">
          <text:p/>
        </draw:connector>
        <draw:connector draw:style-name="gr4" draw:text-style-name="P1" draw:layer="layout" draw:type="line" svg:x1="84.218cm" svg:y1="10.474cm" svg:x2="84.218cm" svg:y2="8.974cm" draw:start-shape="id286" draw:start-glue-point="0" draw:end-shape="id331" draw:end-glue-point="2" svg:d="M84218 10474v-1500" svg:viewBox="0 0 1 1501">
          <text:p/>
        </draw:connector>
        <draw:connector draw:style-name="gr4" draw:text-style-name="P1" draw:layer="layout" draw:type="line" svg:x1="74.518cm" svg:y1="10.474cm" svg:x2="74.518cm" svg:y2="8.974cm" draw:start-shape="id267" draw:start-glue-point="0" draw:end-shape="id332" draw:end-glue-point="2" svg:d="M74518 10474v-1500" svg:viewBox="0 0 1 1501">
          <text:p/>
        </draw:connector>
        <draw:connector draw:style-name="gr4" draw:text-style-name="P1" draw:layer="layout" draw:type="line" svg:x1="64.818cm" svg:y1="10.474cm" svg:x2="64.818cm" svg:y2="8.974cm" draw:start-shape="id272" draw:start-glue-point="0" draw:end-shape="id333" draw:end-glue-point="2" svg:d="M64818 10474v-1500" svg:viewBox="0 0 1 1501">
          <text:p/>
        </draw:connector>
        <draw:connector draw:style-name="gr4" draw:text-style-name="P1" draw:layer="layout" draw:type="line" svg:x1="55.318cm" svg:y1="10.474cm" svg:x2="55.318cm" svg:y2="8.974cm" draw:start-shape="id275" draw:start-glue-point="0" draw:end-shape="id334" draw:end-glue-point="2" svg:d="M55318 10474v-1500" svg:viewBox="0 0 1 1501">
          <text:p/>
        </draw:connector>
        <draw:connector draw:style-name="gr4" draw:text-style-name="P1" draw:layer="layout" draw:type="line" svg:x1="45.618cm" svg:y1="10.674cm" svg:x2="45.618cm" svg:y2="8.974cm" draw:start-shape="id296" draw:start-glue-point="0" draw:end-shape="id335" svg:d="M45618 10674v-1700" svg:viewBox="0 0 1 1701">
          <text:p/>
        </draw:connector>
        <draw:custom-shape draw:style-name="gr2" draw:text-style-name="P2" xml:id="id322" draw:id="id322" draw:layer="layout" svg:width="1cm" svg:height="0.9cm" svg:x="76.268cm" svg:y="12.274cm">
          <text:p text:style-name="P1"><text:span text:style-name="T1">MUX</text:span></text:p>
          <text:p text:style-name="P1"><text:span text:style-name="T1">38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3.318cm" svg:y1="8.074cm" svg:x2="103.3cm" svg:y2="6.565cm" draw:start-shape="id329" draw:start-glue-point="0" svg:d="M103318 8074l-18-1509" svg:viewBox="0 0 19 1510">
          <text:p text:style-name="P1"><text:span text:style-name="T2">RES2_16</text:span></text:p>
        </draw:connector>
        <draw:connector draw:style-name="gr3" draw:text-style-name="P3" draw:layer="layout" draw:type="line" svg:x1="98.418cm" svg:y1="8.074cm" svg:x2="98.431cm" svg:y2="6.512cm" draw:start-shape="id325" draw:start-glue-point="0" svg:d="M98418 8074l13-1562" svg:viewBox="0 0 14 1563">
          <text:p text:style-name="P1"><text:span text:style-name="T2">RES2_15</text:span></text:p>
        </draw:connector>
        <draw:connector draw:style-name="gr3" draw:text-style-name="P3" draw:layer="layout" draw:type="line" svg:x1="93.918cm" svg:y1="8.074cm" svg:x2="93.968cm" svg:y2="6.512cm" draw:start-shape="id330" draw:start-glue-point="0" svg:d="M93918 8074l50-1562" svg:viewBox="0 0 51 1563">
          <text:p text:style-name="P1"><text:span text:style-name="T2">RES2_14</text:span></text:p>
        </draw:connector>
        <draw:connector draw:style-name="gr3" draw:text-style-name="P3" draw:layer="layout" draw:type="line" svg:x1="89.018cm" svg:y1="8.074cm" svg:x2="89.068cm" svg:y2="6.474cm" draw:start-shape="id324" draw:start-glue-point="0" svg:d="M89018 8074l50-1600" svg:viewBox="0 0 51 1601">
          <text:p text:style-name="P1"><text:span text:style-name="T2">RES2_13</text:span></text:p>
        </draw:connector>
        <draw:connector draw:style-name="gr3" draw:text-style-name="P3" draw:layer="layout" draw:type="line" svg:x1="84.218cm" svg:y1="8.074cm" svg:x2="84.197cm" svg:y2="6.459cm" draw:start-shape="id331" draw:start-glue-point="0" svg:d="M84218 8074l-21-1615" svg:viewBox="0 0 22 1616">
          <text:p text:style-name="P1"><text:span text:style-name="T2">RES2_12</text:span></text:p>
        </draw:connector>
        <draw:connector draw:style-name="gr3" draw:text-style-name="P3" draw:layer="layout" draw:type="line" svg:x1="79.418cm" svg:y1="8.074cm" svg:x2="79.447cm" svg:y2="6.559cm" draw:start-shape="id323" draw:start-glue-point="0" svg:d="M79418 8074l29-1515" svg:viewBox="0 0 30 1516">
          <text:p text:style-name="P1"><text:span text:style-name="T2">RES2_11</text:span></text:p>
        </draw:connector>
        <draw:connector draw:style-name="gr3" draw:text-style-name="P3" draw:layer="layout" draw:type="line" svg:x1="74.518cm" svg:y1="8.074cm" svg:x2="74.568cm" svg:y2="6.559cm" draw:start-shape="id332" draw:start-glue-point="0" svg:d="M74518 8074l50-1515" svg:viewBox="0 0 51 1516">
          <text:p text:style-name="P1"><text:span text:style-name="T2">RES2_10</text:span></text:p>
        </draw:connector>
        <draw:connector draw:style-name="gr3" draw:text-style-name="P3" draw:layer="layout" draw:type="line" svg:x1="69.618cm" svg:y1="8.074cm" svg:x2="69.668cm" svg:y2="6.459cm" draw:start-shape="id321" draw:start-glue-point="0" svg:d="M69618 8074l50-1615" svg:viewBox="0 0 51 1616">
          <text:p text:style-name="P1"><text:span text:style-name="T2">RES2_09</text:span></text:p>
        </draw:connector>
        <draw:connector draw:style-name="gr3" draw:text-style-name="P3" draw:layer="layout" draw:type="line" svg:x1="64.818cm" svg:y1="8.074cm" svg:x2="64.868cm" svg:y2="6.474cm" draw:start-shape="id333" draw:start-glue-point="0" svg:d="M64818 8074l50-1600" svg:viewBox="0 0 51 1601">
          <text:p text:style-name="P1"><text:span text:style-name="T2">RES2_08</text:span></text:p>
        </draw:connector>
        <draw:connector draw:style-name="gr3" draw:text-style-name="P3" draw:layer="layout" draw:type="line" svg:x1="60.218cm" svg:y1="8.074cm" svg:x2="60.268cm" svg:y2="6.374cm" draw:start-shape="id318" draw:start-glue-point="0" svg:d="M60218 8074l50-1700" svg:viewBox="0 0 51 1701">
          <text:p text:style-name="P1"><text:span text:style-name="T2">RES2_07</text:span></text:p>
        </draw:connector>
        <draw:connector draw:style-name="gr3" draw:text-style-name="P3" draw:layer="layout" draw:type="line" svg:x1="55.318cm" svg:y1="8.074cm" svg:x2="55.368cm" svg:y2="6.374cm" draw:start-shape="id334" draw:start-glue-point="0" svg:d="M55318 8074l50-1700" svg:viewBox="0 0 51 1701">
          <text:p text:style-name="P1"><text:span text:style-name="T2">RES2_06</text:span></text:p>
        </draw:connector>
        <draw:connector draw:style-name="gr3" draw:text-style-name="P3" draw:layer="layout" draw:type="line" svg:x1="50.518cm" svg:y1="8.074cm" svg:x2="50.518cm" svg:y2="6.274cm" draw:start-shape="id319" draw:start-glue-point="0" svg:d="M50518 8074v-1800" svg:viewBox="0 0 1 1801">
          <text:p text:style-name="P1"><text:span text:style-name="T2">RES2_05</text:span></text:p>
        </draw:connector>
        <draw:connector draw:style-name="gr3" draw:text-style-name="P3" draw:layer="layout" draw:type="line" svg:x1="45.618cm" svg:y1="8.074cm" svg:x2="45.668cm" svg:y2="6.274cm" draw:start-shape="id335" draw:start-glue-point="0" svg:d="M45618 8074l50-1800" svg:viewBox="0 0 51 1801">
          <text:p text:style-name="P1"><text:span text:style-name="T2">RES2_04</text:span></text:p>
        </draw:connector>
        <draw:connector draw:style-name="gr3" draw:text-style-name="P3" draw:layer="layout" draw:type="line" svg:x1="41.018cm" svg:y1="8.074cm" svg:x2="41.068cm" svg:y2="6.274cm" draw:start-shape="id320" draw:start-glue-point="0" svg:d="M41018 8074l50-1800" svg:viewBox="0 0 51 1801">
          <text:p text:style-name="P1"><text:span text:style-name="T2">RES2_03</text:span></text:p>
        </draw:connector>
        <draw:connector draw:style-name="gr3" draw:text-style-name="P3" draw:layer="layout" draw:type="line" svg:x1="36.218cm" svg:y1="8.074cm" svg:x2="36.202cm" svg:y2="6.3cm" draw:start-shape="id326" draw:start-glue-point="0" svg:d="M36218 8074l-16-1774" svg:viewBox="0 0 17 1775">
          <text:p text:style-name="P1"><text:span text:style-name="T2">RES2_02</text:span></text:p>
        </draw:connector>
        <draw:connector draw:style-name="gr3" draw:text-style-name="P3" draw:layer="layout" draw:type="line" svg:x1="31.518cm" svg:y1="8.074cm" svg:x2="31.468cm" svg:y2="6.3cm" draw:start-shape="id327" draw:start-glue-point="0" svg:d="M31518 8074l-50-1774" svg:viewBox="0 0 51 1775">
          <text:p text:style-name="P1"><text:span text:style-name="T2">RES2_01</text:span></text:p>
        </draw:connector>
        <draw:connector draw:style-name="gr3" draw:text-style-name="P3" draw:layer="layout" draw:type="line" svg:x1="25.318cm" svg:y1="8.074cm" svg:x2="25.318cm" svg:y2="6.2cm" draw:start-shape="id328" draw:start-glue-point="0" svg:d="M25318 8074v-1874" svg:viewBox="0 0 1 1875">
          <text:p text:style-name="P1"><text:span text:style-name="T2">RES2_00</text:span></text:p>
        </draw:connector>
        <draw:connector draw:style-name="gr3" draw:text-style-name="P3" draw:layer="layout" draw:type="line" svg:x1="25.214cm" svg:y1="23.975cm" svg:x2="25.318cm" svg:y2="19.674cm" draw:start-shape="id193" draw:start-glue-point="0" draw:end-shape="id317" draw:end-glue-point="2" svg:d="M25214 23975l104-4301" svg:viewBox="0 0 105 4302">
          <text:p text:style-name="P1"><text:span text:style-name="T2">cout</text:span></text:p>
        </draw:connector>
        <draw:custom-shape draw:style-name="gr2" draw:text-style-name="P2" xml:id="id337" draw:id="id337" draw:layer="layout" svg:width="1cm" svg:height="0.9cm" svg:x="77.4cm" svg:y="55.463cm">
          <text:p text:style-name="P1"><text:span text:style-name="T1">AND</text:span></text:p>
          <text:p text:style-name="P1"><text:span text:style-name="T1">38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4" draw:id="id344" draw:layer="layout" svg:width="1cm" svg:height="0.9cm" svg:x="77.4cm" svg:y="48.763cm">
          <text:p text:style-name="P1"><text:span text:style-name="T1">AND</text:span></text:p>
          <text:p text:style-name="P1"><text:span text:style-name="T1">38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8" draw:id="id338" draw:layer="layout" svg:width="1cm" svg:height="0.9cm" svg:x="77.4cm" svg:y="47.463cm">
          <text:p text:style-name="P1"><text:span text:style-name="T1">AND</text:span></text:p>
          <text:p text:style-name="P1"><text:span text:style-name="T1">38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2" draw:id="id352" draw:layer="layout" svg:width="1cm" svg:height="0.9cm" svg:x="77.4cm" svg:y="44.863cm">
          <text:p text:style-name="P1"><text:span text:style-name="T1">AND</text:span></text:p>
          <text:p text:style-name="P1"><text:span text:style-name="T1">38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1" draw:id="id351" draw:layer="layout" svg:width="1cm" svg:height="0.9cm" svg:x="77.4cm" svg:y="65.263cm">
          <text:p text:style-name="P1"><text:span text:style-name="T1">AND</text:span></text:p>
          <text:p text:style-name="P1"><text:span text:style-name="T1">30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0" draw:id="id350" draw:layer="layout" svg:width="1cm" svg:height="0.9cm" svg:x="77.4cm" svg:y="59.663cm">
          <text:p text:style-name="P1"><text:span text:style-name="T1">AND</text:span></text:p>
          <text:p text:style-name="P1"><text:span text:style-name="T1">34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9" draw:id="id349" draw:layer="layout" svg:width="1cm" svg:height="0.9cm" svg:x="77.4cm" svg:y="58.263cm">
          <text:p text:style-name="P1"><text:span text:style-name="T1">AND</text:span></text:p>
          <text:p text:style-name="P1"><text:span text:style-name="T1">35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8" draw:id="id348" draw:layer="layout" svg:width="1cm" svg:height="0.9cm" svg:x="77.4cm" svg:y="56.863cm">
          <text:p text:style-name="P1"><text:span text:style-name="T1">AND</text:span></text:p>
          <text:p text:style-name="P1"><text:span text:style-name="T1">36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2" draw:id="id342" draw:layer="layout" svg:width="1cm" svg:height="0.9cm" svg:x="77.4cm" svg:y="61.063cm">
          <text:p text:style-name="P1"><text:span text:style-name="T1">AND</text:span></text:p>
          <text:p text:style-name="P1"><text:span text:style-name="T1">33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7" draw:id="id347" draw:layer="layout" svg:width="1cm" svg:height="0.9cm" svg:x="77.4cm" svg:y="54.063cm">
          <text:p text:style-name="P1"><text:span text:style-name="T1">AND</text:span></text:p>
          <text:p text:style-name="P1"><text:span text:style-name="T1">37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5" draw:id="id345" draw:layer="layout" svg:width="1cm" svg:height="0.9cm" svg:x="77.4cm" svg:y="63.863cm">
          <text:p text:style-name="P1"><text:span text:style-name="T1">AND</text:span></text:p>
          <text:p text:style-name="P1"><text:span text:style-name="T1">3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6" draw:id="id346" draw:layer="layout" svg:width="1cm" svg:height="0.9cm" svg:x="77.4cm" svg:y="66.563cm">
          <text:p text:style-name="P1"><text:span text:style-name="T1">AND</text:span></text:p>
          <text:p text:style-name="P1"><text:span text:style-name="T1">30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3" draw:id="id343" draw:layer="layout" svg:width="1cm" svg:height="0.9cm" svg:x="77.4cm" svg:y="62.463cm">
          <text:p text:style-name="P1"><text:span text:style-name="T1">AND</text:span></text:p>
          <text:p text:style-name="P1"><text:span text:style-name="T1">32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1" draw:id="id341" draw:layer="layout" svg:width="1cm" svg:height="0.9cm" svg:x="77.4cm" svg:y="51.363cm">
          <text:p text:style-name="P1"><text:span text:style-name="T1">AND</text:span></text:p>
          <text:p text:style-name="P1"><text:span text:style-name="T1">3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9" draw:id="id339" draw:layer="layout" svg:width="1cm" svg:height="0.9cm" svg:x="77.4cm" svg:y="52.663cm">
          <text:p text:style-name="P1"><text:span text:style-name="T1">AND</text:span></text:p>
          <text:p text:style-name="P1"><text:span text:style-name="T1">37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6" draw:id="id336" draw:layer="layout" svg:width="1cm" svg:height="0.9cm" svg:x="77.4cm" svg:y="50.063cm">
          <text:p text:style-name="P1"><text:span text:style-name="T1">AND</text:span></text:p>
          <text:p text:style-name="P1"><text:span text:style-name="T1">37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822cm" svg:y1="50.133cm" svg:x2="78.4cm" svg:y2="50.513cm" draw:end-shape="id336" draw:end-glue-point="1" svg:d="M80822 50133l-2422 380" svg:viewBox="0 0 2423 381">
          <text:p text:style-name="P1"><text:span text:style-name="T2">RES2_12</text:span></text:p>
        </draw:connector>
        <draw:connector draw:style-name="gr3" draw:text-style-name="P3" draw:layer="layout" draw:type="line" svg:x1="80.716cm" svg:y1="56.51cm" svg:x2="78.4cm" svg:y2="55.913cm" draw:end-shape="id337" draw:end-glue-point="1" svg:d="M80716 56510l-2316-597" svg:viewBox="0 0 2317 598">
          <text:p text:style-name="P1"><text:span text:style-name="T2">result2</text:span></text:p>
        </draw:connector>
        <draw:connector draw:style-name="gr3" draw:text-style-name="P3" draw:layer="layout" draw:type="line" svg:x1="80.743cm" svg:y1="47.514cm" svg:x2="78.4cm" svg:y2="47.913cm" draw:end-shape="id338" draw:end-glue-point="1" svg:d="M80743 47514l-2343 399" svg:viewBox="0 0 2344 400">
          <text:p text:style-name="P1"><text:span text:style-name="T2">RES2_14</text:span></text:p>
        </draw:connector>
        <draw:connector draw:style-name="gr3" draw:text-style-name="P3" draw:layer="layout" draw:type="line" svg:x1="80.849cm" svg:y1="52.567cm" svg:x2="78.4cm" svg:y2="53.113cm" draw:end-shape="id339" draw:end-glue-point="1" svg:d="M80849 52567l-2449 546" svg:viewBox="0 0 2450 547">
          <text:p text:style-name="P1"><text:span text:style-name="T2">RES2_10</text:span></text:p>
        </draw:connector>
        <draw:custom-shape draw:style-name="gr2" draw:text-style-name="P2" xml:id="id340" draw:id="id340" draw:layer="layout" svg:width="1cm" svg:height="0.9cm" svg:x="77.4cm" svg:y="46.163cm">
          <text:p text:style-name="P1"><text:span text:style-name="T1">AND</text:span></text:p>
          <text:p text:style-name="P1"><text:span text:style-name="T1">38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743cm" svg:y1="46.191cm" svg:x2="78.4cm" svg:y2="46.613cm" draw:end-shape="id340" draw:end-glue-point="1" svg:d="M80743 46191l-2343 422" svg:viewBox="0 0 2344 423">
          <text:p text:style-name="P1"><text:span text:style-name="T2">RES2_15</text:span></text:p>
        </draw:connector>
        <draw:connector draw:style-name="gr3" draw:text-style-name="P3" draw:layer="layout" draw:type="line" svg:x1="80.743cm" svg:y1="51.35cm" svg:x2="78.4cm" svg:y2="51.813cm" draw:end-shape="id341" draw:end-glue-point="1" svg:d="M80743 51350l-2343 463" svg:viewBox="0 0 2344 464">
          <text:p text:style-name="P1"><text:span text:style-name="T2">RES2_11</text:span></text:p>
        </draw:connector>
        <draw:connector draw:style-name="gr3" draw:text-style-name="P3" draw:layer="layout" draw:type="line" svg:x1="80.851cm" svg:y1="55.42cm" svg:x2="78.4cm" svg:y2="55.913cm" draw:end-shape="id337" draw:end-glue-point="1" svg:d="M80851 55420l-2451 493" svg:viewBox="0 0 2452 494">
          <text:p text:style-name="P1"><text:span text:style-name="T2">RES2_08</text:span></text:p>
        </draw:connector>
        <draw:connector draw:style-name="gr3" draw:text-style-name="P3" draw:layer="layout" draw:type="line" svg:x1="80.849cm" svg:y1="60.981cm" svg:x2="78.4cm" svg:y2="61.513cm" draw:end-shape="id342" draw:end-glue-point="1" svg:d="M80849 60981l-2449 532" svg:viewBox="0 0 2450 533">
          <text:p text:style-name="P1"><text:span text:style-name="T2">RES2_04</text:span></text:p>
        </draw:connector>
        <draw:connector draw:style-name="gr3" draw:text-style-name="P3" draw:layer="layout" draw:type="line" svg:x1="80.796cm" svg:y1="62.357cm" svg:x2="78.4cm" svg:y2="62.913cm" draw:end-shape="id343" draw:end-glue-point="1" svg:d="M80796 62357l-2396 556" svg:viewBox="0 0 2397 557">
          <text:p text:style-name="P1"><text:span text:style-name="T2">RES2_03</text:span></text:p>
        </draw:connector>
        <draw:connector draw:style-name="gr3" draw:text-style-name="P3" draw:layer="layout" draw:type="line" svg:x1="80.743cm" svg:y1="48.731cm" svg:x2="78.4cm" svg:y2="49.213cm" draw:end-shape="id344" draw:end-glue-point="1" svg:d="M80743 48731l-2343 482" svg:viewBox="0 0 2344 483">
          <text:p text:style-name="P1"><text:span text:style-name="T2">RES2_13</text:span></text:p>
        </draw:connector>
        <draw:connector draw:style-name="gr3" draw:text-style-name="P3" draw:layer="layout" draw:type="line" svg:x1="80.769cm" svg:y1="63.812cm" svg:x2="78.4cm" svg:y2="64.313cm" draw:end-shape="id345" draw:end-glue-point="1" svg:d="M80769 63812l-2369 501" svg:viewBox="0 0 2370 502">
          <text:p text:style-name="P1"><text:span text:style-name="T2">RES2_02</text:span></text:p>
        </draw:connector>
        <draw:connector draw:style-name="gr3" draw:text-style-name="P3" draw:layer="layout" draw:type="line" svg:x1="80.716cm" svg:y1="66.484cm" svg:x2="78.4cm" svg:y2="67.013cm" draw:end-shape="id346" draw:end-glue-point="1" svg:d="M80716 66484l-2316 529" svg:viewBox="0 0 2317 530">
          <text:p text:style-name="P1"><text:span text:style-name="T2">RES2_00</text:span></text:p>
        </draw:connector>
        <draw:connector draw:style-name="gr3" draw:text-style-name="P3" draw:layer="layout" draw:type="line" svg:x1="80.769cm" svg:y1="54.075cm" svg:x2="78.4cm" svg:y2="54.513cm" draw:end-shape="id347" draw:end-glue-point="1" svg:d="M80769 54075l-2369 438" svg:viewBox="0 0 2370 439">
          <text:p text:style-name="P1"><text:span text:style-name="T2">RES2_09</text:span></text:p>
        </draw:connector>
        <draw:connector draw:style-name="gr3" draw:text-style-name="P3" draw:layer="layout" draw:type="line" svg:x1="80.849cm" svg:y1="56.854cm" svg:x2="78.4cm" svg:y2="57.313cm" draw:end-shape="id348" draw:end-glue-point="1" svg:d="M80849 56854l-2449 459" svg:viewBox="0 0 2450 460">
          <text:p text:style-name="P1"><text:span text:style-name="T2">RES2_07</text:span></text:p>
        </draw:connector>
        <draw:connector draw:style-name="gr3" draw:text-style-name="P3" draw:layer="layout" draw:type="line" svg:x1="80.743cm" svg:y1="58.176cm" svg:x2="78.4cm" svg:y2="58.713cm" draw:end-shape="id349" draw:end-glue-point="1" svg:d="M80743 58176l-2343 537" svg:viewBox="0 0 2344 538">
          <text:p text:style-name="P1"><text:span text:style-name="T2">RES2_06</text:span></text:p>
        </draw:connector>
        <draw:connector draw:style-name="gr3" draw:text-style-name="P3" draw:layer="layout" draw:type="line" svg:x1="80.822cm" svg:y1="59.605cm" svg:x2="78.4cm" svg:y2="60.113cm" draw:end-shape="id350" draw:end-glue-point="1" svg:d="M80822 59605l-2422 508" svg:viewBox="0 0 2423 509">
          <text:p text:style-name="P1"><text:span text:style-name="T2">RES2_05</text:span></text:p>
        </draw:connector>
        <draw:connector draw:style-name="gr3" draw:text-style-name="P3" draw:layer="layout" draw:type="line" svg:x1="80.743cm" svg:y1="65.214cm" svg:x2="78.4cm" svg:y2="65.713cm" svg:d="M80743 65214l-2343 499" svg:viewBox="0 0 2344 500">
          <text:p text:style-name="P1"><text:span text:style-name="T2">RES2_01</text:span></text:p>
        </draw:connector>
        <draw:connector draw:style-name="gr3" draw:text-style-name="P3" draw:layer="layout" draw:type="line" svg:x1="80.796cm" svg:y1="44.947cm" svg:x2="78.4cm" svg:y2="45.313cm" svg:d="M80796 44947l-2396 366" svg:viewBox="0 0 2397 367">
          <text:p text:style-name="P1"><text:span text:style-name="T2">RES2_16</text:span></text:p>
        </draw:connector>
        <draw:connector draw:style-name="gr3" draw:text-style-name="P3" draw:layer="layout" draw:type="line" svg:x1="77.4cm" svg:y1="67.013cm" svg:x2="75.068cm" svg:y2="67.056cm" draw:start-shape="id346" draw:start-glue-point="3" svg:d="M77400 67013l-2332 43" svg:viewBox="0 0 2333 44">
          <text:p text:style-name="P1"><text:span text:style-name="T2">ARES2_00</text:span></text:p>
        </draw:connector>
        <draw:connector draw:style-name="gr3" draw:text-style-name="P3" draw:layer="layout" draw:type="line" svg:x1="77.4cm" svg:y1="65.713cm" svg:x2="75.068cm" svg:y2="65.706cm" draw:start-shape="id351" draw:start-glue-point="3" svg:d="M77400 65713l-2332-7" svg:viewBox="0 0 2333 8">
          <text:p text:style-name="P1"><text:span text:style-name="T2">ARES2_01</text:span></text:p>
        </draw:connector>
        <draw:connector draw:style-name="gr3" draw:text-style-name="P3" draw:layer="layout" draw:type="line" svg:x1="77.4cm" svg:y1="62.913cm" svg:x2="75.068cm" svg:y2="62.956cm" draw:start-shape="id343" draw:start-glue-point="3" svg:d="M77400 62913l-2332 43" svg:viewBox="0 0 2333 44">
          <text:p text:style-name="P1"><text:span text:style-name="T2">ARES2_03</text:span></text:p>
        </draw:connector>
        <draw:connector draw:style-name="gr3" draw:text-style-name="P3" draw:layer="layout" draw:type="line" svg:x1="77.4cm" svg:y1="64.313cm" svg:x2="75.068cm" svg:y2="64.306cm" draw:start-shape="id345" draw:start-glue-point="3" svg:d="M77400 64313l-2332-7" svg:viewBox="0 0 2333 8">
          <text:p text:style-name="P1"><text:span text:style-name="T2">ARES2_02</text:span></text:p>
        </draw:connector>
        <draw:connector draw:style-name="gr3" draw:text-style-name="P3" draw:layer="layout" draw:type="line" svg:x1="77.4cm" svg:y1="61.513cm" svg:x2="75.068cm" svg:y2="61.563cm" draw:start-shape="id342" draw:start-glue-point="3" svg:d="M77400 61513l-2332 50" svg:viewBox="0 0 2333 51">
          <text:p text:style-name="P1"><text:span text:style-name="T2">ARES2_04</text:span></text:p>
        </draw:connector>
        <draw:connector draw:style-name="gr3" draw:text-style-name="P3" draw:layer="layout" draw:type="line" svg:x1="77.4cm" svg:y1="60.113cm" svg:x2="75.068cm" svg:y2="60.113cm" draw:start-shape="id350" draw:start-glue-point="3" svg:d="M77400 60113h-2332" svg:viewBox="0 0 2333 1">
          <text:p text:style-name="P1"><text:span text:style-name="T2">ARES2_05</text:span></text:p>
        </draw:connector>
        <draw:connector draw:style-name="gr3" draw:text-style-name="P3" draw:layer="layout" draw:type="line" svg:x1="77.4cm" svg:y1="58.713cm" svg:x2="75.068cm" svg:y2="58.663cm" draw:start-shape="id349" draw:start-glue-point="3" svg:d="M77400 58713l-2332-50" svg:viewBox="0 0 2333 51">
          <text:p text:style-name="P1"><text:span text:style-name="T2">ARES2_06</text:span></text:p>
        </draw:connector>
        <draw:connector draw:style-name="gr3" draw:text-style-name="P3" draw:layer="layout" draw:type="line" svg:x1="77.4cm" svg:y1="57.313cm" svg:x2="75.068cm" svg:y2="57.213cm" draw:start-shape="id348" draw:start-glue-point="3" svg:d="M77400 57313l-2332-100" svg:viewBox="0 0 2333 101">
          <text:p text:style-name="P1"><text:span text:style-name="T2">ARES2_07</text:span></text:p>
        </draw:connector>
        <draw:connector draw:style-name="gr3" draw:text-style-name="P3" draw:layer="layout" draw:type="line" svg:x1="77.4cm" svg:y1="55.913cm" svg:x2="75.068cm" svg:y2="55.863cm" draw:start-shape="id337" draw:start-glue-point="3" svg:d="M77400 55913l-2332-50" svg:viewBox="0 0 2333 51">
          <text:p text:style-name="P1"><text:span text:style-name="T2">ARES2_08</text:span></text:p>
        </draw:connector>
        <draw:connector draw:style-name="gr3" draw:text-style-name="P3" draw:layer="layout" draw:type="line" svg:x1="77.4cm" svg:y1="51.813cm" svg:x2="75.068cm" svg:y2="51.763cm" draw:start-shape="id341" draw:start-glue-point="3" svg:d="M77400 51813l-2332-50" svg:viewBox="0 0 2333 51">
          <text:p text:style-name="P1"><text:span text:style-name="T2">ARES2_11</text:span></text:p>
        </draw:connector>
        <draw:connector draw:style-name="gr3" draw:text-style-name="P3" draw:layer="layout" draw:type="line" svg:x1="77.4cm" svg:y1="50.513cm" svg:x2="75.068cm" svg:y2="50.513cm" draw:start-shape="id336" draw:start-glue-point="3" svg:d="M77400 50513h-2332" svg:viewBox="0 0 2333 1">
          <text:p text:style-name="P1"><text:span text:style-name="T2">ARES2_12</text:span></text:p>
        </draw:connector>
        <draw:connector draw:style-name="gr3" draw:text-style-name="P3" draw:layer="layout" draw:type="line" svg:x1="77.4cm" svg:y1="49.213cm" svg:x2="75.068cm" svg:y2="49.263cm" draw:start-shape="id344" draw:start-glue-point="3" svg:d="M77400 49213l-2332 50" svg:viewBox="0 0 2333 51">
          <text:p text:style-name="P1"><text:span text:style-name="T2">ARES2_13</text:span></text:p>
        </draw:connector>
        <draw:connector draw:style-name="gr3" draw:text-style-name="P3" draw:layer="layout" draw:type="line" svg:x1="77.4cm" svg:y1="54.513cm" svg:x2="75cm" svg:y2="54.463cm" draw:start-shape="id347" draw:start-glue-point="3" svg:d="M77400 54513l-2400-50" svg:viewBox="0 0 2401 51">
          <text:p text:style-name="P1"><text:span text:style-name="T2">ARES2_09</text:span></text:p>
        </draw:connector>
        <draw:connector draw:style-name="gr3" draw:text-style-name="P3" draw:layer="layout" draw:type="line" svg:x1="77.4cm" svg:y1="47.913cm" svg:x2="75.068cm" svg:y2="48.013cm" draw:start-shape="id338" draw:start-glue-point="3" svg:d="M77400 47913l-2332 100" svg:viewBox="0 0 2333 101">
          <text:p text:style-name="P1"><text:span text:style-name="T2">ARES2_14</text:span></text:p>
        </draw:connector>
        <draw:connector draw:style-name="gr3" draw:text-style-name="P3" draw:layer="layout" draw:type="line" svg:x1="77.4cm" svg:y1="53.113cm" svg:x2="75.068cm" svg:y2="53.163cm" draw:start-shape="id339" draw:start-glue-point="3" svg:d="M77400 53113l-2332 50" svg:viewBox="0 0 2333 51">
          <text:p text:style-name="P1"><text:span text:style-name="T2">ARES2_10</text:span></text:p>
        </draw:connector>
        <draw:connector draw:style-name="gr3" draw:text-style-name="P3" draw:layer="layout" draw:type="line" svg:x1="77.4cm" svg:y1="46.613cm" svg:x2="75.034cm" svg:y2="46.547cm" draw:start-shape="id340" draw:start-glue-point="3" svg:d="M77400 46613l-2366-66" svg:viewBox="0 0 2367 67">
          <text:p text:style-name="P1"><text:span text:style-name="T2">ARES2_15</text:span></text:p>
        </draw:connector>
        <draw:connector draw:style-name="gr3" draw:text-style-name="P3" draw:layer="layout" draw:type="line" svg:x1="77.4cm" svg:y1="45.313cm" svg:x2="75.034cm" svg:y2="45.263cm" draw:start-shape="id352" draw:start-glue-point="3" svg:d="M77400 45313l-2366-50" svg:viewBox="0 0 2367 51">
          <text:p text:style-name="P1"><text:span text:style-name="T2">ARES2_16</text:span></text:p>
        </draw:connector>
        <draw:custom-shape draw:style-name="gr2" draw:text-style-name="P2" xml:id="id353" draw:id="id353" draw:layer="layout" svg:width="1cm" svg:height="0.9cm" svg:x="99.018cm" svg:y="64.206cm">
          <text:p text:style-name="P1"><text:span text:style-name="T1">AND</text:span></text:p>
          <text:p text:style-name="P1"><text:span text:style-name="T1">38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555cm" svg:y1="66.458cm" svg:x2="99.518cm" svg:y2="65.106cm" draw:end-shape="id353" draw:end-glue-point="2" svg:d="M99555 66458l-37-1352" svg:viewBox="0 0 38 1353">
          <text:p text:style-name="P1"><text:span text:style-name="T2">RES2_07</text:span></text:p>
        </draw:connector>
        <draw:connector draw:style-name="gr4" draw:text-style-name="P3" draw:layer="layout" draw:type="line" svg:x1="97.718cm" svg:y1="64.671cm" svg:x2="99.018cm" svg:y2="64.656cm" draw:start-shape="id354" draw:start-glue-point="1" draw:end-shape="id353" draw:end-glue-point="3" svg:d="M97718 64671l1300-15" svg:viewBox="0 0 1301 16">
          <text:p/>
        </draw:connector>
        <draw:custom-shape draw:style-name="gr2" draw:text-style-name="P2" xml:id="id354" draw:id="id354" draw:layer="layout" svg:width="1cm" svg:height="0.9cm" svg:x="96.718cm" svg:y="64.221cm">
          <text:p text:style-name="P1"><text:span text:style-name="T1">OR2X</text:span></text:p>
          <text:p text:style-name="P1"><text:span text:style-name="T1">382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018cm" svg:y1="64.656cm" svg:x2="101.518cm" svg:y2="64.63cm" draw:start-shape="id353" draw:start-glue-point="1" draw:end-shape="id355" draw:end-glue-point="3" svg:d="M100018 64656l1500-26" svg:viewBox="0 0 1501 27">
          <text:p/>
        </draw:connector>
        <draw:custom-shape draw:style-name="gr2" draw:text-style-name="P2" xml:id="id355" draw:id="id355" draw:layer="layout" svg:width="1cm" svg:height="0.9cm" svg:x="101.518cm" svg:y="64.18cm">
          <text:p text:style-name="P1"><text:span text:style-name="T1">AND</text:span></text:p>
          <text:p text:style-name="P1"><text:span text:style-name="T1">38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034cm" svg:y1="66.347cm" svg:x2="102.018cm" svg:y2="65.08cm" draw:end-shape="id355" draw:end-glue-point="2" svg:d="M102034 66347l-16-1267" svg:viewBox="0 0 17 1268">
          <text:p text:style-name="P1"><text:span text:style-name="T2">RES2_08</text:span></text:p>
        </draw:connector>
        <draw:custom-shape draw:style-name="gr2" draw:text-style-name="P2" xml:id="id356" draw:id="id356" draw:layer="layout" svg:width="1cm" svg:height="0.9cm" svg:x="101.518cm" svg:y="62.78cm">
          <text:p text:style-name="P1"><text:span text:style-name="T1">NOT1</text:span></text:p>
          <text:p text:style-name="P1"><text:span text:style-name="T1">38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.018cm" svg:y1="64.18cm" svg:x2="102.018cm" svg:y2="63.68cm" draw:start-shape="id355" draw:start-glue-point="0" draw:end-shape="id356" draw:end-glue-point="2" svg:d="M102018 64180v-500" svg:viewBox="0 0 1 501">
          <text:p/>
        </draw:connector>
        <draw:custom-shape draw:style-name="gr2" draw:text-style-name="P2" xml:id="id357" draw:id="id357" draw:layer="layout" svg:width="1cm" svg:height="0.9cm" svg:x="101.497cm" svg:y="60.38cm">
          <text:p text:style-name="P1"><text:span text:style-name="T1">12-OAI</text:span></text:p>
          <text:p text:style-name="P1"><text:span text:style-name="T1">38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018cm" svg:y1="62.78cm" svg:x2="101.997cm" svg:y2="61.28cm" draw:start-shape="id356" draw:start-glue-point="0" draw:end-shape="id357" draw:end-glue-point="2" svg:d="M102018 62780l-21-1500" svg:viewBox="0 0 22 1501">
          <text:p text:style-name="P1"><text:span text:style-name="T2">a</text:span></text:p>
        </draw:connector>
        <draw:connector draw:style-name="gr3" draw:text-style-name="P3" draw:layer="layout" draw:type="line" svg:x1="99.095cm" svg:y1="60.829cm" svg:x2="101.497cm" svg:y2="60.83cm" draw:end-shape="id357" draw:end-glue-point="3" svg:d="M99095 60829l2402 1" svg:viewBox="0 0 2403 2">
          <text:p text:style-name="P1"><text:span text:style-name="T2">RES2_07/c</text:span></text:p>
        </draw:connector>
        <draw:connector draw:style-name="gr3" draw:text-style-name="P3" draw:layer="layout" draw:type="line" svg:x1="100.11cm" svg:y1="59.235cm" svg:x2="101.497cm" svg:y2="60.83cm" draw:end-shape="id357" draw:end-glue-point="3" svg:d="M100110 59235l1387 1595" svg:viewBox="0 0 1388 1596">
          <text:p text:style-name="P1"><text:span text:style-name="T2">RES2_08/b</text:span></text:p>
        </draw:connector>
        <draw:connector draw:style-name="gr3" draw:text-style-name="P3" draw:layer="layout" draw:type="line" svg:x1="97.213cm" svg:y1="66.416cm" svg:x2="97.218cm" svg:y2="65.121cm" draw:end-shape="id354" draw:end-glue-point="2" svg:d="M97213 66416l5-1295" svg:viewBox="0 0 6 1296">
          <text:p text:style-name="P1"><text:span text:style-name="T2">RES2_16</text:span></text:p>
        </draw:connector>
        <draw:connector draw:style-name="gr3" draw:text-style-name="P3" draw:layer="layout" draw:type="line" svg:x1="124.4cm" svg:y1="57.671cm" svg:x2="121.73cm" svg:y2="57.713cm" draw:end-shape="id358" draw:end-glue-point="1" svg:d="M124400 57671l-2670 42" svg:viewBox="0 0 2671 43">
          <text:p text:style-name="P1"><text:span text:style-name="T2">RES2_16</text:span></text:p>
        </draw:connector>
        <draw:custom-shape draw:style-name="gr2" draw:text-style-name="P2" xml:id="id359" draw:id="id359" draw:layer="layout" svg:width="1cm" svg:height="0.9cm" svg:x="118.018cm" svg:y="64.221cm">
          <text:p text:style-name="P1"><text:span text:style-name="T1">AND</text:span></text:p>
          <text:p text:style-name="P1"><text:span text:style-name="T1">38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0" draw:id="id360" draw:layer="layout" svg:width="1cm" svg:height="0.9cm" svg:x="118.018cm" svg:y="62.721cm">
          <text:p text:style-name="P1"><text:span text:style-name="T1">NOT1</text:span></text:p>
          <text:p text:style-name="P1"><text:span text:style-name="T1">38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8.518cm" svg:y1="64.221cm" svg:x2="118.518cm" svg:y2="63.621cm" draw:start-shape="id359" draw:start-glue-point="0" draw:end-shape="id360" draw:end-glue-point="2" svg:d="M118518 64221v-600" svg:viewBox="0 0 1 601">
          <text:p/>
        </draw:connector>
        <draw:connector draw:style-name="gr3" draw:text-style-name="P3" draw:layer="layout" draw:type="line" svg:x1="118.572cm" svg:y1="66.559cm" svg:x2="118.518cm" svg:y2="65.121cm" draw:end-shape="id359" draw:end-glue-point="2" svg:d="M118572 66559l-54-1438" svg:viewBox="0 0 55 1439">
          <text:p text:style-name="P1"><text:span text:style-name="T2">RES2_15</text:span></text:p>
        </draw:connector>
        <draw:custom-shape draw:style-name="gr2" draw:text-style-name="P2" xml:id="id361" draw:id="id361" draw:layer="layout" svg:width="1cm" svg:height="0.9cm" svg:x="118.018cm" svg:y="60.321cm">
          <text:p text:style-name="P1"><text:span text:style-name="T1">12-OAI</text:span></text:p>
          <text:p text:style-name="P1"><text:span text:style-name="T1">383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6.594cm" svg:y1="59.261cm" svg:x2="118.018cm" svg:y2="60.771cm" draw:end-shape="id361" draw:end-glue-point="3" svg:d="M116594 59261l1424 1510" svg:viewBox="0 0 1425 1511">
          <text:p text:style-name="P1"><text:span text:style-name="T2">RES2_15/b</text:span></text:p>
        </draw:connector>
        <draw:connector draw:style-name="gr3" draw:text-style-name="P3" draw:layer="layout" draw:type="line" svg:x1="118.518cm" svg:y1="62.721cm" svg:x2="118.518cm" svg:y2="61.221cm" draw:start-shape="id360" draw:start-glue-point="0" draw:end-shape="id361" draw:end-glue-point="2" svg:d="M118518 62721v-1500" svg:viewBox="0 0 1 1501">
          <text:p text:style-name="P1"><text:span text:style-name="T2">a</text:span></text:p>
        </draw:connector>
        <draw:custom-shape draw:style-name="gr2" draw:text-style-name="P2" xml:id="id362" draw:id="id362" draw:layer="layout" svg:width="1cm" svg:height="0.9cm" svg:x="115.718cm" svg:y="64.2cm">
          <text:p text:style-name="P1"><text:span text:style-name="T1">AND</text:span></text:p>
          <text:p text:style-name="P1"><text:span text:style-name="T1">38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6.718cm" svg:y1="64.65cm" svg:x2="118.018cm" svg:y2="64.671cm" draw:start-shape="id362" draw:start-glue-point="1" draw:end-shape="id359" draw:end-glue-point="3" svg:d="M116718 64650l1300 21" svg:viewBox="0 0 1301 22">
          <text:p/>
        </draw:connector>
        <draw:connector draw:style-name="gr7" draw:text-style-name="P3" draw:layer="layout" draw:type="line" svg:x1="116.718cm" svg:y1="64.65cm" svg:x2="118.518cm" svg:y2="61.221cm" draw:start-shape="id362" draw:start-glue-point="1" draw:end-shape="id361" draw:end-glue-point="2" svg:d="M116718 64650l1800-3429" svg:viewBox="0 0 1801 3430">
          <text:p text:style-name="P1"><text:span text:style-name="T2">c</text:span></text:p>
        </draw:connector>
        <draw:custom-shape draw:style-name="gr2" draw:text-style-name="P2" xml:id="id363" draw:id="id363" draw:layer="layout" svg:width="1cm" svg:height="0.9cm" svg:x="120.73cm" svg:y="58.763cm">
          <text:p text:style-name="P1"><text:span text:style-name="T1">AND</text:span></text:p>
          <text:p text:style-name="P1"><text:span text:style-name="T1">383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518cm" svg:y1="60.321cm" svg:x2="121.23cm" svg:y2="59.663cm" draw:start-shape="id361" draw:start-glue-point="0" draw:end-shape="id363" draw:end-glue-point="2" svg:d="M118518 60321l2712-658" svg:viewBox="0 0 2713 659">
          <text:p/>
        </draw:connector>
        <draw:custom-shape draw:style-name="gr2" draw:text-style-name="P2" xml:id="id358" draw:id="id358" draw:layer="layout" svg:width="1cm" svg:height="0.9cm" svg:x="120.73cm" svg:y="57.263cm">
          <text:p text:style-name="P1"><text:span text:style-name="T1">OR2X</text:span></text:p>
          <text:p text:style-name="P1"><text:span text:style-name="T1">38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518cm" svg:y1="60.321cm" svg:x2="121.23cm" svg:y2="58.163cm" draw:start-shape="id361" draw:start-glue-point="0" draw:end-shape="id358" draw:end-glue-point="2" svg:d="M118518 60321l2712-2158" svg:viewBox="0 0 2713 2159">
          <text:p/>
        </draw:connector>
        <draw:connector draw:style-name="gr3" draw:text-style-name="P3" draw:layer="layout" draw:type="line" svg:x1="124.342cm" svg:y1="59.308cm" svg:x2="121.73cm" svg:y2="59.213cm" draw:end-shape="id363" draw:end-glue-point="1" svg:d="M124342 59308l-2612-95" svg:viewBox="0 0 2613 96">
          <text:p text:style-name="P1"><text:span text:style-name="T2">RES2_16</text:span></text:p>
        </draw:connector>
        <draw:custom-shape draw:style-name="gr2" draw:text-style-name="P2" xml:id="id364" draw:id="id364" draw:layer="layout" svg:width="1cm" svg:height="0.9cm" svg:x="106.2cm" svg:y="54.663cm">
          <text:p text:style-name="P1"><text:span text:style-name="T1">12-OAI</text:span></text:p>
          <text:p text:style-name="P1"><text:span text:style-name="T1">3933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20.73cm" svg:y1="59.213cm" svg:x2="106.7cm" svg:y2="55.563cm" draw:start-shape="id363" draw:start-glue-point="3" draw:end-shape="id364" draw:end-glue-point="2" svg:d="M120730 59213l-14030-3650" svg:viewBox="0 0 14031 3651">
          <text:p text:style-name="P1"><text:span text:style-name="T2">c</text:span></text:p>
        </draw:connector>
        <draw:connector draw:style-name="gr7" draw:text-style-name="P3" draw:layer="layout" draw:type="line" svg:x1="120.73cm" svg:y1="57.713cm" svg:x2="106.7cm" svg:y2="55.563cm" draw:start-shape="id358" draw:start-glue-point="3" draw:end-shape="id364" draw:end-glue-point="2" svg:d="M120730 57713l-14030-2150" svg:viewBox="0 0 14031 2151">
          <text:p text:style-name="P1"><text:span text:style-name="T2">a</text:span></text:p>
        </draw:connector>
        <draw:custom-shape draw:style-name="gr2" draw:text-style-name="P2" xml:id="id365" draw:id="id365" draw:layer="layout" svg:width="1cm" svg:height="0.9cm" svg:x="115.718cm" svg:y="62.7cm">
          <text:p text:style-name="P1"><text:span text:style-name="T1">NOT1</text:span></text:p>
          <text:p text:style-name="P1"><text:span text:style-name="T1">38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6.218cm" svg:y1="64.2cm" svg:x2="116.218cm" svg:y2="63.6cm" draw:start-shape="id362" draw:start-glue-point="0" draw:end-shape="id365" draw:end-glue-point="2" svg:d="M116218 64200v-600" svg:viewBox="0 0 1 601">
          <text:p/>
        </draw:connector>
        <draw:custom-shape draw:style-name="gr2" draw:text-style-name="P2" xml:id="id366" draw:id="id366" draw:layer="layout" svg:width="1cm" svg:height="0.9cm" svg:x="115.718cm" svg:y="60.4cm">
          <text:p text:style-name="P1"><text:span text:style-name="T1">12-OAI</text:span></text:p>
          <text:p text:style-name="P1"><text:span text:style-name="T1">3830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6.218cm" svg:y1="62.7cm" svg:x2="116.218cm" svg:y2="61.3cm" draw:start-shape="id365" draw:start-glue-point="0" draw:end-shape="id366" draw:end-glue-point="2" svg:d="M116218 62700v-1400" svg:viewBox="0 0 1 1401">
          <text:p text:style-name="P1"><text:span text:style-name="T2">a</text:span></text:p>
        </draw:connector>
        <draw:connector draw:style-name="gr3" draw:text-style-name="P3" draw:layer="layout" draw:type="line" svg:x1="116.205cm" svg:y1="66.447cm" svg:x2="116.218cm" svg:y2="65.1cm" draw:end-shape="id362" draw:end-glue-point="2" svg:d="M116205 66447l13-1347" svg:viewBox="0 0 14 1348">
          <text:p text:style-name="P1"><text:span text:style-name="T2">RES2_14</text:span></text:p>
        </draw:connector>
        <draw:connector draw:style-name="gr3" draw:text-style-name="P3" draw:layer="layout" draw:type="line" svg:x1="114.265cm" svg:y1="59.208cm" svg:x2="115.718cm" svg:y2="60.85cm" draw:end-shape="id366" draw:end-glue-point="3" svg:d="M114265 59208l1453 1642" svg:viewBox="0 0 1454 1643">
          <text:p text:style-name="P1"><text:span text:style-name="T2">RES2_14/b</text:span></text:p>
        </draw:connector>
        <draw:custom-shape draw:style-name="gr2" draw:text-style-name="P2" xml:id="id367" draw:id="id367" draw:layer="layout" svg:width="1cm" svg:height="0.9cm" svg:x="115.7cm" svg:y="54.663cm">
          <text:p text:style-name="P1"><text:span text:style-name="T1">12-OAI</text:span></text:p>
          <text:p text:style-name="P1"><text:span text:style-name="T1">3839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6.218cm" svg:y1="60.4cm" svg:x2="116.2cm" svg:y2="55.563cm" draw:start-shape="id366" draw:start-glue-point="0" draw:end-shape="id367" draw:end-glue-point="2" svg:d="M116218 60400l-18-4837" svg:viewBox="0 0 19 4838">
          <text:p text:style-name="P1"><text:span text:style-name="T2">b</text:span></text:p>
        </draw:connector>
        <draw:custom-shape draw:style-name="gr2" draw:text-style-name="P2" xml:id="id368" draw:id="id368" draw:layer="layout" svg:width="1cm" svg:height="0.9cm" svg:x="113.418cm" svg:y="64.179cm">
          <text:p text:style-name="P1"><text:span text:style-name="T1">AND</text:span></text:p>
          <text:p text:style-name="P1"><text:span text:style-name="T1">3929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4.418cm" svg:y1="64.629cm" svg:x2="116.218cm" svg:y2="61.3cm" draw:start-shape="id368" draw:start-glue-point="1" draw:end-shape="id366" draw:end-glue-point="2" svg:d="M114418 64629l1800-3329" svg:viewBox="0 0 1801 3330">
          <text:p text:style-name="P1"><text:span text:style-name="T2">c</text:span></text:p>
        </draw:connector>
        <draw:connector draw:style-name="gr6" draw:text-style-name="P1" draw:layer="layout" draw:type="line" svg:x1="114.418cm" svg:y1="64.629cm" svg:x2="115.718cm" svg:y2="64.65cm" draw:start-shape="id368" draw:start-glue-point="1" draw:end-shape="id362" svg:d="M114418 64629l1300 21" svg:viewBox="0 0 1301 22">
          <text:p/>
        </draw:connector>
        <draw:custom-shape draw:style-name="gr2" draw:text-style-name="P2" xml:id="id369" draw:id="id369" draw:layer="layout" svg:width="1cm" svg:height="0.9cm" svg:x="113.418cm" svg:y="62.679cm">
          <text:p text:style-name="P1"><text:span text:style-name="T1">NOT1</text:span></text:p>
          <text:p text:style-name="P1"><text:span text:style-name="T1">393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3.918cm" svg:y1="64.179cm" svg:x2="113.918cm" svg:y2="63.579cm" draw:start-shape="id368" draw:start-glue-point="0" draw:end-shape="id369" draw:end-glue-point="2" svg:d="M113918 64179v-600" svg:viewBox="0 0 1 601">
          <text:p/>
        </draw:connector>
        <draw:custom-shape draw:style-name="gr2" draw:text-style-name="P2" xml:id="id370" draw:id="id370" draw:layer="layout" svg:width="1cm" svg:height="0.9cm" svg:x="113.418cm" svg:y="60.379cm">
          <text:p text:style-name="P1"><text:span text:style-name="T1">12-OAI</text:span></text:p>
          <text:p text:style-name="P1"><text:span text:style-name="T1">3931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3.918cm" svg:y1="62.679cm" svg:x2="113.918cm" svg:y2="61.279cm" draw:start-shape="id369" draw:start-glue-point="0" draw:end-shape="id370" draw:end-glue-point="2" svg:d="M113918 62679v-1400" svg:viewBox="0 0 1 1401">
          <text:p text:style-name="P1"><text:span text:style-name="T2">a</text:span></text:p>
        </draw:connector>
        <draw:connector draw:style-name="gr3" draw:text-style-name="P3" draw:layer="layout" draw:type="line" svg:x1="112.096cm" svg:y1="59.261cm" svg:x2="113.418cm" svg:y2="60.829cm" draw:end-shape="id370" draw:end-glue-point="3" svg:d="M112096 59261l1322 1568" svg:viewBox="0 0 1323 1569">
          <text:p text:style-name="P1"><text:span text:style-name="T2">RES2_13/b</text:span></text:p>
        </draw:connector>
        <draw:connector draw:style-name="gr3" draw:text-style-name="P3" draw:layer="layout" draw:type="line" svg:x1="113.918cm" svg:y1="66.347cm" svg:x2="113.918cm" svg:y2="65.079cm" draw:end-shape="id368" draw:end-glue-point="2" svg:d="M113918 66347v-1268" svg:viewBox="0 0 1 1269">
          <text:p text:style-name="P1"><text:span text:style-name="T2">RES2_13</text:span></text:p>
        </draw:connector>
        <draw:custom-shape draw:style-name="gr2" draw:text-style-name="P2" xml:id="id371" draw:id="id371" draw:layer="layout" svg:width="1cm" svg:height="0.9cm" svg:x="113.4cm" svg:y="54.663cm">
          <text:p text:style-name="P1"><text:span text:style-name="T1">12-OAI</text:span></text:p>
          <text:p text:style-name="P1"><text:span text:style-name="T1">39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13.918cm" svg:y1="60.379cm" svg:x2="113.9cm" svg:y2="55.563cm" draw:start-shape="id370" draw:start-glue-point="0" draw:end-shape="id371" draw:end-glue-point="2" svg:d="M113918 60379l-18-4816" svg:viewBox="0 0 19 4817">
          <text:p text:style-name="P1"><text:span text:style-name="T2">b</text:span></text:p>
        </draw:connector>
        <draw:custom-shape draw:style-name="gr2" draw:text-style-name="P2" xml:id="id372" draw:id="id372" draw:layer="layout" svg:width="1cm" svg:height="0.9cm" svg:x="111.018cm" svg:y="64.179cm">
          <text:p text:style-name="P1"><text:span text:style-name="T1">AND</text:span></text:p>
          <text:p text:style-name="P1"><text:span text:style-name="T1">392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1.518cm" svg:y1="64.179cm" svg:x2="111.518cm" svg:y2="63.579cm" draw:start-shape="id372" draw:start-glue-point="0" draw:end-shape="id373" draw:end-glue-point="2" svg:d="M111518 64179v-600" svg:viewBox="0 0 1 601">
          <text:p/>
        </draw:connector>
        <draw:connector draw:style-name="gr6" draw:text-style-name="P1" draw:layer="layout" draw:type="line" svg:x1="112.018cm" svg:y1="64.629cm" svg:x2="113.418cm" svg:y2="64.629cm" draw:start-shape="id372" draw:start-glue-point="1" draw:end-shape="id368" draw:end-glue-point="3" svg:d="M112018 64629h1400" svg:viewBox="0 0 1401 1">
          <text:p/>
        </draw:connector>
        <draw:connector draw:style-name="gr7" draw:text-style-name="P3" draw:layer="layout" draw:type="line" svg:x1="112.018cm" svg:y1="64.629cm" svg:x2="113.918cm" svg:y2="61.279cm" draw:start-shape="id372" draw:start-glue-point="1" draw:end-shape="id370" draw:end-glue-point="2" svg:d="M112018 64629l1900-3350" svg:viewBox="0 0 1901 3351">
          <text:p text:style-name="P1"><text:span text:style-name="T2">c</text:span></text:p>
        </draw:connector>
        <draw:custom-shape draw:style-name="gr2" draw:text-style-name="P2" xml:id="id373" draw:id="id373" draw:layer="layout" svg:width="1cm" svg:height="0.9cm" svg:x="111.018cm" svg:y="62.679cm">
          <text:p text:style-name="P1"><text:span text:style-name="T1">NOT1</text:span></text:p>
          <text:p text:style-name="P1"><text:span text:style-name="T1">3928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1.518cm" svg:y1="62.679cm" svg:x2="111.518cm" svg:y2="61.279cm" draw:start-shape="id373" draw:start-glue-point="0" draw:end-shape="id374" draw:end-glue-point="2" svg:d="M111518 62679v-1400" svg:viewBox="0 0 1 1401">
          <text:p text:style-name="P1"><text:span text:style-name="T2">a</text:span></text:p>
        </draw:connector>
        <draw:connector draw:style-name="gr3" draw:text-style-name="P3" draw:layer="layout" draw:type="line" svg:x1="111.558cm" svg:y1="66.347cm" svg:x2="111.518cm" svg:y2="65.079cm" draw:end-shape="id372" draw:end-glue-point="2" svg:d="M111558 66347l-40-1268" svg:viewBox="0 0 41 1269">
          <text:p text:style-name="P1"><text:span text:style-name="T2">RES2_12</text:span></text:p>
        </draw:connector>
        <draw:custom-shape draw:style-name="gr2" draw:text-style-name="P2" xml:id="id374" draw:id="id374" draw:layer="layout" svg:width="1cm" svg:height="0.9cm" svg:x="111.018cm" svg:y="60.379cm">
          <text:p text:style-name="P1"><text:span text:style-name="T1">12-OAI</text:span></text:p>
          <text:p text:style-name="P1"><text:span text:style-name="T1">39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9.688cm" svg:y1="59.393cm" svg:x2="111.018cm" svg:y2="60.829cm" draw:end-shape="id374" draw:end-glue-point="3" svg:d="M109688 59393l1330 1436" svg:viewBox="0 0 1331 1437">
          <text:p text:style-name="P1"><text:span text:style-name="T2">RES2_12/b</text:span></text:p>
        </draw:connector>
        <draw:custom-shape draw:style-name="gr2" draw:text-style-name="P2" xml:id="id375" draw:id="id375" draw:layer="layout" svg:width="1cm" svg:height="0.9cm" svg:x="111cm" svg:y="54.663cm">
          <text:p text:style-name="P1"><text:span text:style-name="T1">12-OAI</text:span></text:p>
          <text:p text:style-name="P1"><text:span text:style-name="T1">3937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1.518cm" svg:y1="60.379cm" svg:x2="111.5cm" svg:y2="55.563cm" draw:start-shape="id374" draw:start-glue-point="0" draw:end-shape="id375" draw:end-glue-point="2" svg:d="M111518 60379l-18-4816" svg:viewBox="0 0 19 4817">
          <text:p text:style-name="P1"><text:span text:style-name="T2">b</text:span></text:p>
        </draw:connector>
        <draw:custom-shape draw:style-name="gr2" draw:text-style-name="P2" xml:id="id376" draw:id="id376" draw:layer="layout" svg:width="1cm" svg:height="0.9cm" svg:x="108.618cm" svg:y="64.147cm">
          <text:p text:style-name="P1"><text:span text:style-name="T1">AND</text:span></text:p>
          <text:p text:style-name="P1"><text:span text:style-name="T1">392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9.118cm" svg:y1="64.147cm" svg:x2="109.118cm" svg:y2="63.547cm" draw:start-shape="id376" draw:start-glue-point="0" draw:end-shape="id377" draw:end-glue-point="2" svg:d="M109118 64147v-600" svg:viewBox="0 0 1 601">
          <text:p/>
        </draw:connector>
        <draw:connector draw:style-name="gr6" draw:text-style-name="P1" draw:layer="layout" draw:type="line" svg:x1="109.618cm" svg:y1="64.597cm" svg:x2="111.018cm" svg:y2="64.629cm" draw:start-shape="id376" draw:start-glue-point="1" draw:end-shape="id372" draw:end-glue-point="3" svg:d="M109618 64597l1400 32" svg:viewBox="0 0 1401 33">
          <text:p/>
        </draw:connector>
        <draw:connector draw:style-name="gr3" draw:text-style-name="P3" draw:layer="layout" draw:type="line" svg:x1="109.158cm" svg:y1="66.315cm" svg:x2="109.118cm" svg:y2="65.047cm" draw:end-shape="id376" draw:end-glue-point="2" svg:d="M109158 66315l-40-1268" svg:viewBox="0 0 41 1269">
          <text:p text:style-name="P1"><text:span text:style-name="T2">RES2_11</text:span></text:p>
        </draw:connector>
        <draw:custom-shape draw:style-name="gr2" draw:text-style-name="P2" xml:id="id377" draw:id="id377" draw:layer="layout" svg:width="1cm" svg:height="0.9cm" svg:x="108.618cm" svg:y="62.647cm">
          <text:p text:style-name="P1"><text:span text:style-name="T1">NOT1</text:span></text:p>
          <text:p text:style-name="P1"><text:span text:style-name="T1">3925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9.118cm" svg:y1="62.647cm" svg:x2="109.118cm" svg:y2="61.247cm" draw:start-shape="id377" draw:start-glue-point="0" draw:end-shape="id378" draw:end-glue-point="2" svg:d="M109118 62647v-1400" svg:viewBox="0 0 1 1401">
          <text:p text:style-name="P1"><text:span text:style-name="T2">a</text:span></text:p>
        </draw:connector>
        <draw:connector draw:style-name="gr7" draw:text-style-name="P3" draw:layer="layout" draw:type="line" svg:x1="109.618cm" svg:y1="64.597cm" svg:x2="111.518cm" svg:y2="61.279cm" draw:start-shape="id376" draw:start-glue-point="1" draw:end-shape="id374" draw:end-glue-point="2" svg:d="M109618 64597l1900-3318" svg:viewBox="0 0 1901 3319">
          <text:p text:style-name="P1"><text:span text:style-name="T2">c</text:span></text:p>
        </draw:connector>
        <draw:custom-shape draw:style-name="gr2" draw:text-style-name="P2" xml:id="id378" draw:id="id378" draw:layer="layout" svg:width="1cm" svg:height="0.9cm" svg:x="108.618cm" svg:y="60.347cm">
          <text:p text:style-name="P1"><text:span text:style-name="T1">12-OAI</text:span></text:p>
          <text:p text:style-name="P1"><text:span text:style-name="T1">39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7.36cm" svg:y1="59.287cm" svg:x2="108.618cm" svg:y2="60.797cm" draw:end-shape="id378" draw:end-glue-point="3" svg:d="M107360 59287l1258 1510" svg:viewBox="0 0 1259 1511">
          <text:p text:style-name="P1"><text:span text:style-name="T2">RES2_11/b</text:span></text:p>
        </draw:connector>
        <draw:custom-shape draw:style-name="gr2" draw:text-style-name="P2" xml:id="id379" draw:id="id379" draw:layer="layout" svg:width="1cm" svg:height="0.9cm" svg:x="108.6cm" svg:y="54.663cm">
          <text:p text:style-name="P1"><text:span text:style-name="T1">12-OAI</text:span></text:p>
          <text:p text:style-name="P1"><text:span text:style-name="T1">3936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9.118cm" svg:y1="60.347cm" svg:x2="109.1cm" svg:y2="55.563cm" draw:start-shape="id378" draw:start-glue-point="0" draw:end-shape="id379" draw:end-glue-point="2" svg:d="M109118 60347l-18-4784" svg:viewBox="0 0 19 4785">
          <text:p text:style-name="P1"><text:span text:style-name="T2">b</text:span></text:p>
        </draw:connector>
        <draw:custom-shape draw:style-name="gr2" draw:text-style-name="P2" xml:id="id380" draw:id="id380" draw:layer="layout" svg:width="1cm" svg:height="0.9cm" svg:x="106.218cm" svg:y="64.147cm">
          <text:p text:style-name="P1"><text:span text:style-name="T1">AND</text:span></text:p>
          <text:p text:style-name="P1"><text:span text:style-name="T1">392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6.718cm" svg:y1="64.147cm" svg:x2="106.718cm" svg:y2="63.547cm" draw:start-shape="id380" draw:start-glue-point="0" draw:end-shape="id381" draw:end-glue-point="2" svg:d="M106718 64147v-600" svg:viewBox="0 0 1 601">
          <text:p/>
        </draw:connector>
        <draw:connector draw:style-name="gr6" draw:text-style-name="P1" draw:layer="layout" draw:type="line" svg:x1="107.218cm" svg:y1="64.597cm" svg:x2="108.618cm" svg:y2="64.597cm" draw:start-shape="id380" draw:start-glue-point="1" draw:end-shape="id376" draw:end-glue-point="3" svg:d="M107218 64597h1400" svg:viewBox="0 0 1401 1">
          <text:p/>
        </draw:connector>
        <draw:connector draw:style-name="gr3" draw:text-style-name="P3" draw:layer="layout" draw:type="line" svg:x1="106.758cm" svg:y1="66.315cm" svg:x2="106.718cm" svg:y2="65.047cm" draw:end-shape="id380" draw:end-glue-point="2" svg:d="M106758 66315l-40-1268" svg:viewBox="0 0 41 1269">
          <text:p text:style-name="P1"><text:span text:style-name="T2">RES2_10</text:span></text:p>
        </draw:connector>
        <draw:custom-shape draw:style-name="gr2" draw:text-style-name="P2" xml:id="id381" draw:id="id381" draw:layer="layout" svg:width="1cm" svg:height="0.9cm" svg:x="106.218cm" svg:y="62.647cm">
          <text:p text:style-name="P1"><text:span text:style-name="T1">NOT1</text:span></text:p>
          <text:p text:style-name="P1"><text:span text:style-name="T1">3922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6.718cm" svg:y1="62.647cm" svg:x2="106.718cm" svg:y2="61.247cm" draw:start-shape="id381" draw:start-glue-point="0" draw:end-shape="id382" draw:end-glue-point="2" svg:d="M106718 62647v-1400" svg:viewBox="0 0 1 1401">
          <text:p text:style-name="P1"><text:span text:style-name="T2">a</text:span></text:p>
        </draw:connector>
        <draw:custom-shape draw:style-name="gr2" draw:text-style-name="P2" xml:id="id382" draw:id="id382" draw:layer="layout" svg:width="1cm" svg:height="0.9cm" svg:x="106.218cm" svg:y="60.347cm">
          <text:p text:style-name="P1"><text:span text:style-name="T1">12-OAI</text:span></text:p>
          <text:p text:style-name="P1"><text:span text:style-name="T1">39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4.82cm" svg:y1="59.076cm" svg:x2="106.218cm" svg:y2="60.797cm" draw:end-shape="id382" draw:end-glue-point="3" svg:d="M104820 59076l1398 1721" svg:viewBox="0 0 1399 1722">
          <text:p text:style-name="P1"><text:span text:style-name="T2">RES2_10/b</text:span></text:p>
        </draw:connector>
        <draw:connector draw:style-name="gr7" draw:text-style-name="P3" draw:layer="layout" draw:type="line" svg:x1="106.718cm" svg:y1="60.347cm" svg:x2="106.7cm" svg:y2="55.563cm" draw:start-shape="id382" draw:start-glue-point="0" draw:end-shape="id364" draw:end-glue-point="2" svg:d="M106718 60347l-18-4784" svg:viewBox="0 0 19 4785">
          <text:p text:style-name="P1"><text:span text:style-name="T2">b</text:span></text:p>
        </draw:connector>
        <draw:connector draw:style-name="gr7" draw:text-style-name="P3" draw:layer="layout" draw:type="line" svg:x1="107.218cm" svg:y1="64.597cm" svg:x2="109.118cm" svg:y2="61.247cm" draw:start-shape="id380" draw:start-glue-point="1" draw:end-shape="id378" draw:end-glue-point="2" svg:d="M107218 64597l1900-3350" svg:viewBox="0 0 1901 3351">
          <text:p text:style-name="P1"><text:span text:style-name="T2">c</text:span></text:p>
        </draw:connector>
        <draw:custom-shape draw:style-name="gr8" draw:text-style-name="P2" xml:id="id386" draw:id="id386" draw:layer="layout" svg:width="1cm" svg:height="0.9cm" svg:x="103.8cm" svg:y="54.663cm">
          <text:p text:style-name="P1"><text:span text:style-name="T1">12-OAI</text:span></text:p>
          <text:p text:style-name="P1"><text:span text:style-name="T1">393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3" draw:id="id383" draw:layer="layout" svg:width="1cm" svg:height="0.9cm" svg:x="103.818cm" svg:y="64.147cm">
          <text:p text:style-name="P1"><text:span text:style-name="T1">AND</text:span></text:p>
          <text:p text:style-name="P1"><text:span text:style-name="T1">391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4.318cm" svg:y1="64.147cm" svg:x2="104.318cm" svg:y2="63.547cm" draw:start-shape="id383" draw:start-glue-point="0" draw:end-shape="id384" draw:end-glue-point="2" svg:d="M104318 64147v-600" svg:viewBox="0 0 1 601">
          <text:p/>
        </draw:connector>
        <draw:connector draw:style-name="gr6" draw:text-style-name="P1" draw:layer="layout" draw:type="line" svg:x1="104.818cm" svg:y1="64.597cm" svg:x2="106.218cm" svg:y2="64.597cm" draw:start-shape="id383" draw:start-glue-point="1" draw:end-shape="id380" draw:end-glue-point="3" svg:d="M104818 64597h1400" svg:viewBox="0 0 1401 1">
          <text:p/>
        </draw:connector>
        <draw:connector draw:style-name="gr3" draw:text-style-name="P3" draw:layer="layout" draw:type="line" svg:x1="104.358cm" svg:y1="66.315cm" svg:x2="104.318cm" svg:y2="65.047cm" draw:end-shape="id383" draw:end-glue-point="2" svg:d="M104358 66315l-40-1268" svg:viewBox="0 0 41 1269">
          <text:p text:style-name="P1"><text:span text:style-name="T2">RES2_09</text:span></text:p>
        </draw:connector>
        <draw:custom-shape draw:style-name="gr2" draw:text-style-name="P2" xml:id="id384" draw:id="id384" draw:layer="layout" svg:width="1cm" svg:height="0.9cm" svg:x="103.818cm" svg:y="62.647cm">
          <text:p text:style-name="P1"><text:span text:style-name="T1">NOT1</text:span></text:p>
          <text:p text:style-name="P1"><text:span text:style-name="T1">3919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4.318cm" svg:y1="62.647cm" svg:x2="104.318cm" svg:y2="61.247cm" draw:start-shape="id384" draw:start-glue-point="0" draw:end-shape="id385" draw:end-glue-point="2" svg:d="M104318 62647v-1400" svg:viewBox="0 0 1 1401">
          <text:p text:style-name="P1"><text:span text:style-name="T2">a</text:span></text:p>
        </draw:connector>
        <draw:custom-shape draw:style-name="gr2" draw:text-style-name="P2" xml:id="id385" draw:id="id385" draw:layer="layout" svg:width="1cm" svg:height="0.9cm" svg:x="103.818cm" svg:y="60.347cm">
          <text:p text:style-name="P1"><text:span text:style-name="T1">12-OAI</text:span></text:p>
          <text:p text:style-name="P1"><text:span text:style-name="T1">39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571cm" svg:y1="59.287cm" svg:x2="103.818cm" svg:y2="60.797cm" draw:end-shape="id385" draw:end-glue-point="3" svg:d="M102571 59287l1247 1510" svg:viewBox="0 0 1248 1511">
          <text:p text:style-name="P1"><text:span text:style-name="T2">RES2_09/b</text:span></text:p>
        </draw:connector>
        <draw:connector draw:style-name="gr7" draw:text-style-name="P3" draw:layer="layout" draw:type="line" svg:x1="104.318cm" svg:y1="60.347cm" svg:x2="104.3cm" svg:y2="55.563cm" draw:start-shape="id385" draw:start-glue-point="0" draw:end-shape="id386" draw:end-glue-point="2" svg:d="M104318 60347l-18-4784" svg:viewBox="0 0 19 4785">
          <text:p text:style-name="P1"><text:span text:style-name="T2">b</text:span></text:p>
        </draw:connector>
        <draw:connector draw:style-name="gr7" draw:text-style-name="P3" draw:layer="layout" draw:type="line" svg:x1="104.818cm" svg:y1="64.597cm" svg:x2="106.718cm" svg:y2="61.247cm" draw:start-shape="id383" draw:start-glue-point="1" draw:end-shape="id382" draw:end-glue-point="2" svg:d="M104818 64597l1900-3350" svg:viewBox="0 0 1901 3351">
          <text:p text:style-name="P1"><text:span text:style-name="T2">c</text:span></text:p>
        </draw:connector>
        <draw:connector draw:style-name="gr6" draw:text-style-name="P1" draw:layer="layout" draw:type="line" svg:x1="102.518cm" svg:y1="64.63cm" svg:x2="103.818cm" svg:y2="64.597cm" draw:start-shape="id355" draw:start-glue-point="1" draw:end-shape="id383" draw:end-glue-point="3" svg:d="M102518 64630l1300-33" svg:viewBox="0 0 1301 34">
          <text:p/>
        </draw:connector>
        <draw:connector draw:style-name="gr7" draw:text-style-name="P3" draw:layer="layout" draw:type="line" svg:x1="102.518cm" svg:y1="64.63cm" svg:x2="104.318cm" svg:y2="61.247cm" draw:start-shape="id355" draw:start-glue-point="1" draw:end-shape="id385" draw:end-glue-point="2" svg:d="M102518 64630l1800-3383" svg:viewBox="0 0 1801 3384">
          <text:p text:style-name="P1"><text:span text:style-name="T2">c</text:span></text:p>
        </draw:connector>
        <draw:custom-shape draw:style-name="gr2" draw:text-style-name="P2" xml:id="id387" draw:id="id387" draw:layer="layout" svg:width="1cm" svg:height="0.9cm" svg:x="101.5cm" svg:y="54.663cm">
          <text:p text:style-name="P1"><text:span text:style-name="T1">12-OAI</text:span></text:p>
          <text:p text:style-name="P1"><text:span text:style-name="T1">3838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1.997cm" svg:y1="60.38cm" svg:x2="102cm" svg:y2="55.563cm" draw:start-shape="id357" draw:start-glue-point="0" draw:end-shape="id387" draw:end-glue-point="2" svg:d="M101997 60380l3-4817" svg:viewBox="0 0 4 4818">
          <text:p text:style-name="P1"><text:span text:style-name="T2">b</text:span></text:p>
        </draw:connector>
        <draw:custom-shape draw:style-name="gr2" draw:text-style-name="P2" xml:id="id388" draw:id="id388" draw:layer="layout" svg:width="1cm" svg:height="0.9cm" svg:x="103.8cm" svg:y="54.663cm">
          <text:p text:style-name="P1"><text:span text:style-name="T1">12-OAI</text:span></text:p>
          <text:p text:style-name="P1"><text:span text:style-name="T1">39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20.73cm" svg:y1="59.213cm" svg:x2="104.3cm" svg:y2="55.563cm" draw:start-shape="id363" draw:start-glue-point="3" draw:end-shape="id388" draw:end-glue-point="2" svg:d="M120730 59213l-16430-3650" svg:viewBox="0 0 164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13.9cm" svg:y2="55.563cm" draw:start-shape="id363" draw:start-glue-point="3" draw:end-shape="id371" draw:end-glue-point="2" svg:d="M120730 59213l-6830-3650" svg:viewBox="0 0 68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09.1cm" svg:y2="55.563cm" draw:start-shape="id363" draw:start-glue-point="3" draw:end-shape="id379" draw:end-glue-point="2" svg:d="M120730 59213l-11630-3650" svg:viewBox="0 0 116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11.5cm" svg:y2="55.563cm" draw:start-shape="id363" draw:start-glue-point="3" draw:end-shape="id375" draw:end-glue-point="2" svg:d="M120730 59213l-9230-3650" svg:viewBox="0 0 92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02cm" svg:y2="55.563cm" draw:start-shape="id363" draw:end-shape="id387" draw:end-glue-point="2" svg:d="M120730 59213l-18730-3650" svg:viewBox="0 0 187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16.2cm" svg:y2="55.563cm" draw:start-shape="id363" draw:start-glue-point="3" draw:end-shape="id367" draw:end-glue-point="2" svg:d="M120730 59213l-4530-3650" svg:viewBox="0 0 4531 3651">
          <text:p text:style-name="P1"><text:span text:style-name="T2">c</text:span></text:p>
        </draw:connector>
        <draw:connector draw:style-name="gr7" draw:text-style-name="P3" draw:layer="layout" draw:type="line" svg:x1="120.73cm" svg:y1="57.713cm" svg:x2="102cm" svg:y2="55.563cm" draw:start-shape="id358" draw:start-glue-point="3" draw:end-shape="id387" draw:end-glue-point="2" svg:d="M120730 57713l-18730-2150" svg:viewBox="0 0 187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04.3cm" svg:y2="55.563cm" draw:start-shape="id358" draw:start-glue-point="3" draw:end-shape="id388" draw:end-glue-point="2" svg:d="M120730 57713l-16430-2150" svg:viewBox="0 0 164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09.1cm" svg:y2="55.563cm" draw:start-shape="id358" draw:start-glue-point="3" draw:end-shape="id379" draw:end-glue-point="2" svg:d="M120730 57713l-11630-2150" svg:viewBox="0 0 116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11.5cm" svg:y2="55.563cm" draw:start-shape="id358" draw:start-glue-point="3" draw:end-shape="id375" draw:end-glue-point="2" svg:d="M120730 57713l-9230-2150" svg:viewBox="0 0 92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13.9cm" svg:y2="55.563cm" draw:start-shape="id358" draw:start-glue-point="3" draw:end-shape="id371" draw:end-glue-point="2" svg:d="M120730 57713l-6830-2150" svg:viewBox="0 0 68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16.2cm" svg:y2="55.563cm" draw:start-shape="id358" draw:start-glue-point="3" draw:end-shape="id367" draw:end-glue-point="2" svg:d="M120730 57713l-4530-2150" svg:viewBox="0 0 4531 2151">
          <text:p text:style-name="P1"><text:span text:style-name="T2">a</text:span></text:p>
        </draw:connector>
        <draw:custom-shape draw:style-name="gr2" draw:text-style-name="P2" xml:id="id389" draw:id="id389" draw:layer="layout" svg:width="1cm" svg:height="0.9cm" svg:x="94.7cm" svg:y="59.428cm">
          <text:p text:style-name="P1"><text:span text:style-name="T1">3-OR2X</text:span></text:p>
          <text:p text:style-name="P1"><text:span text:style-name="T1">382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5.7cm" svg:y1="59.878cm" svg:x2="96.718cm" svg:y2="64.671cm" draw:start-shape="id389" draw:start-glue-point="1" svg:d="M95700 59878l1018 4793" svg:viewBox="0 0 1019 4794">
          <text:p/>
        </draw:connector>
        <draw:custom-shape draw:style-name="gr2" draw:text-style-name="P2" xml:id="id390" draw:id="id390" draw:layer="layout" svg:width="1cm" svg:height="0.9cm" svg:x="91.5cm" svg:y="59.402cm">
          <text:p text:style-name="P1"><text:span text:style-name="T1">3-NAND2X</text:span></text:p>
          <text:p text:style-name="P1"><text:span text:style-name="T1">382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2.5cm" svg:y1="59.852cm" svg:x2="94.7cm" svg:y2="59.878cm" draw:start-shape="id390" draw:start-glue-point="1" draw:end-shape="id389" draw:end-glue-point="3" svg:d="M92500 59852l2200 26" svg:viewBox="0 0 2201 27">
          <text:p/>
        </draw:connector>
        <draw:connector draw:style-name="gr3" draw:text-style-name="P3" draw:layer="layout" draw:type="line" svg:x1="89.335cm" svg:y1="58.85cm" svg:x2="91.5cm" svg:y2="59.852cm" draw:end-shape="id390" draw:end-glue-point="3" svg:d="M89335 58850l2165 1002" svg:viewBox="0 0 2166 1003">
          <text:p text:style-name="P1"><text:span text:style-name="T2">RES2_10</text:span></text:p>
        </draw:connector>
        <draw:connector draw:style-name="gr3" draw:text-style-name="P3" draw:layer="layout" draw:type="line" svg:x1="89.335cm" svg:y1="60.966cm" svg:x2="91.5cm" svg:y2="59.852cm" draw:end-shape="id390" draw:end-glue-point="3" svg:d="M89335 60966l2165-1114" svg:viewBox="0 0 2166 1115">
          <text:p text:style-name="P1"><text:span text:style-name="T2">RES2_12</text:span></text:p>
        </draw:connector>
        <draw:connector draw:style-name="gr3" draw:text-style-name="P3" draw:layer="layout" draw:type="line" svg:x1="89.282cm" svg:y1="59.935cm" svg:x2="91.5cm" svg:y2="59.852cm" draw:end-shape="id390" draw:end-glue-point="3" svg:d="M89282 59935l2218-83" svg:viewBox="0 0 2219 84">
          <text:p text:style-name="P1"><text:span text:style-name="T2">RES2_11</text:span></text:p>
        </draw:connector>
        <draw:custom-shape draw:style-name="gr2" draw:text-style-name="P2" xml:id="id391" draw:id="id391" draw:layer="layout" svg:width="1cm" svg:height="0.9cm" svg:x="91.5cm" svg:y="56.853cm">
          <text:p text:style-name="P1"><text:span text:style-name="T1">3-NAND2X</text:span></text:p>
          <text:p text:style-name="P1"><text:span text:style-name="T1">38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309cm" svg:y1="56.363cm" svg:x2="91.5cm" svg:y2="57.303cm" draw:end-shape="id391" draw:end-glue-point="3" svg:d="M89309 56363l2191 940" svg:viewBox="0 0 2192 941">
          <text:p text:style-name="P1"><text:span text:style-name="T2">RES2_07</text:span></text:p>
        </draw:connector>
        <draw:connector draw:style-name="gr3" draw:text-style-name="P3" draw:layer="layout" draw:type="line" svg:x1="89.309cm" svg:y1="58.426cm" svg:x2="91.5cm" svg:y2="57.303cm" draw:end-shape="id391" draw:end-glue-point="3" svg:d="M89309 58426l2191-1123" svg:viewBox="0 0 2192 1124">
          <text:p text:style-name="P1"><text:span text:style-name="T2">RES2_09</text:span></text:p>
        </draw:connector>
        <draw:connector draw:style-name="gr3" draw:text-style-name="P3" draw:layer="layout" draw:type="line" svg:x1="89.282cm" svg:y1="57.368cm" svg:x2="91.5cm" svg:y2="57.303cm" draw:end-shape="id391" draw:end-glue-point="3" svg:d="M89282 57368l2218-65" svg:viewBox="0 0 2219 66">
          <text:p text:style-name="P1"><text:span text:style-name="T2">RES2_08</text:span></text:p>
        </draw:connector>
        <draw:connector draw:style-name="gr6" draw:text-style-name="P1" draw:layer="layout" draw:type="line" svg:x1="92.5cm" svg:y1="57.303cm" svg:x2="94.7cm" svg:y2="59.878cm" draw:start-shape="id391" draw:start-glue-point="1" draw:end-shape="id389" draw:end-glue-point="3" svg:d="M92500 57303l2200 2575" svg:viewBox="0 0 2201 2576">
          <text:p/>
        </draw:connector>
        <draw:custom-shape draw:style-name="gr2" draw:text-style-name="P2" xml:id="id392" draw:id="id392" draw:layer="layout" svg:width="1cm" svg:height="0.9cm" svg:x="91.5cm" svg:y="61.942cm">
          <text:p text:style-name="P1"><text:span text:style-name="T1">3-NAND2X</text:span></text:p>
          <text:p text:style-name="P1"><text:span text:style-name="T1">38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362cm" svg:y1="61.31cm" svg:x2="91.5cm" svg:y2="62.392cm" draw:end-shape="id392" draw:end-glue-point="3" svg:d="M89362 61310l2138 1082" svg:viewBox="0 0 2139 1083">
          <text:p text:style-name="P1"><text:span text:style-name="T2">RES2_13</text:span></text:p>
        </draw:connector>
        <draw:connector draw:style-name="gr3" draw:text-style-name="P3" draw:layer="layout" draw:type="line" svg:x1="89.335cm" svg:y1="63.665cm" svg:x2="91.5cm" svg:y2="62.392cm" draw:end-shape="id392" draw:end-glue-point="3" svg:d="M89335 63665l2165-1273" svg:viewBox="0 0 2166 1274">
          <text:p text:style-name="P1"><text:span text:style-name="T2">RES2_15</text:span></text:p>
        </draw:connector>
        <draw:connector draw:style-name="gr3" draw:text-style-name="P3" draw:layer="layout" draw:type="line" svg:x1="89.309cm" svg:y1="62.422cm" svg:x2="91.5cm" svg:y2="62.392cm" draw:end-shape="id392" draw:end-glue-point="3" svg:d="M89309 62422l2191-30" svg:viewBox="0 0 2192 31">
          <text:p text:style-name="P1"><text:span text:style-name="T2">RES2_14</text:span></text:p>
        </draw:connector>
        <draw:connector draw:style-name="gr6" draw:text-style-name="P1" draw:layer="layout" draw:type="line" svg:x1="92.5cm" svg:y1="62.392cm" svg:x2="94.7cm" svg:y2="59.878cm" draw:start-shape="id392" draw:start-glue-point="1" draw:end-shape="id389" draw:end-glue-point="3" svg:d="M92500 62392l2200-2514" svg:viewBox="0 0 2201 2515">
          <text:p/>
        </draw:connector>
        <draw:custom-shape draw:style-name="gr2" draw:text-style-name="P2" xml:id="id393" draw:id="id393" draw:layer="layout" svg:width="1cm" svg:height="0.9cm" svg:x="118.129cm" svg:y="54.663cm">
          <text:p text:style-name="P1"><text:span text:style-name="T1">AND</text:span></text:p>
          <text:p text:style-name="P1"><text:span text:style-name="T1">38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1.451cm" svg:y1="55.085cm" svg:x2="119.129cm" svg:y2="55.113cm" draw:end-shape="id393" draw:end-glue-point="1" svg:d="M121451 55085l-2322 28" svg:viewBox="0 0 2323 29">
          <text:p text:style-name="P1"><text:span text:style-name="T2">RES2_16</text:span></text:p>
        </draw:connector>
        <draw:connector draw:style-name="gr6" draw:text-style-name="P1" draw:layer="layout" draw:type="line" svg:x1="95.7cm" svg:y1="59.878cm" svg:x2="118.629cm" svg:y2="55.563cm" draw:start-shape="id389" draw:start-glue-point="1" draw:end-shape="id393" draw:end-glue-point="2" svg:d="M95700 59878l22929-4315" svg:viewBox="0 0 22930 4316">
          <text:p/>
        </draw:connector>
        <draw:custom-shape draw:style-name="gr1" draw:text-style-name="P2" xml:id="id394" draw:id="id394" draw:layer="layout" svg:width="2.1cm" svg:height="0.9cm" svg:x="108cm" svg:y="52.163cm">
          <text:p text:style-name="P1"><text:span text:style-name="T1">DFF (clk8)</text:span></text:p>
          <text:p text:style-name="P1"><text:span text:style-name="T1">393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9.1cm" svg:y1="54.663cm" svg:x2="109.05cm" svg:y2="53.063cm" draw:start-shape="id379" draw:start-glue-point="0" draw:end-shape="id394" draw:end-glue-point="2" svg:d="M109100 54663l-50-1600" svg:viewBox="0 0 51 1601">
          <text:p/>
        </draw:connector>
        <draw:custom-shape draw:style-name="gr1" draw:text-style-name="P2" xml:id="id395" draw:id="id395" draw:layer="layout" svg:width="2.1cm" svg:height="0.9cm" svg:x="105.6cm" svg:y="52.163cm">
          <text:p text:style-name="P1"><text:span text:style-name="T1">DFF (clk8)</text:span></text:p>
          <text:p text:style-name="P1"><text:span text:style-name="T1">394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6.7cm" svg:y1="54.663cm" svg:x2="106.65cm" svg:y2="53.063cm" draw:start-shape="id364" draw:start-glue-point="0" draw:end-shape="id395" draw:end-glue-point="2" svg:d="M106700 54663l-50-1600" svg:viewBox="0 0 51 1601">
          <text:p/>
        </draw:connector>
        <draw:custom-shape draw:style-name="gr1" draw:text-style-name="P2" xml:id="id396" draw:id="id396" draw:layer="layout" svg:width="2.1cm" svg:height="0.9cm" svg:x="110.4cm" svg:y="52.163cm">
          <text:p text:style-name="P1"><text:span text:style-name="T1">DFF (clk8)</text:span></text:p>
          <text:p text:style-name="P1"><text:span text:style-name="T1">39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1.5cm" svg:y1="54.663cm" svg:x2="111.45cm" svg:y2="53.063cm" draw:start-shape="id375" draw:start-glue-point="0" draw:end-shape="id396" draw:end-glue-point="2" svg:d="M111500 54663l-50-1600" svg:viewBox="0 0 51 1601">
          <text:p/>
        </draw:connector>
        <draw:custom-shape draw:style-name="gr1" draw:text-style-name="P2" xml:id="id397" draw:id="id397" draw:layer="layout" svg:width="2.1cm" svg:height="0.9cm" svg:x="112.8cm" svg:y="52.163cm">
          <text:p text:style-name="P1"><text:span text:style-name="T1">DFF (clk8)</text:span></text:p>
          <text:p text:style-name="P1"><text:span text:style-name="T1">415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3.9cm" svg:y1="54.663cm" svg:x2="113.85cm" svg:y2="53.063cm" draw:start-shape="id371" draw:start-glue-point="0" draw:end-shape="id397" draw:end-glue-point="2" svg:d="M113900 54663l-50-1600" svg:viewBox="0 0 51 1601">
          <text:p/>
        </draw:connector>
        <draw:custom-shape draw:style-name="gr1" draw:text-style-name="P2" xml:id="id398" draw:id="id398" draw:layer="layout" svg:width="2.1cm" svg:height="0.9cm" svg:x="115.2cm" svg:y="52.163cm">
          <text:p text:style-name="P1"><text:span text:style-name="T1">DFF (clk8)</text:span></text:p>
          <text:p text:style-name="P1"><text:span text:style-name="T1">385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6.2cm" svg:y1="54.663cm" svg:x2="116.25cm" svg:y2="53.063cm" draw:start-shape="id367" draw:start-glue-point="0" draw:end-shape="id398" draw:end-glue-point="2" svg:d="M116200 54663l50-1600" svg:viewBox="0 0 51 1601">
          <text:p/>
        </draw:connector>
        <draw:custom-shape draw:style-name="gr1" draw:text-style-name="P2" xml:id="id399" draw:id="id399" draw:layer="layout" svg:width="2.1cm" svg:height="0.9cm" svg:x="117.6cm" svg:y="52.163cm">
          <text:p text:style-name="P1"><text:span text:style-name="T1">DFF (clk8)</text:span></text:p>
          <text:p text:style-name="P1"><text:span text:style-name="T1">403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8.629cm" svg:y1="54.663cm" svg:x2="118.65cm" svg:y2="53.063cm" draw:start-shape="id393" draw:start-glue-point="0" draw:end-shape="id399" draw:end-glue-point="2" svg:d="M118629 54663l21-1600" svg:viewBox="0 0 22 1601">
          <text:p/>
        </draw:connector>
        <draw:custom-shape draw:style-name="gr1" draw:text-style-name="P2" xml:id="id400" draw:id="id400" draw:layer="layout" svg:width="2.1cm" svg:height="0.9cm" svg:x="103.261cm" svg:y="52.163cm">
          <text:p text:style-name="P1"><text:span text:style-name="T1">DFF (clk8)</text:span></text:p>
          <text:p text:style-name="P1"><text:span text:style-name="T1">416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3cm" svg:y1="54.663cm" svg:x2="104.311cm" svg:y2="53.063cm" draw:start-shape="id388" draw:start-glue-point="0" draw:end-shape="id400" draw:end-glue-point="2" svg:d="M104300 54663l11-1600" svg:viewBox="0 0 12 1601">
          <text:p/>
        </draw:connector>
        <draw:custom-shape draw:style-name="gr1" draw:text-style-name="P2" xml:id="id401" draw:id="id401" draw:layer="layout" svg:width="2.1cm" svg:height="0.9cm" svg:x="100.9cm" svg:y="52.163cm">
          <text:p text:style-name="P1"><text:span text:style-name="T1">DFF (clk8)</text:span></text:p>
          <text:p text:style-name="P1"><text:span text:style-name="T1">385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cm" svg:y1="54.663cm" svg:x2="101.95cm" svg:y2="53.063cm" draw:start-shape="id387" draw:start-glue-point="0" draw:end-shape="id401" draw:end-glue-point="2" svg:d="M102000 54663l-50-1600" svg:viewBox="0 0 51 1601">
          <text:p/>
        </draw:connector>
        <draw:connector draw:style-name="gr3" draw:text-style-name="P3" draw:layer="layout" draw:type="line" svg:x1="101.95cm" svg:y1="52.163cm" svg:x2="101.957cm" svg:y2="49.672cm" draw:start-shape="id401" draw:start-glue-point="0" svg:d="M101950 52163l7-2491" svg:viewBox="0 0 8 2492">
          <text:p text:style-name="P1"><text:span text:style-name="T2">out0</text:span></text:p>
        </draw:connector>
        <draw:connector draw:style-name="gr3" draw:text-style-name="P3" draw:layer="layout" draw:type="line" svg:x1="116.25cm" svg:y1="52.163cm" svg:x2="116.207cm" svg:y2="49.663cm" draw:start-shape="id398" draw:start-glue-point="0" svg:d="M116250 52163l-43-2500" svg:viewBox="0 0 44 2501">
          <text:p text:style-name="P1"><text:span text:style-name="T2">out6</text:span></text:p>
        </draw:connector>
        <draw:connector draw:style-name="gr3" draw:text-style-name="P3" draw:layer="layout" draw:type="line" svg:x1="104.311cm" svg:y1="52.163cm" svg:x2="104.307cm" svg:y2="49.672cm" draw:start-shape="id400" draw:start-glue-point="0" svg:d="M104311 52163l-4-2491" svg:viewBox="0 0 5 2492">
          <text:p text:style-name="P1"><text:span text:style-name="T2">out1</text:span></text:p>
        </draw:connector>
        <draw:connector draw:style-name="gr3" draw:text-style-name="P3" draw:layer="layout" draw:type="line" svg:x1="113.85cm" svg:y1="52.163cm" svg:x2="113.787cm" svg:y2="49.672cm" draw:start-shape="id397" draw:start-glue-point="0" svg:d="M113850 52163l-63-2491" svg:viewBox="0 0 64 2492">
          <text:p text:style-name="P1"><text:span text:style-name="T2">out5</text:span></text:p>
        </draw:connector>
        <draw:connector draw:style-name="gr3" draw:text-style-name="P3" draw:layer="layout" draw:type="line" svg:x1="118.65cm" svg:y1="52.163cm" svg:x2="118.637cm" svg:y2="49.663cm" draw:start-shape="id399" draw:start-glue-point="0" svg:d="M118650 52163l-13-2500" svg:viewBox="0 0 14 2501">
          <text:p text:style-name="P1"><text:span text:style-name="T2">out7</text:span></text:p>
        </draw:connector>
        <draw:connector draw:style-name="gr3" draw:text-style-name="P3" draw:layer="layout" draw:type="line" svg:x1="111.45cm" svg:y1="52.163cm" svg:x2="111.385cm" svg:y2="49.611cm" draw:start-shape="id396" draw:start-glue-point="0" svg:d="M111450 52163l-65-2552" svg:viewBox="0 0 66 2553">
          <text:p text:style-name="P1"><text:span text:style-name="T2">out4</text:span></text:p>
        </draw:connector>
        <draw:connector draw:style-name="gr3" draw:text-style-name="P3" draw:layer="layout" draw:type="line" svg:x1="106.65cm" svg:y1="52.163cm" svg:x2="106.696cm" svg:y2="49.663cm" draw:start-shape="id395" draw:start-glue-point="0" svg:d="M106650 52163l46-2500" svg:viewBox="0 0 47 2501">
          <text:p text:style-name="P1"><text:span text:style-name="T2">out2</text:span></text:p>
        </draw:connector>
        <draw:connector draw:style-name="gr3" draw:text-style-name="P3" draw:layer="layout" draw:type="line" svg:x1="109.05cm" svg:y1="52.163cm" svg:x2="109cm" svg:y2="49.663cm" draw:start-shape="id394" draw:start-glue-point="0" svg:d="M109050 52163l-50-2500" svg:viewBox="0 0 51 2501">
          <text:p text:style-name="P1"><text:span text:style-name="T2">out3</text:span></text:p>
        </draw:connector>
        <draw:connector draw:style-name="gr3" draw:text-style-name="P3" draw:layer="layout" draw:type="line" svg:x1="42.245cm" svg:y1="78.607cm" svg:x2="44.75cm" svg:y2="78.564cm" draw:end-shape="id56" draw:end-glue-point="30" svg:d="M42245 78607l2505-43" svg:viewBox="0 0 2506 44">
          <text:p text:style-name="P1"><text:span text:style-name="T2">RES_O0</text:span></text:p>
        </draw:connector>
        <draw:connector draw:style-name="gr3" draw:text-style-name="P3" draw:layer="layout" draw:type="line" svg:x1="42.2cm" svg:y1="79.106cm" svg:x2="44.75cm" svg:y2="79.064cm" draw:end-shape="id56" draw:end-glue-point="31" svg:d="M42200 79106l2550-42" svg:viewBox="0 0 2551 43">
          <text:p text:style-name="P1"><text:span text:style-name="T2">RES_O1</text:span></text:p>
        </draw:connector>
        <draw:connector draw:style-name="gr3" draw:text-style-name="P3" draw:layer="layout" draw:type="line" svg:x1="42.2cm" svg:y1="79.706cm" svg:x2="44.75cm" svg:y2="79.662cm" draw:end-shape="id56" draw:end-glue-point="32" svg:d="M42200 79706l2550-44" svg:viewBox="0 0 2551 45">
          <text:p text:style-name="P1"><text:span text:style-name="T2">RES_O2</text:span></text:p>
        </draw:connector>
        <draw:connector draw:style-name="gr3" draw:text-style-name="P3" draw:layer="layout" draw:type="line" svg:x1="42.2cm" svg:y1="80.263cm" svg:x2="44.75cm" svg:y2="80.163cm" draw:end-shape="id56" draw:end-glue-point="33" svg:d="M42200 80263l2550-100" svg:viewBox="0 0 2551 101">
          <text:p text:style-name="P1"><text:span text:style-name="T2">RES_O3</text:span></text:p>
        </draw:connector>
        <draw:connector draw:style-name="gr3" draw:text-style-name="P3" draw:layer="layout" draw:type="line" svg:x1="61.258cm" svg:y1="78.576cm" svg:x2="59.05cm" svg:y2="78.564cm" draw:end-shape="id56" draw:end-glue-point="37" svg:d="M61258 78576l-2208-12" svg:viewBox="0 0 2209 13">
          <text:p text:style-name="P1"><text:span text:style-name="T2">RES_I0</text:span></text:p>
        </draw:connector>
        <draw:connector draw:style-name="gr3" draw:text-style-name="P3" draw:layer="layout" draw:type="line" svg:x1="61.3cm" svg:y1="79.063cm" svg:x2="59.05cm" svg:y2="79.064cm" draw:end-shape="id56" draw:end-glue-point="36" svg:d="M61300 79063l-2250 1" svg:viewBox="0 0 2251 2">
          <text:p text:style-name="P1"><text:span text:style-name="T2">RES_I1</text:span></text:p>
        </draw:connector>
        <draw:connector draw:style-name="gr3" draw:text-style-name="P3" draw:layer="layout" draw:type="line" svg:x1="61.3cm" svg:y1="79.775cm" svg:x2="59.05cm" svg:y2="79.762cm" draw:end-shape="id56" draw:end-glue-point="35" svg:d="M61300 79775l-2250-13" svg:viewBox="0 0 2251 14">
          <text:p text:style-name="P1"><text:span text:style-name="T2">RES_I2</text:span></text:p>
        </draw:connector>
        <draw:connector draw:style-name="gr3" draw:text-style-name="P3" draw:layer="layout" draw:type="line" svg:x1="61.32cm" svg:y1="80.176cm" svg:x2="59.05cm" svg:y2="80.163cm" draw:end-shape="id56" draw:end-glue-point="34" svg:d="M61320 80176l-2270-13" svg:viewBox="0 0 2271 14">
          <text:p text:style-name="P1"><text:span text:style-name="T2">RES_I3</text:span></text:p>
        </draw:connector>
        <draw:connector draw:style-name="gr3" draw:text-style-name="P3" draw:layer="layout" draw:type="line" svg:x1="80.8cm" svg:y1="53.763cm" svg:x2="78.4cm" svg:y2="53.113cm" draw:end-shape="id339" draw:end-glue-point="1" svg:d="M80800 53763l-2400-650" svg:viewBox="0 0 2401 651">
          <text:p text:style-name="P1"><text:span text:style-name="T2">result2</text:span></text:p>
        </draw:connector>
        <draw:connector draw:style-name="gr3" draw:text-style-name="P3" draw:layer="layout" draw:type="line" svg:x1="80.716cm" svg:y1="59.341cm" svg:x2="78.4cm" svg:y2="58.713cm" draw:end-shape="id349" draw:end-glue-point="1" svg:d="M80716 59341l-2316-628" svg:viewBox="0 0 2317 629">
          <text:p text:style-name="P1"><text:span text:style-name="T2">result2</text:span></text:p>
        </draw:connector>
        <draw:connector draw:style-name="gr3" draw:text-style-name="P3" draw:layer="layout" draw:type="line" svg:x1="80.69cm" svg:y1="62.092cm" svg:x2="78.4cm" svg:y2="61.513cm" draw:end-shape="id342" svg:d="M80690 62092l-2290-579" svg:viewBox="0 0 2291 580">
          <text:p text:style-name="P1"><text:span text:style-name="T2">result2</text:span></text:p>
        </draw:connector>
        <draw:connector draw:style-name="gr3" draw:text-style-name="P3" draw:layer="layout" draw:type="line" svg:x1="80.69cm" svg:y1="63.463cm" svg:x2="78.4cm" svg:y2="62.913cm" draw:end-shape="id343" draw:end-glue-point="1" svg:d="M80690 63463l-2290-550" svg:viewBox="0 0 2291 551">
          <text:p text:style-name="P1"><text:span text:style-name="T2">result2</text:span></text:p>
        </draw:connector>
        <draw:connector draw:style-name="gr3" draw:text-style-name="P3" draw:layer="layout" draw:type="line" svg:x1="80.69cm" svg:y1="64.863cm" svg:x2="78.4cm" svg:y2="64.313cm" draw:end-shape="id345" draw:end-glue-point="1" svg:d="M80690 64863l-2290-550" svg:viewBox="0 0 2291 551">
          <text:p text:style-name="P1"><text:span text:style-name="T2">result2</text:span></text:p>
        </draw:connector>
        <draw:connector draw:style-name="gr3" draw:text-style-name="P3" draw:layer="layout" draw:type="line" svg:x1="80.7cm" svg:y1="66.313cm" svg:x2="78.4cm" svg:y2="65.713cm" draw:end-shape="id351" draw:end-glue-point="1" svg:d="M80700 66313l-2300-600" svg:viewBox="0 0 2301 601">
          <text:p text:style-name="P1"><text:span text:style-name="T2">result2</text:span></text:p>
        </draw:connector>
        <draw:connector draw:style-name="gr3" draw:text-style-name="P3" draw:layer="layout" draw:type="line" svg:x1="80.69cm" svg:y1="67.563cm" svg:x2="78.4cm" svg:y2="67.013cm" draw:end-shape="id346" draw:end-glue-point="1" svg:d="M80690 67563l-2290-550" svg:viewBox="0 0 2291 551">
          <text:p text:style-name="P1"><text:span text:style-name="T2">result2</text:span></text:p>
        </draw:connector>
        <draw:connector draw:style-name="gr3" draw:text-style-name="P3" draw:layer="layout" draw:type="line" svg:x1="80.716cm" svg:y1="60.791cm" svg:x2="78.4cm" svg:y2="60.113cm" draw:end-shape="id350" draw:end-glue-point="1" svg:d="M80716 60791l-2316-678" svg:viewBox="0 0 2317 679">
          <text:p text:style-name="P1"><text:span text:style-name="T2">result2</text:span></text:p>
        </draw:connector>
        <draw:connector draw:style-name="gr3" draw:text-style-name="P3" draw:layer="layout" draw:type="line" svg:x1="80.7cm" svg:y1="47.26cm" svg:x2="78.4cm" svg:y2="46.613cm" draw:end-shape="id340" draw:end-glue-point="1" svg:d="M80700 47260l-2300-647" svg:viewBox="0 0 2301 648">
          <text:p text:style-name="P1"><text:span text:style-name="T2">result2</text:span></text:p>
        </draw:connector>
        <draw:connector draw:style-name="gr3" draw:text-style-name="P3" draw:layer="layout" draw:type="line" svg:x1="80.8cm" svg:y1="55.163cm" svg:x2="78.4cm" svg:y2="54.513cm" draw:end-shape="id347" draw:end-glue-point="1" svg:d="M80800 55163l-2400-650" svg:viewBox="0 0 2401 651">
          <text:p text:style-name="P1"><text:span text:style-name="T2">result2</text:span></text:p>
        </draw:connector>
        <draw:connector draw:style-name="gr3" draw:text-style-name="P3" draw:layer="layout" draw:type="line" svg:x1="80.663cm" svg:y1="48.413cm" svg:x2="78.4cm" svg:y2="47.913cm" draw:end-shape="id338" draw:end-glue-point="1" svg:d="M80663 48413l-2263-500" svg:viewBox="0 0 2264 501">
          <text:p text:style-name="P1"><text:span text:style-name="T2">result2</text:span></text:p>
        </draw:connector>
        <draw:connector draw:style-name="gr3" draw:text-style-name="P3" draw:layer="layout" draw:type="line" svg:x1="80.663cm" svg:y1="45.863cm" svg:x2="78.4cm" svg:y2="45.313cm" draw:end-shape="id352" draw:end-glue-point="1" svg:d="M80663 45863l-2263-550" svg:viewBox="0 0 2264 551">
          <text:p text:style-name="P1"><text:span text:style-name="T2">result2</text:span></text:p>
        </draw:connector>
        <draw:connector draw:style-name="gr3" draw:text-style-name="P3" draw:layer="layout" draw:type="line" svg:x1="80.716cm" svg:y1="57.96cm" svg:x2="78.4cm" svg:y2="57.313cm" draw:end-shape="id348" draw:end-glue-point="1" svg:d="M80716 57960l-2316-647" svg:viewBox="0 0 2317 648">
          <text:p text:style-name="P1"><text:span text:style-name="T2">result2</text:span></text:p>
        </draw:connector>
        <draw:connector draw:style-name="gr3" draw:text-style-name="P3" draw:layer="layout" draw:type="line" svg:x1="80.663cm" svg:y1="52.263cm" svg:x2="78.4cm" svg:y2="51.813cm" draw:end-shape="id341" draw:end-glue-point="1" svg:d="M80663 52263l-2263-450" svg:viewBox="0 0 2264 451">
          <text:p text:style-name="P1"><text:span text:style-name="T2">result2</text:span></text:p>
        </draw:connector>
        <draw:connector draw:style-name="gr3" draw:text-style-name="P3" draw:layer="layout" draw:type="line" svg:x1="80.663cm" svg:y1="51.063cm" svg:x2="78.4cm" svg:y2="50.513cm" draw:end-shape="id336" draw:end-glue-point="1" svg:d="M80663 51063l-2263-550" svg:viewBox="0 0 2264 551">
          <text:p text:style-name="P1"><text:span text:style-name="T2">result2</text:span></text:p>
        </draw:connector>
        <draw:connector draw:style-name="gr3" draw:text-style-name="P3" draw:layer="layout" draw:type="line" svg:x1="80.663cm" svg:y1="49.713cm" svg:x2="78.4cm" svg:y2="49.213cm" draw:end-shape="id344" draw:end-glue-point="1" svg:d="M80663 49713l-2263-500" svg:viewBox="0 0 2264 501">
          <text:p text:style-name="P1"><text:span text:style-name="T2">result2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16T18:40:54.578000000</dc:date>
    <meta:editing-duration>P14DT6H45M52S</meta:editing-duration>
    <meta:editing-cycles>1607</meta:editing-cycles>
    <meta:generator>LibreOffice/4.3.0.4$Windows_x86 LibreOffice_project/62ad5818884a2fc2e5780dd45466868d41009ec0</meta:generator>
    <meta:document-statistic meta:object-count="1630"/>
  </office:meta>
</office:document-meta>
</file>